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4.147cm"/>
    </style:style>
    <style:style style:name="co3" style:family="table-column">
      <style:table-column-properties fo:break-before="auto" style:column-width="4.126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caling_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raw min</text:p>
          </table:table-cell>
          <table:table-cell office:value-type="string" calcext:value-type="string">
            <text:p>raw max</text:p>
          </table:table-cell>
          <table:table-cell office:value-type="string" calcext:value-type="string">
            <text:p>mean</text:p>
          </table:table-cell>
          <table:table-cell table:style-name="ce1" office:value-type="string" calcext:value-type="string">
            <text:p>scale (stdev) (for weighted y values)</text:p>
          </table:table-cell>
          <table:table-cell office:value-type="string" calcext:value-type="string">
            <text:p>weighted min</text:p>
          </table:table-cell>
          <table:table-cell office:value-type="string" calcext:value-type="string">
            <text:p>weighted max</text:p>
          </table:table-cell>
          <table:table-cell office:value-type="string" calcext:value-type="string">
            <text:p>stdevs min-mean/zero for y</text:p>
          </table:table-cell>
          <table:table-cell office:value-type="string" calcext:value-type="string">
            <text:p>stdevs to max/zero for y</text:p>
          </table:table-cell>
        </table:table-row>
        <table:table-row table:style-name="ro2">
          <table:table-cell office:value-type="string" calcext:value-type="string">
            <text:p>state_t</text:p>
          </table:table-cell>
          <table:table-cell office:value-type="float" office:value="139.066951627729" calcext:value-type="float">
            <text:p>139.066951627729</text:p>
          </table:table-cell>
          <table:table-cell office:value-type="float" office:value="427.707429240377" calcext:value-type="float">
            <text:p>427.707429240377</text:p>
          </table:table-cell>
          <table:table-cell office:value-type="float" office:value="247.145206244729" calcext:value-type="float">
            <text:p>247.145206244729</text:p>
          </table:table-cell>
          <table:table-cell office:value-type="float" office:value="30.3293280257253" calcext:value-type="float">
            <text:p>30.3293280257253</text:p>
          </table:table-cell>
          <table:table-cell table:number-columns-repeated="2"/>
          <table:table-cell table:formula="of:=([.D2]-[.B2])/[.E2]" office:value-type="float" office:value="3.56348991726186" calcext:value-type="float">
            <text:p>3.56348991726186</text:p>
          </table:table-cell>
          <table:table-cell table:formula="of:=([.C2]-[.D2])/[.E2]" office:value-type="float" office:value="5.95338686180239" calcext:value-type="float">
            <text:p>5.95338686180239</text:p>
          </table:table-cell>
        </table:table-row>
        <table:table-row table:style-name="ro2">
          <table:table-cell office:value-type="string" calcext:value-type="string">
            <text:p>state_q0001</text:p>
          </table:table-cell>
          <table:table-cell office:value-type="float" office:value="0.00000000497888106041306" calcext:value-type="float">
            <text:p>4.97888106041306E-09</text:p>
          </table:table-cell>
          <table:table-cell office:value-type="float" office:value="0.0224333671448773" calcext:value-type="float">
            <text:p>0.0224333671448773</text:p>
          </table:table-cell>
          <table:table-cell office:value-type="float" office:value="0.00256259752458549" calcext:value-type="float">
            <text:p>0.00256259752458549</text:p>
          </table:table-cell>
          <table:table-cell office:value-type="float" office:value="0.00420726609779582" calcext:value-type="float">
            <text:p>0.00420726609779582</text:p>
          </table:table-cell>
          <table:table-cell table:number-columns-repeated="2"/>
          <table:table-cell table:formula="of:=([.D3]-[.B3])/[.E3]" office:value-type="float" office:value="0.609087347017811" calcext:value-type="float">
            <text:p>0.609087347017811</text:p>
          </table:table-cell>
          <table:table-cell table:formula="of:=([.C3]-[.D3])/[.E3]" office:value-type="float" office:value="4.72296478482833" calcext:value-type="float">
            <text:p>4.72296478482833</text:p>
          </table:table-cell>
        </table:table-row>
        <table:table-row table:style-name="ro2">
          <table:table-cell office:value-type="string" calcext:value-type="string">
            <text:p>state_q0002</text:p>
          </table:table-cell>
          <table:table-cell office:value-type="float" office:value="0" calcext:value-type="float">
            <text:p>0</text:p>
          </table:table-cell>
          <table:table-cell office:value-type="float" office:value="0.000885939624805392" calcext:value-type="float">
            <text:p>0.000885939624805392</text:p>
          </table:table-cell>
          <table:table-cell office:value-type="float" office:value="0.00000731895710405653" calcext:value-type="float">
            <text:p>7.31895710405653E-06</text:p>
          </table:table-cell>
          <table:table-cell office:value-type="float" office:value="0.0000215221825641949" calcext:value-type="float">
            <text:p>2.15221825641949E-05</text:p>
          </table:table-cell>
          <table:table-cell table:number-columns-repeated="2"/>
          <table:table-cell table:formula="of:=([.D4]-[.B4])/[.E4]" office:value-type="float" office:value="0.340065747617652" calcext:value-type="float">
            <text:p>0.340065747617652</text:p>
          </table:table-cell>
          <table:table-cell table:formula="of:=([.C4]-[.D4])/[.E4]" office:value-type="float" office:value="40.8239575647426" calcext:value-type="float">
            <text:p>40.8239575647426</text:p>
          </table:table-cell>
        </table:table-row>
        <table:table-row table:style-name="ro2">
          <table:table-cell office:value-type="string" calcext:value-type="string">
            <text:p>state_q0003</text:p>
          </table:table-cell>
          <table:table-cell office:value-type="float" office:value="0" calcext:value-type="float">
            <text:p>0</text:p>
          </table:table-cell>
          <table:table-cell office:value-type="float" office:value="0.00096395822245331" calcext:value-type="float">
            <text:p>0.00096395822245331</text:p>
          </table:table-cell>
          <table:table-cell office:value-type="float" office:value="0.00000360181249510768" calcext:value-type="float">
            <text:p>3.60181249510768E-06</text:p>
          </table:table-cell>
          <table:table-cell office:value-type="float" office:value="0.0000134670665549049" calcext:value-type="float">
            <text:p>1.34670665549049E-05</text:p>
          </table:table-cell>
          <table:table-cell table:number-columns-repeated="2"/>
          <table:table-cell table:formula="of:=([.D5]-[.B5])/[.E5]" office:value-type="float" office:value="0.267453381953909" calcext:value-type="float">
            <text:p>0.267453381953909</text:p>
          </table:table-cell>
          <table:table-cell table:formula="of:=([.C5]-[.D5])/[.E5]" office:value-type="float" office:value="71.3114772280106" calcext:value-type="float">
            <text:p>71.3114772280106</text:p>
          </table:table-cell>
        </table:table-row>
        <table:table-row table:style-name="ro2">
          <table:table-cell office:value-type="string" calcext:value-type="string">
            <text:p>state_u</text:p>
          </table:table-cell>
          <table:table-cell office:value-type="float" office:value="-161.269755170911" calcext:value-type="float">
            <text:p>-161.269755170911</text:p>
          </table:table-cell>
          <table:table-cell office:value-type="float" office:value="262.193129595744" calcext:value-type="float">
            <text:p>262.193129595744</text:p>
          </table:table-cell>
          <table:table-cell office:value-type="float" office:value="9.04730731143989" calcext:value-type="float">
            <text:p>9.04730731143989</text:p>
          </table:table-cell>
          <table:table-cell office:value-type="float" office:value="19.0752623383115" calcext:value-type="float">
            <text:p>19.0752623383115</text:p>
          </table:table-cell>
          <table:table-cell table:number-columns-repeated="2"/>
          <table:table-cell table:formula="of:=([.D6]-[.B6])/[.E6]" office:value-type="float" office:value="8.92868781889723" calcext:value-type="float">
            <text:p>8.92868781889723</text:p>
          </table:table-cell>
          <table:table-cell table:formula="of:=([.C6]-[.D6])/[.E6]" office:value-type="float" office:value="13.2708959800713" calcext:value-type="float">
            <text:p>13.2708959800713</text:p>
          </table:table-cell>
        </table:table-row>
        <table:table-row table:style-name="ro2">
          <table:table-cell office:value-type="string" calcext:value-type="string">
            <text:p>state_v</text:p>
          </table:table-cell>
          <table:table-cell office:value-type="float" office:value="-234.985798849362" calcext:value-type="float">
            <text:p>-234.985798849362</text:p>
          </table:table-cell>
          <table:table-cell office:value-type="float" office:value="175.291953693449" calcext:value-type="float">
            <text:p>175.291953693449</text:p>
          </table:table-cell>
          <table:table-cell office:value-type="float" office:value="-0.0187934409788382" calcext:value-type="float">
            <text:p>-0.0187934409788382</text:p>
          </table:table-cell>
          <table:table-cell office:value-type="float" office:value="7.16187709783813" calcext:value-type="float">
            <text:p>7.16187709783813</text:p>
          </table:table-cell>
          <table:table-cell table:number-columns-repeated="2"/>
          <table:table-cell table:formula="of:=([.D7]-[.B7])/[.E7]" office:value-type="float" office:value="32.8080197689108" calcext:value-type="float">
            <text:p>32.8080197689108</text:p>
          </table:table-cell>
          <table:table-cell table:formula="of:=([.C7]-[.D7])/[.E7]" office:value-type="float" office:value="24.4783238722914" calcext:value-type="float">
            <text:p>24.4783238722914</text:p>
          </table:table-cell>
        </table:table-row>
        <table:table-row table:style-name="ro2">
          <table:table-cell office:value-type="string" calcext:value-type="string">
            <text:p>state_ps</text:p>
          </table:table-cell>
          <table:table-cell office:value-type="float" office:value="69601.7516328771" calcext:value-type="float">
            <text:p>69601.7516328771</text:p>
          </table:table-cell>
          <table:table-cell office:value-type="float" office:value="105041.826279741" calcext:value-type="float">
            <text:p>105041.826279741</text:p>
          </table:table-cell>
          <table:table-cell office:value-type="float" office:value="98623.4645614776" calcext:value-type="float">
            <text:p>98623.4645614776</text:p>
          </table:table-cell>
          <table:table-cell office:value-type="float" office:value="4439.82776031648" calcext:value-type="float">
            <text:p>4439.82776031648</text:p>
          </table:table-cell>
          <table:table-cell table:number-columns-repeated="2"/>
          <table:table-cell table:formula="of:=([.D8]-[.B8])/[.E8]" office:value-type="float" office:value="6.53667540619453" calcext:value-type="float">
            <text:p>6.53667540619453</text:p>
          </table:table-cell>
          <table:table-cell table:formula="of:=([.C8]-[.D8])/[.E8]" office:value-type="float" office:value="1.44563304361281" calcext:value-type="float">
            <text:p>1.44563304361281</text:p>
          </table:table-cell>
        </table:table-row>
        <table:table-row table:style-name="ro2">
          <table:table-cell office:value-type="string" calcext:value-type="string">
            <text:p>pbuf_SOLIN</text:p>
          </table:table-cell>
          <table:table-cell office:value-type="float" office:value="0" calcext:value-type="float">
            <text:p>0</text:p>
          </table:table-cell>
          <table:table-cell office:value-type="float" office:value="1405.83899216258" calcext:value-type="float">
            <text:p>1405.83899216258</text:p>
          </table:table-cell>
          <table:table-cell office:value-type="float" office:value="340.504941187962" calcext:value-type="float">
            <text:p>340.504941187962</text:p>
          </table:table-cell>
          <table:table-cell office:value-type="float" office:value="438.807176411597" calcext:value-type="float">
            <text:p>438.807176411597</text:p>
          </table:table-cell>
          <table:table-cell table:number-columns-repeated="2"/>
          <table:table-cell table:formula="of:=([.D9]-[.B9])/[.E9]" office:value-type="float" office:value="0.775978515147554" calcext:value-type="float">
            <text:p>0.775978515147554</text:p>
          </table:table-cell>
          <table:table-cell table:formula="of:=([.C9]-[.D9])/[.E9]" office:value-type="float" office:value="2.42779541503064" calcext:value-type="float">
            <text:p>2.42779541503064</text:p>
          </table:table-cell>
        </table:table-row>
        <table:table-row table:style-name="ro2">
          <table:table-cell office:value-type="string" calcext:value-type="string">
            <text:p>pbuf_LHFLX</text:p>
          </table:table-cell>
          <table:table-cell office:value-type="float" office:value="-170.237548811049" calcext:value-type="float">
            <text:p>-170.237548811049</text:p>
          </table:table-cell>
          <table:table-cell office:value-type="float" office:value="841.862290235607" calcext:value-type="float">
            <text:p>841.862290235607</text:p>
          </table:table-cell>
          <table:table-cell office:value-type="float" office:value="72.6150212328082" calcext:value-type="float">
            <text:p>72.6150212328082</text:p>
          </table:table-cell>
          <table:table-cell office:value-type="float" office:value="78.4159384195673" calcext:value-type="float">
            <text:p>78.4159384195673</text:p>
          </table:table-cell>
          <table:table-cell table:number-columns-repeated="2"/>
          <table:table-cell table:formula="of:=([.D10]-[.B10])/[.E10]" office:value-type="float" office:value="3.0969797076771" calcext:value-type="float">
            <text:p>3.0969797076771</text:p>
          </table:table-cell>
          <table:table-cell table:formula="of:=([.C10]-[.D10])/[.E10]" office:value-type="float" office:value="9.80983310927063" calcext:value-type="float">
            <text:p>9.80983310927063</text:p>
          </table:table-cell>
        </table:table-row>
        <table:table-row table:style-name="ro2">
          <table:table-cell office:value-type="string" calcext:value-type="string">
            <text:p>pbuf_SHFLX</text:p>
          </table:table-cell>
          <table:table-cell office:value-type="float" office:value="-119.899326780473" calcext:value-type="float">
            <text:p>-119.899326780473</text:p>
          </table:table-cell>
          <table:table-cell office:value-type="float" office:value="696.505761854104" calcext:value-type="float">
            <text:p>696.505761854104</text:p>
          </table:table-cell>
          <table:table-cell office:value-type="float" office:value="22.3717220980629" calcext:value-type="float">
            <text:p>22.3717220980629</text:p>
          </table:table-cell>
          <table:table-cell office:value-type="float" office:value="59.5290652492431" calcext:value-type="float">
            <text:p>59.5290652492431</text:p>
          </table:table-cell>
          <table:table-cell table:number-columns-repeated="2"/>
          <table:table-cell table:formula="of:=([.D11]-[.B11])/[.E11]" office:value-type="float" office:value="2.38994259834014" calcext:value-type="float">
            <text:p>2.38994259834014</text:p>
          </table:table-cell>
          <table:table-cell table:formula="of:=([.C11]-[.D11])/[.E11]" office:value-type="float" office:value="11.3244519619702" calcext:value-type="float">
            <text:p>11.3244519619702</text:p>
          </table:table-cell>
        </table:table-row>
        <table:table-row table:style-name="ro2">
          <table:table-cell office:value-type="string" calcext:value-type="string">
            <text:p>pbuf_TAUX</text:p>
          </table:table-cell>
          <table:table-cell office:value-type="float" office:value="-1.05968494963877" calcext:value-type="float">
            <text:p>-1.05968494963877</text:p>
          </table:table-cell>
          <table:table-cell office:value-type="float" office:value="1.70635097345724" calcext:value-type="float">
            <text:p>1.70635097345724</text:p>
          </table:table-cell>
          <table:table-cell office:value-type="float" office:value="-0.00251506370896975" calcext:value-type="float">
            <text:p>-0.00251506370896975</text:p>
          </table:table-cell>
          <table:table-cell office:value-type="float" office:value="0.0867741284907747" calcext:value-type="float">
            <text:p>0.0867741284907747</text:p>
          </table:table-cell>
          <table:table-cell table:number-columns-repeated="2"/>
          <table:table-cell table:formula="of:=([.D12]-[.B12])/[.E12]" office:value-type="float" office:value="12.1830078194584" calcext:value-type="float">
            <text:p>12.1830078194584</text:p>
          </table:table-cell>
          <table:table-cell table:formula="of:=([.C12]-[.D12])/[.E12]" office:value-type="float" office:value="19.6932664941473" calcext:value-type="float">
            <text:p>19.6932664941473</text:p>
          </table:table-cell>
        </table:table-row>
        <table:table-row table:style-name="ro2">
          <table:table-cell office:value-type="string" calcext:value-type="string">
            <text:p>pbuf_TAUY</text:p>
          </table:table-cell>
          <table:table-cell office:value-type="float" office:value="-1.13310420977373" calcext:value-type="float">
            <text:p>-1.13310420977373</text:p>
          </table:table-cell>
          <table:table-cell office:value-type="float" office:value="1.10253895214696" calcext:value-type="float">
            <text:p>1.10253895214696</text:p>
          </table:table-cell>
          <table:table-cell office:value-type="float" office:value="-0.00241144361648456" calcext:value-type="float">
            <text:p>-0.00241144361648456</text:p>
          </table:table-cell>
          <table:table-cell office:value-type="float" office:value="0.0686134969442099" calcext:value-type="float">
            <text:p>0.0686134969442099</text:p>
          </table:table-cell>
          <table:table-cell table:number-columns-repeated="2"/>
          <table:table-cell table:formula="of:=([.D13]-[.B13])/[.E13]" office:value-type="float" office:value="16.4791595897906" calcext:value-type="float">
            <text:p>16.4791595897906</text:p>
          </table:table-cell>
          <table:table-cell table:formula="of:=([.C13]-[.D13])/[.E13]" office:value-type="float" office:value="16.1039801930207" calcext:value-type="float">
            <text:p>16.1039801930207</text:p>
          </table:table-cell>
        </table:table-row>
        <table:table-row table:style-name="ro2">
          <table:table-cell office:value-type="string" calcext:value-type="string">
            <text:p>pbuf_COSZRS</text:p>
          </table:table-cell>
          <table:table-cell office:value-type="float" office:value="0" calcext:value-type="float">
            <text:p>0</text:p>
          </table:table-cell>
          <table:table-cell office:value-type="float" office:value="0.9996588517664" calcext:value-type="float">
            <text:p>0.9996588517664</text:p>
          </table:table-cell>
          <table:table-cell office:value-type="float" office:value="0.250275817779862" calcext:value-type="float">
            <text:p>0.250275817779862</text:p>
          </table:table-cell>
          <table:table-cell office:value-type="float" office:value="0.322385356524646" calcext:value-type="float">
            <text:p>0.322385356524646</text:p>
          </table:table-cell>
          <table:table-cell table:number-columns-repeated="2"/>
          <table:table-cell table:formula="of:=([.D14]-[.B14])/[.E14]" office:value-type="float" office:value="0.776325018226217" calcext:value-type="float">
            <text:p>0.776325018226217</text:p>
          </table:table-cell>
          <table:table-cell table:formula="of:=([.C14]-[.D14])/[.E14]" office:value-type="float" office:value="2.32449464226595" calcext:value-type="float">
            <text:p>2.32449464226595</text:p>
          </table:table-cell>
        </table:table-row>
        <table:table-row table:style-name="ro2">
          <table:table-cell office:value-type="string" calcext:value-type="string">
            <text:p>cam_in_ALDIF</text:p>
          </table:table-cell>
          <table:table-cell office:value-type="float" office:value="0.00915686296705787" calcext:value-type="float">
            <text:p>0.00915686296705787</text:p>
          </table:table-cell>
          <table:table-cell office:value-type="float" office:value="1" calcext:value-type="float">
            <text:p>1</text:p>
          </table:table-cell>
          <table:table-cell office:value-type="float" office:value="0.559792340901796" calcext:value-type="float">
            <text:p>0.559792340901796</text:p>
          </table:table-cell>
          <table:table-cell office:value-type="float" office:value="0.43019531116865" calcext:value-type="float">
            <text:p>0.43019531116865</text:p>
          </table:table-cell>
          <table:table-cell table:number-columns-repeated="2"/>
          <table:table-cell table:formula="of:=([.D15]-[.B15])/[.E15]" office:value-type="float" office:value="1.27996624704929" calcext:value-type="float">
            <text:p>1.27996624704929</text:p>
          </table:table-cell>
          <table:table-cell table:formula="of:=([.C15]-[.D15])/[.E15]" office:value-type="float" office:value="1.02327395875691" calcext:value-type="float">
            <text:p>1.02327395875691</text:p>
          </table:table-cell>
        </table:table-row>
        <table:table-row table:style-name="ro2">
          <table:table-cell office:value-type="string" calcext:value-type="string">
            <text:p>cam_in_ALDIR</text:p>
          </table:table-cell>
          <table:table-cell office:value-type="float" office:value="0.00915686296705787" calcext:value-type="float">
            <text:p>0.00915686296705787</text:p>
          </table:table-cell>
          <table:table-cell office:value-type="float" office:value="1" calcext:value-type="float">
            <text:p>1</text:p>
          </table:table-cell>
          <table:table-cell office:value-type="float" office:value="0.57616151708603" calcext:value-type="float">
            <text:p>0.57616151708603</text:p>
          </table:table-cell>
          <table:table-cell office:value-type="float" office:value="0.417785930710042" calcext:value-type="float">
            <text:p>0.417785930710042</text:p>
          </table:table-cell>
          <table:table-cell table:number-columns-repeated="2"/>
          <table:table-cell table:formula="of:=([.D16]-[.B16])/[.E16]" office:value-type="float" office:value="1.35716550616084" calcext:value-type="float">
            <text:p>1.35716550616084</text:p>
          </table:table-cell>
          <table:table-cell table:formula="of:=([.C16]-[.D16])/[.E16]" office:value-type="float" office:value="1.01448720925964" calcext:value-type="float">
            <text:p>1.01448720925964</text:p>
          </table:table-cell>
        </table:table-row>
        <table:table-row table:style-name="ro2">
          <table:table-cell office:value-type="string" calcext:value-type="string">
            <text:p>cam_in_ASDIF</text:p>
          </table:table-cell>
          <table:table-cell office:value-type="float" office:value="0.00915686296705787" calcext:value-type="float">
            <text:p>0.00915686296705787</text:p>
          </table:table-cell>
          <table:table-cell office:value-type="float" office:value="1" calcext:value-type="float">
            <text:p>1</text:p>
          </table:table-cell>
          <table:table-cell office:value-type="float" office:value="0.548469779187543" calcext:value-type="float">
            <text:p>0.548469779187543</text:p>
          </table:table-cell>
          <table:table-cell office:value-type="float" office:value="0.451511015481453" calcext:value-type="float">
            <text:p>0.451511015481453</text:p>
          </table:table-cell>
          <table:table-cell table:number-columns-repeated="2"/>
          <table:table-cell table:formula="of:=([.D17]-[.B17])/[.E17]" office:value-type="float" office:value="1.1944623668714" calcext:value-type="float">
            <text:p>1.1944623668714</text:p>
          </table:table-cell>
          <table:table-cell table:formula="of:=([.C17]-[.D17])/[.E17]" office:value-type="float" office:value="1.0000425356865" calcext:value-type="float">
            <text:p>1.0000425356865</text:p>
          </table:table-cell>
        </table:table-row>
        <table:table-row table:style-name="ro2">
          <table:table-cell office:value-type="string" calcext:value-type="string">
            <text:p>cam_in_ASDIR</text:p>
          </table:table-cell>
          <table:table-cell office:value-type="float" office:value="0.00915686296705787" calcext:value-type="float">
            <text:p>0.00915686296705787</text:p>
          </table:table-cell>
          <table:table-cell office:value-type="float" office:value="1" calcext:value-type="float">
            <text:p>1</text:p>
          </table:table-cell>
          <table:table-cell office:value-type="float" office:value="0.565217025718189" calcext:value-type="float">
            <text:p>0.565217025718189</text:p>
          </table:table-cell>
          <table:table-cell office:value-type="float" office:value="0.43914618807471" calcext:value-type="float">
            <text:p>0.43914618807471</text:p>
          </table:table-cell>
          <table:table-cell table:number-columns-repeated="2"/>
          <table:table-cell table:formula="of:=([.D18]-[.B18])/[.E18]" office:value-type="float" office:value="1.266230193615" calcext:value-type="float">
            <text:p>1.266230193615</text:p>
          </table:table-cell>
          <table:table-cell table:formula="of:=([.C18]-[.D18])/[.E18]" office:value-type="float" office:value="0.990064325021177" calcext:value-type="float">
            <text:p>0.990064325021177</text:p>
          </table:table-cell>
        </table:table-row>
        <table:table-row table:style-name="ro2">
          <table:table-cell office:value-type="string" calcext:value-type="string">
            <text:p>cam_in_LWUP</text:p>
          </table:table-cell>
          <table:table-cell office:value-type="float" office:value="93.69648255884" calcext:value-type="float">
            <text:p>93.69648255884</text:p>
          </table:table-cell>
          <table:table-cell office:value-type="float" office:value="768.219162835836" calcext:value-type="float">
            <text:p>768.219162835836</text:p>
          </table:table-cell>
          <table:table-cell office:value-type="float" office:value="404.131974745162" calcext:value-type="float">
            <text:p>404.131974745162</text:p>
          </table:table-cell>
          <table:table-cell office:value-type="float" office:value="77.4926973812478" calcext:value-type="float">
            <text:p>77.4926973812478</text:p>
          </table:table-cell>
          <table:table-cell table:number-columns-repeated="2"/>
          <table:table-cell table:formula="of:=([.D19]-[.B19])/[.E19]" office:value-type="float" office:value="4.00599672842778" calcext:value-type="float">
            <text:p>4.00599672842778</text:p>
          </table:table-cell>
          <table:table-cell table:formula="of:=([.C19]-[.D19])/[.E19]" office:value-type="float" office:value="4.69834191342497" calcext:value-type="float">
            <text:p>4.69834191342497</text:p>
          </table:table-cell>
        </table:table-row>
        <table:table-row table:style-name="ro2">
          <table:table-cell office:value-type="string" calcext:value-type="string">
            <text:p>cam_in_ICEFRAC</text:p>
          </table:table-cell>
          <table:table-cell office:value-type="float" office:value="0" calcext:value-type="float">
            <text:p>0</text:p>
          </table:table-cell>
          <table:table-cell office:value-type="float" office:value="0.990843137032942" calcext:value-type="float">
            <text:p>0.990843137032942</text:p>
          </table:table-cell>
          <table:table-cell office:value-type="float" office:value="0.0371326908404318" calcext:value-type="float">
            <text:p>0.0371326908404318</text:p>
          </table:table-cell>
          <table:table-cell office:value-type="float" office:value="0.144727202826251" calcext:value-type="float">
            <text:p>0.144727202826251</text:p>
          </table:table-cell>
          <table:table-cell table:number-columns-repeated="2"/>
          <table:table-cell table:formula="of:=([.D20]-[.B20])/[.E20]" office:value-type="float" office:value="0.256570223947537" calcext:value-type="float">
            <text:p>0.256570223947537</text:p>
          </table:table-cell>
          <table:table-cell table:formula="of:=([.C20]-[.D20])/[.E20]" office:value-type="float" office:value="6.58971103958575" calcext:value-type="float">
            <text:p>6.58971103958575</text:p>
          </table:table-cell>
        </table:table-row>
        <table:table-row table:style-name="ro2">
          <table:table-cell office:value-type="string" calcext:value-type="string">
            <text:p>cam_in_LANDFRA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9445727857534" calcext:value-type="float">
            <text:p>0.299445727857534</text:p>
          </table:table-cell>
          <table:table-cell office:value-type="float" office:value="0.389684561490927" calcext:value-type="float">
            <text:p>0.389684561490927</text:p>
          </table:table-cell>
          <table:table-cell table:number-columns-repeated="2"/>
          <table:table-cell table:formula="of:=([.D21]-[.B21])/[.E21]" office:value-type="float" office:value="0.768431078490406" calcext:value-type="float">
            <text:p>0.768431078490406</text:p>
          </table:table-cell>
          <table:table-cell table:formula="of:=([.C21]-[.D21])/[.E21]" office:value-type="float" office:value="1.7977470533145" calcext:value-type="float">
            <text:p>1.7977470533145</text:p>
          </table:table-cell>
        </table:table-row>
        <table:table-row table:style-name="ro2">
          <table:table-cell office:value-type="string" calcext:value-type="string">
            <text:p>cam_in_OCNFRA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342158130187" calcext:value-type="float">
            <text:p>0.66342158130187</text:p>
          </table:table-cell>
          <table:table-cell office:value-type="float" office:value="0.412789513427555" calcext:value-type="float">
            <text:p>0.412789513427555</text:p>
          </table:table-cell>
          <table:table-cell table:number-columns-repeated="2"/>
          <table:table-cell table:formula="of:=([.D22]-[.B22])/[.E22]" office:value-type="float" office:value="1.60716675138672" calcext:value-type="float">
            <text:p>1.60716675138672</text:p>
          </table:table-cell>
          <table:table-cell table:formula="of:=([.C22]-[.D22])/[.E22]" office:value-type="float" office:value="0.815375409862975" calcext:value-type="float">
            <text:p>0.815375409862975</text:p>
          </table:table-cell>
        </table:table-row>
        <table:table-row table:style-name="ro2">
          <table:table-cell office:value-type="string" calcext:value-type="string">
            <text:p>cam_in_SNOWHLAND</text:p>
          </table:table-cell>
          <table:table-cell office:value-type="float" office:value="0" calcext:value-type="float">
            <text:p>0</text:p>
          </table:table-cell>
          <table:table-cell office:value-type="float" office:value="1.00006850378942" calcext:value-type="float">
            <text:p>1.00006850378942</text:p>
          </table:table-cell>
          <table:table-cell office:value-type="float" office:value="0.0534590622197567" calcext:value-type="float">
            <text:p>0.0534590622197567</text:p>
          </table:table-cell>
          <table:table-cell office:value-type="float" office:value="0.209049977737055" calcext:value-type="float">
            <text:p>0.209049977737055</text:p>
          </table:table-cell>
          <table:table-cell table:number-columns-repeated="2"/>
          <table:table-cell table:formula="of:=([.D23]-[.B23])/[.E23]" office:value-type="float" office:value="0.255723835986236" calcext:value-type="float">
            <text:p>0.255723835986236</text:p>
          </table:table-cell>
          <table:table-cell table:formula="of:=([.C23]-[.D23])/[.E23]" office:value-type="float" office:value="4.52814897096198" calcext:value-type="float">
            <text:p>4.52814897096198</text:p>
          </table:table-cell>
        </table:table-row>
        <table:table-row table:style-name="ro2">
          <table:table-cell office:value-type="string" calcext:value-type="string">
            <text:p>pbuf_ozone</text:p>
          </table:table-cell>
          <table:table-cell office:value-type="float" office:value="0.00000000901938590723911" calcext:value-type="float">
            <text:p>9.01938590723911E-09</text:p>
          </table:table-cell>
          <table:table-cell office:value-type="float" office:value="0.0000181664565579366" calcext:value-type="float">
            <text:p>1.81664565579366E-05</text:p>
          </table:table-cell>
          <table:table-cell office:value-type="float" office:value="0.00000195964806333607" calcext:value-type="float">
            <text:p>1.95964806333607E-06</text:p>
          </table:table-cell>
          <table:table-cell office:value-type="float" office:value="0.0000039271118961149" calcext:value-type="float">
            <text:p>3.9271118961149E-06</text:p>
          </table:table-cell>
          <table:table-cell table:number-columns-repeated="2"/>
          <table:table-cell table:formula="of:=([.D24]-[.B24])/[.E24]" office:value-type="float" office:value="0.496708199060635" calcext:value-type="float">
            <text:p>0.496708199060635</text:p>
          </table:table-cell>
          <table:table-cell table:formula="of:=([.C24]-[.D24])/[.E24]" office:value-type="float" office:value="4.12690265093641" calcext:value-type="float">
            <text:p>4.12690265093641</text:p>
          </table:table-cell>
        </table:table-row>
        <table:table-row table:style-name="ro2">
          <table:table-cell office:value-type="string" calcext:value-type="string">
            <text:p>pbuf_CH4</text:p>
          </table:table-cell>
          <table:table-cell office:value-type="float" office:value="0.000000000178764161510947" calcext:value-type="float">
            <text:p>1.78764161510947E-10</text:p>
          </table:table-cell>
          <table:table-cell office:value-type="float" office:value="0.000000998605813712629" calcext:value-type="float">
            <text:p>9.98605813712629E-07</text:p>
          </table:table-cell>
          <table:table-cell office:value-type="float" office:value="0.000000822708882187097" calcext:value-type="float">
            <text:p>8.22708882187097E-07</text:p>
          </table:table-cell>
          <table:table-cell office:value-type="float" office:value="0.000000292894800216658" calcext:value-type="float">
            <text:p>2.92894800216658E-07</text:p>
          </table:table-cell>
          <table:table-cell table:number-columns-repeated="2"/>
          <table:table-cell table:formula="of:=([.D25]-[.B25])/[.E25]" office:value-type="float" office:value="2.80827832183142" calcext:value-type="float">
            <text:p>2.80827832183142</text:p>
          </table:table-cell>
          <table:table-cell table:formula="of:=([.C25]-[.D25])/[.E25]" office:value-type="float" office:value="0.600546446694918" calcext:value-type="float">
            <text:p>0.600546446694918</text:p>
          </table:table-cell>
        </table:table-row>
        <table:table-row table:style-name="ro2">
          <table:table-cell office:value-type="string" calcext:value-type="string">
            <text:p>pbuf_N2O</text:p>
          </table:table-cell>
          <table:table-cell office:value-type="float" office:value="0.000000000365223328893016" calcext:value-type="float">
            <text:p>3.65223328893016E-10</text:p>
          </table:table-cell>
          <table:table-cell office:value-type="float" office:value="0.000000490858385693572" calcext:value-type="float">
            <text:p>4.90858385693572E-07</text:p>
          </table:table-cell>
          <table:table-cell office:value-type="float" office:value="0.000000388440270845565" calcext:value-type="float">
            <text:p>3.88440270845565E-07</text:p>
          </table:table-cell>
          <table:table-cell office:value-type="float" office:value="0.000000163561212305228" calcext:value-type="float">
            <text:p>1.63561212305228E-07</text:p>
          </table:table-cell>
          <table:table-cell table:number-columns-repeated="2"/>
          <table:table-cell table:formula="of:=([.D26]-[.B26])/[.E26]" office:value-type="float" office:value="2.37265939795353" calcext:value-type="float">
            <text:p>2.37265939795353</text:p>
          </table:table-cell>
          <table:table-cell table:formula="of:=([.C26]-[.D26])/[.E26]" office:value-type="float" office:value="0.626176056074228" calcext:value-type="float">
            <text:p>0.626176056074228</text:p>
          </table:table-cell>
        </table:table-row>
        <table:table-row table:style-name="ro2">
          <table:table-cell office:value-type="string" calcext:value-type="string">
            <text:p>pressure</text:p>
          </table:table-cell>
          <table:table-cell office:value-type="float" office:value="7.83478116989136" calcext:value-type="float">
            <text:p>7.83478116989136</text:p>
          </table:table-cell>
          <table:table-cell office:value-type="float" office:value="99263.5546875" calcext:value-type="float">
            <text:p>99263.5546875</text:p>
          </table:table-cell>
          <table:table-cell office:value-type="float" office:value="41001.4206321687" calcext:value-type="float">
            <text:p>41001.4206321687</text:p>
          </table:table-cell>
          <table:table-cell office:value-type="float" office:value="35083.2413573954" calcext:value-type="float">
            <text:p>35083.2413573954</text:p>
          </table:table-cell>
          <table:table-cell table:number-columns-repeated="2"/>
          <table:table-cell table:formula="of:=([.D27]-[.B27])/[.E27]" office:value-type="float" office:value="1.1684663179606" calcext:value-type="float">
            <text:p>1.1684663179606</text:p>
          </table:table-cell>
          <table:table-cell table:formula="of:=([.C27]-[.D27])/[.E27]" office:value-type="float" office:value="1.66068275909318" calcext:value-type="float">
            <text:p>1.66068275909318</text:p>
          </table:table-cell>
        </table:table-row>
        <table:table-row table:style-name="ro2">
          <table:table-cell office:value-type="string" calcext:value-type="string">
            <text:p>density</text:p>
          </table:table-cell>
          <table:table-cell office:value-type="float" office:value="0.0000638260811653" calcext:value-type="float">
            <text:p>0.0000638260811653</text:p>
          </table:table-cell>
          <table:table-cell office:value-type="float" office:value="1.68889915925495" calcext:value-type="float">
            <text:p>1.68889915925495</text:p>
          </table:table-cell>
          <table:table-cell office:value-type="float" office:value="0.538380657691066" calcext:value-type="float">
            <text:p>0.538380657691066</text:p>
          </table:table-cell>
          <table:table-cell office:value-type="float" office:value="0.4301986191979" calcext:value-type="float">
            <text:p>0.4301986191979</text:p>
          </table:table-cell>
          <table:table-cell table:number-columns-repeated="2"/>
          <table:table-cell table:formula="of:=([.D28]-[.B28])/[.E28]" office:value-type="float" office:value="1.25132161654444" calcext:value-type="float">
            <text:p>1.25132161654444</text:p>
          </table:table-cell>
          <table:table-cell table:formula="of:=([.C28]-[.D28])/[.E28]" office:value-type="float" office:value="2.67438910824263" calcext:value-type="float">
            <text:p>2.67438910824263</text:p>
          </table:table-cell>
        </table:table-row>
        <table:table-row table:style-name="ro2">
          <table:table-cell office:value-type="string" calcext:value-type="string">
            <text:p>recip_density</text:p>
          </table:table-cell>
          <table:table-cell office:value-type="float" office:value="100" calcext:value-type="float">
            <text:p>100</text:p>
          </table:table-cell>
          <table:table-cell office:value-type="float" office:value="15667.5763534682" calcext:value-type="float">
            <text:p>15667.5763534682</text:p>
          </table:table-cell>
          <table:table-cell office:value-type="float" office:value="400.69393444536" calcext:value-type="float">
            <text:p>400.69393444536</text:p>
          </table:table-cell>
          <table:table-cell office:value-type="float" office:value="1196.87750040618" calcext:value-type="float">
            <text:p>1196.87750040618</text:p>
          </table:table-cell>
          <table:table-cell table:number-columns-repeated="2"/>
          <table:table-cell table:formula="of:=([.D29]-[.B29])/[.E29]" office:value-type="float" office:value="0.251232005233046" calcext:value-type="float">
            <text:p>0.251232005233046</text:p>
          </table:table-cell>
          <table:table-cell table:formula="of:=([.C29]-[.D29])/[.E29]" office:value-type="float" office:value="12.7555931278196" calcext:value-type="float">
            <text:p>12.7555931278196</text:p>
          </table:table-cell>
        </table:table-row>
        <table:table-row table:style-name="ro2">
          <table:table-cell office:value-type="string" calcext:value-type="string">
            <text:p>recip_ice_cloud</text:p>
          </table:table-cell>
          <table:table-cell office:value-type="float" office:value="1037.38935641315" calcext:value-type="float">
            <text:p>1037.389356413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83411.88268569" calcext:value-type="float">
            <text:p>7283411.88268569</text:p>
          </table:table-cell>
          <table:table-cell office:value-type="float" office:value="4173461.45206621" calcext:value-type="float">
            <text:p>4173461.45206621</text:p>
          </table:table-cell>
          <table:table-cell table:number-columns-repeated="2"/>
          <table:table-cell table:formula="of:=([.D30]-[.B30])/[.E30]" office:value-type="float" office:value="1.74492434564692" calcext:value-type="float">
            <text:p>1.74492434564692</text:p>
          </table:table-cell>
          <table:table-cell table:formula="of:=([.C30]-[.D30])/[.E30]" office:value-type="float" office:value="0.650919661895853" calcext:value-type="float">
            <text:p>0.650919661895853</text:p>
          </table:table-cell>
        </table:table-row>
        <table:table-row table:style-name="ro2">
          <table:table-cell office:value-type="string" calcext:value-type="string">
            <text:p>recip_water_cloud</text:p>
          </table:table-cell>
          <table:table-cell office:value-type="float" office:value="1128.74508826678" calcext:value-type="float">
            <text:p>1128.745088266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18718.24243553" calcext:value-type="float">
            <text:p>6818718.24243553</text:p>
          </table:table-cell>
          <table:table-cell office:value-type="float" office:value="4454165.5028685" calcext:value-type="float">
            <text:p>4454165.5028685</text:p>
          </table:table-cell>
          <table:table-cell table:number-columns-repeated="2"/>
          <table:table-cell table:formula="of:=([.D31]-[.B31])/[.E31]" office:value-type="float" office:value="1.53060982870006" calcext:value-type="float">
            <text:p>1.53060982870006</text:p>
          </table:table-cell>
          <table:table-cell table:formula="of:=([.C31]-[.D31])/[.E31]" office:value-type="float" office:value="0.714226212635276" calcext:value-type="float">
            <text:p>0.714226212635276</text:p>
          </table:table-cell>
        </table:table-row>
        <table:table-row table:style-name="ro2">
          <table:table-cell office:value-type="string" calcext:value-type="string">
            <text:p>wind_rh_prod</text:p>
          </table:table-cell>
          <table:table-cell office:value-type="float" office:value="0.00000000193687966382388" calcext:value-type="float">
            <text:p>1.93687966382388E-09</text:p>
          </table:table-cell>
          <table:table-cell office:value-type="float" office:value="3707.76620594907" calcext:value-type="float">
            <text:p>3707.76620594907</text:p>
          </table:table-cell>
          <table:table-cell office:value-type="float" office:value="6.19192008600517" calcext:value-type="float">
            <text:p>6.19192008600517</text:p>
          </table:table-cell>
          <table:table-cell office:value-type="float" office:value="7.54388473225253" calcext:value-type="float">
            <text:p>7.54388473225253</text:p>
          </table:table-cell>
          <table:table-cell table:number-columns-repeated="2"/>
          <table:table-cell table:formula="of:=([.D32]-[.B32])/[.E32]" office:value-type="float" office:value="0.820786677399224" calcext:value-type="float">
            <text:p>0.820786677399224</text:p>
          </table:table-cell>
          <table:table-cell table:formula="of:=([.C32]-[.D32])/[.E32]" office:value-type="float" office:value="490.672169212454" calcext:value-type="float">
            <text:p>490.672169212454</text:p>
          </table:table-cell>
        </table:table-row>
        <table:table-row table:style-name="ro2">
          <table:table-cell office:value-type="string" calcext:value-type="string">
            <text:p>wind_cloud_prod</text:p>
          </table:table-cell>
          <table:table-cell office:value-type="float" office:value="0" calcext:value-type="float">
            <text:p>0</text:p>
          </table:table-cell>
          <table:table-cell office:value-type="float" office:value="0.0219790092298203" calcext:value-type="float">
            <text:p>0.0219790092298203</text:p>
          </table:table-cell>
          <table:table-cell office:value-type="float" office:value="0.00011150032682164" calcext:value-type="float">
            <text:p>0.00011150032682164</text:p>
          </table:table-cell>
          <table:table-cell office:value-type="float" office:value="0.000330050015959652" calcext:value-type="float">
            <text:p>0.000330050015959652</text:p>
          </table:table-cell>
          <table:table-cell table:number-columns-repeated="2"/>
          <table:table-cell table:formula="of:=([.D33]-[.B33])/[.E33]" office:value-type="float" office:value="0.33782857576129" calcext:value-type="float">
            <text:p>0.33782857576129</text:p>
          </table:table-cell>
          <table:table-cell table:formula="of:=([.C33]-[.D33])/[.E33]" office:value-type="float" office:value="66.2551366326003" calcext:value-type="float">
            <text:p>66.2551366326003</text:p>
          </table:table-cell>
        </table:table-row>
        <table:table-row table:style-name="ro2">
          <table:table-cell office:value-type="string" calcext:value-type="string">
            <text:p>total_cloud</text:p>
          </table:table-cell>
          <table:table-cell office:value-type="float" office:value="0" calcext:value-type="float">
            <text:p>0</text:p>
          </table:table-cell>
          <table:table-cell office:value-type="float" office:value="0.00096395822245331" calcext:value-type="float">
            <text:p>0.00096395822245331</text:p>
          </table:table-cell>
          <table:table-cell office:value-type="float" office:value="0.0000109207695991641" calcext:value-type="float">
            <text:p>1.09207695991641E-05</text:p>
          </table:table-cell>
          <table:table-cell office:value-type="float" office:value="0.0000270700721126051" calcext:value-type="float">
            <text:p>2.70700721126051E-05</text:p>
          </table:table-cell>
          <table:table-cell table:number-columns-repeated="2"/>
          <table:table-cell table:formula="of:=([.D34]-[.B34])/[.E34]" office:value-type="float" office:value="0.403425951498623" calcext:value-type="float">
            <text:p>0.403425951498623</text:p>
          </table:table-cell>
          <table:table-cell table:formula="of:=([.C34]-[.D34])/[.E34]" office:value-type="float" office:value="35.2063137803894" calcext:value-type="float">
            <text:p>35.2063137803894</text:p>
          </table:table-cell>
        </table:table-row>
        <table:table-row table:style-name="ro2">
          <table:table-cell office:value-type="string" calcext:value-type="string">
            <text:p>total_cloud_density</text:p>
          </table:table-cell>
          <table:table-cell office:value-type="float" office:value="0" calcext:value-type="float">
            <text:p>0</text:p>
          </table:table-cell>
          <table:table-cell office:value-type="float" office:value="0.000904624119949243" calcext:value-type="float">
            <text:p>0.000904624119949243</text:p>
          </table:table-cell>
          <table:table-cell office:value-type="float" office:value="0.00000991971653759273" calcext:value-type="float">
            <text:p>9.91971653759273E-06</text:p>
          </table:table-cell>
          <table:table-cell office:value-type="float" office:value="0.0000254391673813327" calcext:value-type="float">
            <text:p>2.54391673813327E-05</text:p>
          </table:table-cell>
          <table:table-cell table:number-columns-repeated="2"/>
          <table:table-cell table:formula="of:=([.D35]-[.B35])/[.E35]" office:value-type="float" office:value="0.389938726723887" calcext:value-type="float">
            <text:p>0.389938726723887</text:p>
          </table:table-cell>
          <table:table-cell table:formula="of:=([.C35]-[.D35])/[.E35]" office:value-type="float" office:value="35.1703493278708" calcext:value-type="float">
            <text:p>35.1703493278708</text:p>
          </table:table-cell>
        </table:table-row>
        <table:table-row table:style-name="ro2">
          <table:table-cell office:value-type="string" calcext:value-type="string">
            <text:p>total_gwp</text:p>
          </table:table-cell>
          <table:table-cell office:value-type="float" office:value="0.000199301790349098" calcext:value-type="float">
            <text:p>0.000199301790349098</text:p>
          </table:table-cell>
          <table:table-cell office:value-type="float" office:value="0.018333477553037" calcext:value-type="float">
            <text:p>0.018333477553037</text:p>
          </table:table-cell>
          <table:table-cell office:value-type="float" office:value="0.00223023403371526" calcext:value-type="float">
            <text:p>0.00223023403371526</text:p>
          </table:table-cell>
          <table:table-cell office:value-type="float" office:value="0.00386634605312934" calcext:value-type="float">
            <text:p>0.00386634605312934</text:p>
          </table:table-cell>
          <table:table-cell table:number-columns-repeated="2"/>
          <table:table-cell table:formula="of:=([.D36]-[.B36])/[.E36]" office:value-type="float" office:value="0.525284652604328" calcext:value-type="float">
            <text:p>0.525284652604328</text:p>
          </table:table-cell>
          <table:table-cell table:formula="of:=([.C36]-[.D36])/[.E36]" office:value-type="float" office:value="4.16497729329946" calcext:value-type="float">
            <text:p>4.16497729329946</text:p>
          </table:table-cell>
        </table:table-row>
        <table:table-row table:style-name="ro2">
          <table:table-cell office:value-type="string" calcext:value-type="string">
            <text:p>sensible_flux_gwp_prod</text:p>
          </table:table-cell>
          <table:table-cell office:value-type="float" office:value="-2.11440775407106" calcext:value-type="float">
            <text:p>-2.11440775407106</text:p>
          </table:table-cell>
          <table:table-cell office:value-type="float" office:value="12.7279413960134" calcext:value-type="float">
            <text:p>12.7279413960134</text:p>
          </table:table-cell>
          <table:table-cell office:value-type="float" office:value="0.0503961001994328" calcext:value-type="float">
            <text:p>0.0503961001994328</text:p>
          </table:table-cell>
          <table:table-cell office:value-type="float" office:value="0.288265055118948" calcext:value-type="float">
            <text:p>0.288265055118948</text:p>
          </table:table-cell>
          <table:table-cell table:number-columns-repeated="2"/>
          <table:table-cell table:formula="of:=([.D37]-[.B37])/[.E37]" office:value-type="float" office:value="7.50976858217248" calcext:value-type="float">
            <text:p>7.50976858217248</text:p>
          </table:table-cell>
          <table:table-cell table:formula="of:=([.C37]-[.D37])/[.E37]" office:value-type="float" office:value="43.9787794971637" calcext:value-type="float">
            <text:p>43.9787794971637</text:p>
          </table:table-cell>
        </table:table-row>
        <table:table-row table:style-name="ro2">
          <table:table-cell office:value-type="string" calcext:value-type="string">
            <text:p>up_lw_flux_gwp_prod</text:p>
          </table:table-cell>
          <table:table-cell office:value-type="float" office:value="0.0196925414431589" calcext:value-type="float">
            <text:p>0.0196925414431589</text:p>
          </table:table-cell>
          <table:table-cell office:value-type="float" office:value="12.4082797822237" calcext:value-type="float">
            <text:p>12.4082797822237</text:p>
          </table:table-cell>
          <table:table-cell office:value-type="float" office:value="0.903827709960316" calcext:value-type="float">
            <text:p>0.903827709960316</text:p>
          </table:table-cell>
          <table:table-cell office:value-type="float" office:value="1.64617304838431" calcext:value-type="float">
            <text:p>1.64617304838431</text:p>
          </table:table-cell>
          <table:table-cell table:number-columns-repeated="2"/>
          <table:table-cell table:formula="of:=([.D38]-[.B38])/[.E38]" office:value-type="float" office:value="0.537085192461947" calcext:value-type="float">
            <text:p>0.537085192461947</text:p>
          </table:table-cell>
          <table:table-cell table:formula="of:=([.C38]-[.D38])/[.E38]" office:value-type="float" office:value="6.98860431687589" calcext:value-type="float">
            <text:p>6.98860431687589</text:p>
          </table:table-cell>
        </table:table-row>
        <table:table-row table:style-name="ro2">
          <table:table-cell office:value-type="string" calcext:value-type="string">
            <text:p>abs_wind</text:p>
          </table:table-cell>
          <table:table-cell office:value-type="float" office:value="0.000793940164732594" calcext:value-type="float">
            <text:p>0.000793940164732594</text:p>
          </table:table-cell>
          <table:table-cell office:value-type="float" office:value="269.026107225424" calcext:value-type="float">
            <text:p>269.026107225424</text:p>
          </table:table-cell>
          <table:table-cell office:value-type="float" office:value="16.3351267859041" calcext:value-type="float">
            <text:p>16.3351267859041</text:p>
          </table:table-cell>
          <table:table-cell office:value-type="float" office:value="15.1715481250082" calcext:value-type="float">
            <text:p>15.1715481250082</text:p>
          </table:table-cell>
          <table:table-cell table:number-columns-repeated="2"/>
          <table:table-cell table:formula="of:=([.D39]-[.B39])/[.E39]" office:value-type="float" office:value="1.07664245673218" calcext:value-type="float">
            <text:p>1.07664245673218</text:p>
          </table:table-cell>
          <table:table-cell table:formula="of:=([.C39]-[.D39])/[.E39]" office:value-type="float" office:value="16.6555830926043" calcext:value-type="float">
            <text:p>16.6555830926043</text:p>
          </table:table-cell>
        </table:table-row>
        <table:table-row table:style-name="ro2">
          <table:table-cell office:value-type="string" calcext:value-type="string">
            <text:p>abs_momentum</text:p>
          </table:table-cell>
          <table:table-cell office:value-type="float" office:value="0.0000012548904252236" calcext:value-type="float">
            <text:p>1.2548904252236E-06</text:p>
          </table:table-cell>
          <table:table-cell office:value-type="float" office:value="46.2773716033361" calcext:value-type="float">
            <text:p>46.2773716033361</text:p>
          </table:table-cell>
          <table:table-cell office:value-type="float" office:value="5.67836214085666" calcext:value-type="float">
            <text:p>5.67836214085666</text:p>
          </table:table-cell>
          <table:table-cell office:value-type="float" office:value="5.31913656404698" calcext:value-type="float">
            <text:p>5.31913656404698</text:p>
          </table:table-cell>
          <table:table-cell table:number-columns-repeated="2"/>
          <table:table-cell table:formula="of:=([.D40]-[.B40])/[.E40]" office:value-type="float" office:value="1.06753432960291" calcext:value-type="float">
            <text:p>1.06753432960291</text:p>
          </table:table-cell>
          <table:table-cell table:formula="of:=([.C40]-[.D40])/[.E40]" office:value-type="float" office:value="7.63263153213543" calcext:value-type="float">
            <text:p>7.63263153213543</text:p>
          </table:table-cell>
        </table:table-row>
        <table:table-row table:style-name="ro2">
          <table:table-cell office:value-type="string" calcext:value-type="string">
            <text:p>abs_stress</text:p>
          </table:table-cell>
          <table:table-cell office:value-type="float" office:value="0.0000000938323787190504" calcext:value-type="float">
            <text:p>9.38323787190504E-08</text:p>
          </table:table-cell>
          <table:table-cell office:value-type="float" office:value="1.70642867670558" calcext:value-type="float">
            <text:p>1.70642867670558</text:p>
          </table:table-cell>
          <table:table-cell office:value-type="float" office:value="0.0737629362000568" calcext:value-type="float">
            <text:p>0.0737629362000568</text:p>
          </table:table-cell>
          <table:table-cell office:value-type="float" office:value="0.0825150361277788" calcext:value-type="float">
            <text:p>0.0825150361277788</text:p>
          </table:table-cell>
          <table:table-cell table:number-columns-repeated="2"/>
          <table:table-cell table:formula="of:=([.D41]-[.B41])/[.E41]" office:value-type="float" office:value="0.89393213442278" calcext:value-type="float">
            <text:p>0.89393213442278</text:p>
          </table:table-cell>
          <table:table-cell table:formula="of:=([.C41]-[.D41])/[.E41]" office:value-type="float" office:value="19.7862815932996" calcext:value-type="float">
            <text:p>19.7862815932996</text:p>
          </table:table-cell>
        </table:table-row>
        <table:table-row table:style-name="ro2">
          <table:table-cell office:value-type="string" calcext:value-type="string">
            <text:p>rel_humidity</text:p>
          </table:table-cell>
          <table:table-cell office:value-type="float" office:value="0.000000000026660054749732" calcext:value-type="float">
            <text:p>2.6660054749732E-11</text:p>
          </table:table-cell>
          <table:table-cell office:value-type="float" office:value="162.188827312658" calcext:value-type="float">
            <text:p>162.188827312658</text:p>
          </table:table-cell>
          <table:table-cell office:value-type="float" office:value="0.505312925608846" calcext:value-type="float">
            <text:p>0.505312925608846</text:p>
          </table:table-cell>
          <table:table-cell office:value-type="float" office:value="0.39866788662356" calcext:value-type="float">
            <text:p>0.39866788662356</text:p>
          </table:table-cell>
          <table:table-cell table:number-columns-repeated="2"/>
          <table:table-cell table:formula="of:=([.D42]-[.B42])/[.E42]" office:value-type="float" office:value="1.26750345973897" calcext:value-type="float">
            <text:p>1.26750345973897</text:p>
          </table:table-cell>
          <table:table-cell table:formula="of:=([.C42]-[.D42])/[.E42]" office:value-type="float" office:value="405.559413767676" calcext:value-type="float">
            <text:p>405.559413767676</text:p>
          </table:table-cell>
        </table:table-row>
        <table:table-row table:style-name="ro2">
          <table:table-cell office:value-type="string" calcext:value-type="string">
            <text:p>recip_rel_humidity</text:p>
          </table:table-cell>
          <table:table-cell office:value-type="float" office:value="0.00616565281696166" calcext:value-type="float">
            <text:p>0.00616565281696166</text:p>
          </table:table-cell>
          <table:table-cell office:value-type="float" office:value="10" calcext:value-type="float">
            <text:p>10</text:p>
          </table:table-cell>
          <table:table-cell office:value-type="float" office:value="4.3346622968822" calcext:value-type="float">
            <text:p>4.3346622968822</text:p>
          </table:table-cell>
          <table:table-cell office:value-type="float" office:value="3.9459476932565" calcext:value-type="float">
            <text:p>3.9459476932565</text:p>
          </table:table-cell>
          <table:table-cell table:number-columns-repeated="2"/>
          <table:table-cell table:formula="of:=([.D43]-[.B43])/[.E43]" office:value-type="float" office:value="1.09694729391941" calcext:value-type="float">
            <text:p>1.09694729391941</text:p>
          </table:table-cell>
          <table:table-cell table:formula="of:=([.C43]-[.D43])/[.E43]" office:value-type="float" office:value="1.43573563146812" calcext:value-type="float">
            <text:p>1.43573563146812</text:p>
          </table:table-cell>
        </table:table-row>
        <table:table-row table:style-name="ro2">
          <table:table-cell office:value-type="string" calcext:value-type="string">
            <text:p>buoyancy</text:p>
          </table:table-cell>
          <table:table-cell office:value-type="float" office:value="-30.6656958383907" calcext:value-type="float">
            <text:p>-30.6656958383907</text:p>
          </table:table-cell>
          <table:table-cell office:value-type="float" office:value="0.845657043994187" calcext:value-type="float">
            <text:p>0.845657043994187</text:p>
          </table:table-cell>
          <table:table-cell office:value-type="float" office:value="-0.948505429687612" calcext:value-type="float">
            <text:p>-0.948505429687612</text:p>
          </table:table-cell>
          <table:table-cell office:value-type="float" office:value="1.79619800100876" calcext:value-type="float">
            <text:p>1.79619800100876</text:p>
          </table:table-cell>
          <table:table-cell table:number-columns-repeated="2"/>
          <table:table-cell table:formula="of:=([.D44]-[.B44])/[.E44]" office:value-type="float" office:value="16.5444958696166" calcext:value-type="float">
            <text:p>16.5444958696166</text:p>
          </table:table-cell>
          <table:table-cell table:formula="of:=([.C44]-[.D44])/[.E44]" office:value-type="float" office:value="0.998866757826352" calcext:value-type="float">
            <text:p>0.998866757826352</text:p>
          </table:table-cell>
        </table:table-row>
        <table:table-row table:style-name="ro2">
          <table:table-cell office:value-type="string" calcext:value-type="string">
            <text:p>up_integ_tot_cloud</text:p>
          </table:table-cell>
          <table:table-cell office:value-type="float" office:value="4.33991604089273E-030" calcext:value-type="float">
            <text:p>4.33991604089273E-30</text:p>
          </table:table-cell>
          <table:table-cell office:value-type="float" office:value="3.56585002284514" calcext:value-type="float">
            <text:p>3.56585002284514</text:p>
          </table:table-cell>
          <table:table-cell office:value-type="float" office:value="1.48802350274518" calcext:value-type="float">
            <text:p>1.48802350274518</text:p>
          </table:table-cell>
          <table:table-cell office:value-type="float" office:value="0.864307717070755" calcext:value-type="float">
            <text:p>0.864307717070755</text:p>
          </table:table-cell>
          <table:table-cell table:number-columns-repeated="2"/>
          <table:table-cell table:formula="of:=([.D45]-[.B45])/[.E45]" office:value-type="float" office:value="1.72163625680478" calcext:value-type="float">
            <text:p>1.72163625680478</text:p>
          </table:table-cell>
          <table:table-cell table:formula="of:=([.C45]-[.D45])/[.E45]" office:value-type="float" office:value="2.40403559873556" calcext:value-type="float">
            <text:p>2.40403559873556</text:p>
          </table:table-cell>
        </table:table-row>
        <table:table-row table:style-name="ro2">
          <table:table-cell office:value-type="string" calcext:value-type="string">
            <text:p>down_integ_tot_cloud</text:p>
          </table:table-cell>
          <table:table-cell office:value-type="float" office:value="4.64800296262635E-030" calcext:value-type="float">
            <text:p>4.64800296262635E-30</text:p>
          </table:table-cell>
          <table:table-cell office:value-type="float" office:value="3.56585002284522" calcext:value-type="float">
            <text:p>3.56585002284522</text:p>
          </table:table-cell>
          <table:table-cell office:value-type="float" office:value="1.48757773439752" calcext:value-type="float">
            <text:p>1.48757773439752</text:p>
          </table:table-cell>
          <table:table-cell office:value-type="float" office:value="0.864311096267054" calcext:value-type="float">
            <text:p>0.864311096267054</text:p>
          </table:table-cell>
          <table:table-cell table:number-columns-repeated="2"/>
          <table:table-cell table:formula="of:=([.D46]-[.B46])/[.E46]" office:value-type="float" office:value="1.72111377584106" calcext:value-type="float">
            <text:p>1.72111377584106</text:p>
          </table:table-cell>
          <table:table-cell table:formula="of:=([.C46]-[.D46])/[.E46]" office:value-type="float" office:value="2.40454194956391" calcext:value-type="float">
            <text:p>2.40454194956391</text:p>
          </table:table-cell>
        </table:table-row>
        <table:table-row table:style-name="ro2">
          <table:table-cell office:value-type="string" calcext:value-type="string">
            <text:p>lat_heat_div_density</text:p>
          </table:table-cell>
          <table:table-cell office:value-type="float" office:value="-1273403.33053464" calcext:value-type="float">
            <text:p>-1273403.33053464</text:p>
          </table:table-cell>
          <table:table-cell office:value-type="float" office:value="7158000.59129459" calcext:value-type="float">
            <text:p>7158000.59129459</text:p>
          </table:table-cell>
          <table:table-cell office:value-type="float" office:value="28992.6807059499" calcext:value-type="float">
            <text:p>28992.6807059499</text:p>
          </table:table-cell>
          <table:table-cell office:value-type="float" office:value="130970.748219562" calcext:value-type="float">
            <text:p>130970.748219562</text:p>
          </table:table-cell>
          <table:table-cell table:number-columns-repeated="2"/>
          <table:table-cell table:formula="of:=([.D47]-[.B47])/[.E47]" office:value-type="float" office:value="9.94417477906771" calcext:value-type="float">
            <text:p>9.94417477906771</text:p>
          </table:table-cell>
          <table:table-cell table:formula="of:=([.C47]-[.D47])/[.E47]" office:value-type="float" office:value="54.4320621780173" calcext:value-type="float">
            <text:p>54.4320621780173</text:p>
          </table:table-cell>
        </table:table-row>
        <table:table-row table:style-name="ro2">
          <table:table-cell office:value-type="string" calcext:value-type="string">
            <text:p>sen_heat_div_density</text:p>
          </table:table-cell>
          <table:table-cell office:value-type="float" office:value="-964229.429254539" calcext:value-type="float">
            <text:p>-964229.429254539</text:p>
          </table:table-cell>
          <table:table-cell office:value-type="float" office:value="5437873.44478567" calcext:value-type="float">
            <text:p>5437873.44478567</text:p>
          </table:table-cell>
          <table:table-cell office:value-type="float" office:value="8927.87402674031" calcext:value-type="float">
            <text:p>8927.87402674031</text:p>
          </table:table-cell>
          <table:table-cell office:value-type="float" office:value="79016.7862241939" calcext:value-type="float">
            <text:p>79016.7862241939</text:p>
          </table:table-cell>
          <table:table-cell table:number-columns-repeated="2"/>
          <table:table-cell table:formula="of:=([.D48]-[.B48])/[.E48]" office:value-type="float" office:value="12.3158299620051" calcext:value-type="float">
            <text:p>12.3158299620051</text:p>
          </table:table-cell>
          <table:table-cell table:formula="of:=([.C48]-[.D48])/[.E48]" office:value-type="float" office:value="68.7062310450771" calcext:value-type="float">
            <text:p>68.7062310450771</text:p>
          </table:table-cell>
        </table:table-row>
        <table:table-row table:style-name="ro2">
          <table:table-cell office:value-type="string" calcext:value-type="string">
            <text:p>vert_insolation</text:p>
          </table:table-cell>
          <table:table-cell office:value-type="float" office:value="0" calcext:value-type="float">
            <text:p>0</text:p>
          </table:table-cell>
          <table:table-cell office:value-type="float" office:value="1404.68148087021" calcext:value-type="float">
            <text:p>1404.68148087021</text:p>
          </table:table-cell>
          <table:table-cell office:value-type="float" office:value="226.621932508585" calcext:value-type="float">
            <text:p>226.621932508585</text:p>
          </table:table-cell>
          <table:table-cell office:value-type="float" office:value="364.767166525037" calcext:value-type="float">
            <text:p>364.767166525037</text:p>
          </table:table-cell>
          <table:table-cell table:number-columns-repeated="2"/>
          <table:table-cell table:formula="of:=([.D49]-[.B49])/[.E49]" office:value-type="float" office:value="0.621278320270721" calcext:value-type="float">
            <text:p>0.621278320270721</text:p>
          </table:table-cell>
          <table:table-cell table:formula="of:=([.C49]-[.D49])/[.E49]" office:value-type="float" office:value="3.22962058121742" calcext:value-type="float">
            <text:p>3.22962058121742</text:p>
          </table:table-cell>
        </table:table-row>
        <table:table-row table:style-name="ro2">
          <table:table-cell office:value-type="string" calcext:value-type="string">
            <text:p>direct_sw_absorb</text:p>
          </table:table-cell>
          <table:table-cell office:value-type="float" office:value="0" calcext:value-type="float">
            <text:p>0</text:p>
          </table:table-cell>
          <table:table-cell office:value-type="float" office:value="1370.49275645303" calcext:value-type="float">
            <text:p>1370.49275645303</text:p>
          </table:table-cell>
          <table:table-cell office:value-type="float" office:value="209.165857253393" calcext:value-type="float">
            <text:p>209.165857253393</text:p>
          </table:table-cell>
          <table:table-cell office:value-type="float" office:value="349.611625621391" calcext:value-type="float">
            <text:p>349.611625621391</text:p>
          </table:table-cell>
          <table:table-cell table:number-columns-repeated="2"/>
          <table:table-cell table:formula="of:=([.D50]-[.B50])/[.E50]" office:value-type="float" office:value="0.598280611754904" calcext:value-type="float">
            <text:p>0.598280611754904</text:p>
          </table:table-cell>
          <table:table-cell table:formula="of:=([.C50]-[.D50])/[.E50]" office:value-type="float" office:value="3.32176281934425" calcext:value-type="float">
            <text:p>3.32176281934425</text:p>
          </table:table-cell>
        </table:table-row>
        <table:table-row table:style-name="ro2">
          <table:table-cell office:value-type="string" calcext:value-type="string">
            <text:p>diffuse_sw_absorb</text:p>
          </table:table-cell>
          <table:table-cell office:value-type="float" office:value="0" calcext:value-type="float">
            <text:p>0</text:p>
          </table:table-cell>
          <table:table-cell office:value-type="float" office:value="1324.16309535014" calcext:value-type="float">
            <text:p>1324.16309535014</text:p>
          </table:table-cell>
          <table:table-cell office:value-type="float" office:value="205.628663688138" calcext:value-type="float">
            <text:p>205.628663688138</text:p>
          </table:table-cell>
          <table:table-cell office:value-type="float" office:value="339.397822338629" calcext:value-type="float">
            <text:p>339.397822338629</text:p>
          </table:table-cell>
          <table:table-cell table:number-columns-repeated="2"/>
          <table:table-cell table:formula="of:=([.D51]-[.B51])/[.E51]" office:value-type="float" office:value="0.605863238223652" calcext:value-type="float">
            <text:p>0.605863238223652</text:p>
          </table:table-cell>
          <table:table-cell table:formula="of:=([.C51]-[.D51])/[.E51]" office:value-type="float" office:value="3.29564410270731" calcext:value-type="float">
            <text:p>3.29564410270731</text:p>
          </table:table-cell>
        </table:table-row>
        <table:table-row table:style-name="ro2">
          <table:table-cell office:value-type="string" calcext:value-type="string">
            <text:p>direct_lw_absorb</text:p>
          </table:table-cell>
          <table:table-cell office:value-type="float" office:value="0" calcext:value-type="float">
            <text:p>0</text:p>
          </table:table-cell>
          <table:table-cell office:value-type="float" office:value="593.223495538469" calcext:value-type="float">
            <text:p>593.223495538469</text:p>
          </table:table-cell>
          <table:table-cell office:value-type="float" office:value="175.329336349747" calcext:value-type="float">
            <text:p>175.329336349747</text:p>
          </table:table-cell>
          <table:table-cell office:value-type="float" office:value="182.085426818069" calcext:value-type="float">
            <text:p>182.085426818069</text:p>
          </table:table-cell>
          <table:table-cell table:number-columns-repeated="2"/>
          <table:table-cell table:formula="of:=([.D52]-[.B52])/[.E52]" office:value-type="float" office:value="0.962896039587656" calcext:value-type="float">
            <text:p>0.962896039587656</text:p>
          </table:table-cell>
          <table:table-cell table:formula="of:=([.C52]-[.D52])/[.E52]" office:value-type="float" office:value="2.29504451010383" calcext:value-type="float">
            <text:p>2.29504451010383</text:p>
          </table:table-cell>
        </table:table-row>
        <table:table-row table:style-name="ro2">
          <table:table-cell office:value-type="string" calcext:value-type="string">
            <text:p>diffuse_lw_absorb</text:p>
          </table:table-cell>
          <table:table-cell office:value-type="float" office:value="0" calcext:value-type="float">
            <text:p>0</text:p>
          </table:table-cell>
          <table:table-cell office:value-type="float" office:value="576.101097060312" calcext:value-type="float">
            <text:p>576.101097060312</text:p>
          </table:table-cell>
          <table:table-cell office:value-type="float" office:value="181.384617405753" calcext:value-type="float">
            <text:p>181.384617405753</text:p>
          </table:table-cell>
          <table:table-cell office:value-type="float" office:value="185.659644519857" calcext:value-type="float">
            <text:p>185.659644519857</text:p>
          </table:table-cell>
          <table:table-cell table:number-columns-repeated="2"/>
          <table:table-cell table:formula="of:=([.D53]-[.B53])/[.E53]" office:value-type="float" office:value="0.976973848435616" calcext:value-type="float">
            <text:p>0.976973848435616</text:p>
          </table:table-cell>
          <table:table-cell table:formula="of:=([.C53]-[.D53])/[.E53]" office:value-type="float" office:value="2.12602195094875" calcext:value-type="float">
            <text:p>2.12602195094875</text:p>
          </table:table-cell>
        </table:table-row>
        <table:table-row table:style-name="ro2">
          <table:table-cell office:value-type="string" calcext:value-type="string">
            <text:p>ptend_t_0</text:p>
          </table:table-cell>
          <table:table-cell office:value-type="float" office:value="-0.00203011663581956" calcext:value-type="float">
            <text:p>-0.00203011663581956</text:p>
          </table:table-cell>
          <table:table-cell office:value-type="float" office:value="0.00794000422334323" calcext:value-type="float">
            <text:p>0.00794000422334323</text:p>
          </table:table-cell>
          <table:table-cell office:value-type="float" office:value="0.318890940875578" calcext:value-type="float">
            <text:p>0.318890940875578</text:p>
          </table:table-cell>
          <table:table-cell office:value-type="float" office:value="1.00015439394276" calcext:value-type="float">
            <text:p>1.00015439394276</text:p>
          </table:table-cell>
          <table:table-cell office:value-type="float" office:value="-62.8955820267396" calcext:value-type="float">
            <text:p>-62.8955820267396</text:p>
          </table:table-cell>
          <table:table-cell office:value-type="float" office:value="245.991377101512" calcext:value-type="float">
            <text:p>245.991377101512</text:p>
          </table:table-cell>
          <table:table-cell table:formula="of:=ABS([.F54]/[.E54])" office:value-type="float" office:value="62.8858728288895" calcext:value-type="float">
            <text:p>62.8858728288895</text:p>
          </table:table-cell>
          <table:table-cell table:formula="of:=ABS([.G54]/[.E54])" office:value-type="float" office:value="245.953403385828" calcext:value-type="float">
            <text:p>245.953403385828</text:p>
          </table:table-cell>
        </table:table-row>
        <table:table-row table:style-name="ro2">
          <table:table-cell office:value-type="string" calcext:value-type="string">
            <text:p>ptend_t_1</text:p>
          </table:table-cell>
          <table:table-cell office:value-type="float" office:value="-0.00378613889465626" calcext:value-type="float">
            <text:p>-0.00378613889465626</text:p>
          </table:table-cell>
          <table:table-cell office:value-type="float" office:value="0.0215627095288164" calcext:value-type="float">
            <text:p>0.0215627095288164</text:p>
          </table:table-cell>
          <table:table-cell office:value-type="float" office:value="-0.158033871816267" calcext:value-type="float">
            <text:p>-0.158033871816267</text:p>
          </table:table-cell>
          <table:table-cell office:value-type="float" office:value="1.00006949188088" calcext:value-type="float">
            <text:p>1.00006949188088</text:p>
          </table:table-cell>
          <table:table-cell office:value-type="float" office:value="-85.1973345866969" calcext:value-type="float">
            <text:p>-85.1973345866969</text:p>
          </table:table-cell>
          <table:table-cell office:value-type="float" office:value="485.213413833068" calcext:value-type="float">
            <text:p>485.213413833068</text:p>
          </table:table-cell>
          <table:table-cell table:formula="of:=ABS([.F55]/[.E55])" office:value-type="float" office:value="85.19141447507" calcext:value-type="float">
            <text:p>85.19141447507</text:p>
          </table:table-cell>
          <table:table-cell table:formula="of:=ABS([.G55]/[.E55])" office:value-type="float" office:value="485.179697783304" calcext:value-type="float">
            <text:p>485.179697783304</text:p>
          </table:table-cell>
        </table:table-row>
        <table:table-row table:style-name="ro2">
          <table:table-cell office:value-type="string" calcext:value-type="string">
            <text:p>ptend_t_2</text:p>
          </table:table-cell>
          <table:table-cell office:value-type="float" office:value="-0.00670399923965114" calcext:value-type="float">
            <text:p>-0.00670399923965114</text:p>
          </table:table-cell>
          <table:table-cell office:value-type="float" office:value="0.00359690562192341" calcext:value-type="float">
            <text:p>0.00359690562192341</text:p>
          </table:table-cell>
          <table:table-cell office:value-type="float" office:value="-0.0599572653251103" calcext:value-type="float">
            <text:p>-0.0599572653251103</text:p>
          </table:table-cell>
          <table:table-cell office:value-type="float" office:value="0.999975388595912" calcext:value-type="float">
            <text:p>0.999975388595912</text:p>
          </table:table-cell>
          <table:table-cell office:value-type="float" office:value="-126.666347993678" calcext:value-type="float">
            <text:p>-126.666347993678</text:p>
          </table:table-cell>
          <table:table-cell office:value-type="float" office:value="67.9604640335069" calcext:value-type="float">
            <text:p>67.9604640335069</text:p>
          </table:table-cell>
          <table:table-cell table:formula="of:=ABS([.F56]/[.E56])" office:value-type="float" office:value="126.66946550708" calcext:value-type="float">
            <text:p>126.66946550708</text:p>
          </table:table-cell>
          <table:table-cell table:formula="of:=ABS([.G56]/[.E56])" office:value-type="float" office:value="67.9621366771153" calcext:value-type="float">
            <text:p>67.9621366771153</text:p>
          </table:table-cell>
        </table:table-row>
        <table:table-row table:style-name="ro2">
          <table:table-cell office:value-type="string" calcext:value-type="string">
            <text:p>ptend_t_3</text:p>
          </table:table-cell>
          <table:table-cell office:value-type="float" office:value="-0.00438762445861978" calcext:value-type="float">
            <text:p>-0.00438762445861978</text:p>
          </table:table-cell>
          <table:table-cell office:value-type="float" office:value="0.000195064173785156" calcext:value-type="float">
            <text:p>0.000195064173785156</text:p>
          </table:table-cell>
          <table:table-cell office:value-type="float" office:value="-0.0463575939898648" calcext:value-type="float">
            <text:p>-0.0463575939898648</text:p>
          </table:table-cell>
          <table:table-cell office:value-type="float" office:value="1.00002049689029" calcext:value-type="float">
            <text:p>1.00002049689029</text:p>
          </table:table-cell>
          <table:table-cell office:value-type="float" office:value="-63.6830551781214" calcext:value-type="float">
            <text:p>-63.6830551781214</text:p>
          </table:table-cell>
          <table:table-cell office:value-type="float" office:value="2.83120915647881" calcext:value-type="float">
            <text:p>2.83120915647881</text:p>
          </table:table-cell>
          <table:table-cell table:formula="of:=ABS([.F57]/[.E57])" office:value-type="float" office:value="63.6817499002802" calcext:value-type="float">
            <text:p>63.6817499002802</text:p>
          </table:table-cell>
          <table:table-cell table:formula="of:=ABS([.G57]/[.E57])" office:value-type="float" office:value="2.83115112668477" calcext:value-type="float">
            <text:p>2.83115112668477</text:p>
          </table:table-cell>
        </table:table-row>
        <table:table-row table:style-name="ro2">
          <table:table-cell office:value-type="string" calcext:value-type="string">
            <text:p>ptend_t_4</text:p>
          </table:table-cell>
          <table:table-cell office:value-type="float" office:value="-0.000340363954342375" calcext:value-type="float">
            <text:p>-0.000340363954342375</text:p>
          </table:table-cell>
          <table:table-cell office:value-type="float" office:value="0.000192465909599828" calcext:value-type="float">
            <text:p>0.000192465909599828</text:p>
          </table:table-cell>
          <table:table-cell office:value-type="float" office:value="-0.039755168529326" calcext:value-type="float">
            <text:p>-0.039755168529326</text:p>
          </table:table-cell>
          <table:table-cell office:value-type="float" office:value="0.999999857411947" calcext:value-type="float">
            <text:p>0.999999857411947</text:p>
          </table:table-cell>
          <table:table-cell office:value-type="float" office:value="-3.72506158662047" calcext:value-type="float">
            <text:p>-3.72506158662047</text:p>
          </table:table-cell>
          <table:table-cell office:value-type="float" office:value="2.10641390616558" calcext:value-type="float">
            <text:p>2.10641390616558</text:p>
          </table:table-cell>
          <table:table-cell table:formula="of:=ABS([.F58]/[.E58])" office:value-type="float" office:value="3.72506211776982" calcext:value-type="float">
            <text:p>3.72506211776982</text:p>
          </table:table-cell>
          <table:table-cell table:formula="of:=ABS([.G58]/[.E58])" office:value-type="float" office:value="2.10641420651508" calcext:value-type="float">
            <text:p>2.10641420651508</text:p>
          </table:table-cell>
        </table:table-row>
        <table:table-row table:style-name="ro2">
          <table:table-cell office:value-type="string" calcext:value-type="string">
            <text:p>ptend_t_5</text:p>
          </table:table-cell>
          <table:table-cell office:value-type="float" office:value="-0.00028664241477396" calcext:value-type="float">
            <text:p>-0.00028664241477396</text:p>
          </table:table-cell>
          <table:table-cell office:value-type="float" office:value="0.000250842115177103" calcext:value-type="float">
            <text:p>0.000250842115177103</text:p>
          </table:table-cell>
          <table:table-cell office:value-type="float" office:value="-0.0201742822869316" calcext:value-type="float">
            <text:p>-0.0201742822869316</text:p>
          </table:table-cell>
          <table:table-cell office:value-type="float" office:value="0.999978547394761" calcext:value-type="float">
            <text:p>0.999978547394761</text:p>
          </table:table-cell>
          <table:table-cell office:value-type="float" office:value="-2.59841656280287" calcext:value-type="float">
            <text:p>-2.59841656280287</text:p>
          </table:table-cell>
          <table:table-cell office:value-type="float" office:value="2.27388646316938" calcext:value-type="float">
            <text:p>2.27388646316938</text:p>
          </table:table-cell>
          <table:table-cell table:formula="of:=ABS([.F59]/[.E59])" office:value-type="float" office:value="2.5984723068035" calcext:value-type="float">
            <text:p>2.5984723068035</text:p>
          </table:table-cell>
          <table:table-cell table:formula="of:=ABS([.G59]/[.E59])" office:value-type="float" office:value="2.27393524500453" calcext:value-type="float">
            <text:p>2.27393524500453</text:p>
          </table:table-cell>
        </table:table-row>
        <table:table-row table:style-name="ro2">
          <table:table-cell office:value-type="string" calcext:value-type="string">
            <text:p>ptend_t_6</text:p>
          </table:table-cell>
          <table:table-cell office:value-type="float" office:value="-0.000210976041304652" calcext:value-type="float">
            <text:p>-0.000210976041304652</text:p>
          </table:table-cell>
          <table:table-cell office:value-type="float" office:value="0.000274638791644293" calcext:value-type="float">
            <text:p>0.000274638791644293</text:p>
          </table:table-cell>
          <table:table-cell office:value-type="float" office:value="-0.00305999493569372" calcext:value-type="float">
            <text:p>-0.00305999493569372</text:p>
          </table:table-cell>
          <table:table-cell office:value-type="float" office:value="0.999955637974044" calcext:value-type="float">
            <text:p>0.999955637974044</text:p>
          </table:table-cell>
          <table:table-cell office:value-type="float" office:value="-2.03880263826061" calcext:value-type="float">
            <text:p>-2.03880263826061</text:p>
          </table:table-cell>
          <table:table-cell office:value-type="float" office:value="2.65401838763549" calcext:value-type="float">
            <text:p>2.65401838763549</text:p>
          </table:table-cell>
          <table:table-cell table:formula="of:=ABS([.F60]/[.E60])" office:value-type="float" office:value="2.03889308768869" calcext:value-type="float">
            <text:p>2.03889308768869</text:p>
          </table:table-cell>
          <table:table-cell table:formula="of:=ABS([.G60]/[.E60])" office:value-type="float" office:value="2.6541361304914" calcext:value-type="float">
            <text:p>2.6541361304914</text:p>
          </table:table-cell>
        </table:table-row>
        <table:table-row table:style-name="ro2">
          <table:table-cell office:value-type="string" calcext:value-type="string">
            <text:p>ptend_t_7</text:p>
          </table:table-cell>
          <table:table-cell office:value-type="float" office:value="-0.000200273926244658" calcext:value-type="float">
            <text:p>-0.000200273926244658</text:p>
          </table:table-cell>
          <table:table-cell office:value-type="float" office:value="0.000234563402205481" calcext:value-type="float">
            <text:p>0.000234563402205481</text:p>
          </table:table-cell>
          <table:table-cell office:value-type="float" office:value="0.00502052175875057" calcext:value-type="float">
            <text:p>0.00502052175875057</text:p>
          </table:table-cell>
          <table:table-cell office:value-type="float" office:value="0.999942788887635" calcext:value-type="float">
            <text:p>0.999942788887635</text:p>
          </table:table-cell>
          <table:table-cell office:value-type="float" office:value="-2.5411872014573" calcext:value-type="float">
            <text:p>-2.5411872014573</text:p>
          </table:table-cell>
          <table:table-cell office:value-type="float" office:value="2.97627118413148" calcext:value-type="float">
            <text:p>2.97627118413148</text:p>
          </table:table-cell>
          <table:table-cell table:formula="of:=ABS([.F61]/[.E61])" office:value-type="float" office:value="2.54133259392188" calcext:value-type="float">
            <text:p>2.54133259392188</text:p>
          </table:table-cell>
          <table:table-cell table:formula="of:=ABS([.G61]/[.E61])" office:value-type="float" office:value="2.97644146965885" calcext:value-type="float">
            <text:p>2.97644146965885</text:p>
          </table:table-cell>
        </table:table-row>
        <table:table-row table:style-name="ro2">
          <table:table-cell office:value-type="string" calcext:value-type="string">
            <text:p>ptend_t_8</text:p>
          </table:table-cell>
          <table:table-cell office:value-type="float" office:value="-0.000127031002729581" calcext:value-type="float">
            <text:p>-0.000127031002729581</text:p>
          </table:table-cell>
          <table:table-cell office:value-type="float" office:value="0.000158871474061328" calcext:value-type="float">
            <text:p>0.000158871474061328</text:p>
          </table:table-cell>
          <table:table-cell office:value-type="float" office:value="0.00364857086779956" calcext:value-type="float">
            <text:p>0.00364857086779956</text:p>
          </table:table-cell>
          <table:table-cell office:value-type="float" office:value="0.999930872086679" calcext:value-type="float">
            <text:p>0.999930872086679</text:p>
          </table:table-cell>
          <table:table-cell office:value-type="float" office:value="-2.52666852732219" calcext:value-type="float">
            <text:p>-2.52666852732219</text:p>
          </table:table-cell>
          <table:table-cell office:value-type="float" office:value="3.15998098711825" calcext:value-type="float">
            <text:p>3.15998098711825</text:p>
          </table:table-cell>
          <table:table-cell table:formula="of:=ABS([.F62]/[.E62])" office:value-type="float" office:value="2.52684320272008" calcext:value-type="float">
            <text:p>2.52684320272008</text:p>
          </table:table-cell>
          <table:table-cell table:formula="of:=ABS([.G62]/[.E62])" office:value-type="float" office:value="3.16019944511157" calcext:value-type="float">
            <text:p>3.16019944511157</text:p>
          </table:table-cell>
        </table:table-row>
        <table:table-row table:style-name="ro2">
          <table:table-cell office:value-type="string" calcext:value-type="string">
            <text:p>ptend_t_9</text:p>
          </table:table-cell>
          <table:table-cell office:value-type="float" office:value="-0.0000948984107460641" calcext:value-type="float">
            <text:p>-9.48984107460641E-05</text:p>
          </table:table-cell>
          <table:table-cell office:value-type="float" office:value="0.000130538639713365" calcext:value-type="float">
            <text:p>0.000130538639713365</text:p>
          </table:table-cell>
          <table:table-cell office:value-type="float" office:value="-0.00038887532858347" calcext:value-type="float">
            <text:p>-0.00038887532858347</text:p>
          </table:table-cell>
          <table:table-cell office:value-type="float" office:value="0.999935202290381" calcext:value-type="float">
            <text:p>0.999935202290381</text:p>
          </table:table-cell>
          <table:table-cell office:value-type="float" office:value="-2.45135626144489" calcext:value-type="float">
            <text:p>-2.45135626144489</text:p>
          </table:table-cell>
          <table:table-cell office:value-type="float" office:value="3.37199231584737" calcext:value-type="float">
            <text:p>3.37199231584737</text:p>
          </table:table-cell>
          <table:table-cell table:formula="of:=ABS([.F63]/[.E63])" office:value-type="float" office:value="2.45151511400938" calcext:value-type="float">
            <text:p>2.45151511400938</text:p>
          </table:table-cell>
          <table:table-cell table:formula="of:=ABS([.G63]/[.E63])" office:value-type="float" office:value="3.37221082738533" calcext:value-type="float">
            <text:p>3.37221082738533</text:p>
          </table:table-cell>
        </table:table-row>
        <table:table-row table:style-name="ro2">
          <table:table-cell office:value-type="string" calcext:value-type="string">
            <text:p>ptend_t_10</text:p>
          </table:table-cell>
          <table:table-cell office:value-type="float" office:value="-0.0000751060058050257" calcext:value-type="float">
            <text:p>-7.51060058050257E-05</text:p>
          </table:table-cell>
          <table:table-cell office:value-type="float" office:value="0.0000999778208922682" calcext:value-type="float">
            <text:p>9.99778208922682E-05</text:p>
          </table:table-cell>
          <table:table-cell office:value-type="float" office:value="0.00478481870777761" calcext:value-type="float">
            <text:p>0.00478481870777761</text:p>
          </table:table-cell>
          <table:table-cell office:value-type="float" office:value="0.999939593420832" calcext:value-type="float">
            <text:p>0.999939593420832</text:p>
          </table:table-cell>
          <table:table-cell office:value-type="float" office:value="-2.54537014283155" calcext:value-type="float">
            <text:p>-2.54537014283155</text:p>
          </table:table-cell>
          <table:table-cell office:value-type="float" office:value="3.3882850980675" calcext:value-type="float">
            <text:p>3.3882850980675</text:p>
          </table:table-cell>
          <table:table-cell table:formula="of:=ABS([.F64]/[.E64])" office:value-type="float" office:value="2.5455239092231" calcext:value-type="float">
            <text:p>2.5455239092231</text:p>
          </table:table-cell>
          <table:table-cell table:formula="of:=ABS([.G64]/[.E64])" office:value-type="float" office:value="3.38848978514397" calcext:value-type="float">
            <text:p>3.38848978514397</text:p>
          </table:table-cell>
        </table:table-row>
        <table:table-row table:style-name="ro2">
          <table:table-cell office:value-type="string" calcext:value-type="string">
            <text:p>ptend_t_11</text:p>
          </table:table-cell>
          <table:table-cell office:value-type="float" office:value="-0.000058569807740696" calcext:value-type="float">
            <text:p>-5.8569807740696E-05</text:p>
          </table:table-cell>
          <table:table-cell office:value-type="float" office:value="0.000075128784414602" calcext:value-type="float">
            <text:p>7.5128784414602E-05</text:p>
          </table:table-cell>
          <table:table-cell office:value-type="float" office:value="0.00836024379245282" calcext:value-type="float">
            <text:p>0.00836024379245282</text:p>
          </table:table-cell>
          <table:table-cell office:value-type="float" office:value="0.99993846128973" calcext:value-type="float">
            <text:p>0.99993846128973</text:p>
          </table:table-cell>
          <table:table-cell office:value-type="float" office:value="-2.58427217778159" calcext:value-type="float">
            <text:p>-2.58427217778159</text:p>
          </table:table-cell>
          <table:table-cell office:value-type="float" office:value="3.3149029304104" calcext:value-type="float">
            <text:p>3.3149029304104</text:p>
          </table:table-cell>
          <table:table-cell table:formula="of:=ABS([.F65]/[.E65])" office:value-type="float" office:value="2.58443122034567" calcext:value-type="float">
            <text:p>2.58443122034567</text:p>
          </table:table-cell>
          <table:table-cell table:formula="of:=ABS([.G65]/[.E65])" office:value-type="float" office:value="3.31510693781576" calcext:value-type="float">
            <text:p>3.31510693781576</text:p>
          </table:table-cell>
        </table:table-row>
        <table:table-row table:style-name="ro2">
          <table:table-cell office:value-type="string" calcext:value-type="string">
            <text:p>ptend_t_12</text:p>
          </table:table-cell>
          <table:table-cell office:value-type="float" office:value="-0.0000435098837059419" calcext:value-type="float">
            <text:p>-4.35098837059419E-05</text:p>
          </table:table-cell>
          <table:table-cell office:value-type="float" office:value="0.0000567578425535705" calcext:value-type="float">
            <text:p>5.67578425535705E-05</text:p>
          </table:table-cell>
          <table:table-cell office:value-type="float" office:value="0.017861191460858" calcext:value-type="float">
            <text:p>0.017861191460858</text:p>
          </table:table-cell>
          <table:table-cell office:value-type="float" office:value="0.999921226746275" calcext:value-type="float">
            <text:p>0.999921226746275</text:p>
          </table:table-cell>
          <table:table-cell office:value-type="float" office:value="-2.60238079072054" calcext:value-type="float">
            <text:p>-2.60238079072054</text:p>
          </table:table-cell>
          <table:table-cell office:value-type="float" office:value="3.39475784818018" calcext:value-type="float">
            <text:p>3.39475784818018</text:p>
          </table:table-cell>
          <table:table-cell table:formula="of:=ABS([.F66]/[.E66])" office:value-type="float" office:value="2.60258580487249" calcext:value-type="float">
            <text:p>2.60258580487249</text:p>
          </table:table-cell>
          <table:table-cell table:formula="of:=ABS([.G66]/[.E66])" office:value-type="float" office:value="3.39502528536838" calcext:value-type="float">
            <text:p>3.39502528536838</text:p>
          </table:table-cell>
        </table:table-row>
        <table:table-row table:style-name="ro2">
          <table:table-cell office:value-type="string" calcext:value-type="string">
            <text:p>ptend_t_13</text:p>
          </table:table-cell>
          <table:table-cell office:value-type="float" office:value="-0.0000370313934979549" calcext:value-type="float">
            <text:p>-3.70313934979549E-05</text:p>
          </table:table-cell>
          <table:table-cell office:value-type="float" office:value="0.0000408057828292148" calcext:value-type="float">
            <text:p>4.08057828292148E-05</text:p>
          </table:table-cell>
          <table:table-cell office:value-type="float" office:value="0.0300190455936279" calcext:value-type="float">
            <text:p>0.0300190455936279</text:p>
          </table:table-cell>
          <table:table-cell office:value-type="float" office:value="0.999914051084604" calcext:value-type="float">
            <text:p>0.999914051084604</text:p>
          </table:table-cell>
          <table:table-cell office:value-type="float" office:value="-2.94155448850026" calcext:value-type="float">
            <text:p>-2.94155448850026</text:p>
          </table:table-cell>
          <table:table-cell office:value-type="float" office:value="3.24136961372173" calcext:value-type="float">
            <text:p>3.24136961372173</text:p>
          </table:table-cell>
          <table:table-cell table:formula="of:=ABS([.F67]/[.E67])" office:value-type="float" office:value="2.94180733364989" calcext:value-type="float">
            <text:p>2.94180733364989</text:p>
          </table:table-cell>
          <table:table-cell table:formula="of:=ABS([.G67]/[.E67])" office:value-type="float" office:value="3.24164822987118" calcext:value-type="float">
            <text:p>3.24164822987118</text:p>
          </table:table-cell>
        </table:table-row>
        <table:table-row table:style-name="ro2">
          <table:table-cell office:value-type="string" calcext:value-type="string">
            <text:p>ptend_t_14</text:p>
          </table:table-cell>
          <table:table-cell office:value-type="float" office:value="-0.000103854489992822" calcext:value-type="float">
            <text:p>-0.000103854489992822</text:p>
          </table:table-cell>
          <table:table-cell office:value-type="float" office:value="0.000059676894976306" calcext:value-type="float">
            <text:p>5.9676894976306E-05</text:p>
          </table:table-cell>
          <table:table-cell office:value-type="float" office:value="0.0611929621654389" calcext:value-type="float">
            <text:p>0.0611929621654389</text:p>
          </table:table-cell>
          <table:table-cell office:value-type="float" office:value="0.999908923467005" calcext:value-type="float">
            <text:p>0.999908923467005</text:p>
          </table:table-cell>
          <table:table-cell office:value-type="float" office:value="-11.149694372477" calcext:value-type="float">
            <text:p>-11.149694372477</text:p>
          </table:table-cell>
          <table:table-cell office:value-type="float" office:value="6.40684037955612" calcext:value-type="float">
            <text:p>6.40684037955612</text:p>
          </table:table-cell>
          <table:table-cell table:formula="of:=ABS([.F68]/[.E68])" office:value-type="float" office:value="11.1507099404788" calcext:value-type="float">
            <text:p>11.1507099404788</text:p>
          </table:table-cell>
          <table:table-cell table:formula="of:=ABS([.G68]/[.E68])" office:value-type="float" office:value="6.40742394551451" calcext:value-type="float">
            <text:p>6.40742394551451</text:p>
          </table:table-cell>
        </table:table-row>
        <table:table-row table:style-name="ro2">
          <table:table-cell office:value-type="string" calcext:value-type="string">
            <text:p>ptend_t_15</text:p>
          </table:table-cell>
          <table:table-cell office:value-type="float" office:value="-0.000446655297900852" calcext:value-type="float">
            <text:p>-0.000446655297900852</text:p>
          </table:table-cell>
          <table:table-cell office:value-type="float" office:value="0.000208710429535894" calcext:value-type="float">
            <text:p>0.000208710429535894</text:p>
          </table:table-cell>
          <table:table-cell office:value-type="float" office:value="0.126846501189604" calcext:value-type="float">
            <text:p>0.126846501189604</text:p>
          </table:table-cell>
          <table:table-cell office:value-type="float" office:value="0.99992955574579" calcext:value-type="float">
            <text:p>0.99992955574579</text:p>
          </table:table-cell>
          <table:table-cell office:value-type="float" office:value="-60.6204330410867" calcext:value-type="float">
            <text:p>-60.6204330410867</text:p>
          </table:table-cell>
          <table:table-cell office:value-type="float" office:value="28.3263551963187" calcext:value-type="float">
            <text:p>28.3263551963187</text:p>
          </table:table-cell>
          <table:table-cell table:formula="of:=ABS([.F69]/[.E69])" office:value-type="float" office:value="60.6247037031258" calcext:value-type="float">
            <text:p>60.6247037031258</text:p>
          </table:table-cell>
          <table:table-cell table:formula="of:=ABS([.G69]/[.E69])" office:value-type="float" office:value="28.3283507658614" calcext:value-type="float">
            <text:p>28.3283507658614</text:p>
          </table:table-cell>
        </table:table-row>
        <table:table-row table:style-name="ro2">
          <table:table-cell office:value-type="string" calcext:value-type="string">
            <text:p>ptend_t_16</text:p>
          </table:table-cell>
          <table:table-cell office:value-type="float" office:value="-0.00193787664971583" calcext:value-type="float">
            <text:p>-0.00193787664971583</text:p>
          </table:table-cell>
          <table:table-cell office:value-type="float" office:value="0.000752660872653005" calcext:value-type="float">
            <text:p>0.000752660872653005</text:p>
          </table:table-cell>
          <table:table-cell office:value-type="float" office:value="0.257248527177481" calcext:value-type="float">
            <text:p>0.257248527177481</text:p>
          </table:table-cell>
          <table:table-cell office:value-type="float" office:value="1.00001462123843" calcext:value-type="float">
            <text:p>1.00001462123843</text:p>
          </table:table-cell>
          <table:table-cell office:value-type="float" office:value="-289.518463561195" calcext:value-type="float">
            <text:p>-289.518463561195</text:p>
          </table:table-cell>
          <table:table-cell office:value-type="float" office:value="112.447414785188" calcext:value-type="float">
            <text:p>112.447414785188</text:p>
          </table:table-cell>
          <table:table-cell table:formula="of:=ABS([.F70]/[.E70])" office:value-type="float" office:value="289.514230504601" calcext:value-type="float">
            <text:p>289.514230504601</text:p>
          </table:table-cell>
          <table:table-cell table:formula="of:=ABS([.G70]/[.E70])" office:value-type="float" office:value="112.445770688764" calcext:value-type="float">
            <text:p>112.445770688764</text:p>
          </table:table-cell>
        </table:table-row>
        <table:table-row table:style-name="ro2">
          <table:table-cell office:value-type="string" calcext:value-type="string">
            <text:p>ptend_t_17</text:p>
          </table:table-cell>
          <table:table-cell office:value-type="float" office:value="-0.00166608107698989" calcext:value-type="float">
            <text:p>-0.00166608107698989</text:p>
          </table:table-cell>
          <table:table-cell office:value-type="float" office:value="0.00251035865343518" calcext:value-type="float">
            <text:p>0.00251035865343518</text:p>
          </table:table-cell>
          <table:table-cell office:value-type="float" office:value="0.212107914481167" calcext:value-type="float">
            <text:p>0.212107914481167</text:p>
          </table:table-cell>
          <table:table-cell office:value-type="float" office:value="1.00022369774205" calcext:value-type="float">
            <text:p>1.00022369774205</text:p>
          </table:table-cell>
          <table:table-cell office:value-type="float" office:value="-214.07967560928" calcext:value-type="float">
            <text:p>-214.07967560928</text:p>
          </table:table-cell>
          <table:table-cell office:value-type="float" office:value="322.563393590246" calcext:value-type="float">
            <text:p>322.563393590246</text:p>
          </table:table-cell>
          <table:table-cell table:formula="of:=ABS([.F71]/[.E71])" office:value-type="float" office:value="214.031797179523" calcext:value-type="float">
            <text:p>214.031797179523</text:p>
          </table:table-cell>
          <table:table-cell table:formula="of:=ABS([.G71]/[.E71])" office:value-type="float" office:value="322.491253025112" calcext:value-type="float">
            <text:p>322.491253025112</text:p>
          </table:table-cell>
        </table:table-row>
        <table:table-row table:style-name="ro2">
          <table:table-cell office:value-type="string" calcext:value-type="string">
            <text:p>ptend_t_18</text:p>
          </table:table-cell>
          <table:table-cell office:value-type="float" office:value="-0.0023312443450303" calcext:value-type="float">
            <text:p>-0.0023312443450303</text:p>
          </table:table-cell>
          <table:table-cell office:value-type="float" office:value="0.000800481380751918" calcext:value-type="float">
            <text:p>0.000800481380751918</text:p>
          </table:table-cell>
          <table:table-cell office:value-type="float" office:value="0.0697117668819194" calcext:value-type="float">
            <text:p>0.0697117668819194</text:p>
          </table:table-cell>
          <table:table-cell office:value-type="float" office:value="1.0002963094309" calcext:value-type="float">
            <text:p>1.0002963094309</text:p>
          </table:table-cell>
          <table:table-cell office:value-type="float" office:value="-213.882895888122" calcext:value-type="float">
            <text:p>-213.882895888122</text:p>
          </table:table-cell>
          <table:table-cell office:value-type="float" office:value="73.4411543709362" calcext:value-type="float">
            <text:p>73.4411543709362</text:p>
          </table:table-cell>
          <table:table-cell table:formula="of:=ABS([.F72]/[.E72])" office:value-type="float" office:value="213.819539142162" calcext:value-type="float">
            <text:p>213.819539142162</text:p>
          </table:table-cell>
          <table:table-cell table:formula="of:=ABS([.G72]/[.E72])" office:value-type="float" office:value="73.4193995104499" calcext:value-type="float">
            <text:p>73.4193995104499</text:p>
          </table:table-cell>
        </table:table-row>
        <table:table-row table:style-name="ro2">
          <table:table-cell office:value-type="string" calcext:value-type="string">
            <text:p>ptend_t_19</text:p>
          </table:table-cell>
          <table:table-cell office:value-type="float" office:value="-0.00208958937833809" calcext:value-type="float">
            <text:p>-0.00208958937833809</text:p>
          </table:table-cell>
          <table:table-cell office:value-type="float" office:value="0.00124171613521445" calcext:value-type="float">
            <text:p>0.00124171613521445</text:p>
          </table:table-cell>
          <table:table-cell office:value-type="float" office:value="-0.0284803956645952" calcext:value-type="float">
            <text:p>-0.0284803956645952</text:p>
          </table:table-cell>
          <table:table-cell office:value-type="float" office:value="1.00020930124057" calcext:value-type="float">
            <text:p>1.00020930124057</text:p>
          </table:table-cell>
          <table:table-cell office:value-type="float" office:value="-152.015055221464" calcext:value-type="float">
            <text:p>-152.015055221464</text:p>
          </table:table-cell>
          <table:table-cell office:value-type="float" office:value="90.333320422089" calcext:value-type="float">
            <text:p>90.333320422089</text:p>
          </table:table-cell>
          <table:table-cell table:formula="of:=ABS([.F73]/[.E73])" office:value-type="float" office:value="151.983244939753" calcext:value-type="float">
            <text:p>151.983244939753</text:p>
          </table:table-cell>
          <table:table-cell table:formula="of:=ABS([.G73]/[.E73])" office:value-type="float" office:value="90.3144175024645" calcext:value-type="float">
            <text:p>90.3144175024645</text:p>
          </table:table-cell>
        </table:table-row>
        <table:table-row table:style-name="ro2">
          <table:table-cell office:value-type="string" calcext:value-type="string">
            <text:p>ptend_t_20</text:p>
          </table:table-cell>
          <table:table-cell office:value-type="float" office:value="-0.00158147695939931" calcext:value-type="float">
            <text:p>-0.00158147695939931</text:p>
          </table:table-cell>
          <table:table-cell office:value-type="float" office:value="0.0019030916405408" calcext:value-type="float">
            <text:p>0.0019030916405408</text:p>
          </table:table-cell>
          <table:table-cell office:value-type="float" office:value="-0.0233331506568047" calcext:value-type="float">
            <text:p>-0.0233331506568047</text:p>
          </table:table-cell>
          <table:table-cell office:value-type="float" office:value="1.00017649035222" calcext:value-type="float">
            <text:p>1.00017649035222</text:p>
          </table:table-cell>
          <table:table-cell office:value-type="float" office:value="-105.218091207476" calcext:value-type="float">
            <text:p>-105.218091207476</text:p>
          </table:table-cell>
          <table:table-cell office:value-type="float" office:value="126.615609933808" calcext:value-type="float">
            <text:p>126.615609933808</text:p>
          </table:table-cell>
          <table:table-cell table:formula="of:=ABS([.F74]/[.E74])" office:value-type="float" office:value="105.199524506342" calcext:value-type="float">
            <text:p>105.199524506342</text:p>
          </table:table-cell>
          <table:table-cell table:formula="of:=ABS([.G74]/[.E74])" office:value-type="float" office:value="126.593267443448" calcext:value-type="float">
            <text:p>126.593267443448</text:p>
          </table:table-cell>
        </table:table-row>
        <table:table-row table:style-name="ro2">
          <table:table-cell office:value-type="string" calcext:value-type="string">
            <text:p>ptend_t_21</text:p>
          </table:table-cell>
          <table:table-cell office:value-type="float" office:value="-0.00126493670921358" calcext:value-type="float">
            <text:p>-0.00126493670921358</text:p>
          </table:table-cell>
          <table:table-cell office:value-type="float" office:value="0.00136084964629061" calcext:value-type="float">
            <text:p>0.00136084964629061</text:p>
          </table:table-cell>
          <table:table-cell office:value-type="float" office:value="-0.149974791781301" calcext:value-type="float">
            <text:p>-0.149974791781301</text:p>
          </table:table-cell>
          <table:table-cell office:value-type="float" office:value="1.00011190816254" calcext:value-type="float">
            <text:p>1.00011190816254</text:p>
          </table:table-cell>
          <table:table-cell office:value-type="float" office:value="-79.6053840349255" calcext:value-type="float">
            <text:p>-79.6053840349255</text:p>
          </table:table-cell>
          <table:table-cell office:value-type="float" office:value="85.641406338904" calcext:value-type="float">
            <text:p>85.641406338904</text:p>
          </table:table-cell>
          <table:table-cell table:formula="of:=ABS([.F75]/[.E75])" office:value-type="float" office:value="79.5964765394915" calcext:value-type="float">
            <text:p>79.5964765394915</text:p>
          </table:table-cell>
          <table:table-cell table:formula="of:=ABS([.G75]/[.E75])" office:value-type="float" office:value="85.6318234388882" calcext:value-type="float">
            <text:p>85.6318234388882</text:p>
          </table:table-cell>
        </table:table-row>
        <table:table-row table:style-name="ro2">
          <table:table-cell office:value-type="string" calcext:value-type="string">
            <text:p>ptend_t_22</text:p>
          </table:table-cell>
          <table:table-cell office:value-type="float" office:value="-0.00109371474015679" calcext:value-type="float">
            <text:p>-0.00109371474015679</text:p>
          </table:table-cell>
          <table:table-cell office:value-type="float" office:value="0.00204944330566136" calcext:value-type="float">
            <text:p>0.00204944330566136</text:p>
          </table:table-cell>
          <table:table-cell office:value-type="float" office:value="-0.233388899092335" calcext:value-type="float">
            <text:p>-0.233388899092335</text:p>
          </table:table-cell>
          <table:table-cell office:value-type="float" office:value="1.00015816430677" calcext:value-type="float">
            <text:p>1.00015816430677</text:p>
          </table:table-cell>
          <table:table-cell office:value-type="float" office:value="-61.9154853686108" calcext:value-type="float">
            <text:p>-61.9154853686108</text:p>
          </table:table-cell>
          <table:table-cell office:value-type="float" office:value="116.019536307321" calcext:value-type="float">
            <text:p>116.019536307321</text:p>
          </table:table-cell>
          <table:table-cell table:formula="of:=ABS([.F76]/[.E76])" office:value-type="float" office:value="61.9056940974191" calcext:value-type="float">
            <text:p>61.9056940974191</text:p>
          </table:table-cell>
          <table:table-cell table:formula="of:=ABS([.G76]/[.E76])" office:value-type="float" office:value="116.00118905967" calcext:value-type="float">
            <text:p>116.00118905967</text:p>
          </table:table-cell>
        </table:table-row>
        <table:table-row table:style-name="ro2">
          <table:table-cell office:value-type="string" calcext:value-type="string">
            <text:p>ptend_t_23</text:p>
          </table:table-cell>
          <table:table-cell office:value-type="float" office:value="-0.00114427526097022" calcext:value-type="float">
            <text:p>-0.00114427526097022</text:p>
          </table:table-cell>
          <table:table-cell office:value-type="float" office:value="0.00185477637684158" calcext:value-type="float">
            <text:p>0.00185477637684158</text:p>
          </table:table-cell>
          <table:table-cell office:value-type="float" office:value="-0.279538922569486" calcext:value-type="float">
            <text:p>-0.279538922569486</text:p>
          </table:table-cell>
          <table:table-cell office:value-type="float" office:value="1.00012788508514" calcext:value-type="float">
            <text:p>1.00012788508514</text:p>
          </table:table-cell>
          <table:table-cell office:value-type="float" office:value="-56.6108944094164" calcext:value-type="float">
            <text:p>-56.6108944094164</text:p>
          </table:table-cell>
          <table:table-cell office:value-type="float" office:value="91.7616182083931" calcext:value-type="float">
            <text:p>91.7616182083931</text:p>
          </table:table-cell>
          <table:table-cell table:formula="of:=ABS([.F77]/[.E77])" office:value-type="float" office:value="56.603655646095" calcext:value-type="float">
            <text:p>56.603655646095</text:p>
          </table:table-cell>
          <table:table-cell table:formula="of:=ABS([.G77]/[.E77])" office:value-type="float" office:value="91.7498847665683" calcext:value-type="float">
            <text:p>91.7498847665683</text:p>
          </table:table-cell>
        </table:table-row>
        <table:table-row table:style-name="ro2">
          <table:table-cell office:value-type="string" calcext:value-type="string">
            <text:p>ptend_t_24</text:p>
          </table:table-cell>
          <table:table-cell office:value-type="float" office:value="-0.000851858284637975" calcext:value-type="float">
            <text:p>-0.000851858284637975</text:p>
          </table:table-cell>
          <table:table-cell office:value-type="float" office:value="0.00171002941742607" calcext:value-type="float">
            <text:p>0.00171002941742607</text:p>
          </table:table-cell>
          <table:table-cell office:value-type="float" office:value="-0.28469604153343" calcext:value-type="float">
            <text:p>-0.28469604153343</text:p>
          </table:table-cell>
          <table:table-cell office:value-type="float" office:value="1.00017381327567" calcext:value-type="float">
            <text:p>1.00017381327567</text:p>
          </table:table-cell>
          <table:table-cell office:value-type="float" office:value="-36.6547676844629" calcext:value-type="float">
            <text:p>-36.6547676844629</text:p>
          </table:table-cell>
          <table:table-cell office:value-type="float" office:value="73.5811720795653" calcext:value-type="float">
            <text:p>73.5811720795653</text:p>
          </table:table-cell>
          <table:table-cell table:formula="of:=ABS([.F78]/[.E78])" office:value-type="float" office:value="36.6483977064095" calcext:value-type="float">
            <text:p>36.6483977064095</text:p>
          </table:table-cell>
          <table:table-cell table:formula="of:=ABS([.G78]/[.E78])" office:value-type="float" office:value="73.5683849175969" calcext:value-type="float">
            <text:p>73.5683849175969</text:p>
          </table:table-cell>
        </table:table-row>
        <table:table-row table:style-name="ro2">
          <table:table-cell office:value-type="string" calcext:value-type="string">
            <text:p>ptend_t_25</text:p>
          </table:table-cell>
          <table:table-cell office:value-type="float" office:value="-0.000942122845823666" calcext:value-type="float">
            <text:p>-0.000942122845823666</text:p>
          </table:table-cell>
          <table:table-cell office:value-type="float" office:value="0.00193565679138819" calcext:value-type="float">
            <text:p>0.00193565679138819</text:p>
          </table:table-cell>
          <table:table-cell office:value-type="float" office:value="-0.24434851993433" calcext:value-type="float">
            <text:p>-0.24434851993433</text:p>
          </table:table-cell>
          <table:table-cell office:value-type="float" office:value="1.00019742356109" calcext:value-type="float">
            <text:p>1.00019742356109</text:p>
          </table:table-cell>
          <table:table-cell office:value-type="float" office:value="-34.7762743417288" calcext:value-type="float">
            <text:p>-34.7762743417288</text:p>
          </table:table-cell>
          <table:table-cell office:value-type="float" office:value="71.4502698954242" calcext:value-type="float">
            <text:p>71.4502698954242</text:p>
          </table:table-cell>
          <table:table-cell table:formula="of:=ABS([.F79]/[.E79])" office:value-type="float" office:value="34.7694100409813" calcext:value-type="float">
            <text:p>34.7694100409813</text:p>
          </table:table-cell>
          <table:table-cell table:formula="of:=ABS([.G79]/[.E79])" office:value-type="float" office:value="71.4361667130008" calcext:value-type="float">
            <text:p>71.4361667130008</text:p>
          </table:table-cell>
        </table:table-row>
        <table:table-row table:style-name="ro2">
          <table:table-cell office:value-type="string" calcext:value-type="string">
            <text:p>ptend_t_26</text:p>
          </table:table-cell>
          <table:table-cell office:value-type="float" office:value="-0.000838911777325464" calcext:value-type="float">
            <text:p>-0.000838911777325464</text:p>
          </table:table-cell>
          <table:table-cell office:value-type="float" office:value="0.00146068394634019" calcext:value-type="float">
            <text:p>0.00146068394634019</text:p>
          </table:table-cell>
          <table:table-cell office:value-type="float" office:value="-0.183155461287481" calcext:value-type="float">
            <text:p>-0.183155461287481</text:p>
          </table:table-cell>
          <table:table-cell office:value-type="float" office:value="1.00016053518634" calcext:value-type="float">
            <text:p>1.00016053518634</text:p>
          </table:table-cell>
          <table:table-cell office:value-type="float" office:value="-26.4147573981356" calcext:value-type="float">
            <text:p>-26.4147573981356</text:p>
          </table:table-cell>
          <table:table-cell office:value-type="float" office:value="45.9924548930947" calcext:value-type="float">
            <text:p>45.9924548930947</text:p>
          </table:table-cell>
          <table:table-cell table:formula="of:=ABS([.F80]/[.E80])" office:value-type="float" office:value="26.4105175807744" calcext:value-type="float">
            <text:p>26.4105175807744</text:p>
          </table:table-cell>
          <table:table-cell table:formula="of:=ABS([.G80]/[.E80])" office:value-type="float" office:value="45.9850726708846" calcext:value-type="float">
            <text:p>45.9850726708846</text:p>
          </table:table-cell>
        </table:table-row>
        <table:table-row table:style-name="ro2">
          <table:table-cell office:value-type="string" calcext:value-type="string">
            <text:p>ptend_t_27</text:p>
          </table:table-cell>
          <table:table-cell office:value-type="float" office:value="-0.00115281698840173" calcext:value-type="float">
            <text:p>-0.00115281698840173</text:p>
          </table:table-cell>
          <table:table-cell office:value-type="float" office:value="0.00147748115124273" calcext:value-type="float">
            <text:p>0.00147748115124273</text:p>
          </table:table-cell>
          <table:table-cell office:value-type="float" office:value="-0.125949003086079" calcext:value-type="float">
            <text:p>-0.125949003086079</text:p>
          </table:table-cell>
          <table:table-cell office:value-type="float" office:value="1.0001256125298" calcext:value-type="float">
            <text:p>1.0001256125298</text:p>
          </table:table-cell>
          <table:table-cell office:value-type="float" office:value="-31.00855550646" calcext:value-type="float">
            <text:p>-31.00855550646</text:p>
          </table:table-cell>
          <table:table-cell office:value-type="float" office:value="39.7413958581369" calcext:value-type="float">
            <text:p>39.7413958581369</text:p>
          </table:table-cell>
          <table:table-cell table:formula="of:=ABS([.F81]/[.E81])" office:value-type="float" office:value="31.0046609325647" calcext:value-type="float">
            <text:p>31.0046609325647</text:p>
          </table:table-cell>
          <table:table-cell table:formula="of:=ABS([.G81]/[.E81])" office:value-type="float" office:value="39.7364044678466" calcext:value-type="float">
            <text:p>39.7364044678466</text:p>
          </table:table-cell>
        </table:table-row>
        <table:table-row table:style-name="ro2">
          <table:table-cell office:value-type="string" calcext:value-type="string">
            <text:p>ptend_t_28</text:p>
          </table:table-cell>
          <table:table-cell office:value-type="float" office:value="-0.000934469704544677" calcext:value-type="float">
            <text:p>-0.000934469704544677</text:p>
          </table:table-cell>
          <table:table-cell office:value-type="float" office:value="0.00149863895496319" calcext:value-type="float">
            <text:p>0.00149863895496319</text:p>
          </table:table-cell>
          <table:table-cell office:value-type="float" office:value="-0.083341274778916" calcext:value-type="float">
            <text:p>-0.083341274778916</text:p>
          </table:table-cell>
          <table:table-cell office:value-type="float" office:value="1.00007757102933" calcext:value-type="float">
            <text:p>1.00007757102933</text:p>
          </table:table-cell>
          <table:table-cell office:value-type="float" office:value="-21.7886920872699" calcext:value-type="float">
            <text:p>-21.7886920872699</text:p>
          </table:table-cell>
          <table:table-cell office:value-type="float" office:value="34.9432224296574" calcext:value-type="float">
            <text:p>34.9432224296574</text:p>
          </table:table-cell>
          <table:table-cell table:formula="of:=ABS([.F82]/[.E82])" office:value-type="float" office:value="21.7870020470952" calcext:value-type="float">
            <text:p>21.7870020470952</text:p>
          </table:table-cell>
          <table:table-cell table:formula="of:=ABS([.G82]/[.E82])" office:value-type="float" office:value="34.9405120581719" calcext:value-type="float">
            <text:p>34.9405120581719</text:p>
          </table:table-cell>
        </table:table-row>
        <table:table-row table:style-name="ro2">
          <table:table-cell office:value-type="string" calcext:value-type="string">
            <text:p>ptend_t_29</text:p>
          </table:table-cell>
          <table:table-cell office:value-type="float" office:value="-0.00099351847752987" calcext:value-type="float">
            <text:p>-0.00099351847752987</text:p>
          </table:table-cell>
          <table:table-cell office:value-type="float" office:value="0.00171818910759718" calcext:value-type="float">
            <text:p>0.00171818910759718</text:p>
          </table:table-cell>
          <table:table-cell office:value-type="float" office:value="-0.0525678320621652" calcext:value-type="float">
            <text:p>-0.0525678320621652</text:p>
          </table:table-cell>
          <table:table-cell office:value-type="float" office:value="1.00009000382655" calcext:value-type="float">
            <text:p>1.00009000382655</text:p>
          </table:table-cell>
          <table:table-cell office:value-type="float" office:value="-20.3271211236006" calcext:value-type="float">
            <text:p>-20.3271211236006</text:p>
          </table:table-cell>
          <table:table-cell office:value-type="float" office:value="35.1536875189411" calcext:value-type="float">
            <text:p>35.1536875189411</text:p>
          </table:table-cell>
          <table:table-cell table:formula="of:=ABS([.F83]/[.E83])" office:value-type="float" office:value="20.3252917695656" calcext:value-type="float">
            <text:p>20.3252917695656</text:p>
          </table:table-cell>
          <table:table-cell table:formula="of:=ABS([.G83]/[.E83])" office:value-type="float" office:value="35.1505238372904" calcext:value-type="float">
            <text:p>35.1505238372904</text:p>
          </table:table-cell>
        </table:table-row>
        <table:table-row table:style-name="ro2">
          <table:table-cell office:value-type="string" calcext:value-type="string">
            <text:p>ptend_t_30</text:p>
          </table:table-cell>
          <table:table-cell office:value-type="float" office:value="-0.000729562198289789" calcext:value-type="float">
            <text:p>-0.000729562198289789</text:p>
          </table:table-cell>
          <table:table-cell office:value-type="float" office:value="0.00180101400760726" calcext:value-type="float">
            <text:p>0.00180101400760726</text:p>
          </table:table-cell>
          <table:table-cell office:value-type="float" office:value="-0.0310190582063518" calcext:value-type="float">
            <text:p>-0.0310190582063518</text:p>
          </table:table-cell>
          <table:table-cell office:value-type="float" office:value="1.00007597700137" calcext:value-type="float">
            <text:p>1.00007597700137</text:p>
          </table:table-cell>
          <table:table-cell office:value-type="float" office:value="-13.4134993768618" calcext:value-type="float">
            <text:p>-13.4134993768618</text:p>
          </table:table-cell>
          <table:table-cell office:value-type="float" office:value="33.1128727960268" calcext:value-type="float">
            <text:p>33.1128727960268</text:p>
          </table:table-cell>
          <table:table-cell table:formula="of:=ABS([.F84]/[.E84])" office:value-type="float" office:value="13.4124803368249" calcext:value-type="float">
            <text:p>13.4124803368249</text:p>
          </table:table-cell>
          <table:table-cell table:formula="of:=ABS([.G84]/[.E84])" office:value-type="float" office:value="33.1103571703746" calcext:value-type="float">
            <text:p>33.1103571703746</text:p>
          </table:table-cell>
        </table:table-row>
        <table:table-row table:style-name="ro2">
          <table:table-cell office:value-type="string" calcext:value-type="string">
            <text:p>ptend_t_31</text:p>
          </table:table-cell>
          <table:table-cell office:value-type="float" office:value="-0.00106984065192274" calcext:value-type="float">
            <text:p>-0.00106984065192274</text:p>
          </table:table-cell>
          <table:table-cell office:value-type="float" office:value="0.00164546784595051" calcext:value-type="float">
            <text:p>0.00164546784595051</text:p>
          </table:table-cell>
          <table:table-cell office:value-type="float" office:value="-0.0154578045713047" calcext:value-type="float">
            <text:p>-0.0154578045713047</text:p>
          </table:table-cell>
          <table:table-cell office:value-type="float" office:value="1.00006453166585" calcext:value-type="float">
            <text:p>1.00006453166585</text:p>
          </table:table-cell>
          <table:table-cell office:value-type="float" office:value="-18.3064767956892" calcext:value-type="float">
            <text:p>-18.3064767956892</text:p>
          </table:table-cell>
          <table:table-cell office:value-type="float" office:value="28.1562669036818" calcext:value-type="float">
            <text:p>28.1562669036818</text:p>
          </table:table-cell>
          <table:table-cell table:formula="of:=ABS([.F85]/[.E85])" office:value-type="float" office:value="18.3052955244751" calcext:value-type="float">
            <text:p>18.3052955244751</text:p>
          </table:table-cell>
          <table:table-cell table:formula="of:=ABS([.G85]/[.E85])" office:value-type="float" office:value="28.1544500501191" calcext:value-type="float">
            <text:p>28.1544500501191</text:p>
          </table:table-cell>
        </table:table-row>
        <table:table-row table:style-name="ro2">
          <table:table-cell office:value-type="string" calcext:value-type="string">
            <text:p>ptend_t_32</text:p>
          </table:table-cell>
          <table:table-cell office:value-type="float" office:value="-0.00119382727766379" calcext:value-type="float">
            <text:p>-0.00119382727766379</text:p>
          </table:table-cell>
          <table:table-cell office:value-type="float" office:value="0.00181496686494341" calcext:value-type="float">
            <text:p>0.00181496686494341</text:p>
          </table:table-cell>
          <table:table-cell office:value-type="float" office:value="-0.00451538529948773" calcext:value-type="float">
            <text:p>-0.00451538529948773</text:p>
          </table:table-cell>
          <table:table-cell office:value-type="float" office:value="1.00006006365077" calcext:value-type="float">
            <text:p>1.00006006365077</text:p>
          </table:table-cell>
          <table:table-cell office:value-type="float" office:value="-19.5045231392898" calcext:value-type="float">
            <text:p>-19.5045231392898</text:p>
          </table:table-cell>
          <table:table-cell office:value-type="float" office:value="29.6525836497955" calcext:value-type="float">
            <text:p>29.6525836497955</text:p>
          </table:table-cell>
          <table:table-cell table:formula="of:=ABS([.F86]/[.E86])" office:value-type="float" office:value="19.5033516967847" calcext:value-type="float">
            <text:p>19.5033516967847</text:p>
          </table:table-cell>
          <table:table-cell table:formula="of:=ABS([.G86]/[.E86])" office:value-type="float" office:value="29.6508027143363" calcext:value-type="float">
            <text:p>29.6508027143363</text:p>
          </table:table-cell>
        </table:table-row>
        <table:table-row table:style-name="ro2">
          <table:table-cell office:value-type="string" calcext:value-type="string">
            <text:p>ptend_t_33</text:p>
          </table:table-cell>
          <table:table-cell office:value-type="float" office:value="-0.00134423198263259" calcext:value-type="float">
            <text:p>-0.00134423198263259</text:p>
          </table:table-cell>
          <table:table-cell office:value-type="float" office:value="0.00175712122467478" calcext:value-type="float">
            <text:p>0.00175712122467478</text:p>
          </table:table-cell>
          <table:table-cell office:value-type="float" office:value="0.00301644146322592" calcext:value-type="float">
            <text:p>0.00301644146322592</text:p>
          </table:table-cell>
          <table:table-cell office:value-type="float" office:value="1.00008376318693" calcext:value-type="float">
            <text:p>1.00008376318693</text:p>
          </table:table-cell>
          <table:table-cell office:value-type="float" office:value="-21.3165080067211" calcext:value-type="float">
            <text:p>-21.3165080067211</text:p>
          </table:table-cell>
          <table:table-cell office:value-type="float" office:value="27.8640064650189" calcext:value-type="float">
            <text:p>27.8640064650189</text:p>
          </table:table-cell>
          <table:table-cell table:formula="of:=ABS([.F87]/[.E87])" office:value-type="float" office:value="21.3147226176262" calcext:value-type="float">
            <text:p>21.3147226176262</text:p>
          </table:table-cell>
          <table:table-cell table:formula="of:=ABS([.G87]/[.E87])" office:value-type="float" office:value="27.8616726825219" calcext:value-type="float">
            <text:p>27.8616726825219</text:p>
          </table:table-cell>
        </table:table-row>
        <table:table-row table:style-name="ro2">
          <table:table-cell office:value-type="string" calcext:value-type="string">
            <text:p>ptend_t_34</text:p>
          </table:table-cell>
          <table:table-cell office:value-type="float" office:value="-0.00127548509730531" calcext:value-type="float">
            <text:p>-0.00127548509730531</text:p>
          </table:table-cell>
          <table:table-cell office:value-type="float" office:value="0.00155426859820295" calcext:value-type="float">
            <text:p>0.00155426859820295</text:p>
          </table:table-cell>
          <table:table-cell office:value-type="float" office:value="0.0075309069461758" calcext:value-type="float">
            <text:p>0.0075309069461758</text:p>
          </table:table-cell>
          <table:table-cell office:value-type="float" office:value="1.00010223923645" calcext:value-type="float">
            <text:p>1.00010223923645</text:p>
          </table:table-cell>
          <table:table-cell office:value-type="float" office:value="-19.8732089224267" calcext:value-type="float">
            <text:p>-19.8732089224267</text:p>
          </table:table-cell>
          <table:table-cell office:value-type="float" office:value="24.2169074643927" calcext:value-type="float">
            <text:p>24.2169074643927</text:p>
          </table:table-cell>
          <table:table-cell table:formula="of:=ABS([.F88]/[.E88])" office:value-type="float" office:value="19.8711773084313" calcext:value-type="float">
            <text:p>19.8711773084313</text:p>
          </table:table-cell>
          <table:table-cell table:formula="of:=ABS([.G88]/[.E88])" office:value-type="float" office:value="24.2144317993745" calcext:value-type="float">
            <text:p>24.2144317993745</text:p>
          </table:table-cell>
        </table:table-row>
        <table:table-row table:style-name="ro2">
          <table:table-cell office:value-type="string" calcext:value-type="string">
            <text:p>ptend_t_35</text:p>
          </table:table-cell>
          <table:table-cell office:value-type="float" office:value="-0.00157544054305764" calcext:value-type="float">
            <text:p>-0.00157544054305764</text:p>
          </table:table-cell>
          <table:table-cell office:value-type="float" office:value="0.00144633730974353" calcext:value-type="float">
            <text:p>0.00144633730974353</text:p>
          </table:table-cell>
          <table:table-cell office:value-type="float" office:value="0.0100442628070545" calcext:value-type="float">
            <text:p>0.0100442628070545</text:p>
          </table:table-cell>
          <table:table-cell office:value-type="float" office:value="1.00008401900081" calcext:value-type="float">
            <text:p>1.00008401900081</text:p>
          </table:table-cell>
          <table:table-cell office:value-type="float" office:value="-24.4155323301046" calcext:value-type="float">
            <text:p>-24.4155323301046</text:p>
          </table:table-cell>
          <table:table-cell office:value-type="float" office:value="22.4147432931638" calcext:value-type="float">
            <text:p>22.4147432931638</text:p>
          </table:table-cell>
          <table:table-cell table:formula="of:=ABS([.F89]/[.E89])" office:value-type="float" office:value="24.4134811338135" calcext:value-type="float">
            <text:p>24.4134811338135</text:p>
          </table:table-cell>
          <table:table-cell table:formula="of:=ABS([.G89]/[.E89])" office:value-type="float" office:value="22.4128601870457" calcext:value-type="float">
            <text:p>22.4128601870457</text:p>
          </table:table-cell>
        </table:table-row>
        <table:table-row table:style-name="ro2">
          <table:table-cell office:value-type="string" calcext:value-type="string">
            <text:p>ptend_t_36</text:p>
          </table:table-cell>
          <table:table-cell office:value-type="float" office:value="-0.00161093404685085" calcext:value-type="float">
            <text:p>-0.00161093404685085</text:p>
          </table:table-cell>
          <table:table-cell office:value-type="float" office:value="0.00133562998998916" calcext:value-type="float">
            <text:p>0.00133562998998916</text:p>
          </table:table-cell>
          <table:table-cell office:value-type="float" office:value="0.0108312747072325" calcext:value-type="float">
            <text:p>0.0108312747072325</text:p>
          </table:table-cell>
          <table:table-cell office:value-type="float" office:value="1.00009755520157" calcext:value-type="float">
            <text:p>1.00009755520157</text:p>
          </table:table-cell>
          <table:table-cell office:value-type="float" office:value="-25.1503142547455" calcext:value-type="float">
            <text:p>-25.1503142547455</text:p>
          </table:table-cell>
          <table:table-cell office:value-type="float" office:value="20.8521969238633" calcext:value-type="float">
            <text:p>20.8521969238633</text:p>
          </table:table-cell>
          <table:table-cell table:formula="of:=ABS([.F90]/[.E90])" office:value-type="float" office:value="25.1478609501015" calcext:value-type="float">
            <text:p>25.1478609501015</text:p>
          </table:table-cell>
          <table:table-cell table:formula="of:=ABS([.G90]/[.E90])" office:value-type="float" office:value="20.8501628820206" calcext:value-type="float">
            <text:p>20.8501628820206</text:p>
          </table:table-cell>
        </table:table-row>
        <table:table-row table:style-name="ro2">
          <table:table-cell office:value-type="string" calcext:value-type="string">
            <text:p>ptend_t_37</text:p>
          </table:table-cell>
          <table:table-cell office:value-type="float" office:value="-0.00132807559937551" calcext:value-type="float">
            <text:p>-0.00132807559937551</text:p>
          </table:table-cell>
          <table:table-cell office:value-type="float" office:value="0.0013643435653834" calcext:value-type="float">
            <text:p>0.0013643435653834</text:p>
          </table:table-cell>
          <table:table-cell office:value-type="float" office:value="0.0110000240325995" calcext:value-type="float">
            <text:p>0.0110000240325995</text:p>
          </table:table-cell>
          <table:table-cell office:value-type="float" office:value="1.0001018203359" calcext:value-type="float">
            <text:p>1.0001018203359</text:p>
          </table:table-cell>
          <table:table-cell office:value-type="float" office:value="-20.9807849980563" calcext:value-type="float">
            <text:p>-20.9807849980563</text:p>
          </table:table-cell>
          <table:table-cell office:value-type="float" office:value="21.5537421380611" calcext:value-type="float">
            <text:p>21.5537421380611</text:p>
          </table:table-cell>
          <table:table-cell table:formula="of:=ABS([.F91]/[.E91])" office:value-type="float" office:value="20.978648944974" calcext:value-type="float">
            <text:p>20.978648944974</text:p>
          </table:table-cell>
          <table:table-cell table:formula="of:=ABS([.G91]/[.E91])" office:value-type="float" office:value="21.5515477522297" calcext:value-type="float">
            <text:p>21.5515477522297</text:p>
          </table:table-cell>
        </table:table-row>
        <table:table-row table:style-name="ro2">
          <table:table-cell office:value-type="string" calcext:value-type="string">
            <text:p>ptend_t_38</text:p>
          </table:table-cell>
          <table:table-cell office:value-type="float" office:value="-0.00105096830768128" calcext:value-type="float">
            <text:p>-0.00105096830768128</text:p>
          </table:table-cell>
          <table:table-cell office:value-type="float" office:value="0.00149744575459484" calcext:value-type="float">
            <text:p>0.00149744575459484</text:p>
          </table:table-cell>
          <table:table-cell office:value-type="float" office:value="0.0109213581485451" calcext:value-type="float">
            <text:p>0.0109213581485451</text:p>
          </table:table-cell>
          <table:table-cell office:value-type="float" office:value="1.0000987814376" calcext:value-type="float">
            <text:p>1.0000987814376</text:p>
          </table:table-cell>
          <table:table-cell office:value-type="float" office:value="-16.7883976366521" calcext:value-type="float">
            <text:p>-16.7883976366521</text:p>
          </table:table-cell>
          <table:table-cell office:value-type="float" office:value="23.9205260365269" calcext:value-type="float">
            <text:p>23.9205260365269</text:p>
          </table:table-cell>
          <table:table-cell table:formula="of:=ABS([.F92]/[.E92])" office:value-type="float" office:value="16.7867394183997" calcext:value-type="float">
            <text:p>16.7867394183997</text:p>
          </table:table-cell>
          <table:table-cell table:formula="of:=ABS([.G92]/[.E92])" office:value-type="float" office:value="23.9181633659647" calcext:value-type="float">
            <text:p>23.9181633659647</text:p>
          </table:table-cell>
        </table:table-row>
        <table:table-row table:style-name="ro2">
          <table:table-cell office:value-type="string" calcext:value-type="string">
            <text:p>ptend_t_39</text:p>
          </table:table-cell>
          <table:table-cell office:value-type="float" office:value="-0.00102560867826824" calcext:value-type="float">
            <text:p>-0.00102560867826824</text:p>
          </table:table-cell>
          <table:table-cell office:value-type="float" office:value="0.00139596194362573" calcext:value-type="float">
            <text:p>0.00139596194362573</text:p>
          </table:table-cell>
          <table:table-cell office:value-type="float" office:value="0.00977337953000393" calcext:value-type="float">
            <text:p>0.00977337953000393</text:p>
          </table:table-cell>
          <table:table-cell office:value-type="float" office:value="1.00008837102161" calcext:value-type="float">
            <text:p>1.00008837102161</text:p>
          </table:table-cell>
          <table:table-cell office:value-type="float" office:value="-16.5434736365716" calcext:value-type="float">
            <text:p>-16.5434736365716</text:p>
          </table:table-cell>
          <table:table-cell office:value-type="float" office:value="22.5174182915692" calcext:value-type="float">
            <text:p>22.5174182915692</text:p>
          </table:table-cell>
          <table:table-cell table:formula="of:=ABS([.F93]/[.E93])" office:value-type="float" office:value="16.5420118020891" calcext:value-type="float">
            <text:p>16.5420118020891</text:p>
          </table:table-cell>
          <table:table-cell table:formula="of:=ABS([.G93]/[.E93])" office:value-type="float" office:value="22.5154285801436" calcext:value-type="float">
            <text:p>22.5154285801436</text:p>
          </table:table-cell>
        </table:table-row>
        <table:table-row table:style-name="ro2">
          <table:table-cell office:value-type="string" calcext:value-type="string">
            <text:p>ptend_t_40</text:p>
          </table:table-cell>
          <table:table-cell office:value-type="float" office:value="-0.000859719083230743" calcext:value-type="float">
            <text:p>-0.000859719083230743</text:p>
          </table:table-cell>
          <table:table-cell office:value-type="float" office:value="0.00121750915521796" calcext:value-type="float">
            <text:p>0.00121750915521796</text:p>
          </table:table-cell>
          <table:table-cell office:value-type="float" office:value="0.00752061834113772" calcext:value-type="float">
            <text:p>0.00752061834113772</text:p>
          </table:table-cell>
          <table:table-cell office:value-type="float" office:value="1.00008398094667" calcext:value-type="float">
            <text:p>1.00008398094667</text:p>
          </table:table-cell>
          <table:table-cell office:value-type="float" office:value="-13.9801592702312" calcext:value-type="float">
            <text:p>-13.9801592702312</text:p>
          </table:table-cell>
          <table:table-cell office:value-type="float" office:value="19.7982948557435" calcext:value-type="float">
            <text:p>19.7982948557435</text:p>
          </table:table-cell>
          <table:table-cell table:formula="of:=ABS([.F94]/[.E94])" office:value-type="float" office:value="13.9789853018121" calcext:value-type="float">
            <text:p>13.9789853018121</text:p>
          </table:table-cell>
          <table:table-cell table:formula="of:=ABS([.G94]/[.E94])" office:value-type="float" office:value="19.7966323158208" calcext:value-type="float">
            <text:p>19.7966323158208</text:p>
          </table:table-cell>
        </table:table-row>
        <table:table-row table:style-name="ro2">
          <table:table-cell office:value-type="string" calcext:value-type="string">
            <text:p>ptend_t_41</text:p>
          </table:table-cell>
          <table:table-cell office:value-type="float" office:value="-0.000936249920271829" calcext:value-type="float">
            <text:p>-0.000936249920271829</text:p>
          </table:table-cell>
          <table:table-cell office:value-type="float" office:value="0.00120258381091484" calcext:value-type="float">
            <text:p>0.00120258381091484</text:p>
          </table:table-cell>
          <table:table-cell office:value-type="float" office:value="0.00420243780115523" calcext:value-type="float">
            <text:p>0.00420243780115523</text:p>
          </table:table-cell>
          <table:table-cell office:value-type="float" office:value="1.00006655563051" calcext:value-type="float">
            <text:p>1.00006655563051</text:p>
          </table:table-cell>
          <table:table-cell office:value-type="float" office:value="-15.3281829557047" calcext:value-type="float">
            <text:p>-15.3281829557047</text:p>
          </table:table-cell>
          <table:table-cell office:value-type="float" office:value="19.6885727562137" calcext:value-type="float">
            <text:p>19.6885727562137</text:p>
          </table:table-cell>
          <table:table-cell table:formula="of:=ABS([.F95]/[.E95])" office:value-type="float" office:value="15.3271628467175" calcext:value-type="float">
            <text:p>15.3271628467175</text:p>
          </table:table-cell>
          <table:table-cell table:formula="of:=ABS([.G95]/[.E95])" office:value-type="float" office:value="19.6872624580478" calcext:value-type="float">
            <text:p>19.6872624580478</text:p>
          </table:table-cell>
        </table:table-row>
        <table:table-row table:style-name="ro2">
          <table:table-cell office:value-type="string" calcext:value-type="string">
            <text:p>ptend_t_42</text:p>
          </table:table-cell>
          <table:table-cell office:value-type="float" office:value="-0.000749111972791307" calcext:value-type="float">
            <text:p>-0.000749111972791307</text:p>
          </table:table-cell>
          <table:table-cell office:value-type="float" office:value="0.00121474525665112" calcext:value-type="float">
            <text:p>0.00121474525665112</text:p>
          </table:table-cell>
          <table:table-cell office:value-type="float" office:value="-0.000633532773590208" calcext:value-type="float">
            <text:p>-0.000633532773590208</text:p>
          </table:table-cell>
          <table:table-cell office:value-type="float" office:value="1.0000519507135" calcext:value-type="float">
            <text:p>1.0000519507135</text:p>
          </table:table-cell>
          <table:table-cell office:value-type="float" office:value="-12.2832037717249" calcext:value-type="float">
            <text:p>-12.2832037717249</text:p>
          </table:table-cell>
          <table:table-cell office:value-type="float" office:value="19.9182018978873" calcext:value-type="float">
            <text:p>19.9182018978873</text:p>
          </table:table-cell>
          <table:table-cell table:formula="of:=ABS([.F96]/[.E96])" office:value-type="float" office:value="12.2825656836741" calcext:value-type="float">
            <text:p>12.2825656836741</text:p>
          </table:table-cell>
          <table:table-cell table:formula="of:=ABS([.G96]/[.E96])" office:value-type="float" office:value="19.9171671868412" calcext:value-type="float">
            <text:p>19.9171671868412</text:p>
          </table:table-cell>
        </table:table-row>
        <table:table-row table:style-name="ro2">
          <table:table-cell office:value-type="string" calcext:value-type="string">
            <text:p>ptend_t_43</text:p>
          </table:table-cell>
          <table:table-cell office:value-type="float" office:value="-0.00069238620562255" calcext:value-type="float">
            <text:p>-0.00069238620562255</text:p>
          </table:table-cell>
          <table:table-cell office:value-type="float" office:value="0.00126889733388708" calcext:value-type="float">
            <text:p>0.00126889733388708</text:p>
          </table:table-cell>
          <table:table-cell office:value-type="float" office:value="-0.00639568702716061" calcext:value-type="float">
            <text:p>-0.00639568702716061</text:p>
          </table:table-cell>
          <table:table-cell office:value-type="float" office:value="1.00005612794738" calcext:value-type="float">
            <text:p>1.00005612794738</text:p>
          </table:table-cell>
          <table:table-cell office:value-type="float" office:value="-11.3035260044516" calcext:value-type="float">
            <text:p>-11.3035260044516</text:p>
          </table:table-cell>
          <table:table-cell office:value-type="float" office:value="20.7153376166349" calcext:value-type="float">
            <text:p>20.7153376166349</text:p>
          </table:table-cell>
          <table:table-cell table:formula="of:=ABS([.F97]/[.E97])" office:value-type="float" office:value="11.3028915963468" calcext:value-type="float">
            <text:p>11.3028915963468</text:p>
          </table:table-cell>
          <table:table-cell table:formula="of:=ABS([.G97]/[.E97])" office:value-type="float" office:value="20.7141749725119" calcext:value-type="float">
            <text:p>20.7141749725119</text:p>
          </table:table-cell>
        </table:table-row>
        <table:table-row table:style-name="ro2">
          <table:table-cell office:value-type="string" calcext:value-type="string">
            <text:p>ptend_t_44</text:p>
          </table:table-cell>
          <table:table-cell office:value-type="float" office:value="-0.000609040895435271" calcext:value-type="float">
            <text:p>-0.000609040895435271</text:p>
          </table:table-cell>
          <table:table-cell office:value-type="float" office:value="0.001284528998661" calcext:value-type="float">
            <text:p>0.001284528998661</text:p>
          </table:table-cell>
          <table:table-cell office:value-type="float" office:value="-0.0114309773770251" calcext:value-type="float">
            <text:p>-0.0114309773770251</text:p>
          </table:table-cell>
          <table:table-cell office:value-type="float" office:value="1.00003846541239" calcext:value-type="float">
            <text:p>1.00003846541239</text:p>
          </table:table-cell>
          <table:table-cell office:value-type="float" office:value="-9.88390611218265" calcext:value-type="float">
            <text:p>-9.88390611218265</text:p>
          </table:table-cell>
          <table:table-cell office:value-type="float" office:value="20.8461601122328" calcext:value-type="float">
            <text:p>20.8461601122328</text:p>
          </table:table-cell>
          <table:table-cell table:formula="of:=ABS([.F98]/[.E98])" office:value-type="float" office:value="9.88352593828155" calcext:value-type="float">
            <text:p>9.88352593828155</text:p>
          </table:table-cell>
          <table:table-cell table:formula="of:=ABS([.G98]/[.E98])" office:value-type="float" office:value="20.8453582869298" calcext:value-type="float">
            <text:p>20.8453582869298</text:p>
          </table:table-cell>
        </table:table-row>
        <table:table-row table:style-name="ro2">
          <table:table-cell office:value-type="string" calcext:value-type="string">
            <text:p>ptend_t_45</text:p>
          </table:table-cell>
          <table:table-cell office:value-type="float" office:value="-0.000695928926578423" calcext:value-type="float">
            <text:p>-0.000695928926578423</text:p>
          </table:table-cell>
          <table:table-cell office:value-type="float" office:value="0.00122937524602539" calcext:value-type="float">
            <text:p>0.00122937524602539</text:p>
          </table:table-cell>
          <table:table-cell office:value-type="float" office:value="-0.0113488346390874" calcext:value-type="float">
            <text:p>-0.0113488346390874</text:p>
          </table:table-cell>
          <table:table-cell office:value-type="float" office:value="1.00001446367855" calcext:value-type="float">
            <text:p>1.00001446367855</text:p>
          </table:table-cell>
          <table:table-cell office:value-type="float" office:value="-11.2683487045188" calcext:value-type="float">
            <text:p>-11.2683487045188</text:p>
          </table:table-cell>
          <table:table-cell office:value-type="float" office:value="19.9058099639957" calcext:value-type="float">
            <text:p>19.9058099639957</text:p>
          </table:table-cell>
          <table:table-cell table:formula="of:=ABS([.F99]/[.E99])" office:value-type="float" office:value="11.2681857251025" calcext:value-type="float">
            <text:p>11.2681857251025</text:p>
          </table:table-cell>
          <table:table-cell table:formula="of:=ABS([.G99]/[.E99])" office:value-type="float" office:value="19.9055220569232" calcext:value-type="float">
            <text:p>19.9055220569232</text:p>
          </table:table-cell>
        </table:table-row>
        <table:table-row table:style-name="ro2">
          <table:table-cell office:value-type="string" calcext:value-type="string">
            <text:p>ptend_t_46</text:p>
          </table:table-cell>
          <table:table-cell office:value-type="float" office:value="-0.000651835445144779" calcext:value-type="float">
            <text:p>-0.000651835445144779</text:p>
          </table:table-cell>
          <table:table-cell office:value-type="float" office:value="0.00136778944662301" calcext:value-type="float">
            <text:p>0.00136778944662301</text:p>
          </table:table-cell>
          <table:table-cell office:value-type="float" office:value="-0.00315887264690307" calcext:value-type="float">
            <text:p>-0.00315887264690307</text:p>
          </table:table-cell>
          <table:table-cell office:value-type="float" office:value="1.00002308417509" calcext:value-type="float">
            <text:p>1.00002308417509</text:p>
          </table:table-cell>
          <table:table-cell office:value-type="float" office:value="-10.6517785426046" calcext:value-type="float">
            <text:p>-10.6517785426046</text:p>
          </table:table-cell>
          <table:table-cell office:value-type="float" office:value="22.3513317461649" calcext:value-type="float">
            <text:p>22.3513317461649</text:p>
          </table:table-cell>
          <table:table-cell table:formula="of:=ABS([.F100]/[.E100])" office:value-type="float" office:value="10.6515326607597" calcext:value-type="float">
            <text:p>10.6515326607597</text:p>
          </table:table-cell>
          <table:table-cell table:formula="of:=ABS([.G100]/[.E100])" office:value-type="float" office:value="22.3508157960196" calcext:value-type="float">
            <text:p>22.3508157960196</text:p>
          </table:table-cell>
        </table:table-row>
        <table:table-row table:style-name="ro2">
          <table:table-cell office:value-type="string" calcext:value-type="string">
            <text:p>ptend_t_47</text:p>
          </table:table-cell>
          <table:table-cell office:value-type="float" office:value="-0.000681365462624418" calcext:value-type="float">
            <text:p>-0.000681365462624418</text:p>
          </table:table-cell>
          <table:table-cell office:value-type="float" office:value="0.00144171010396756" calcext:value-type="float">
            <text:p>0.00144171010396756</text:p>
          </table:table-cell>
          <table:table-cell office:value-type="float" office:value="0.0111444318578002" calcext:value-type="float">
            <text:p>0.0111444318578002</text:p>
          </table:table-cell>
          <table:table-cell office:value-type="float" office:value="1.00001201674411" calcext:value-type="float">
            <text:p>1.00001201674411</text:p>
          </table:table-cell>
          <table:table-cell office:value-type="float" office:value="-11.3418128157209" calcext:value-type="float">
            <text:p>-11.3418128157209</text:p>
          </table:table-cell>
          <table:table-cell office:value-type="float" office:value="23.9982902431715" calcext:value-type="float">
            <text:p>23.9982902431715</text:p>
          </table:table-cell>
          <table:table-cell table:formula="of:=ABS([.F101]/[.E101])" office:value-type="float" office:value="11.3416765256963" calcext:value-type="float">
            <text:p>11.3416765256963</text:p>
          </table:table-cell>
          <table:table-cell table:formula="of:=ABS([.G101]/[.E101])" office:value-type="float" office:value="23.9980018653239" calcext:value-type="float">
            <text:p>23.9980018653239</text:p>
          </table:table-cell>
        </table:table-row>
        <table:table-row table:style-name="ro2">
          <table:table-cell office:value-type="string" calcext:value-type="string">
            <text:p>ptend_t_48</text:p>
          </table:table-cell>
          <table:table-cell office:value-type="float" office:value="-0.000695840129530438" calcext:value-type="float">
            <text:p>-0.000695840129530438</text:p>
          </table:table-cell>
          <table:table-cell office:value-type="float" office:value="0.00134522117394387" calcext:value-type="float">
            <text:p>0.00134522117394387</text:p>
          </table:table-cell>
          <table:table-cell office:value-type="float" office:value="0.0267806312090874" calcext:value-type="float">
            <text:p>0.0267806312090874</text:p>
          </table:table-cell>
          <table:table-cell office:value-type="float" office:value="1.00003193037439" calcext:value-type="float">
            <text:p>1.00003193037439</text:p>
          </table:table-cell>
          <table:table-cell office:value-type="float" office:value="-11.8331049505462" calcext:value-type="float">
            <text:p>-11.8331049505462</text:p>
          </table:table-cell>
          <table:table-cell office:value-type="float" office:value="22.8761502210524" calcext:value-type="float">
            <text:p>22.8761502210524</text:p>
          </table:table-cell>
          <table:table-cell table:formula="of:=ABS([.F102]/[.E102])" office:value-type="float" office:value="11.8327271271391" calcext:value-type="float">
            <text:p>11.8327271271391</text:p>
          </table:table-cell>
          <table:table-cell table:formula="of:=ABS([.G102]/[.E102])" office:value-type="float" office:value="22.8754198003339" calcext:value-type="float">
            <text:p>22.8754198003339</text:p>
          </table:table-cell>
        </table:table-row>
        <table:table-row table:style-name="ro2">
          <table:table-cell office:value-type="string" calcext:value-type="string">
            <text:p>ptend_t_49</text:p>
          </table:table-cell>
          <table:table-cell office:value-type="float" office:value="-0.000899601920511988" calcext:value-type="float">
            <text:p>-0.000899601920511988</text:p>
          </table:table-cell>
          <table:table-cell office:value-type="float" office:value="0.00128442458789811" calcext:value-type="float">
            <text:p>0.00128442458789811</text:p>
          </table:table-cell>
          <table:table-cell office:value-type="float" office:value="0.0415993440146331" calcext:value-type="float">
            <text:p>0.0415993440146331</text:p>
          </table:table-cell>
          <table:table-cell office:value-type="float" office:value="1.00003068697619" calcext:value-type="float">
            <text:p>1.00003068697619</text:p>
          </table:table-cell>
          <table:table-cell office:value-type="float" office:value="-15.6803302261884" calcext:value-type="float">
            <text:p>-15.6803302261884</text:p>
          </table:table-cell>
          <table:table-cell office:value-type="float" office:value="22.3879042826142" calcext:value-type="float">
            <text:p>22.3879042826142</text:p>
          </table:table-cell>
          <table:table-cell table:formula="of:=ABS([.F103]/[.E103])" office:value-type="float" office:value="15.6798490590338" calcext:value-type="float">
            <text:p>15.6798490590338</text:p>
          </table:table-cell>
          <table:table-cell table:formula="of:=ABS([.G103]/[.E103])" office:value-type="float" office:value="22.3872172866104" calcext:value-type="float">
            <text:p>22.3872172866104</text:p>
          </table:table-cell>
        </table:table-row>
        <table:table-row table:style-name="ro2">
          <table:table-cell office:value-type="string" calcext:value-type="string">
            <text:p>ptend_t_50</text:p>
          </table:table-cell>
          <table:table-cell office:value-type="float" office:value="-0.00086781621330464" calcext:value-type="float">
            <text:p>-0.00086781621330464</text:p>
          </table:table-cell>
          <table:table-cell office:value-type="float" office:value="0.0013280482378344" calcext:value-type="float">
            <text:p>0.0013280482378344</text:p>
          </table:table-cell>
          <table:table-cell office:value-type="float" office:value="0.0548716962487655" calcext:value-type="float">
            <text:p>0.0548716962487655</text:p>
          </table:table-cell>
          <table:table-cell office:value-type="float" office:value="1.0000244514306" calcext:value-type="float">
            <text:p>1.0000244514306</text:p>
          </table:table-cell>
          <table:table-cell office:value-type="float" office:value="-15.5401934088974" calcext:value-type="float">
            <text:p>-15.5401934088974</text:p>
          </table:table-cell>
          <table:table-cell office:value-type="float" office:value="23.7816788346258" calcext:value-type="float">
            <text:p>23.7816788346258</text:p>
          </table:table-cell>
          <table:table-cell table:formula="of:=ABS([.F104]/[.E104])" office:value-type="float" office:value="15.5398134382275" calcext:value-type="float">
            <text:p>15.5398134382275</text:p>
          </table:table-cell>
          <table:table-cell table:formula="of:=ABS([.G104]/[.E104])" office:value-type="float" office:value="23.7810973527742" calcext:value-type="float">
            <text:p>23.7810973527742</text:p>
          </table:table-cell>
        </table:table-row>
        <table:table-row table:style-name="ro2">
          <table:table-cell office:value-type="string" calcext:value-type="string">
            <text:p>ptend_t_51</text:p>
          </table:table-cell>
          <table:table-cell office:value-type="float" office:value="-0.00116545641652034" calcext:value-type="float">
            <text:p>-0.00116545641652034</text:p>
          </table:table-cell>
          <table:table-cell office:value-type="float" office:value="0.00130371657449217" calcext:value-type="float">
            <text:p>0.00130371657449217</text:p>
          </table:table-cell>
          <table:table-cell office:value-type="float" office:value="0.0681458459943413" calcext:value-type="float">
            <text:p>0.0681458459943413</text:p>
          </table:table-cell>
          <table:table-cell office:value-type="float" office:value="1.00000647557041" calcext:value-type="float">
            <text:p>1.00000647557041</text:p>
          </table:table-cell>
          <table:table-cell office:value-type="float" office:value="-21.4811721066412" calcext:value-type="float">
            <text:p>-21.4811721066412</text:p>
          </table:table-cell>
          <table:table-cell office:value-type="float" office:value="24.0295215831079" calcext:value-type="float">
            <text:p>24.0295215831079</text:p>
          </table:table-cell>
          <table:table-cell table:formula="of:=ABS([.F105]/[.E105])" office:value-type="float" office:value="21.4810330046995" calcext:value-type="float">
            <text:p>21.4810330046995</text:p>
          </table:table-cell>
          <table:table-cell table:formula="of:=ABS([.G105]/[.E105])" office:value-type="float" office:value="24.0293659792565" calcext:value-type="float">
            <text:p>24.0293659792565</text:p>
          </table:table-cell>
        </table:table-row>
        <table:table-row table:style-name="ro2">
          <table:table-cell office:value-type="string" calcext:value-type="string">
            <text:p>ptend_t_52</text:p>
          </table:table-cell>
          <table:table-cell office:value-type="float" office:value="-0.00113401842485876" calcext:value-type="float">
            <text:p>-0.00113401842485876</text:p>
          </table:table-cell>
          <table:table-cell office:value-type="float" office:value="0.0014183439316768" calcext:value-type="float">
            <text:p>0.0014183439316768</text:p>
          </table:table-cell>
          <table:table-cell office:value-type="float" office:value="0.081322712241628" calcext:value-type="float">
            <text:p>0.081322712241628</text:p>
          </table:table-cell>
          <table:table-cell office:value-type="float" office:value="1.0000291436215" calcext:value-type="float">
            <text:p>1.0000291436215</text:p>
          </table:table-cell>
          <table:table-cell office:value-type="float" office:value="-21.5831731354465" calcext:value-type="float">
            <text:p>-21.5831731354465</text:p>
          </table:table-cell>
          <table:table-cell office:value-type="float" office:value="26.9945901864893" calcext:value-type="float">
            <text:p>26.9945901864893</text:p>
          </table:table-cell>
          <table:table-cell table:formula="of:=ABS([.F106]/[.E106])" office:value-type="float" office:value="21.582544141949" calcext:value-type="float">
            <text:p>21.582544141949</text:p>
          </table:table-cell>
          <table:table-cell table:formula="of:=ABS([.G106]/[.E106])" office:value-type="float" office:value="26.9938034892975" calcext:value-type="float">
            <text:p>26.9938034892975</text:p>
          </table:table-cell>
        </table:table-row>
        <table:table-row table:style-name="ro2">
          <table:table-cell office:value-type="string" calcext:value-type="string">
            <text:p>ptend_t_53</text:p>
          </table:table-cell>
          <table:table-cell office:value-type="float" office:value="-0.00121059569410761" calcext:value-type="float">
            <text:p>-0.00121059569410761</text:p>
          </table:table-cell>
          <table:table-cell office:value-type="float" office:value="0.0013340377520637" calcext:value-type="float">
            <text:p>0.0013340377520637</text:p>
          </table:table-cell>
          <table:table-cell office:value-type="float" office:value="0.0875777929806476" calcext:value-type="float">
            <text:p>0.0875777929806476</text:p>
          </table:table-cell>
          <table:table-cell office:value-type="float" office:value="1.00003633311082" calcext:value-type="float">
            <text:p>1.00003633311082</text:p>
          </table:table-cell>
          <table:table-cell office:value-type="float" office:value="-23.850375668054" calcext:value-type="float">
            <text:p>-23.850375668054</text:p>
          </table:table-cell>
          <table:table-cell office:value-type="float" office:value="26.2823514877439" calcext:value-type="float">
            <text:p>26.2823514877439</text:p>
          </table:table-cell>
          <table:table-cell table:formula="of:=ABS([.F107]/[.E107])" office:value-type="float" office:value="23.8495091411953" calcext:value-type="float">
            <text:p>23.8495091411953</text:p>
          </table:table-cell>
          <table:table-cell table:formula="of:=ABS([.G107]/[.E107])" office:value-type="float" office:value="26.2813966028486" calcext:value-type="float">
            <text:p>26.2813966028486</text:p>
          </table:table-cell>
        </table:table-row>
        <table:table-row table:style-name="ro2">
          <table:table-cell office:value-type="string" calcext:value-type="string">
            <text:p>ptend_t_54</text:p>
          </table:table-cell>
          <table:table-cell office:value-type="float" office:value="-0.00102220715013876" calcext:value-type="float">
            <text:p>-0.00102220715013876</text:p>
          </table:table-cell>
          <table:table-cell office:value-type="float" office:value="0.00171330662471287" calcext:value-type="float">
            <text:p>0.00171330662471287</text:p>
          </table:table-cell>
          <table:table-cell office:value-type="float" office:value="0.0796534594019434" calcext:value-type="float">
            <text:p>0.0796534594019434</text:p>
          </table:table-cell>
          <table:table-cell office:value-type="float" office:value="1.00005991387329" calcext:value-type="float">
            <text:p>1.00005991387329</text:p>
          </table:table-cell>
          <table:table-cell office:value-type="float" office:value="-20.861445379756" calcext:value-type="float">
            <text:p>-20.861445379756</text:p>
          </table:table-cell>
          <table:table-cell office:value-type="float" office:value="34.9655669747269" calcext:value-type="float">
            <text:p>34.9655669747269</text:p>
          </table:table-cell>
          <table:table-cell table:formula="of:=ABS([.F108]/[.E108])" office:value-type="float" office:value="20.860195564642" calcext:value-type="float">
            <text:p>20.860195564642</text:p>
          </table:table-cell>
          <table:table-cell table:formula="of:=ABS([.G108]/[.E108])" office:value-type="float" office:value="34.9634721776849" calcext:value-type="float">
            <text:p>34.9634721776849</text:p>
          </table:table-cell>
        </table:table-row>
        <table:table-row table:style-name="ro2">
          <table:table-cell office:value-type="string" calcext:value-type="string">
            <text:p>ptend_t_55</text:p>
          </table:table-cell>
          <table:table-cell office:value-type="float" office:value="-0.000995907787763078" calcext:value-type="float">
            <text:p>-0.000995907787763078</text:p>
          </table:table-cell>
          <table:table-cell office:value-type="float" office:value="0.00147238052052283" calcext:value-type="float">
            <text:p>0.00147238052052283</text:p>
          </table:table-cell>
          <table:table-cell office:value-type="float" office:value="0.0441744150195369" calcext:value-type="float">
            <text:p>0.0441744150195369</text:p>
          </table:table-cell>
          <table:table-cell office:value-type="float" office:value="1.00005636638855" calcext:value-type="float">
            <text:p>1.00005636638855</text:p>
          </table:table-cell>
          <table:table-cell office:value-type="float" office:value="-20.8814056851172" calcext:value-type="float">
            <text:p>-20.8814056851172</text:p>
          </table:table-cell>
          <table:table-cell office:value-type="float" office:value="30.8717085554264" calcext:value-type="float">
            <text:p>30.8717085554264</text:p>
          </table:table-cell>
          <table:table-cell table:formula="of:=ABS([.F109]/[.E109])" office:value-type="float" office:value="20.880228742031" calcext:value-type="float">
            <text:p>20.880228742031</text:p>
          </table:table-cell>
          <table:table-cell table:formula="of:=ABS([.G109]/[.E109])" office:value-type="float" office:value="30.869968526786" calcext:value-type="float">
            <text:p>30.869968526786</text:p>
          </table:table-cell>
        </table:table-row>
        <table:table-row table:style-name="ro2">
          <table:table-cell office:value-type="string" calcext:value-type="string">
            <text:p>ptend_t_56</text:p>
          </table:table-cell>
          <table:table-cell office:value-type="float" office:value="-0.00108586443850906" calcext:value-type="float">
            <text:p>-0.00108586443850906</text:p>
          </table:table-cell>
          <table:table-cell office:value-type="float" office:value="0.00109155570487848" calcext:value-type="float">
            <text:p>0.00109155570487848</text:p>
          </table:table-cell>
          <table:table-cell office:value-type="float" office:value="-0.0283981828129418" calcext:value-type="float">
            <text:p>-0.0283981828129418</text:p>
          </table:table-cell>
          <table:table-cell office:value-type="float" office:value="1.00004837408075" calcext:value-type="float">
            <text:p>1.00004837408075</text:p>
          </table:table-cell>
          <table:table-cell office:value-type="float" office:value="-23.0142749191919" calcext:value-type="float">
            <text:p>-23.0142749191919</text:p>
          </table:table-cell>
          <table:table-cell office:value-type="float" office:value="23.1348980506061" calcext:value-type="float">
            <text:p>23.1348980506061</text:p>
          </table:table-cell>
          <table:table-cell table:formula="of:=ABS([.F110]/[.E110])" office:value-type="float" office:value="23.0131616786507" calcext:value-type="float">
            <text:p>23.0131616786507</text:p>
          </table:table-cell>
          <table:table-cell table:formula="of:=ABS([.G110]/[.E110])" office:value-type="float" office:value="23.133778975314" calcext:value-type="float">
            <text:p>23.133778975314</text:p>
          </table:table-cell>
        </table:table-row>
        <table:table-row table:style-name="ro2">
          <table:table-cell office:value-type="string" calcext:value-type="string">
            <text:p>ptend_t_57</text:p>
          </table:table-cell>
          <table:table-cell office:value-type="float" office:value="-0.00133527783899282" calcext:value-type="float">
            <text:p>-0.00133527783899282</text:p>
          </table:table-cell>
          <table:table-cell office:value-type="float" office:value="0.00103961655315222" calcext:value-type="float">
            <text:p>0.00103961655315222</text:p>
          </table:table-cell>
          <table:table-cell office:value-type="float" office:value="-0.182097221181121" calcext:value-type="float">
            <text:p>-0.182097221181121</text:p>
          </table:table-cell>
          <table:table-cell office:value-type="float" office:value="1.00007401030009" calcext:value-type="float">
            <text:p>1.00007401030009</text:p>
          </table:table-cell>
          <table:table-cell office:value-type="float" office:value="-28.1590354541648" calcext:value-type="float">
            <text:p>-28.1590354541648</text:p>
          </table:table-cell>
          <table:table-cell office:value-type="float" office:value="21.9239760625634" calcext:value-type="float">
            <text:p>21.9239760625634</text:p>
          </table:table-cell>
          <table:table-cell table:formula="of:=ABS([.F111]/[.E111])" office:value-type="float" office:value="28.156951549731" calcext:value-type="float">
            <text:p>28.156951549731</text:p>
          </table:table-cell>
          <table:table-cell table:formula="of:=ABS([.G111]/[.E111])" office:value-type="float" office:value="21.922353582596" calcext:value-type="float">
            <text:p>21.922353582596</text:p>
          </table:table-cell>
        </table:table-row>
        <table:table-row table:style-name="ro2">
          <table:table-cell office:value-type="string" calcext:value-type="string">
            <text:p>ptend_t_58</text:p>
          </table:table-cell>
          <table:table-cell office:value-type="float" office:value="-0.00165818349869937" calcext:value-type="float">
            <text:p>-0.00165818349869937</text:p>
          </table:table-cell>
          <table:table-cell office:value-type="float" office:value="0.00101669456875262" calcext:value-type="float">
            <text:p>0.00101669456875262</text:p>
          </table:table-cell>
          <table:table-cell office:value-type="float" office:value="-0.490141408590704" calcext:value-type="float">
            <text:p>-0.490141408590704</text:p>
          </table:table-cell>
          <table:table-cell office:value-type="float" office:value="1.00009158440659" calcext:value-type="float">
            <text:p>1.00009158440659</text:p>
          </table:table-cell>
          <table:table-cell office:value-type="float" office:value="-32.2316308266907" calcext:value-type="float">
            <text:p>-32.2316308266907</text:p>
          </table:table-cell>
          <table:table-cell office:value-type="float" office:value="19.7624231752634" calcext:value-type="float">
            <text:p>19.7624231752634</text:p>
          </table:table-cell>
          <table:table-cell table:formula="of:=ABS([.F112]/[.E112])" office:value-type="float" office:value="32.2286791822325" calcext:value-type="float">
            <text:p>32.2286791822325</text:p>
          </table:table-cell>
          <table:table-cell table:formula="of:=ABS([.G112]/[.E112])" office:value-type="float" office:value="19.7606134112102" calcext:value-type="float">
            <text:p>19.7606134112102</text:p>
          </table:table-cell>
        </table:table-row>
        <table:table-row table:style-name="ro2">
          <table:table-cell office:value-type="string" calcext:value-type="string">
            <text:p>ptend_t_59</text:p>
          </table:table-cell>
          <table:table-cell office:value-type="float" office:value="-0.00178269203208406" calcext:value-type="float">
            <text:p>-0.00178269203208406</text:p>
          </table:table-cell>
          <table:table-cell office:value-type="float" office:value="0.000995052615655396" calcext:value-type="float">
            <text:p>0.000995052615655396</text:p>
          </table:table-cell>
          <table:table-cell office:value-type="float" office:value="-0.849511096726243" calcext:value-type="float">
            <text:p>-0.849511096726243</text:p>
          </table:table-cell>
          <table:table-cell office:value-type="float" office:value="1.00009980929408" calcext:value-type="float">
            <text:p>1.00009980929408</text:p>
          </table:table-cell>
          <table:table-cell office:value-type="float" office:value="-24.3834881825285" calcext:value-type="float">
            <text:p>-24.3834881825285</text:p>
          </table:table-cell>
          <table:table-cell office:value-type="float" office:value="13.6102328714976" calcext:value-type="float">
            <text:p>13.6102328714976</text:p>
          </table:table-cell>
          <table:table-cell table:formula="of:=ABS([.F113]/[.E113])" office:value-type="float" office:value="24.3810547266674" calcext:value-type="float">
            <text:p>24.3810547266674</text:p>
          </table:table-cell>
          <table:table-cell table:formula="of:=ABS([.G113]/[.E113])" office:value-type="float" office:value="13.6088745793327" calcext:value-type="float">
            <text:p>13.6088745793327</text:p>
          </table:table-cell>
        </table:table-row>
        <table:table-row table:style-name="ro2">
          <table:table-cell office:value-type="string" calcext:value-type="string">
            <text:p>ptend_q0001_0</text:p>
          </table:table-cell>
          <table:table-cell office:value-type="float" office:value="-0.0000000000111907860406681" calcext:value-type="float">
            <text:p>-1.11907860406681E-11</text:p>
          </table:table-cell>
          <table:table-cell office:value-type="float" office:value="0.0000000000180815925617024" calcext:value-type="float">
            <text:p>1.80815925617024E-11</text:p>
          </table:table-cell>
          <table:table-cell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14]/[.E114])" office:value-type="float" office:value="0" calcext:value-type="float">
            <text:p>0</text:p>
          </table:table-cell>
          <table:table-cell table:formula="of:=ABS([.G114]/[.E11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1_1</text:p>
          </table:table-cell>
          <table:table-cell office:value-type="float" office:value="-0.0000000000108956780243289" calcext:value-type="float">
            <text:p>-1.08956780243289E-11</text:p>
          </table:table-cell>
          <table:table-cell office:value-type="float" office:value="0.0000000000148002638747336" calcext:value-type="float">
            <text:p>1.48002638747336E-11</text:p>
          </table:table-cell>
          <table:table-cell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15]/[.E115])" office:value-type="float" office:value="0" calcext:value-type="float">
            <text:p>0</text:p>
          </table:table-cell>
          <table:table-cell table:formula="of:=ABS([.G115]/[.E11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1_2</text:p>
          </table:table-cell>
          <table:table-cell office:value-type="float" office:value="-0.0000000000106857457478787" calcext:value-type="float">
            <text:p>-1.06857457478787E-11</text:p>
          </table:table-cell>
          <table:table-cell office:value-type="float" office:value="0.0000000000140094615642442" calcext:value-type="float">
            <text:p>1.40094615642442E-11</text:p>
          </table:table-cell>
          <table:table-cell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16]/[.E116])" office:value-type="float" office:value="0" calcext:value-type="float">
            <text:p>0</text:p>
          </table:table-cell>
          <table:table-cell table:formula="of:=ABS([.G116]/[.E11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1_3</text:p>
          </table:table-cell>
          <table:table-cell office:value-type="float" office:value="-0.00000000000802824111672893" calcext:value-type="float">
            <text:p>-8.02824111672893E-12</text:p>
          </table:table-cell>
          <table:table-cell office:value-type="float" office:value="0.0000000000027747944169032" calcext:value-type="float">
            <text:p>2.7747944169032E-12</text:p>
          </table:table-cell>
          <table:table-cell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17]/[.E117])" office:value-type="float" office:value="0" calcext:value-type="float">
            <text:p>0</text:p>
          </table:table-cell>
          <table:table-cell table:formula="of:=ABS([.G117]/[.E11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1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18]/[.E118])" office:value-type="float" office:value="0" calcext:value-type="float">
            <text:p>0</text:p>
          </table:table-cell>
          <table:table-cell table:formula="of:=ABS([.G118]/[.E11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1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19]/[.E119])" office:value-type="float" office:value="0" calcext:value-type="float">
            <text:p>0</text:p>
          </table:table-cell>
          <table:table-cell table:formula="of:=ABS([.G119]/[.E11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1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20]/[.E120])" office:value-type="float" office:value="0" calcext:value-type="float">
            <text:p>0</text:p>
          </table:table-cell>
          <table:table-cell table:formula="of:=ABS([.G120]/[.E12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1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21]/[.E121])" office:value-type="float" office:value="0" calcext:value-type="float">
            <text:p>0</text:p>
          </table:table-cell>
          <table:table-cell table:formula="of:=ABS([.G121]/[.E12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1_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22]/[.E122])" office:value-type="float" office:value="0" calcext:value-type="float">
            <text:p>0</text:p>
          </table:table-cell>
          <table:table-cell table:formula="of:=ABS([.G122]/[.E12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1_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23]/[.E123])" office:value-type="float" office:value="0" calcext:value-type="float">
            <text:p>0</text:p>
          </table:table-cell>
          <table:table-cell table:formula="of:=ABS([.G123]/[.E12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1_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24]/[.E124])" office:value-type="float" office:value="0" calcext:value-type="float">
            <text:p>0</text:p>
          </table:table-cell>
          <table:table-cell table:formula="of:=ABS([.G124]/[.E12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1_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25]/[.E125])" office:value-type="float" office:value="0" calcext:value-type="float">
            <text:p>0</text:p>
          </table:table-cell>
          <table:table-cell table:formula="of:=ABS([.G125]/[.E12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1_12</text:p>
          </table:table-cell>
          <table:table-cell office:value-type="float" office:value="-0.000000000102260350382987" calcext:value-type="float">
            <text:p>-1.02260350382987E-10</text:p>
          </table:table-cell>
          <table:table-cell office:value-type="float" office:value="0.0000000000524520237354162" calcext:value-type="float">
            <text:p>5.24520237354162E-11</text:p>
          </table:table-cell>
          <table:table-cell office:value-type="float" office:value="0.0025857635674088" calcext:value-type="float">
            <text:p>0.0025857635674088</text:p>
          </table:table-cell>
          <table:table-cell office:value-type="float" office:value="1.00056909021727" calcext:value-type="float">
            <text:p>1.00056909021727</text:p>
          </table:table-cell>
          <table:table-cell office:value-type="float" office:value="-89.1228037864904" calcext:value-type="float">
            <text:p>-89.1228037864904</text:p>
          </table:table-cell>
          <table:table-cell office:value-type="float" office:value="45.7134304944992" calcext:value-type="float">
            <text:p>45.7134304944992</text:p>
          </table:table-cell>
          <table:table-cell table:formula="of:=ABS([.F126]/[.E126])" office:value-type="float" office:value="89.0721137179421" calcext:value-type="float">
            <text:p>89.0721137179421</text:p>
          </table:table-cell>
          <table:table-cell table:formula="of:=ABS([.G126]/[.E126])" office:value-type="float" office:value="45.6874302249061" calcext:value-type="float">
            <text:p>45.6874302249061</text:p>
          </table:table-cell>
        </table:table-row>
        <table:table-row table:style-name="ro2">
          <table:table-cell office:value-type="string" calcext:value-type="string">
            <text:p>ptend_q0001_13</text:p>
          </table:table-cell>
          <table:table-cell office:value-type="float" office:value="-0.0000000000877557625214457" calcext:value-type="float">
            <text:p>-8.77557625214457E-11</text:p>
          </table:table-cell>
          <table:table-cell office:value-type="float" office:value="0.00000000010376433489766" calcext:value-type="float">
            <text:p>1.0376433489766E-10</text:p>
          </table:table-cell>
          <table:table-cell office:value-type="float" office:value="0.00818388364950531" calcext:value-type="float">
            <text:p>0.00818388364950531</text:p>
          </table:table-cell>
          <table:table-cell office:value-type="float" office:value="1.00055744986734" calcext:value-type="float">
            <text:p>1.00055744986734</text:p>
          </table:table-cell>
          <table:table-cell office:value-type="float" office:value="-95.058952454715" calcext:value-type="float">
            <text:p>-95.058952454715</text:p>
          </table:table-cell>
          <table:table-cell office:value-type="float" office:value="112.399786568104" calcext:value-type="float">
            <text:p>112.399786568104</text:p>
          </table:table-cell>
          <table:table-cell table:formula="of:=ABS([.F127]/[.E127])" office:value-type="float" office:value="95.0059913774253" calcext:value-type="float">
            <text:p>95.0059913774253</text:p>
          </table:table-cell>
          <table:table-cell table:formula="of:=ABS([.G127]/[.E127])" office:value-type="float" office:value="112.337164230807" calcext:value-type="float">
            <text:p>112.337164230807</text:p>
          </table:table-cell>
        </table:table-row>
        <table:table-row table:style-name="ro2">
          <table:table-cell office:value-type="string" calcext:value-type="string">
            <text:p>ptend_q0001_14</text:p>
          </table:table-cell>
          <table:table-cell office:value-type="float" office:value="-0.000000000656758282940065" calcext:value-type="float">
            <text:p>-6.56758282940065E-10</text:p>
          </table:table-cell>
          <table:table-cell office:value-type="float" office:value="0.000000011027257672463" calcext:value-type="float">
            <text:p>1.1027257672463E-08</text:p>
          </table:table-cell>
          <table:table-cell office:value-type="float" office:value="0.00146215632372764" calcext:value-type="float">
            <text:p>0.00146215632372764</text:p>
          </table:table-cell>
          <table:table-cell office:value-type="float" office:value="1.00057046957403" calcext:value-type="float">
            <text:p>1.00057046957403</text:p>
          </table:table-cell>
          <table:table-cell office:value-type="float" office:value="-96.5662917005127" calcext:value-type="float">
            <text:p>-96.5662917005127</text:p>
          </table:table-cell>
          <table:table-cell office:value-type="float" office:value="1621.39010457361" calcext:value-type="float">
            <text:p>1621.39010457361</text:p>
          </table:table-cell>
          <table:table-cell table:formula="of:=ABS([.F128]/[.E128])" office:value-type="float" office:value="96.511234977406" calcext:value-type="float">
            <text:p>96.511234977406</text:p>
          </table:table-cell>
          <table:table-cell table:formula="of:=ABS([.G128]/[.E128])" office:value-type="float" office:value="1620.46567820843" calcext:value-type="float">
            <text:p>1620.46567820843</text:p>
          </table:table-cell>
        </table:table-row>
        <table:table-row table:style-name="ro2">
          <table:table-cell office:value-type="string" calcext:value-type="string">
            <text:p>ptend_q0001_15</text:p>
          </table:table-cell>
          <table:table-cell office:value-type="float" office:value="-0.00000000906657696897021" calcext:value-type="float">
            <text:p>-9.06657696897021E-09</text:p>
          </table:table-cell>
          <table:table-cell office:value-type="float" office:value="0.0000000159017098499399" calcext:value-type="float">
            <text:p>1.59017098499399E-08</text:p>
          </table:table-cell>
          <table:table-cell office:value-type="float" office:value="0.00171221400632889" calcext:value-type="float">
            <text:p>0.00171221400632889</text:p>
          </table:table-cell>
          <table:table-cell office:value-type="float" office:value="1.00057109368769" calcext:value-type="float">
            <text:p>1.00057109368769</text:p>
          </table:table-cell>
          <table:table-cell office:value-type="float" office:value="-322.37162391918" calcext:value-type="float">
            <text:p>-322.37162391918</text:p>
          </table:table-cell>
          <table:table-cell office:value-type="float" office:value="565.401920147047" calcext:value-type="float">
            <text:p>565.401920147047</text:p>
          </table:table-cell>
          <table:table-cell table:formula="of:=ABS([.F129]/[.E129])" office:value-type="float" office:value="322.187624600518" calcext:value-type="float">
            <text:p>322.187624600518</text:p>
          </table:table-cell>
          <table:table-cell table:formula="of:=ABS([.G129]/[.E129])" office:value-type="float" office:value="565.079206978895" calcext:value-type="float">
            <text:p>565.079206978895</text:p>
          </table:table-cell>
        </table:table-row>
        <table:table-row table:style-name="ro2">
          <table:table-cell office:value-type="string" calcext:value-type="string">
            <text:p>ptend_q0001_16</text:p>
          </table:table-cell>
          <table:table-cell office:value-type="float" office:value="-0.00000000993920181187853" calcext:value-type="float">
            <text:p>-9.93920181187853E-09</text:p>
          </table:table-cell>
          <table:table-cell office:value-type="float" office:value="0.0000000148678385116026" calcext:value-type="float">
            <text:p>1.48678385116026E-08</text:p>
          </table:table-cell>
          <table:table-cell office:value-type="float" office:value="0.0011762890120927" calcext:value-type="float">
            <text:p>0.0011762890120927</text:p>
          </table:table-cell>
          <table:table-cell office:value-type="float" office:value="1.00055089203553" calcext:value-type="float">
            <text:p>1.00055089203553</text:p>
          </table:table-cell>
          <table:table-cell office:value-type="float" office:value="-349.396431416918" calcext:value-type="float">
            <text:p>-349.396431416918</text:p>
          </table:table-cell>
          <table:table-cell office:value-type="float" office:value="522.654617257957" calcext:value-type="float">
            <text:p>522.654617257957</text:p>
          </table:table-cell>
          <table:table-cell table:formula="of:=ABS([.F130]/[.E130])" office:value-type="float" office:value="349.204057682764" calcext:value-type="float">
            <text:p>349.204057682764</text:p>
          </table:table-cell>
          <table:table-cell table:formula="of:=ABS([.G130]/[.E130])" office:value-type="float" office:value="522.366849520928" calcext:value-type="float">
            <text:p>522.366849520928</text:p>
          </table:table-cell>
        </table:table-row>
        <table:table-row table:style-name="ro2">
          <table:table-cell office:value-type="string" calcext:value-type="string">
            <text:p>ptend_q0001_17</text:p>
          </table:table-cell>
          <table:table-cell office:value-type="float" office:value="-0.0000000122282084116562" calcext:value-type="float">
            <text:p>-1.22282084116562E-08</text:p>
          </table:table-cell>
          <table:table-cell office:value-type="float" office:value="0.0000000177198006395551" calcext:value-type="float">
            <text:p>1.77198006395551E-08</text:p>
          </table:table-cell>
          <table:table-cell office:value-type="float" office:value="-0.0117950013630794" calcext:value-type="float">
            <text:p>-0.0117950013630794</text:p>
          </table:table-cell>
          <table:table-cell office:value-type="float" office:value="1.00050700691297" calcext:value-type="float">
            <text:p>1.00050700691297</text:p>
          </table:table-cell>
          <table:table-cell office:value-type="float" office:value="-563.553721296293" calcext:value-type="float">
            <text:p>-563.553721296293</text:p>
          </table:table-cell>
          <table:table-cell office:value-type="float" office:value="816.641265414705" calcext:value-type="float">
            <text:p>816.641265414705</text:p>
          </table:table-cell>
          <table:table-cell table:formula="of:=ABS([.F131]/[.E131])" office:value-type="float" office:value="563.268140455227" calcext:value-type="float">
            <text:p>563.268140455227</text:p>
          </table:table-cell>
          <table:table-cell table:formula="of:=ABS([.G131]/[.E131])" office:value-type="float" office:value="816.22743246389" calcext:value-type="float">
            <text:p>816.22743246389</text:p>
          </table:table-cell>
        </table:table-row>
        <table:table-row table:style-name="ro2">
          <table:table-cell office:value-type="string" calcext:value-type="string">
            <text:p>ptend_q0001_18</text:p>
          </table:table-cell>
          <table:table-cell office:value-type="float" office:value="-0.0000000124008733077742" calcext:value-type="float">
            <text:p>-1.24008733077742E-08</text:p>
          </table:table-cell>
          <table:table-cell office:value-type="float" office:value="0.0000000379129981663834" calcext:value-type="float">
            <text:p>3.79129981663834E-08</text:p>
          </table:table-cell>
          <table:table-cell office:value-type="float" office:value="-0.0144890990562512" calcext:value-type="float">
            <text:p>-0.0144890990562512</text:p>
          </table:table-cell>
          <table:table-cell office:value-type="float" office:value="1.00050921018676" calcext:value-type="float">
            <text:p>1.00050921018676</text:p>
          </table:table-cell>
          <table:table-cell office:value-type="float" office:value="-306.168945491138" calcext:value-type="float">
            <text:p>-306.168945491138</text:p>
          </table:table-cell>
          <table:table-cell office:value-type="float" office:value="936.045581703674" calcext:value-type="float">
            <text:p>936.045581703674</text:p>
          </table:table-cell>
          <table:table-cell table:formula="of:=ABS([.F132]/[.E132])" office:value-type="float" office:value="306.013120492901" calcext:value-type="float">
            <text:p>306.013120492901</text:p>
          </table:table-cell>
          <table:table-cell table:formula="of:=ABS([.G132]/[.E132])" office:value-type="float" office:value="935.569180346623" calcext:value-type="float">
            <text:p>935.569180346623</text:p>
          </table:table-cell>
        </table:table-row>
        <table:table-row table:style-name="ro2">
          <table:table-cell office:value-type="string" calcext:value-type="string">
            <text:p>ptend_q0001_19</text:p>
          </table:table-cell>
          <table:table-cell office:value-type="float" office:value="-0.0000000169302796058768" calcext:value-type="float">
            <text:p>-1.69302796058768E-08</text:p>
          </table:table-cell>
          <table:table-cell office:value-type="float" office:value="0.0000000323683143473816" calcext:value-type="float">
            <text:p>3.23683143473816E-08</text:p>
          </table:table-cell>
          <table:table-cell office:value-type="float" office:value="-0.0289370733794985" calcext:value-type="float">
            <text:p>-0.0289370733794985</text:p>
          </table:table-cell>
          <table:table-cell office:value-type="float" office:value="1.00029138092958" calcext:value-type="float">
            <text:p>1.00029138092958</text:p>
          </table:table-cell>
          <table:table-cell office:value-type="float" office:value="-192.044844373745" calcext:value-type="float">
            <text:p>-192.044844373745</text:p>
          </table:table-cell>
          <table:table-cell office:value-type="float" office:value="367.162742505777" calcext:value-type="float">
            <text:p>367.162742505777</text:p>
          </table:table-cell>
          <table:table-cell table:formula="of:=ABS([.F133]/[.E133])" office:value-type="float" office:value="191.988902468874" calcext:value-type="float">
            <text:p>191.988902468874</text:p>
          </table:table-cell>
          <table:table-cell table:formula="of:=ABS([.G133]/[.E133])" office:value-type="float" office:value="367.055789448639" calcext:value-type="float">
            <text:p>367.055789448639</text:p>
          </table:table-cell>
        </table:table-row>
        <table:table-row table:style-name="ro2">
          <table:table-cell office:value-type="string" calcext:value-type="string">
            <text:p>ptend_q0001_20</text:p>
          </table:table-cell>
          <table:table-cell office:value-type="float" office:value="-0.0000000171475686692484" calcext:value-type="float">
            <text:p>-1.71475686692484E-08</text:p>
          </table:table-cell>
          <table:table-cell office:value-type="float" office:value="0.0000000286283874948794" calcext:value-type="float">
            <text:p>2.86283874948794E-08</text:p>
          </table:table-cell>
          <table:table-cell office:value-type="float" office:value="-0.0511506684770803" calcext:value-type="float">
            <text:p>-0.0511506684770803</text:p>
          </table:table-cell>
          <table:table-cell office:value-type="float" office:value="1.00017794068568" calcext:value-type="float">
            <text:p>1.00017794068568</text:p>
          </table:table-cell>
          <table:table-cell office:value-type="float" office:value="-92.5389918013717" calcext:value-type="float">
            <text:p>-92.5389918013717</text:p>
          </table:table-cell>
          <table:table-cell office:value-type="float" office:value="154.496661700277" calcext:value-type="float">
            <text:p>154.496661700277</text:p>
          </table:table-cell>
          <table:table-cell table:formula="of:=ABS([.F134]/[.E134])" office:value-type="float" office:value="92.5225282792486" calcext:value-type="float">
            <text:p>92.5225282792486</text:p>
          </table:table-cell>
          <table:table-cell table:formula="of:=ABS([.G134]/[.E134])" office:value-type="float" office:value="154.469175349298" calcext:value-type="float">
            <text:p>154.469175349298</text:p>
          </table:table-cell>
        </table:table-row>
        <table:table-row table:style-name="ro2">
          <table:table-cell office:value-type="string" calcext:value-type="string">
            <text:p>ptend_q0001_21</text:p>
          </table:table-cell>
          <table:table-cell office:value-type="float" office:value="-0.0000000370914692357601" calcext:value-type="float">
            <text:p>-3.70914692357601E-08</text:p>
          </table:table-cell>
          <table:table-cell office:value-type="float" office:value="0.0000000392768188494676" calcext:value-type="float">
            <text:p>3.92768188494676E-08</text:p>
          </table:table-cell>
          <table:table-cell office:value-type="float" office:value="-0.076288850289211" calcext:value-type="float">
            <text:p>-0.076288850289211</text:p>
          </table:table-cell>
          <table:table-cell office:value-type="float" office:value="1.00025076531463" calcext:value-type="float">
            <text:p>1.00025076531463</text:p>
          </table:table-cell>
          <table:table-cell office:value-type="float" office:value="-90.8501017304515" calcext:value-type="float">
            <text:p>-90.8501017304515</text:p>
          </table:table-cell>
          <table:table-cell office:value-type="float" office:value="96.2027943795342" calcext:value-type="float">
            <text:p>96.2027943795342</text:p>
          </table:table-cell>
          <table:table-cell table:formula="of:=ABS([.F135]/[.E135])" office:value-type="float" office:value="90.8273253876235" calcext:value-type="float">
            <text:p>90.8273253876235</text:p>
          </table:table-cell>
          <table:table-cell table:formula="of:=ABS([.G135]/[.E135])" office:value-type="float" office:value="96.1786761035602" calcext:value-type="float">
            <text:p>96.1786761035602</text:p>
          </table:table-cell>
        </table:table-row>
        <table:table-row table:style-name="ro2">
          <table:table-cell office:value-type="string" calcext:value-type="string">
            <text:p>ptend_q0001_22</text:p>
          </table:table-cell>
          <table:table-cell office:value-type="float" office:value="-0.0000000597631948511184" calcext:value-type="float">
            <text:p>-5.97631948511184E-08</text:p>
          </table:table-cell>
          <table:table-cell office:value-type="float" office:value="0.0000000586376673500916" calcext:value-type="float">
            <text:p>5.86376673500916E-08</text:p>
          </table:table-cell>
          <table:table-cell office:value-type="float" office:value="-0.100932933490577" calcext:value-type="float">
            <text:p>-0.100932933490577</text:p>
          </table:table-cell>
          <table:table-cell office:value-type="float" office:value="1.00026176020716" calcext:value-type="float">
            <text:p>1.00026176020716</text:p>
          </table:table-cell>
          <table:table-cell office:value-type="float" office:value="-67.6654362228018" calcext:value-type="float">
            <text:p>-67.6654362228018</text:p>
          </table:table-cell>
          <table:table-cell office:value-type="float" office:value="66.3910848510676" calcext:value-type="float">
            <text:p>66.3910848510676</text:p>
          </table:table-cell>
          <table:table-cell table:formula="of:=ABS([.F136]/[.E136])" office:value-type="float" office:value="67.6477287393132" calcext:value-type="float">
            <text:p>67.6477287393132</text:p>
          </table:table-cell>
          <table:table-cell table:formula="of:=ABS([.G136]/[.E136])" office:value-type="float" office:value="66.3737108547644" calcext:value-type="float">
            <text:p>66.3737108547644</text:p>
          </table:table-cell>
        </table:table-row>
        <table:table-row table:style-name="ro2">
          <table:table-cell office:value-type="string" calcext:value-type="string">
            <text:p>ptend_q0001_23</text:p>
          </table:table-cell>
          <table:table-cell office:value-type="float" office:value="-0.0000000945960494953369" calcext:value-type="float">
            <text:p>-9.45960494953369E-08</text:p>
          </table:table-cell>
          <table:table-cell office:value-type="float" office:value="0.000000101448676930108" calcext:value-type="float">
            <text:p>1.01448676930108E-07</text:p>
          </table:table-cell>
          <table:table-cell office:value-type="float" office:value="-0.12220022823524" calcext:value-type="float">
            <text:p>-0.12220022823524</text:p>
          </table:table-cell>
          <table:table-cell office:value-type="float" office:value="1.00026416352215" calcext:value-type="float">
            <text:p>1.00026416352215</text:p>
          </table:table-cell>
          <table:table-cell office:value-type="float" office:value="-54.8229370216042" calcext:value-type="float">
            <text:p>-54.8229370216042</text:p>
          </table:table-cell>
          <table:table-cell office:value-type="float" office:value="58.7943625123431" calcext:value-type="float">
            <text:p>58.7943625123431</text:p>
          </table:table-cell>
          <table:table-cell table:formula="of:=ABS([.F137]/[.E137])" office:value-type="float" office:value="54.8084586261301" calcext:value-type="float">
            <text:p>54.8084586261301</text:p>
          </table:table-cell>
          <table:table-cell table:formula="of:=ABS([.G137]/[.E137])" office:value-type="float" office:value="58.7788352881857" calcext:value-type="float">
            <text:p>58.7788352881857</text:p>
          </table:table-cell>
        </table:table-row>
        <table:table-row table:style-name="ro2">
          <table:table-cell office:value-type="string" calcext:value-type="string">
            <text:p>ptend_q0001_24</text:p>
          </table:table-cell>
          <table:table-cell office:value-type="float" office:value="-0.000000112867884138847" calcext:value-type="float">
            <text:p>-1.12867884138847E-07</text:p>
          </table:table-cell>
          <table:table-cell office:value-type="float" office:value="0.000000139210686834571" calcext:value-type="float">
            <text:p>1.39210686834571E-07</text:p>
          </table:table-cell>
          <table:table-cell office:value-type="float" office:value="-0.141731845361664" calcext:value-type="float">
            <text:p>-0.141731845361664</text:p>
          </table:table-cell>
          <table:table-cell office:value-type="float" office:value="1.00019714605354" calcext:value-type="float">
            <text:p>1.00019714605354</text:p>
          </table:table-cell>
          <table:table-cell office:value-type="float" office:value="-37.2711476866717" calcext:value-type="float">
            <text:p>-37.2711476866717</text:p>
          </table:table-cell>
          <table:table-cell office:value-type="float" office:value="45.9700481510888" calcext:value-type="float">
            <text:p>45.9700481510888</text:p>
          </table:table-cell>
          <table:table-cell table:formula="of:=ABS([.F138]/[.E138])" office:value-type="float" office:value="37.2638012753103" calcext:value-type="float">
            <text:p>37.2638012753103</text:p>
          </table:table-cell>
          <table:table-cell table:formula="of:=ABS([.G138]/[.E138])" office:value-type="float" office:value="45.9609871238604" calcext:value-type="float">
            <text:p>45.9609871238604</text:p>
          </table:table-cell>
        </table:table-row>
        <table:table-row table:style-name="ro2">
          <table:table-cell office:value-type="string" calcext:value-type="string">
            <text:p>ptend_q0001_25</text:p>
          </table:table-cell>
          <table:table-cell office:value-type="float" office:value="-0.000000187811239268536" calcext:value-type="float">
            <text:p>-1.87811239268536E-07</text:p>
          </table:table-cell>
          <table:table-cell office:value-type="float" office:value="0.000000175634423641208" calcext:value-type="float">
            <text:p>1.75634423641208E-07</text:p>
          </table:table-cell>
          <table:table-cell office:value-type="float" office:value="-0.157818202781727" calcext:value-type="float">
            <text:p>-0.157818202781727</text:p>
          </table:table-cell>
          <table:table-cell office:value-type="float" office:value="1.00013315362522" calcext:value-type="float">
            <text:p>1.00013315362522</text:p>
          </table:table-cell>
          <table:table-cell office:value-type="float" office:value="-38.992229541529" calcext:value-type="float">
            <text:p>-38.992229541529</text:p>
          </table:table-cell>
          <table:table-cell office:value-type="float" office:value="36.4641529904407" calcext:value-type="float">
            <text:p>36.4641529904407</text:p>
          </table:table-cell>
          <table:table-cell table:formula="of:=ABS([.F139]/[.E139])" office:value-type="float" office:value="38.9870382760459" calcext:value-type="float">
            <text:p>38.9870382760459</text:p>
          </table:table-cell>
          <table:table-cell table:formula="of:=ABS([.G139]/[.E139])" office:value-type="float" office:value="36.4592983026986" calcext:value-type="float">
            <text:p>36.4592983026986</text:p>
          </table:table-cell>
        </table:table-row>
        <table:table-row table:style-name="ro2">
          <table:table-cell office:value-type="string" calcext:value-type="string">
            <text:p>ptend_q0001_26</text:p>
          </table:table-cell>
          <table:table-cell office:value-type="float" office:value="-0.000000270883859669293" calcext:value-type="float">
            <text:p>-2.70883859669293E-07</text:p>
          </table:table-cell>
          <table:table-cell office:value-type="float" office:value="0.000000230004864482134" calcext:value-type="float">
            <text:p>2.30004864482134E-07</text:p>
          </table:table-cell>
          <table:table-cell office:value-type="float" office:value="-0.168736333482666" calcext:value-type="float">
            <text:p>-0.168736333482666</text:p>
          </table:table-cell>
          <table:table-cell office:value-type="float" office:value="1.00007989055043" calcext:value-type="float">
            <text:p>1.00007989055043</text:p>
          </table:table-cell>
          <table:table-cell office:value-type="float" office:value="-39.1644676034942" calcext:value-type="float">
            <text:p>-39.1644676034942</text:p>
          </table:table-cell>
          <table:table-cell office:value-type="float" office:value="33.2541705314374" calcext:value-type="float">
            <text:p>33.2541705314374</text:p>
          </table:table-cell>
          <table:table-cell table:formula="of:=ABS([.F140]/[.E140])" office:value-type="float" office:value="39.1613389825675" calcext:value-type="float">
            <text:p>39.1613389825675</text:p>
          </table:table-cell>
          <table:table-cell table:formula="of:=ABS([.G140]/[.E140])" office:value-type="float" office:value="33.2515140496775" calcext:value-type="float">
            <text:p>33.2515140496775</text:p>
          </table:table-cell>
        </table:table-row>
        <table:table-row table:style-name="ro2">
          <table:table-cell office:value-type="string" calcext:value-type="string">
            <text:p>ptend_q0001_27</text:p>
          </table:table-cell>
          <table:table-cell office:value-type="float" office:value="-0.000000325586354187342" calcext:value-type="float">
            <text:p>-3.25586354187342E-07</text:p>
          </table:table-cell>
          <table:table-cell office:value-type="float" office:value="0.000000227236142930821" calcext:value-type="float">
            <text:p>2.27236142930821E-07</text:p>
          </table:table-cell>
          <table:table-cell office:value-type="float" office:value="-0.17413707445786" calcext:value-type="float">
            <text:p>-0.17413707445786</text:p>
          </table:table-cell>
          <table:table-cell office:value-type="float" office:value="1.00007122980142" calcext:value-type="float">
            <text:p>1.00007122980142</text:p>
          </table:table-cell>
          <table:table-cell office:value-type="float" office:value="-35.7927767906358" calcext:value-type="float">
            <text:p>-35.7927767906358</text:p>
          </table:table-cell>
          <table:table-cell office:value-type="float" office:value="24.9808151910689" calcext:value-type="float">
            <text:p>24.9808151910689</text:p>
          </table:table-cell>
          <table:table-cell table:formula="of:=ABS([.F141]/[.E141])" office:value-type="float" office:value="35.7902274598412" calcext:value-type="float">
            <text:p>35.7902274598412</text:p>
          </table:table-cell>
          <table:table-cell table:formula="of:=ABS([.G141]/[.E141])" office:value-type="float" office:value="24.9790359392994" calcext:value-type="float">
            <text:p>24.9790359392994</text:p>
          </table:table-cell>
        </table:table-row>
        <table:table-row table:style-name="ro2">
          <table:table-cell office:value-type="string" calcext:value-type="string">
            <text:p>ptend_q0001_28</text:p>
          </table:table-cell>
          <table:table-cell office:value-type="float" office:value="-0.00000034603124773099" calcext:value-type="float">
            <text:p>-3.4603124773099E-07</text:p>
          </table:table-cell>
          <table:table-cell office:value-type="float" office:value="0.000000266065673252678" calcext:value-type="float">
            <text:p>2.66065673252678E-07</text:p>
          </table:table-cell>
          <table:table-cell office:value-type="float" office:value="-0.174320251902652" calcext:value-type="float">
            <text:p>-0.174320251902652</text:p>
          </table:table-cell>
          <table:table-cell office:value-type="float" office:value="1.0000707114258" calcext:value-type="float">
            <text:p>1.0000707114258</text:p>
          </table:table-cell>
          <table:table-cell office:value-type="float" office:value="-30.6952565499616" calcext:value-type="float">
            <text:p>-30.6952565499616</text:p>
          </table:table-cell>
          <table:table-cell office:value-type="float" office:value="23.6017820736765" calcext:value-type="float">
            <text:p>23.6017820736765</text:p>
          </table:table-cell>
          <table:table-cell table:formula="of:=ABS([.F142]/[.E142])" office:value-type="float" office:value="30.6930861980745" calcext:value-type="float">
            <text:p>30.6930861980745</text:p>
          </table:table-cell>
          <table:table-cell table:formula="of:=ABS([.G142]/[.E142])" office:value-type="float" office:value="23.6001132760179" calcext:value-type="float">
            <text:p>23.6001132760179</text:p>
          </table:table-cell>
        </table:table-row>
        <table:table-row table:style-name="ro2">
          <table:table-cell office:value-type="string" calcext:value-type="string">
            <text:p>ptend_q0001_29</text:p>
          </table:table-cell>
          <table:table-cell office:value-type="float" office:value="-0.000000407008627194278" calcext:value-type="float">
            <text:p>-4.07008627194278E-07</text:p>
          </table:table-cell>
          <table:table-cell office:value-type="float" office:value="0.00000029380105390636" calcext:value-type="float">
            <text:p>2.9380105390636E-07</text:p>
          </table:table-cell>
          <table:table-cell office:value-type="float" office:value="-0.171668341741535" calcext:value-type="float">
            <text:p>-0.171668341741535</text:p>
          </table:table-cell>
          <table:table-cell office:value-type="float" office:value="1.00009435195708" calcext:value-type="float">
            <text:p>1.00009435195708</text:p>
          </table:table-cell>
          <table:table-cell office:value-type="float" office:value="-30.0452863170096" calcext:value-type="float">
            <text:p>-30.0452863170096</text:p>
          </table:table-cell>
          <table:table-cell office:value-type="float" office:value="21.6883284408667" calcext:value-type="float">
            <text:p>21.6883284408667</text:p>
          </table:table-cell>
          <table:table-cell table:formula="of:=ABS([.F143]/[.E143])" office:value-type="float" office:value="30.0424517528912" calcext:value-type="float">
            <text:p>30.0424517528912</text:p>
          </table:table-cell>
          <table:table-cell table:formula="of:=ABS([.G143]/[.E143])" office:value-type="float" office:value="21.6862822976901" calcext:value-type="float">
            <text:p>21.6862822976901</text:p>
          </table:table-cell>
        </table:table-row>
        <table:table-row table:style-name="ro2">
          <table:table-cell office:value-type="string" calcext:value-type="string">
            <text:p>ptend_q0001_30</text:p>
          </table:table-cell>
          <table:table-cell office:value-type="float" office:value="-0.000000408440307993948" calcext:value-type="float">
            <text:p>-4.08440307993948E-07</text:p>
          </table:table-cell>
          <table:table-cell office:value-type="float" office:value="0.00000031104266117851" calcext:value-type="float">
            <text:p>3.1104266117851E-07</text:p>
          </table:table-cell>
          <table:table-cell office:value-type="float" office:value="-0.16941382203954" calcext:value-type="float">
            <text:p>-0.16941382203954</text:p>
          </table:table-cell>
          <table:table-cell office:value-type="float" office:value="1.00010420545708" calcext:value-type="float">
            <text:p>1.00010420545708</text:p>
          </table:table-cell>
          <table:table-cell office:value-type="float" office:value="-25.9833340364269" calcext:value-type="float">
            <text:p>-25.9833340364269</text:p>
          </table:table-cell>
          <table:table-cell office:value-type="float" office:value="19.7872864328076" calcext:value-type="float">
            <text:p>19.7872864328076</text:p>
          </table:table-cell>
          <table:table-cell table:formula="of:=ABS([.F144]/[.E144])" office:value-type="float" office:value="25.9806267133451" calcext:value-type="float">
            <text:p>25.9806267133451</text:p>
          </table:table-cell>
          <table:table-cell table:formula="of:=ABS([.G144]/[.E144])" office:value-type="float" office:value="19.7852247044239" calcext:value-type="float">
            <text:p>19.7852247044239</text:p>
          </table:table-cell>
        </table:table-row>
        <table:table-row table:style-name="ro2">
          <table:table-cell office:value-type="string" calcext:value-type="string">
            <text:p>ptend_q0001_31</text:p>
          </table:table-cell>
          <table:table-cell office:value-type="float" office:value="-0.000000444300915166962" calcext:value-type="float">
            <text:p>-4.44300915166962E-07</text:p>
          </table:table-cell>
          <table:table-cell office:value-type="float" office:value="0.000000368816773777638" calcext:value-type="float">
            <text:p>3.68816773777638E-07</text:p>
          </table:table-cell>
          <table:table-cell office:value-type="float" office:value="-0.165514751744421" calcext:value-type="float">
            <text:p>-0.165514751744421</text:p>
          </table:table-cell>
          <table:table-cell office:value-type="float" office:value="1.00009962925562" calcext:value-type="float">
            <text:p>1.00009962925562</text:p>
          </table:table-cell>
          <table:table-cell office:value-type="float" office:value="-25.436343929908" calcext:value-type="float">
            <text:p>-25.436343929908</text:p>
          </table:table-cell>
          <table:table-cell office:value-type="float" office:value="21.1148570364787" calcext:value-type="float">
            <text:p>21.1148570364787</text:p>
          </table:table-cell>
          <table:table-cell table:formula="of:=ABS([.F145]/[.E145])" office:value-type="float" office:value="25.4338099783524" calcext:value-type="float">
            <text:p>25.4338099783524</text:p>
          </table:table-cell>
          <table:table-cell table:formula="of:=ABS([.G145]/[.E145])" office:value-type="float" office:value="21.1127535885547" calcext:value-type="float">
            <text:p>21.1127535885547</text:p>
          </table:table-cell>
        </table:table-row>
        <table:table-row table:style-name="ro2">
          <table:table-cell office:value-type="string" calcext:value-type="string">
            <text:p>ptend_q0001_32</text:p>
          </table:table-cell>
          <table:table-cell office:value-type="float" office:value="-0.000000526794906884097" calcext:value-type="float">
            <text:p>-5.26794906884097E-07</text:p>
          </table:table-cell>
          <table:table-cell office:value-type="float" office:value="0.000000501276509634256" calcext:value-type="float">
            <text:p>5.01276509634256E-07</text:p>
          </table:table-cell>
          <table:table-cell office:value-type="float" office:value="-0.158010943811997" calcext:value-type="float">
            <text:p>-0.158010943811997</text:p>
          </table:table-cell>
          <table:table-cell office:value-type="float" office:value="1.00010476790429" calcext:value-type="float">
            <text:p>1.00010476790429</text:p>
          </table:table-cell>
          <table:table-cell office:value-type="float" office:value="-27.9075254787416" calcext:value-type="float">
            <text:p>-27.9075254787416</text:p>
          </table:table-cell>
          <table:table-cell office:value-type="float" office:value="26.5556610014655" calcext:value-type="float">
            <text:p>26.5556610014655</text:p>
          </table:table-cell>
          <table:table-cell table:formula="of:=ABS([.F146]/[.E146])" office:value-type="float" office:value="27.904601972073" calcext:value-type="float">
            <text:p>27.904601972073</text:p>
          </table:table-cell>
          <table:table-cell table:formula="of:=ABS([.G146]/[.E146])" office:value-type="float" office:value="26.5528791119681" calcext:value-type="float">
            <text:p>26.5528791119681</text:p>
          </table:table-cell>
        </table:table-row>
        <table:table-row table:style-name="ro2">
          <table:table-cell office:value-type="string" calcext:value-type="string">
            <text:p>ptend_q0001_33</text:p>
          </table:table-cell>
          <table:table-cell office:value-type="float" office:value="-0.000000533496707349236" calcext:value-type="float">
            <text:p>-5.33496707349236E-07</text:p>
          </table:table-cell>
          <table:table-cell office:value-type="float" office:value="0.000000576417735767372" calcext:value-type="float">
            <text:p>5.76417735767372E-07</text:p>
          </table:table-cell>
          <table:table-cell office:value-type="float" office:value="-0.146281942029478" calcext:value-type="float">
            <text:p>-0.146281942029478</text:p>
          </table:table-cell>
          <table:table-cell office:value-type="float" office:value="1.00010479137063" calcext:value-type="float">
            <text:p>1.00010479137063</text:p>
          </table:table-cell>
          <table:table-cell office:value-type="float" office:value="-26.489802266019" calcext:value-type="float">
            <text:p>-26.489802266019</text:p>
          </table:table-cell>
          <table:table-cell office:value-type="float" office:value="28.6209673513666" calcext:value-type="float">
            <text:p>28.6209673513666</text:p>
          </table:table-cell>
          <table:table-cell table:formula="of:=ABS([.F147]/[.E147])" office:value-type="float" office:value="26.4870266541919" calcext:value-type="float">
            <text:p>26.4870266541919</text:p>
          </table:table-cell>
          <table:table-cell table:formula="of:=ABS([.G147]/[.E147])" office:value-type="float" office:value="28.6179684352296" calcext:value-type="float">
            <text:p>28.6179684352296</text:p>
          </table:table-cell>
        </table:table-row>
        <table:table-row table:style-name="ro2">
          <table:table-cell office:value-type="string" calcext:value-type="string">
            <text:p>ptend_q0001_34</text:p>
          </table:table-cell>
          <table:table-cell office:value-type="float" office:value="-0.000000559642500372279" calcext:value-type="float">
            <text:p>-5.59642500372279E-07</text:p>
          </table:table-cell>
          <table:table-cell office:value-type="float" office:value="0.000000483330781196495" calcext:value-type="float">
            <text:p>4.83330781196495E-07</text:p>
          </table:table-cell>
          <table:table-cell office:value-type="float" office:value="-0.131503212600262" calcext:value-type="float">
            <text:p>-0.131503212600262</text:p>
          </table:table-cell>
          <table:table-cell office:value-type="float" office:value="1.00011981444241" calcext:value-type="float">
            <text:p>1.00011981444241</text:p>
          </table:table-cell>
          <table:table-cell office:value-type="float" office:value="-26.0485462530379" calcext:value-type="float">
            <text:p>-26.0485462530379</text:p>
          </table:table-cell>
          <table:table-cell office:value-type="float" office:value="22.4966191830299" calcext:value-type="float">
            <text:p>22.4966191830299</text:p>
          </table:table-cell>
          <table:table-cell table:formula="of:=ABS([.F148]/[.E148])" office:value-type="float" office:value="26.0454256348881" calcext:value-type="float">
            <text:p>26.0454256348881</text:p>
          </table:table-cell>
          <table:table-cell table:formula="of:=ABS([.G148]/[.E148])" office:value-type="float" office:value="22.4939240860579" calcext:value-type="float">
            <text:p>22.4939240860579</text:p>
          </table:table-cell>
        </table:table-row>
        <table:table-row table:style-name="ro2">
          <table:table-cell office:value-type="string" calcext:value-type="string">
            <text:p>ptend_q0001_35</text:p>
          </table:table-cell>
          <table:table-cell office:value-type="float" office:value="-0.000000661632770407757" calcext:value-type="float">
            <text:p>-6.61632770407757E-07</text:p>
          </table:table-cell>
          <table:table-cell office:value-type="float" office:value="0.000000564107348089286" calcext:value-type="float">
            <text:p>5.64107348089286E-07</text:p>
          </table:table-cell>
          <table:table-cell office:value-type="float" office:value="-0.115629540583896" calcext:value-type="float">
            <text:p>-0.115629540583896</text:p>
          </table:table-cell>
          <table:table-cell office:value-type="float" office:value="1.00012085886936" calcext:value-type="float">
            <text:p>1.00012085886936</text:p>
          </table:table-cell>
          <table:table-cell office:value-type="float" office:value="-28.5611033848013" calcext:value-type="float">
            <text:p>-28.5611033848013</text:p>
          </table:table-cell>
          <table:table-cell office:value-type="float" office:value="24.351164285552" calcext:value-type="float">
            <text:p>24.351164285552</text:p>
          </table:table-cell>
          <table:table-cell table:formula="of:=ABS([.F149]/[.E149])" office:value-type="float" office:value="28.5576519392764" calcext:value-type="float">
            <text:p>28.5576519392764</text:p>
          </table:table-cell>
          <table:table-cell table:formula="of:=ABS([.G149]/[.E149])" office:value-type="float" office:value="24.3482215870201" calcext:value-type="float">
            <text:p>24.3482215870201</text:p>
          </table:table-cell>
        </table:table-row>
        <table:table-row table:style-name="ro2">
          <table:table-cell office:value-type="string" calcext:value-type="string">
            <text:p>ptend_q0001_36</text:p>
          </table:table-cell>
          <table:table-cell office:value-type="float" office:value="-0.000000766506429548818" calcext:value-type="float">
            <text:p>-7.66506429548818E-07</text:p>
          </table:table-cell>
          <table:table-cell office:value-type="float" office:value="0.000000634364708318312" calcext:value-type="float">
            <text:p>6.34364708318312E-07</text:p>
          </table:table-cell>
          <table:table-cell office:value-type="float" office:value="-0.100145460683163" calcext:value-type="float">
            <text:p>-0.100145460683163</text:p>
          </table:table-cell>
          <table:table-cell office:value-type="float" office:value="1.00011789237436" calcext:value-type="float">
            <text:p>1.00011789237436</text:p>
          </table:table-cell>
          <table:table-cell office:value-type="float" office:value="-30.4489890044376" calcext:value-type="float">
            <text:p>-30.4489890044376</text:p>
          </table:table-cell>
          <table:table-cell office:value-type="float" office:value="25.1997416900432" calcext:value-type="float">
            <text:p>25.1997416900432</text:p>
          </table:table-cell>
          <table:table-cell table:formula="of:=ABS([.F150]/[.E150])" office:value-type="float" office:value="30.4453997239757" calcext:value-type="float">
            <text:p>30.4453997239757</text:p>
          </table:table-cell>
          <table:table-cell table:formula="of:=ABS([.G150]/[.E150])" office:value-type="float" office:value="25.1967711828622" calcext:value-type="float">
            <text:p>25.1967711828622</text:p>
          </table:table-cell>
        </table:table-row>
        <table:table-row table:style-name="ro2">
          <table:table-cell office:value-type="string" calcext:value-type="string">
            <text:p>ptend_q0001_37</text:p>
          </table:table-cell>
          <table:table-cell office:value-type="float" office:value="-0.000000769251412108815" calcext:value-type="float">
            <text:p>-7.69251412108815E-07</text:p>
          </table:table-cell>
          <table:table-cell office:value-type="float" office:value="0.000000889666958216796" calcext:value-type="float">
            <text:p>8.89666958216796E-07</text:p>
          </table:table-cell>
          <table:table-cell office:value-type="float" office:value="-0.0856817579469209" calcext:value-type="float">
            <text:p>-0.0856817579469209</text:p>
          </table:table-cell>
          <table:table-cell office:value-type="float" office:value="1.00010179544426" calcext:value-type="float">
            <text:p>1.00010179544426</text:p>
          </table:table-cell>
          <table:table-cell office:value-type="float" office:value="-27.9370398901878" calcext:value-type="float">
            <text:p>-27.9370398901878</text:p>
          </table:table-cell>
          <table:table-cell office:value-type="float" office:value="32.3101926229144" calcext:value-type="float">
            <text:p>32.3101926229144</text:p>
          </table:table-cell>
          <table:table-cell table:formula="of:=ABS([.F151]/[.E151])" office:value-type="float" office:value="27.9341963162636" calcext:value-type="float">
            <text:p>27.9341963162636</text:p>
          </table:table-cell>
          <table:table-cell table:formula="of:=ABS([.G151]/[.E151])" office:value-type="float" office:value="32.3069039272763" calcext:value-type="float">
            <text:p>32.3069039272763</text:p>
          </table:table-cell>
        </table:table-row>
        <table:table-row table:style-name="ro2">
          <table:table-cell office:value-type="string" calcext:value-type="string">
            <text:p>ptend_q0001_38</text:p>
          </table:table-cell>
          <table:table-cell office:value-type="float" office:value="-0.000000724484824582613" calcext:value-type="float">
            <text:p>-7.24484824582613E-07</text:p>
          </table:table-cell>
          <table:table-cell office:value-type="float" office:value="0.000000844338320345905" calcext:value-type="float">
            <text:p>8.44338320345905E-07</text:p>
          </table:table-cell>
          <table:table-cell office:value-type="float" office:value="-0.0720498357012242" calcext:value-type="float">
            <text:p>-0.0720498357012242</text:p>
          </table:table-cell>
          <table:table-cell office:value-type="float" office:value="1.00011759168642" calcext:value-type="float">
            <text:p>1.00011759168642</text:p>
          </table:table-cell>
          <table:table-cell office:value-type="float" office:value="-23.9496656443018" calcext:value-type="float">
            <text:p>-23.9496656443018</text:p>
          </table:table-cell>
          <table:table-cell office:value-type="float" office:value="27.9117239958833" calcext:value-type="float">
            <text:p>27.9117239958833</text:p>
          </table:table-cell>
          <table:table-cell table:formula="of:=ABS([.F152]/[.E152])" office:value-type="float" office:value="23.9468496938619" calcext:value-type="float">
            <text:p>23.9468496938619</text:p>
          </table:table-cell>
          <table:table-cell table:formula="of:=ABS([.G152]/[.E152])" office:value-type="float" office:value="27.9084421951003" calcext:value-type="float">
            <text:p>27.9084421951003</text:p>
          </table:table-cell>
        </table:table-row>
        <table:table-row table:style-name="ro2">
          <table:table-cell office:value-type="string" calcext:value-type="string">
            <text:p>ptend_q0001_39</text:p>
          </table:table-cell>
          <table:table-cell office:value-type="float" office:value="-0.000000991343182412992" calcext:value-type="float">
            <text:p>-9.91343182412992E-07</text:p>
          </table:table-cell>
          <table:table-cell office:value-type="float" office:value="0.00000101459742999093" calcext:value-type="float">
            <text:p>1.01459742999093E-06</text:p>
          </table:table-cell>
          <table:table-cell office:value-type="float" office:value="-0.0589799415789081" calcext:value-type="float">
            <text:p>-0.0589799415789081</text:p>
          </table:table-cell>
          <table:table-cell office:value-type="float" office:value="1.00011310178886" calcext:value-type="float">
            <text:p>1.00011310178886</text:p>
          </table:table-cell>
          <table:table-cell office:value-type="float" office:value="-29.6105182383876" calcext:value-type="float">
            <text:p>-29.6105182383876</text:p>
          </table:table-cell>
          <table:table-cell office:value-type="float" office:value="30.3051014404938" calcext:value-type="float">
            <text:p>30.3051014404938</text:p>
          </table:table-cell>
          <table:table-cell table:formula="of:=ABS([.F153]/[.E153])" office:value-type="float" office:value="29.6071696145411" calcext:value-type="float">
            <text:p>29.6071696145411</text:p>
          </table:table-cell>
          <table:table-cell table:formula="of:=ABS([.G153]/[.E153])" office:value-type="float" office:value="30.3016742669288" calcext:value-type="float">
            <text:p>30.3016742669288</text:p>
          </table:table-cell>
        </table:table-row>
        <table:table-row table:style-name="ro2">
          <table:table-cell office:value-type="string" calcext:value-type="string">
            <text:p>ptend_q0001_40</text:p>
          </table:table-cell>
          <table:table-cell office:value-type="float" office:value="-0.000000939312129060666" calcext:value-type="float">
            <text:p>-9.39312129060666E-07</text:p>
          </table:table-cell>
          <table:table-cell office:value-type="float" office:value="0.000000950891671751176" calcext:value-type="float">
            <text:p>9.50891671751176E-07</text:p>
          </table:table-cell>
          <table:table-cell office:value-type="float" office:value="-0.0459565492724632" calcext:value-type="float">
            <text:p>-0.0459565492724632</text:p>
          </table:table-cell>
          <table:table-cell office:value-type="float" office:value="1.0001211793036" calcext:value-type="float">
            <text:p>1.0001211793036</text:p>
          </table:table-cell>
          <table:table-cell office:value-type="float" office:value="-25.3448832446917" calcext:value-type="float">
            <text:p>-25.3448832446917</text:p>
          </table:table-cell>
          <table:table-cell office:value-type="float" office:value="25.6573269451807" calcext:value-type="float">
            <text:p>25.6573269451807</text:p>
          </table:table-cell>
          <table:table-cell table:formula="of:=ABS([.F154]/[.E154])" office:value-type="float" office:value="25.3418123415203" calcext:value-type="float">
            <text:p>25.3418123415203</text:p>
          </table:table-cell>
          <table:table-cell table:formula="of:=ABS([.G154]/[.E154])" office:value-type="float" office:value="25.6542181848868" calcext:value-type="float">
            <text:p>25.6542181848868</text:p>
          </table:table-cell>
        </table:table-row>
        <table:table-row table:style-name="ro2">
          <table:table-cell office:value-type="string" calcext:value-type="string">
            <text:p>ptend_q0001_41</text:p>
          </table:table-cell>
          <table:table-cell office:value-type="float" office:value="-0.000000876145945197077" calcext:value-type="float">
            <text:p>-8.76145945197077E-07</text:p>
          </table:table-cell>
          <table:table-cell office:value-type="float" office:value="0.000000894190103020638" calcext:value-type="float">
            <text:p>8.94190103020638E-07</text:p>
          </table:table-cell>
          <table:table-cell office:value-type="float" office:value="-0.032826053746032" calcext:value-type="float">
            <text:p>-0.032826053746032</text:p>
          </table:table-cell>
          <table:table-cell office:value-type="float" office:value="1.00012671964908" calcext:value-type="float">
            <text:p>1.00012671964908</text:p>
          </table:table-cell>
          <table:table-cell office:value-type="float" office:value="-21.3921854430637" calcext:value-type="float">
            <text:p>-21.3921854430637</text:p>
          </table:table-cell>
          <table:table-cell office:value-type="float" office:value="21.8327558439673" calcext:value-type="float">
            <text:p>21.8327558439673</text:p>
          </table:table-cell>
          <table:table-cell table:formula="of:=ABS([.F155]/[.E155])" office:value-type="float" office:value="21.3894749763008" calcext:value-type="float">
            <text:p>21.3894749763008</text:p>
          </table:table-cell>
          <table:table-cell table:formula="of:=ABS([.G155]/[.E155])" office:value-type="float" office:value="21.8299895553515" calcext:value-type="float">
            <text:p>21.8299895553515</text:p>
          </table:table-cell>
        </table:table-row>
        <table:table-row table:style-name="ro2">
          <table:table-cell office:value-type="string" calcext:value-type="string">
            <text:p>ptend_q0001_42</text:p>
          </table:table-cell>
          <table:table-cell office:value-type="float" office:value="-0.000000960297761560488" calcext:value-type="float">
            <text:p>-9.60297761560488E-07</text:p>
          </table:table-cell>
          <table:table-cell office:value-type="float" office:value="0.000000993245684706309" calcext:value-type="float">
            <text:p>9.93245684706309E-07</text:p>
          </table:table-cell>
          <table:table-cell office:value-type="float" office:value="-0.0194368289139234" calcext:value-type="float">
            <text:p>-0.0194368289139234</text:p>
          </table:table-cell>
          <table:table-cell office:value-type="float" office:value="1.00010168460569" calcext:value-type="float">
            <text:p>1.00010168460569</text:p>
          </table:table-cell>
          <table:table-cell office:value-type="float" office:value="-21.3893378667623" calcext:value-type="float">
            <text:p>-21.3893378667623</text:p>
          </table:table-cell>
          <table:table-cell office:value-type="float" office:value="22.123208431064" calcext:value-type="float">
            <text:p>22.123208431064</text:p>
          </table:table-cell>
          <table:table-cell table:formula="of:=ABS([.F156]/[.E156])" office:value-type="float" office:value="21.3871631215134" calcext:value-type="float">
            <text:p>21.3871631215134</text:p>
          </table:table-cell>
          <table:table-cell table:formula="of:=ABS([.G156]/[.E156])" office:value-type="float" office:value="22.1209590700635" calcext:value-type="float">
            <text:p>22.1209590700635</text:p>
          </table:table-cell>
        </table:table-row>
        <table:table-row table:style-name="ro2">
          <table:table-cell office:value-type="string" calcext:value-type="string">
            <text:p>ptend_q0001_43</text:p>
          </table:table-cell>
          <table:table-cell office:value-type="float" office:value="-0.000000907118136616091" calcext:value-type="float">
            <text:p>-9.07118136616091E-07</text:p>
          </table:table-cell>
          <table:table-cell office:value-type="float" office:value="0.00000103980996605485" calcext:value-type="float">
            <text:p>1.03980996605485E-06</text:p>
          </table:table-cell>
          <table:table-cell office:value-type="float" office:value="-0.00467788534892112" calcext:value-type="float">
            <text:p>-0.00467788534892112</text:p>
          </table:table-cell>
          <table:table-cell office:value-type="float" office:value="1.00008093913675" calcext:value-type="float">
            <text:p>1.00008093913675</text:p>
          </table:table-cell>
          <table:table-cell office:value-type="float" office:value="-18.6443855377796" calcext:value-type="float">
            <text:p>-18.6443855377796</text:p>
          </table:table-cell>
          <table:table-cell office:value-type="float" office:value="21.371657241329" calcext:value-type="float">
            <text:p>21.371657241329</text:p>
          </table:table-cell>
          <table:table-cell table:formula="of:=ABS([.F157]/[.E157])" office:value-type="float" office:value="18.6428765994411" calcext:value-type="float">
            <text:p>18.6428765994411</text:p>
          </table:table-cell>
          <table:table-cell table:formula="of:=ABS([.G157]/[.E157])" office:value-type="float" office:value="21.3699275778384" calcext:value-type="float">
            <text:p>21.3699275778384</text:p>
          </table:table-cell>
        </table:table-row>
        <table:table-row table:style-name="ro2">
          <table:table-cell office:value-type="string" calcext:value-type="string">
            <text:p>ptend_q0001_44</text:p>
          </table:table-cell>
          <table:table-cell office:value-type="float" office:value="-0.00000097192120952556" calcext:value-type="float">
            <text:p>-9.7192120952556E-07</text:p>
          </table:table-cell>
          <table:table-cell office:value-type="float" office:value="0.00000101215219535535" calcext:value-type="float">
            <text:p>1.01215219535535E-06</text:p>
          </table:table-cell>
          <table:table-cell office:value-type="float" office:value="0.00914805322835792" calcext:value-type="float">
            <text:p>0.00914805322835792</text:p>
          </table:table-cell>
          <table:table-cell office:value-type="float" office:value="1.00009002778569" calcext:value-type="float">
            <text:p>1.00009002778569</text:p>
          </table:table-cell>
          <table:table-cell office:value-type="float" office:value="-18.676671255965" calcext:value-type="float">
            <text:p>-18.676671255965</text:p>
          </table:table-cell>
          <table:table-cell office:value-type="float" office:value="19.4497595364576" calcext:value-type="float">
            <text:p>19.4497595364576</text:p>
          </table:table-cell>
          <table:table-cell table:formula="of:=ABS([.F158]/[.E158])" office:value-type="float" office:value="18.6749899879687" calcext:value-type="float">
            <text:p>18.6749899879687</text:p>
          </table:table-cell>
          <table:table-cell table:formula="of:=ABS([.G158]/[.E158])" office:value-type="float" office:value="19.4480086753006" calcext:value-type="float">
            <text:p>19.4480086753006</text:p>
          </table:table-cell>
        </table:table-row>
        <table:table-row table:style-name="ro2">
          <table:table-cell office:value-type="string" calcext:value-type="string">
            <text:p>ptend_q0001_45</text:p>
          </table:table-cell>
          <table:table-cell office:value-type="float" office:value="-0.000000897197805261512" calcext:value-type="float">
            <text:p>-8.97197805261512E-07</text:p>
          </table:table-cell>
          <table:table-cell office:value-type="float" office:value="0.000000958896875630743" calcext:value-type="float">
            <text:p>9.58896875630743E-07</text:p>
          </table:table-cell>
          <table:table-cell office:value-type="float" office:value="0.0190937343435937" calcext:value-type="float">
            <text:p>0.0190937343435937</text:p>
          </table:table-cell>
          <table:table-cell office:value-type="float" office:value="1.00005575508101" calcext:value-type="float">
            <text:p>1.00005575508101</text:p>
          </table:table-cell>
          <table:table-cell office:value-type="float" office:value="-16.3000155855225" calcext:value-type="float">
            <text:p>-16.3000155855225</text:p>
          </table:table-cell>
          <table:table-cell office:value-type="float" office:value="17.4209454437243" calcext:value-type="float">
            <text:p>17.4209454437243</text:p>
          </table:table-cell>
          <table:table-cell table:formula="of:=ABS([.F159]/[.E159])" office:value-type="float" office:value="16.2991068275009" calcext:value-type="float">
            <text:p>16.2991068275009</text:p>
          </table:table-cell>
          <table:table-cell table:formula="of:=ABS([.G159]/[.E159])" office:value-type="float" office:value="17.419974191652" calcext:value-type="float">
            <text:p>17.419974191652</text:p>
          </table:table-cell>
        </table:table-row>
        <table:table-row table:style-name="ro2">
          <table:table-cell office:value-type="string" calcext:value-type="string">
            <text:p>ptend_q0001_46</text:p>
          </table:table-cell>
          <table:table-cell office:value-type="float" office:value="-0.00000105868688560722" calcext:value-type="float">
            <text:p>-1.05868688560722E-06</text:p>
          </table:table-cell>
          <table:table-cell office:value-type="float" office:value="0.000000918069570622135" calcext:value-type="float">
            <text:p>9.18069570622135E-07</text:p>
          </table:table-cell>
          <table:table-cell office:value-type="float" office:value="0.0216439427745199" calcext:value-type="float">
            <text:p>0.0216439427745199</text:p>
          </table:table-cell>
          <table:table-cell office:value-type="float" office:value="1.00008519789192" calcext:value-type="float">
            <text:p>1.00008519789192</text:p>
          </table:table-cell>
          <table:table-cell office:value-type="float" office:value="-18.5289849307692" calcext:value-type="float">
            <text:p>-18.5289849307692</text:p>
          </table:table-cell>
          <table:table-cell office:value-type="float" office:value="16.0679209979054" calcext:value-type="float">
            <text:p>16.0679209979054</text:p>
          </table:table-cell>
          <table:table-cell table:formula="of:=ABS([.F160]/[.E160])" office:value-type="float" office:value="18.5274064347981" calcext:value-type="float">
            <text:p>18.5274064347981</text:p>
          </table:table-cell>
          <table:table-cell table:formula="of:=ABS([.G160]/[.E160])" office:value-type="float" office:value="16.0665521615307" calcext:value-type="float">
            <text:p>16.0665521615307</text:p>
          </table:table-cell>
        </table:table-row>
        <table:table-row table:style-name="ro2">
          <table:table-cell office:value-type="string" calcext:value-type="string">
            <text:p>ptend_q0001_47</text:p>
          </table:table-cell>
          <table:table-cell office:value-type="float" office:value="-0.00000105144448359649" calcext:value-type="float">
            <text:p>-1.05144448359649E-06</text:p>
          </table:table-cell>
          <table:table-cell office:value-type="float" office:value="0.000000903476989636947" calcext:value-type="float">
            <text:p>9.03476989636947E-07</text:p>
          </table:table-cell>
          <table:table-cell office:value-type="float" office:value="0.0158389077558876" calcext:value-type="float">
            <text:p>0.0158389077558876</text:p>
          </table:table-cell>
          <table:table-cell office:value-type="float" office:value="1.00005332451328" calcext:value-type="float">
            <text:p>1.00005332451328</text:p>
          </table:table-cell>
          <table:table-cell office:value-type="float" office:value="-18.0532372568325" calcext:value-type="float">
            <text:p>-18.0532372568325</text:p>
          </table:table-cell>
          <table:table-cell office:value-type="float" office:value="15.5126444662237" calcext:value-type="float">
            <text:p>15.5126444662237</text:p>
          </table:table-cell>
          <table:table-cell table:formula="of:=ABS([.F161]/[.E161])" office:value-type="float" office:value="18.0522746280744" calcext:value-type="float">
            <text:p>18.0522746280744</text:p>
          </table:table-cell>
          <table:table-cell table:formula="of:=ABS([.G161]/[.E161])" office:value-type="float" office:value="15.5118173061158" calcext:value-type="float">
            <text:p>15.5118173061158</text:p>
          </table:table-cell>
        </table:table-row>
        <table:table-row table:style-name="ro2">
          <table:table-cell office:value-type="string" calcext:value-type="string">
            <text:p>ptend_q0001_48</text:p>
          </table:table-cell>
          <table:table-cell office:value-type="float" office:value="-0.00000102519100236489" calcext:value-type="float">
            <text:p>-1.02519100236489E-06</text:p>
          </table:table-cell>
          <table:table-cell office:value-type="float" office:value="0.000000839716539182196" calcext:value-type="float">
            <text:p>8.39716539182196E-07</text:p>
          </table:table-cell>
          <table:table-cell office:value-type="float" office:value="0.00495027866999528" calcext:value-type="float">
            <text:p>0.00495027866999528</text:p>
          </table:table-cell>
          <table:table-cell office:value-type="float" office:value="1.00007053817165" calcext:value-type="float">
            <text:p>1.00007053817165</text:p>
          </table:table-cell>
          <table:table-cell office:value-type="float" office:value="-17.4337648833376" calcext:value-type="float">
            <text:p>-17.4337648833376</text:p>
          </table:table-cell>
          <table:table-cell office:value-type="float" office:value="14.279700737699" calcext:value-type="float">
            <text:p>14.279700737699</text:p>
          </table:table-cell>
          <table:table-cell table:formula="of:=ABS([.F162]/[.E162])" office:value-type="float" office:value="17.4325352241756" calcext:value-type="float">
            <text:p>17.4325352241756</text:p>
          </table:table-cell>
          <table:table-cell table:formula="of:=ABS([.G162]/[.E162])" office:value-type="float" office:value="14.2786935447628" calcext:value-type="float">
            <text:p>14.2786935447628</text:p>
          </table:table-cell>
        </table:table-row>
        <table:table-row table:style-name="ro2">
          <table:table-cell office:value-type="string" calcext:value-type="string">
            <text:p>ptend_q0001_49</text:p>
          </table:table-cell>
          <table:table-cell office:value-type="float" office:value="-0.000000942385039650116" calcext:value-type="float">
            <text:p>-9.42385039650116E-07</text:p>
          </table:table-cell>
          <table:table-cell office:value-type="float" office:value="0.000000895513192614768" calcext:value-type="float">
            <text:p>8.95513192614768E-07</text:p>
          </table:table-cell>
          <table:table-cell office:value-type="float" office:value="-0.0112291947871501" calcext:value-type="float">
            <text:p>-0.0112291947871501</text:p>
          </table:table-cell>
          <table:table-cell office:value-type="float" office:value="1.00008257975639" calcext:value-type="float">
            <text:p>1.00008257975639</text:p>
          </table:table-cell>
          <table:table-cell office:value-type="float" office:value="-16.0191087889792" calcext:value-type="float">
            <text:p>-16.0191087889792</text:p>
          </table:table-cell>
          <table:table-cell office:value-type="float" office:value="15.2223588564055" calcext:value-type="float">
            <text:p>15.2223588564055</text:p>
          </table:table-cell>
          <table:table-cell table:formula="of:=ABS([.F163]/[.E163])" office:value-type="float" office:value="16.0177860441097" calcext:value-type="float">
            <text:p>16.0177860441097</text:p>
          </table:table-cell>
          <table:table-cell table:formula="of:=ABS([.G163]/[.E163])" office:value-type="float" office:value="15.2211019015185" calcext:value-type="float">
            <text:p>15.2211019015185</text:p>
          </table:table-cell>
        </table:table-row>
        <table:table-row table:style-name="ro2">
          <table:table-cell office:value-type="string" calcext:value-type="string">
            <text:p>ptend_q0001_50</text:p>
          </table:table-cell>
          <table:table-cell office:value-type="float" office:value="-0.000000870952267597419" calcext:value-type="float">
            <text:p>-8.70952267597419E-07</text:p>
          </table:table-cell>
          <table:table-cell office:value-type="float" office:value="0.000000841326534367813" calcext:value-type="float">
            <text:p>8.41326534367813E-07</text:p>
          </table:table-cell>
          <table:table-cell office:value-type="float" office:value="-0.0350200093200056" calcext:value-type="float">
            <text:p>-0.0350200093200056</text:p>
          </table:table-cell>
          <table:table-cell office:value-type="float" office:value="1.00008067107933" calcext:value-type="float">
            <text:p>1.00008067107933</text:p>
          </table:table-cell>
          <table:table-cell office:value-type="float" office:value="-14.8783826430999" calcext:value-type="float">
            <text:p>-14.8783826430999</text:p>
          </table:table-cell>
          <table:table-cell office:value-type="float" office:value="14.3722894718996" calcext:value-type="float">
            <text:p>14.3722894718996</text:p>
          </table:table-cell>
          <table:table-cell table:formula="of:=ABS([.F164]/[.E164])" office:value-type="float" office:value="14.8771824847314" calcext:value-type="float">
            <text:p>14.8771824847314</text:p>
          </table:table-cell>
          <table:table-cell table:formula="of:=ABS([.G164]/[.E164])" office:value-type="float" office:value="14.3711301373202" calcext:value-type="float">
            <text:p>14.3711301373202</text:p>
          </table:table-cell>
        </table:table-row>
        <table:table-row table:style-name="ro2">
          <table:table-cell office:value-type="string" calcext:value-type="string">
            <text:p>ptend_q0001_51</text:p>
          </table:table-cell>
          <table:table-cell office:value-type="float" office:value="-0.000000908187997560769" calcext:value-type="float">
            <text:p>-9.08187997560769E-07</text:p>
          </table:table-cell>
          <table:table-cell office:value-type="float" office:value="0.000000739549506942145" calcext:value-type="float">
            <text:p>7.39549506942145E-07</text:p>
          </table:table-cell>
          <table:table-cell office:value-type="float" office:value="-0.0724957057349935" calcext:value-type="float">
            <text:p>-0.0724957057349935</text:p>
          </table:table-cell>
          <table:table-cell office:value-type="float" office:value="1.00008048046154" calcext:value-type="float">
            <text:p>1.00008048046154</text:p>
          </table:table-cell>
          <table:table-cell office:value-type="float" office:value="-15.6462471785846" calcext:value-type="float">
            <text:p>-15.6462471785846</text:p>
          </table:table-cell>
          <table:table-cell office:value-type="float" office:value="12.7409461669778" calcext:value-type="float">
            <text:p>12.7409461669778</text:p>
          </table:table-cell>
          <table:table-cell table:formula="of:=ABS([.F165]/[.E165])" office:value-type="float" office:value="15.6449880627245" calcext:value-type="float">
            <text:p>15.6449880627245</text:p>
          </table:table-cell>
          <table:table-cell table:formula="of:=ABS([.G165]/[.E165])" office:value-type="float" office:value="12.7399208522677" calcext:value-type="float">
            <text:p>12.7399208522677</text:p>
          </table:table-cell>
        </table:table-row>
        <table:table-row table:style-name="ro2">
          <table:table-cell office:value-type="string" calcext:value-type="string">
            <text:p>ptend_q0001_52</text:p>
          </table:table-cell>
          <table:table-cell office:value-type="float" office:value="-0.000000874123004975264" calcext:value-type="float">
            <text:p>-8.74123004975264E-07</text:p>
          </table:table-cell>
          <table:table-cell office:value-type="float" office:value="0.000000769791848885549" calcext:value-type="float">
            <text:p>7.69791848885549E-07</text:p>
          </table:table-cell>
          <table:table-cell office:value-type="float" office:value="-0.129782251792746" calcext:value-type="float">
            <text:p>-0.129782251792746</text:p>
          </table:table-cell>
          <table:table-cell office:value-type="float" office:value="1.00008875959148" calcext:value-type="float">
            <text:p>1.00008875959148</text:p>
          </table:table-cell>
          <table:table-cell office:value-type="float" office:value="-15.2497954141012" calcext:value-type="float">
            <text:p>-15.2497954141012</text:p>
          </table:table-cell>
          <table:table-cell office:value-type="float" office:value="13.4296525090076" calcext:value-type="float">
            <text:p>13.4296525090076</text:p>
          </table:table-cell>
          <table:table-cell table:formula="of:=ABS([.F166]/[.E166])" office:value-type="float" office:value="15.2484419686214" calcext:value-type="float">
            <text:p>15.2484419686214</text:p>
          </table:table-cell>
          <table:table-cell table:formula="of:=ABS([.G166]/[.E166])" office:value-type="float" office:value="13.4284606043302" calcext:value-type="float">
            <text:p>13.4284606043302</text:p>
          </table:table-cell>
        </table:table-row>
        <table:table-row table:style-name="ro2">
          <table:table-cell office:value-type="string" calcext:value-type="string">
            <text:p>ptend_q0001_53</text:p>
          </table:table-cell>
          <table:table-cell office:value-type="float" office:value="-0.00000086635874493786" calcext:value-type="float">
            <text:p>-8.6635874493786E-07</text:p>
          </table:table-cell>
          <table:table-cell office:value-type="float" office:value="0.000000635935544555062" calcext:value-type="float">
            <text:p>6.35935544555062E-07</text:p>
          </table:table-cell>
          <table:table-cell office:value-type="float" office:value="-0.204943751667401" calcext:value-type="float">
            <text:p>-0.204943751667401</text:p>
          </table:table-cell>
          <table:table-cell office:value-type="float" office:value="1.00009124463798" calcext:value-type="float">
            <text:p>1.00009124463798</text:p>
          </table:table-cell>
          <table:table-cell office:value-type="float" office:value="-15.3842826082121" calcext:value-type="float">
            <text:p>-15.3842826082121</text:p>
          </table:table-cell>
          <table:table-cell office:value-type="float" office:value="11.2925646508526" calcext:value-type="float">
            <text:p>11.2925646508526</text:p>
          </table:table-cell>
          <table:table-cell table:formula="of:=ABS([.F167]/[.E167])" office:value-type="float" office:value="15.3828790029864" calcext:value-type="float">
            <text:p>15.3828790029864</text:p>
          </table:table-cell>
          <table:table-cell table:formula="of:=ABS([.G167]/[.E167])" office:value-type="float" office:value="11.2915343588879" calcext:value-type="float">
            <text:p>11.2915343588879</text:p>
          </table:table-cell>
        </table:table-row>
        <table:table-row table:style-name="ro2">
          <table:table-cell office:value-type="string" calcext:value-type="string">
            <text:p>ptend_q0001_54</text:p>
          </table:table-cell>
          <table:table-cell office:value-type="float" office:value="-0.000000828166748714338" calcext:value-type="float">
            <text:p>-8.28166748714338E-07</text:p>
          </table:table-cell>
          <table:table-cell office:value-type="float" office:value="0.000000599982527338435" calcext:value-type="float">
            <text:p>5.99982527338435E-07</text:p>
          </table:table-cell>
          <table:table-cell office:value-type="float" office:value="-0.294087792239049" calcext:value-type="float">
            <text:p>-0.294087792239049</text:p>
          </table:table-cell>
          <table:table-cell office:value-type="float" office:value="1.00007646454178" calcext:value-type="float">
            <text:p>1.00007646454178</text:p>
          </table:table-cell>
          <table:table-cell office:value-type="float" office:value="-15.193623985709" calcext:value-type="float">
            <text:p>-15.193623985709</text:p>
          </table:table-cell>
          <table:table-cell office:value-type="float" office:value="11.0073350958937" calcext:value-type="float">
            <text:p>11.0073350958937</text:p>
          </table:table-cell>
          <table:table-cell table:formula="of:=ABS([.F168]/[.E168])" office:value-type="float" office:value="15.1924623010406" calcext:value-type="float">
            <text:p>15.1924623010406</text:p>
          </table:table-cell>
          <table:table-cell table:formula="of:=ABS([.G168]/[.E168])" office:value-type="float" office:value="11.0064934894124" calcext:value-type="float">
            <text:p>11.0064934894124</text:p>
          </table:table-cell>
        </table:table-row>
        <table:table-row table:style-name="ro2">
          <table:table-cell office:value-type="string" calcext:value-type="string">
            <text:p>ptend_q0001_55</text:p>
          </table:table-cell>
          <table:table-cell office:value-type="float" office:value="-0.000000908028664376847" calcext:value-type="float">
            <text:p>-9.08028664376847E-07</text:p>
          </table:table-cell>
          <table:table-cell office:value-type="float" office:value="0.000000565413904163118" calcext:value-type="float">
            <text:p>5.65413904163118E-07</text:p>
          </table:table-cell>
          <table:table-cell office:value-type="float" office:value="-0.377822599723364" calcext:value-type="float">
            <text:p>-0.377822599723364</text:p>
          </table:table-cell>
          <table:table-cell office:value-type="float" office:value="1.00008146389984" calcext:value-type="float">
            <text:p>1.00008146389984</text:p>
          </table:table-cell>
          <table:table-cell office:value-type="float" office:value="-17.6162769943795" calcext:value-type="float">
            <text:p>-17.6162769943795</text:p>
          </table:table-cell>
          <table:table-cell office:value-type="float" office:value="10.9693540996821" calcext:value-type="float">
            <text:p>10.9693540996821</text:p>
          </table:table-cell>
          <table:table-cell table:formula="of:=ABS([.F169]/[.E169])" office:value-type="float" office:value="17.6148420206534" calcext:value-type="float">
            <text:p>17.6148420206534</text:p>
          </table:table-cell>
          <table:table-cell table:formula="of:=ABS([.G169]/[.E169])" office:value-type="float" office:value="10.9684605661091" calcext:value-type="float">
            <text:p>10.9684605661091</text:p>
          </table:table-cell>
        </table:table-row>
        <table:table-row table:style-name="ro2">
          <table:table-cell office:value-type="string" calcext:value-type="string">
            <text:p>ptend_q0001_56</text:p>
          </table:table-cell>
          <table:table-cell office:value-type="float" office:value="-0.0000010378321825556" calcext:value-type="float">
            <text:p>-1.0378321825556E-06</text:p>
          </table:table-cell>
          <table:table-cell office:value-type="float" office:value="0.000000503901163729129" calcext:value-type="float">
            <text:p>5.03901163729129E-07</text:p>
          </table:table-cell>
          <table:table-cell office:value-type="float" office:value="-0.436204645384321" calcext:value-type="float">
            <text:p>-0.436204645384321</text:p>
          </table:table-cell>
          <table:table-cell office:value-type="float" office:value="1.00006835281126" calcext:value-type="float">
            <text:p>1.00006835281126</text:p>
          </table:table-cell>
          <table:table-cell office:value-type="float" office:value="-21.2825365515587" calcext:value-type="float">
            <text:p>-21.2825365515587</text:p>
          </table:table-cell>
          <table:table-cell office:value-type="float" office:value="10.3333613234369" calcext:value-type="float">
            <text:p>10.3333613234369</text:p>
          </table:table-cell>
          <table:table-cell table:formula="of:=ABS([.F170]/[.E170])" office:value-type="float" office:value="21.2810819297821" calcext:value-type="float">
            <text:p>21.2810819297821</text:p>
          </table:table-cell>
          <table:table-cell table:formula="of:=ABS([.G170]/[.E170])" office:value-type="float" office:value="10.3326550574159" calcext:value-type="float">
            <text:p>10.3326550574159</text:p>
          </table:table-cell>
        </table:table-row>
        <table:table-row table:style-name="ro2">
          <table:table-cell office:value-type="string" calcext:value-type="string">
            <text:p>ptend_q0001_57</text:p>
          </table:table-cell>
          <table:table-cell office:value-type="float" office:value="-0.00000104099773585503" calcext:value-type="float">
            <text:p>-1.04099773585503E-06</text:p>
          </table:table-cell>
          <table:table-cell office:value-type="float" office:value="0.000000481818334754173" calcext:value-type="float">
            <text:p>4.81818334754173E-07</text:p>
          </table:table-cell>
          <table:table-cell office:value-type="float" office:value="-0.442979105969666" calcext:value-type="float">
            <text:p>-0.442979105969666</text:p>
          </table:table-cell>
          <table:table-cell office:value-type="float" office:value="1.0000626974064" calcext:value-type="float">
            <text:p>1.0000626974064</text:p>
          </table:table-cell>
          <table:table-cell office:value-type="float" office:value="-23.3908530895658" calcext:value-type="float">
            <text:p>-23.3908530895658</text:p>
          </table:table-cell>
          <table:table-cell office:value-type="float" office:value="10.8262885652075" calcext:value-type="float">
            <text:p>10.8262885652075</text:p>
          </table:table-cell>
          <table:table-cell table:formula="of:=ABS([.F171]/[.E171])" office:value-type="float" office:value="23.3893866356865" calcext:value-type="float">
            <text:p>23.3893866356865</text:p>
          </table:table-cell>
          <table:table-cell table:formula="of:=ABS([.G171]/[.E171])" office:value-type="float" office:value="10.8256098275486" calcext:value-type="float">
            <text:p>10.8256098275486</text:p>
          </table:table-cell>
        </table:table-row>
        <table:table-row table:style-name="ro2">
          <table:table-cell office:value-type="string" calcext:value-type="string">
            <text:p>ptend_q0001_58</text:p>
          </table:table-cell>
          <table:table-cell office:value-type="float" office:value="-0.000000931168558645897" calcext:value-type="float">
            <text:p>-9.31168558645897E-07</text:p>
          </table:table-cell>
          <table:table-cell office:value-type="float" office:value="0.000000561556351318572" calcext:value-type="float">
            <text:p>5.61556351318572E-07</text:p>
          </table:table-cell>
          <table:table-cell office:value-type="float" office:value="-0.423912800948194" calcext:value-type="float">
            <text:p>-0.423912800948194</text:p>
          </table:table-cell>
          <table:table-cell office:value-type="float" office:value="1.00005362725489" calcext:value-type="float">
            <text:p>1.00005362725489</text:p>
          </table:table-cell>
          <table:table-cell office:value-type="float" office:value="-21.8191709562556" calcext:value-type="float">
            <text:p>-21.8191709562556</text:p>
          </table:table-cell>
          <table:table-cell office:value-type="float" office:value="13.158406087947" calcext:value-type="float">
            <text:p>13.158406087947</text:p>
          </table:table-cell>
          <table:table-cell table:formula="of:=ABS([.F172]/[.E172])" office:value-type="float" office:value="21.8180009167591" calcext:value-type="float">
            <text:p>21.8180009167591</text:p>
          </table:table-cell>
          <table:table-cell table:formula="of:=ABS([.G172]/[.E172])" office:value-type="float" office:value="13.1577004765898" calcext:value-type="float">
            <text:p>13.1577004765898</text:p>
          </table:table-cell>
        </table:table-row>
        <table:table-row table:style-name="ro2">
          <table:table-cell office:value-type="string" calcext:value-type="string">
            <text:p>ptend_q0001_59</text:p>
          </table:table-cell>
          <table:table-cell office:value-type="float" office:value="-0.000000988152400711127" calcext:value-type="float">
            <text:p>-9.88152400711127E-07</text:p>
          </table:table-cell>
          <table:table-cell office:value-type="float" office:value="0.000000669943936456932" calcext:value-type="float">
            <text:p>6.69943936456932E-07</text:p>
          </table:table-cell>
          <table:table-cell office:value-type="float" office:value="-0.377656872790764" calcext:value-type="float">
            <text:p>-0.377656872790764</text:p>
          </table:table-cell>
          <table:table-cell office:value-type="float" office:value="1.00005689858854" calcext:value-type="float">
            <text:p>1.00005689858854</text:p>
          </table:table-cell>
          <table:table-cell office:value-type="float" office:value="-25.8937069777236" calcext:value-type="float">
            <text:p>-25.8937069777236</text:p>
          </table:table-cell>
          <table:table-cell office:value-type="float" office:value="17.5553203834089" calcext:value-type="float">
            <text:p>17.5553203834089</text:p>
          </table:table-cell>
          <table:table-cell table:formula="of:=ABS([.F173]/[.E173])" office:value-type="float" office:value="25.8922337461693" calcext:value-type="float">
            <text:p>25.8922337461693</text:p>
          </table:table-cell>
          <table:table-cell table:formula="of:=ABS([.G173]/[.E173])" office:value-type="float" office:value="17.554321567289" calcext:value-type="float">
            <text:p>17.554321567289</text:p>
          </table:table-cell>
        </table:table-row>
        <table:table-row table:style-name="ro2">
          <table:table-cell office:value-type="string" calcext:value-type="string">
            <text:p>ptend_q0002_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74]/[.E174])" office:value-type="float" office:value="0" calcext:value-type="float">
            <text:p>0</text:p>
          </table:table-cell>
          <table:table-cell table:formula="of:=ABS([.G174]/[.E17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75]/[.E175])" office:value-type="float" office:value="0" calcext:value-type="float">
            <text:p>0</text:p>
          </table:table-cell>
          <table:table-cell table:formula="of:=ABS([.G175]/[.E17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76]/[.E176])" office:value-type="float" office:value="0" calcext:value-type="float">
            <text:p>0</text:p>
          </table:table-cell>
          <table:table-cell table:formula="of:=ABS([.G176]/[.E17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77]/[.E177])" office:value-type="float" office:value="0" calcext:value-type="float">
            <text:p>0</text:p>
          </table:table-cell>
          <table:table-cell table:formula="of:=ABS([.G177]/[.E17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78]/[.E178])" office:value-type="float" office:value="0" calcext:value-type="float">
            <text:p>0</text:p>
          </table:table-cell>
          <table:table-cell table:formula="of:=ABS([.G178]/[.E17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79]/[.E179])" office:value-type="float" office:value="0" calcext:value-type="float">
            <text:p>0</text:p>
          </table:table-cell>
          <table:table-cell table:formula="of:=ABS([.G179]/[.E17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80]/[.E180])" office:value-type="float" office:value="0" calcext:value-type="float">
            <text:p>0</text:p>
          </table:table-cell>
          <table:table-cell table:formula="of:=ABS([.G180]/[.E18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81]/[.E181])" office:value-type="float" office:value="0" calcext:value-type="float">
            <text:p>0</text:p>
          </table:table-cell>
          <table:table-cell table:formula="of:=ABS([.G181]/[.E18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82]/[.E182])" office:value-type="float" office:value="0" calcext:value-type="float">
            <text:p>0</text:p>
          </table:table-cell>
          <table:table-cell table:formula="of:=ABS([.G182]/[.E18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83]/[.E183])" office:value-type="float" office:value="0" calcext:value-type="float">
            <text:p>0</text:p>
          </table:table-cell>
          <table:table-cell table:formula="of:=ABS([.G183]/[.E18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84]/[.E184])" office:value-type="float" office:value="0" calcext:value-type="float">
            <text:p>0</text:p>
          </table:table-cell>
          <table:table-cell table:formula="of:=ABS([.G184]/[.E18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185]/[.E185])" office:value-type="float" office:value="0" calcext:value-type="float">
            <text:p>0</text:p>
          </table:table-cell>
          <table:table-cell table:formula="of:=ABS([.G185]/[.E18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12</text:p>
          </table:table-cell>
          <table:table-cell office:value-type="float" office:value="-2.69263847690903E-038" calcext:value-type="float">
            <text:p>-2.69263847690903E-38</text:p>
          </table:table-cell>
          <table:table-cell office:value-type="float" office:value="-2.14735692875427E-053" calcext:value-type="float">
            <text:p>-2.14735692875427E-53</text:p>
          </table:table-cell>
          <table:table-cell office:value-type="float" office:value="-2.11742703534836E-026" calcext:value-type="float">
            <text:p>-2.11742703534836E-26</text:p>
          </table:table-cell>
          <table:table-cell office:value-type="float" office:value="2.20008470448566E-025" calcext:value-type="float">
            <text:p>2.20008470448566E-25</text:p>
          </table:table-cell>
          <table:table-cell office:value-type="float" office:value="-2.69263847690903E-023" calcext:value-type="float">
            <text:p>-2.69263847690903E-23</text:p>
          </table:table-cell>
          <table:table-cell office:value-type="float" office:value="-2.14735692875427E-038" calcext:value-type="float">
            <text:p>-2.14735692875427E-38</text:p>
          </table:table-cell>
          <table:table-cell table:formula="of:=ABS([.F186]/[.E186])" office:value-type="float" office:value="122.387945855863" calcext:value-type="float">
            <text:p>122.387945855863</text:p>
          </table:table-cell>
          <table:table-cell table:formula="of:=ABS([.G186]/[.E186])" office:value-type="float" office:value="0.0000000000000976033751962419" calcext:value-type="float">
            <text:p>9.76033751962419E-14</text:p>
          </table:table-cell>
        </table:table-row>
        <table:table-row table:style-name="ro2">
          <table:table-cell office:value-type="string" calcext:value-type="string">
            <text:p>ptend_q0002_13</text:p>
          </table:table-cell>
          <table:table-cell office:value-type="float" office:value="-1.80472776754167E-043" calcext:value-type="float">
            <text:p>-1.80472776754167E-43</text:p>
          </table:table-cell>
          <table:table-cell office:value-type="float" office:value="0" calcext:value-type="float">
            <text:p>0</text:p>
          </table:table-cell>
          <table:table-cell office:value-type="float" office:value="-8.19316190553965E-032" calcext:value-type="float">
            <text:p>-8.19316190553965E-32</text:p>
          </table:table-cell>
          <table:table-cell office:value-type="float" office:value="1.03292940339118E-030" calcext:value-type="float">
            <text:p>1.03292940339118E-30</text:p>
          </table:table-cell>
          <table:table-cell office:value-type="float" office:value="-1.80472776754167E-028" calcext:value-type="float">
            <text:p>-1.80472776754167E-28</text:p>
          </table:table-cell>
          <table:table-cell office:value-type="float" office:value="0" calcext:value-type="float">
            <text:p>0</text:p>
          </table:table-cell>
          <table:table-cell table:formula="of:=ABS([.F187]/[.E187])" office:value-type="float" office:value="174.719372070987" calcext:value-type="float">
            <text:p>174.719372070987</text:p>
          </table:table-cell>
          <table:table-cell table:formula="of:=ABS([.G187]/[.E18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14</text:p>
          </table:table-cell>
          <table:table-cell office:value-type="float" office:value="-3.45684196345247E-048" calcext:value-type="float">
            <text:p>-3.45684196345247E-48</text:p>
          </table:table-cell>
          <table:table-cell office:value-type="float" office:value="0" calcext:value-type="float">
            <text:p>0</text:p>
          </table:table-cell>
          <table:table-cell office:value-type="float" office:value="-4.91065764945862E-037" calcext:value-type="float">
            <text:p>-4.91065764945862E-37</text:p>
          </table:table-cell>
          <table:table-cell office:value-type="float" office:value="1E-030" calcext:value-type="float">
            <text:p>1E-30</text:p>
          </table:table-cell>
          <table:table-cell office:value-type="float" office:value="-3.45684196345247E-033" calcext:value-type="float">
            <text:p>-3.45684196345247E-33</text:p>
          </table:table-cell>
          <table:table-cell office:value-type="float" office:value="0" calcext:value-type="float">
            <text:p>0</text:p>
          </table:table-cell>
          <table:table-cell table:formula="of:=ABS([.F188]/[.E188])" office:value-type="float" office:value="0.00345684196345247" calcext:value-type="float">
            <text:p>0.00345684196345247</text:p>
          </table:table-cell>
          <table:table-cell table:formula="of:=ABS([.G188]/[.E18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15</text:p>
          </table:table-cell>
          <table:table-cell office:value-type="float" office:value="-6.38123726756166E-048" calcext:value-type="float">
            <text:p>-6.38123726756166E-48</text:p>
          </table:table-cell>
          <table:table-cell office:value-type="float" office:value="0" calcext:value-type="float">
            <text:p>0</text:p>
          </table:table-cell>
          <table:table-cell office:value-type="float" office:value="-9.35666026600922E-040" calcext:value-type="float">
            <text:p>-9.35666026600922E-40</text:p>
          </table:table-cell>
          <table:table-cell office:value-type="float" office:value="1E-030" calcext:value-type="float">
            <text:p>1E-30</text:p>
          </table:table-cell>
          <table:table-cell office:value-type="float" office:value="-6.38123726756166E-033" calcext:value-type="float">
            <text:p>-6.38123726756166E-33</text:p>
          </table:table-cell>
          <table:table-cell office:value-type="float" office:value="0" calcext:value-type="float">
            <text:p>0</text:p>
          </table:table-cell>
          <table:table-cell table:formula="of:=ABS([.F189]/[.E189])" office:value-type="float" office:value="0.00638123726756166" calcext:value-type="float">
            <text:p>0.00638123726756166</text:p>
          </table:table-cell>
          <table:table-cell table:formula="of:=ABS([.G189]/[.E18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16</text:p>
          </table:table-cell>
          <table:table-cell office:value-type="float" office:value="-1.9592021055395E-044" calcext:value-type="float">
            <text:p>-1.9592021055395E-44</text:p>
          </table:table-cell>
          <table:table-cell office:value-type="float" office:value="0" calcext:value-type="float">
            <text:p>0</text:p>
          </table:table-cell>
          <table:table-cell office:value-type="float" office:value="-5.80371762499719E-036" calcext:value-type="float">
            <text:p>-5.80371762499719E-36</text:p>
          </table:table-cell>
          <table:table-cell office:value-type="float" office:value="1E-030" calcext:value-type="float">
            <text:p>1E-30</text:p>
          </table:table-cell>
          <table:table-cell office:value-type="float" office:value="-1.9592021055395E-029" calcext:value-type="float">
            <text:p>-1.9592021055395E-29</text:p>
          </table:table-cell>
          <table:table-cell office:value-type="float" office:value="0" calcext:value-type="float">
            <text:p>0</text:p>
          </table:table-cell>
          <table:table-cell table:formula="of:=ABS([.F190]/[.E190])" office:value-type="float" office:value="19.592021055395" calcext:value-type="float">
            <text:p>19.592021055395</text:p>
          </table:table-cell>
          <table:table-cell table:formula="of:=ABS([.G190]/[.E19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17</text:p>
          </table:table-cell>
          <table:table-cell office:value-type="float" office:value="-1.39475991159893E-039" calcext:value-type="float">
            <text:p>-1.39475991159893E-39</text:p>
          </table:table-cell>
          <table:table-cell office:value-type="float" office:value="0" calcext:value-type="float">
            <text:p>0</text:p>
          </table:table-cell>
          <table:table-cell office:value-type="float" office:value="-3.84347419321006E-031" calcext:value-type="float">
            <text:p>-3.84347419321006E-31</text:p>
          </table:table-cell>
          <table:table-cell office:value-type="float" office:value="5.34779333754799E-028" calcext:value-type="float">
            <text:p>5.34779333754799E-28</text:p>
          </table:table-cell>
          <table:table-cell office:value-type="float" office:value="-1.39475991159893E-024" calcext:value-type="float">
            <text:p>-1.39475991159893E-24</text:p>
          </table:table-cell>
          <table:table-cell office:value-type="float" office:value="0" calcext:value-type="float">
            <text:p>0</text:p>
          </table:table-cell>
          <table:table-cell table:formula="of:=ABS([.F191]/[.E191])" office:value-type="float" office:value="2608.10361127089" calcext:value-type="float">
            <text:p>2608.10361127089</text:p>
          </table:table-cell>
          <table:table-cell table:formula="of:=ABS([.G191]/[.E19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18</text:p>
          </table:table-cell>
          <table:table-cell office:value-type="float" office:value="-8.14260051935312E-037" calcext:value-type="float">
            <text:p>-8.14260051935312E-37</text:p>
          </table:table-cell>
          <table:table-cell office:value-type="float" office:value="0" calcext:value-type="float">
            <text:p>0</text:p>
          </table:table-cell>
          <table:table-cell office:value-type="float" office:value="-3.04850064660816E-028" calcext:value-type="float">
            <text:p>-3.04850064660816E-28</text:p>
          </table:table-cell>
          <table:table-cell office:value-type="float" office:value="3.62698427546919E-025" calcext:value-type="float">
            <text:p>3.62698427546919E-25</text:p>
          </table:table-cell>
          <table:table-cell office:value-type="float" office:value="-8.14260051935312E-022" calcext:value-type="float">
            <text:p>-8.14260051935312E-22</text:p>
          </table:table-cell>
          <table:table-cell office:value-type="float" office:value="0" calcext:value-type="float">
            <text:p>0</text:p>
          </table:table-cell>
          <table:table-cell table:formula="of:=ABS([.F192]/[.E192])" office:value-type="float" office:value="2245.00574056109" calcext:value-type="float">
            <text:p>2245.00574056109</text:p>
          </table:table-cell>
          <table:table-cell table:formula="of:=ABS([.G192]/[.E19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19</text:p>
          </table:table-cell>
          <table:table-cell office:value-type="float" office:value="-1.93626304519013E-034" calcext:value-type="float">
            <text:p>-1.93626304519013E-34</text:p>
          </table:table-cell>
          <table:table-cell office:value-type="float" office:value="0" calcext:value-type="float">
            <text:p>0</text:p>
          </table:table-cell>
          <table:table-cell office:value-type="float" office:value="-1.01553542156822E-025" calcext:value-type="float">
            <text:p>-1.01553542156822E-25</text:p>
          </table:table-cell>
          <table:table-cell office:value-type="float" office:value="9.26976728115694E-023" calcext:value-type="float">
            <text:p>9.26976728115694E-23</text:p>
          </table:table-cell>
          <table:table-cell office:value-type="float" office:value="-1.93626304519013E-019" calcext:value-type="float">
            <text:p>-1.93626304519013E-19</text:p>
          </table:table-cell>
          <table:table-cell office:value-type="float" office:value="0" calcext:value-type="float">
            <text:p>0</text:p>
          </table:table-cell>
          <table:table-cell table:formula="of:=ABS([.F193]/[.E193])" office:value-type="float" office:value="2088.79358721988" calcext:value-type="float">
            <text:p>2088.79358721988</text:p>
          </table:table-cell>
          <table:table-cell table:formula="of:=ABS([.G193]/[.E19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20</text:p>
          </table:table-cell>
          <table:table-cell office:value-type="float" office:value="-1.60974615354212E-031" calcext:value-type="float">
            <text:p>-1.60974615354212E-31</text:p>
          </table:table-cell>
          <table:table-cell office:value-type="float" office:value="0" calcext:value-type="float">
            <text:p>0</text:p>
          </table:table-cell>
          <table:table-cell office:value-type="float" office:value="-6.47231205143682E-023" calcext:value-type="float">
            <text:p>-6.47231205143682E-23</text:p>
          </table:table-cell>
          <table:table-cell office:value-type="float" office:value="6.80576180026694E-020" calcext:value-type="float">
            <text:p>6.80576180026694E-20</text:p>
          </table:table-cell>
          <table:table-cell office:value-type="float" office:value="-1.60974615354212E-016" calcext:value-type="float">
            <text:p>-1.60974615354212E-16</text:p>
          </table:table-cell>
          <table:table-cell office:value-type="float" office:value="0" calcext:value-type="float">
            <text:p>0</text:p>
          </table:table-cell>
          <table:table-cell table:formula="of:=ABS([.F194]/[.E194])" office:value-type="float" office:value="2365.26960652513" calcext:value-type="float">
            <text:p>2365.26960652513</text:p>
          </table:table-cell>
          <table:table-cell table:formula="of:=ABS([.G194]/[.E19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21</text:p>
          </table:table-cell>
          <table:table-cell office:value-type="float" office:value="-1.17565530559749E-028" calcext:value-type="float">
            <text:p>-1.17565530559749E-28</text:p>
          </table:table-cell>
          <table:table-cell office:value-type="float" office:value="0" calcext:value-type="float">
            <text:p>0</text:p>
          </table:table-cell>
          <table:table-cell office:value-type="float" office:value="-4.50788954360554E-020" calcext:value-type="float">
            <text:p>-4.50788954360554E-20</text:p>
          </table:table-cell>
          <table:table-cell office:value-type="float" office:value="5.22079814666883E-017" calcext:value-type="float">
            <text:p>5.22079814666883E-17</text:p>
          </table:table-cell>
          <table:table-cell office:value-type="float" office:value="-0.000000000000117565530559749" calcext:value-type="float">
            <text:p>-1.17565530559749E-13</text:p>
          </table:table-cell>
          <table:table-cell office:value-type="float" office:value="0" calcext:value-type="float">
            <text:p>0</text:p>
          </table:table-cell>
          <table:table-cell table:formula="of:=ABS([.F195]/[.E195])" office:value-type="float" office:value="2251.86891461725" calcext:value-type="float">
            <text:p>2251.86891461725</text:p>
          </table:table-cell>
          <table:table-cell table:formula="of:=ABS([.G195]/[.E19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22</text:p>
          </table:table-cell>
          <table:table-cell office:value-type="float" office:value="-9.26632327594773E-026" calcext:value-type="float">
            <text:p>-9.26632327594773E-26</text:p>
          </table:table-cell>
          <table:table-cell office:value-type="float" office:value="0" calcext:value-type="float">
            <text:p>0</text:p>
          </table:table-cell>
          <table:table-cell office:value-type="float" office:value="-3.65691424156742E-017" calcext:value-type="float">
            <text:p>-3.65691424156742E-17</text:p>
          </table:table-cell>
          <table:table-cell office:value-type="float" office:value="0.0000000000000439055841495067" calcext:value-type="float">
            <text:p>4.39055841495067E-14</text:p>
          </table:table-cell>
          <table:table-cell office:value-type="float" office:value="-0.0000000000926632327594773" calcext:value-type="float">
            <text:p>-9.26632327594773E-11</text:p>
          </table:table-cell>
          <table:table-cell office:value-type="float" office:value="0" calcext:value-type="float">
            <text:p>0</text:p>
          </table:table-cell>
          <table:table-cell table:formula="of:=ABS([.F196]/[.E196])" office:value-type="float" office:value="2110.51132912711" calcext:value-type="float">
            <text:p>2110.51132912711</text:p>
          </table:table-cell>
          <table:table-cell table:formula="of:=ABS([.G196]/[.E19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23</text:p>
          </table:table-cell>
          <table:table-cell office:value-type="float" office:value="-6.2264751792898E-023" calcext:value-type="float">
            <text:p>-6.2264751792898E-23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000290154604526312" calcext:value-type="float">
            <text:p>-2.90154604526312E-14</text:p>
          </table:table-cell>
          <table:table-cell office:value-type="float" office:value="0.0000000000317702190169216" calcext:value-type="float">
            <text:p>3.17702190169216E-11</text:p>
          </table:table-cell>
          <table:table-cell office:value-type="float" office:value="-0.000000062264751792898" calcext:value-type="float">
            <text:p>-6.2264751792898E-08</text:p>
          </table:table-cell>
          <table:table-cell office:value-type="float" office:value="0" calcext:value-type="float">
            <text:p>0</text:p>
          </table:table-cell>
          <table:table-cell table:formula="of:=ABS([.F197]/[.E197])" office:value-type="float" office:value="1959.84647634108" calcext:value-type="float">
            <text:p>1959.84647634108</text:p>
          </table:table-cell>
          <table:table-cell table:formula="of:=ABS([.G197]/[.E19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24</text:p>
          </table:table-cell>
          <table:table-cell office:value-type="float" office:value="-1.75064020407367E-019" calcext:value-type="float">
            <text:p>-1.75064020407367E-1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607770734494111" calcext:value-type="float">
            <text:p>-6.07770734494111E-11</text:p>
          </table:table-cell>
          <table:table-cell office:value-type="float" office:value="0.0000000661650033912006" calcext:value-type="float">
            <text:p>6.61650033912006E-08</text:p>
          </table:table-cell>
          <table:table-cell office:value-type="float" office:value="-0.000175064020407367" calcext:value-type="float">
            <text:p>-0.000175064020407367</text:p>
          </table:table-cell>
          <table:table-cell office:value-type="float" office:value="0" calcext:value-type="float">
            <text:p>0</text:p>
          </table:table-cell>
          <table:table-cell table:formula="of:=ABS([.F198]/[.E198])" office:value-type="float" office:value="2645.87034587304" calcext:value-type="float">
            <text:p>2645.87034587304</text:p>
          </table:table-cell>
          <table:table-cell table:formula="of:=ABS([.G198]/[.E19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25</text:p>
          </table:table-cell>
          <table:table-cell office:value-type="float" office:value="-6.104449811486E-015" calcext:value-type="float">
            <text:p>-6.104449811486E-15</text:p>
          </table:table-cell>
          <table:table-cell office:value-type="float" office:value="0" calcext:value-type="float">
            <text:p>0</text:p>
          </table:table-cell>
          <table:table-cell office:value-type="float" office:value="-0.00000111707693354652" calcext:value-type="float">
            <text:p>-1.11707693354652E-06</text:p>
          </table:table-cell>
          <table:table-cell office:value-type="float" office:value="0.00204664055232861" calcext:value-type="float">
            <text:p>0.00204664055232861</text:p>
          </table:table-cell>
          <table:table-cell office:value-type="float" office:value="-6.104449811486" calcext:value-type="float">
            <text:p>-6.104449811486</text:p>
          </table:table-cell>
          <table:table-cell office:value-type="float" office:value="0" calcext:value-type="float">
            <text:p>0</text:p>
          </table:table-cell>
          <table:table-cell table:formula="of:=ABS([.F199]/[.E199])" office:value-type="float" office:value="2982.66825825401" calcext:value-type="float">
            <text:p>2982.66825825401</text:p>
          </table:table-cell>
          <table:table-cell table:formula="of:=ABS([.G199]/[.E19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26</text:p>
          </table:table-cell>
          <table:table-cell office:value-type="float" office:value="-0.0000000008310831659864" calcext:value-type="float">
            <text:p>-8.310831659864E-10</text:p>
          </table:table-cell>
          <table:table-cell office:value-type="float" office:value="0" calcext:value-type="float">
            <text:p>0</text:p>
          </table:table-cell>
          <table:table-cell office:value-type="float" office:value="-0.000514987651118202" calcext:value-type="float">
            <text:p>-0.000514987651118202</text:p>
          </table:table-cell>
          <table:table-cell office:value-type="float" office:value="1.00057121557477" calcext:value-type="float">
            <text:p>1.00057121557477</text:p>
          </table:table-cell>
          <table:table-cell office:value-type="float" office:value="-3053.25811055985" calcext:value-type="float">
            <text:p>-3053.25811055985</text:p>
          </table:table-cell>
          <table:table-cell office:value-type="float" office:value="0" calcext:value-type="float">
            <text:p>0</text:p>
          </table:table-cell>
          <table:table-cell table:formula="of:=ABS([.F200]/[.E200])" office:value-type="float" office:value="3051.51503764372" calcext:value-type="float">
            <text:p>3051.51503764372</text:p>
          </table:table-cell>
          <table:table-cell table:formula="of:=ABS([.G200]/[.E20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2_27</text:p>
          </table:table-cell>
          <table:table-cell office:value-type="float" office:value="-0.00000000274831419948533" calcext:value-type="float">
            <text:p>-2.74831419948533E-09</text:p>
          </table:table-cell>
          <table:table-cell office:value-type="float" office:value="0.00000000679335444555674" calcext:value-type="float">
            <text:p>6.79335444555674E-09</text:p>
          </table:table-cell>
          <table:table-cell office:value-type="float" office:value="-0.00289339249125876" calcext:value-type="float">
            <text:p>-0.00289339249125876</text:p>
          </table:table-cell>
          <table:table-cell office:value-type="float" office:value="1.00057121092195" calcext:value-type="float">
            <text:p>1.00057121092195</text:p>
          </table:table-cell>
          <table:table-cell office:value-type="float" office:value="-1020.73920379217" calcext:value-type="float">
            <text:p>-1020.73920379217</text:p>
          </table:table-cell>
          <table:table-cell office:value-type="float" office:value="2523.08968499093" calcext:value-type="float">
            <text:p>2523.08968499093</text:p>
          </table:table-cell>
          <table:table-cell table:formula="of:=ABS([.F201]/[.E201])" office:value-type="float" office:value="1020.15647926911" calcext:value-type="float">
            <text:p>1020.15647926911</text:p>
          </table:table-cell>
          <table:table-cell table:formula="of:=ABS([.G201]/[.E201])" office:value-type="float" office:value="2521.64929137437" calcext:value-type="float">
            <text:p>2521.64929137437</text:p>
          </table:table-cell>
        </table:table-row>
        <table:table-row table:style-name="ro2">
          <table:table-cell office:value-type="string" calcext:value-type="string">
            <text:p>ptend_q0002_28</text:p>
          </table:table-cell>
          <table:table-cell office:value-type="float" office:value="-0.0000000143444412144711" calcext:value-type="float">
            <text:p>-1.43444412144711E-08</text:p>
          </table:table-cell>
          <table:table-cell office:value-type="float" office:value="0.0000000129776170641082" calcext:value-type="float">
            <text:p>1.29776170641082E-08</text:p>
          </table:table-cell>
          <table:table-cell office:value-type="float" office:value="-0.0489346819457849" calcext:value-type="float">
            <text:p>-0.0489346819457849</text:p>
          </table:table-cell>
          <table:table-cell office:value-type="float" office:value="1.00056984995187" calcext:value-type="float">
            <text:p>1.00056984995187</text:p>
          </table:table-cell>
          <table:table-cell office:value-type="float" office:value="-203.965956551057" calcext:value-type="float">
            <text:p>-203.965956551057</text:p>
          </table:table-cell>
          <table:table-cell office:value-type="float" office:value="184.530860328235" calcext:value-type="float">
            <text:p>184.530860328235</text:p>
          </table:table-cell>
          <table:table-cell table:formula="of:=ABS([.F202]/[.E202])" office:value-type="float" office:value="203.849792756466" calcext:value-type="float">
            <text:p>203.849792756466</text:p>
          </table:table-cell>
          <table:table-cell table:formula="of:=ABS([.G202]/[.E202])" office:value-type="float" office:value="184.425765314747" calcext:value-type="float">
            <text:p>184.425765314747</text:p>
          </table:table-cell>
        </table:table-row>
        <table:table-row table:style-name="ro2">
          <table:table-cell office:value-type="string" calcext:value-type="string">
            <text:p>ptend_q0002_29</text:p>
          </table:table-cell>
          <table:table-cell office:value-type="float" office:value="-0.0000000397608695016611" calcext:value-type="float">
            <text:p>-3.97608695016611E-08</text:p>
          </table:table-cell>
          <table:table-cell office:value-type="float" office:value="0.0000000231497683010226" calcext:value-type="float">
            <text:p>2.31497683010226E-08</text:p>
          </table:table-cell>
          <table:table-cell office:value-type="float" office:value="-0.0950134950047349" calcext:value-type="float">
            <text:p>-0.0950134950047349</text:p>
          </table:table-cell>
          <table:table-cell office:value-type="float" office:value="1.00049940999865" calcext:value-type="float">
            <text:p>1.00049940999865</text:p>
          </table:table-cell>
          <table:table-cell office:value-type="float" office:value="-119.356683728254" calcext:value-type="float">
            <text:p>-119.356683728254</text:p>
          </table:table-cell>
          <table:table-cell office:value-type="float" office:value="69.4924333425878" calcext:value-type="float">
            <text:p>69.4924333425878</text:p>
          </table:table-cell>
          <table:table-cell table:formula="of:=ABS([.F203]/[.E203])" office:value-type="float" office:value="119.297105560927" calcext:value-type="float">
            <text:p>119.297105560927</text:p>
          </table:table-cell>
          <table:table-cell table:formula="of:=ABS([.G203]/[.E203])" office:value-type="float" office:value="69.4577454500266" calcext:value-type="float">
            <text:p>69.4577454500266</text:p>
          </table:table-cell>
        </table:table-row>
        <table:table-row table:style-name="ro2">
          <table:table-cell office:value-type="string" calcext:value-type="string">
            <text:p>ptend_q0002_30</text:p>
          </table:table-cell>
          <table:table-cell office:value-type="float" office:value="-0.0000000602929741604724" calcext:value-type="float">
            <text:p>-6.02929741604724E-08</text:p>
          </table:table-cell>
          <table:table-cell office:value-type="float" office:value="0.0000000426781812024487" calcext:value-type="float">
            <text:p>4.26781812024487E-08</text:p>
          </table:table-cell>
          <table:table-cell office:value-type="float" office:value="-0.115698082477403" calcext:value-type="float">
            <text:p>-0.115698082477403</text:p>
          </table:table-cell>
          <table:table-cell office:value-type="float" office:value="1.00024352989201" calcext:value-type="float">
            <text:p>1.00024352989201</text:p>
          </table:table-cell>
          <table:table-cell office:value-type="float" office:value="-86.3857589847951" calcext:value-type="float">
            <text:p>-86.3857589847951</text:p>
          </table:table-cell>
          <table:table-cell office:value-type="float" office:value="61.1478721459584" calcext:value-type="float">
            <text:p>61.1478721459584</text:p>
          </table:table-cell>
          <table:table-cell table:formula="of:=ABS([.F204]/[.E204])" office:value-type="float" office:value="86.364726592255" calcext:value-type="float">
            <text:p>86.364726592255</text:p>
          </table:table-cell>
          <table:table-cell table:formula="of:=ABS([.G204]/[.E204])" office:value-type="float" office:value="61.1329844368606" calcext:value-type="float">
            <text:p>61.1329844368606</text:p>
          </table:table-cell>
        </table:table-row>
        <table:table-row table:style-name="ro2">
          <table:table-cell office:value-type="string" calcext:value-type="string">
            <text:p>ptend_q0002_31</text:p>
          </table:table-cell>
          <table:table-cell office:value-type="float" office:value="-0.0000000659814627620553" calcext:value-type="float">
            <text:p>-6.59814627620553E-08</text:p>
          </table:table-cell>
          <table:table-cell office:value-type="float" office:value="0.0000000661972174214008" calcext:value-type="float">
            <text:p>6.61972174214008E-08</text:p>
          </table:table-cell>
          <table:table-cell office:value-type="float" office:value="-0.0851465566830461" calcext:value-type="float">
            <text:p>-0.0851465566830461</text:p>
          </table:table-cell>
          <table:table-cell office:value-type="float" office:value="1.00014784465089" calcext:value-type="float">
            <text:p>1.00014784465089</text:p>
          </table:table-cell>
          <table:table-cell office:value-type="float" office:value="-58.3671890948013" calcext:value-type="float">
            <text:p>-58.3671890948013</text:p>
          </table:table-cell>
          <table:table-cell office:value-type="float" office:value="58.5580456243923" calcext:value-type="float">
            <text:p>58.5580456243923</text:p>
          </table:table-cell>
          <table:table-cell table:formula="of:=ABS([.F205]/[.E205])" office:value-type="float" office:value="58.3585610937099" calcext:value-type="float">
            <text:p>58.3585610937099</text:p>
          </table:table-cell>
          <table:table-cell table:formula="of:=ABS([.G205]/[.E205])" office:value-type="float" office:value="58.5493894103551" calcext:value-type="float">
            <text:p>58.5493894103551</text:p>
          </table:table-cell>
        </table:table-row>
        <table:table-row table:style-name="ro2">
          <table:table-cell office:value-type="string" calcext:value-type="string">
            <text:p>ptend_q0002_32</text:p>
          </table:table-cell>
          <table:table-cell office:value-type="float" office:value="-0.000000100519158981488" calcext:value-type="float">
            <text:p>-1.00519158981488E-07</text:p>
          </table:table-cell>
          <table:table-cell office:value-type="float" office:value="0.0000000807548341117266" calcext:value-type="float">
            <text:p>8.07548341117266E-08</text:p>
          </table:table-cell>
          <table:table-cell office:value-type="float" office:value="-0.0439413968162365" calcext:value-type="float">
            <text:p>-0.0439413968162365</text:p>
          </table:table-cell>
          <table:table-cell office:value-type="float" office:value="1.00012732831064" calcext:value-type="float">
            <text:p>1.00012732831064</text:p>
          </table:table-cell>
          <table:table-cell office:value-type="float" office:value="-56.3035934819871" calcext:value-type="float">
            <text:p>-56.3035934819871</text:p>
          </table:table-cell>
          <table:table-cell office:value-type="float" office:value="45.2330421145813" calcext:value-type="float">
            <text:p>45.2330421145813</text:p>
          </table:table-cell>
          <table:table-cell table:formula="of:=ABS([.F206]/[.E206])" office:value-type="float" office:value="56.2964253532519" calcext:value-type="float">
            <text:p>56.2964253532519</text:p>
          </table:table-cell>
          <table:table-cell table:formula="of:=ABS([.G206]/[.E206])" office:value-type="float" office:value="45.2272834009911" calcext:value-type="float">
            <text:p>45.2272834009911</text:p>
          </table:table-cell>
        </table:table-row>
        <table:table-row table:style-name="ro2">
          <table:table-cell office:value-type="string" calcext:value-type="string">
            <text:p>ptend_q0002_33</text:p>
          </table:table-cell>
          <table:table-cell office:value-type="float" office:value="-0.000000119150319315221" calcext:value-type="float">
            <text:p>-1.19150319315221E-07</text:p>
          </table:table-cell>
          <table:table-cell office:value-type="float" office:value="0.000000100457817281034" calcext:value-type="float">
            <text:p>1.00457817281034E-07</text:p>
          </table:table-cell>
          <table:table-cell office:value-type="float" office:value="-0.0256233377672381" calcext:value-type="float">
            <text:p>-0.0256233377672381</text:p>
          </table:table-cell>
          <table:table-cell office:value-type="float" office:value="1.00007711223816" calcext:value-type="float">
            <text:p>1.00007711223816</text:p>
          </table:table-cell>
          <table:table-cell office:value-type="float" office:value="-45.9982867149611" calcext:value-type="float">
            <text:p>-45.9982867149611</text:p>
          </table:table-cell>
          <table:table-cell office:value-type="float" office:value="38.7819983077617" calcext:value-type="float">
            <text:p>38.7819983077617</text:p>
          </table:table-cell>
          <table:table-cell table:formula="of:=ABS([.F207]/[.E207])" office:value-type="float" office:value="45.9947399576192" calcext:value-type="float">
            <text:p>45.9947399576192</text:p>
          </table:table-cell>
          <table:table-cell table:formula="of:=ABS([.G207]/[.E207])" office:value-type="float" office:value="38.7790079716633" calcext:value-type="float">
            <text:p>38.7790079716633</text:p>
          </table:table-cell>
        </table:table-row>
        <table:table-row table:style-name="ro2">
          <table:table-cell office:value-type="string" calcext:value-type="string">
            <text:p>ptend_q0002_34</text:p>
          </table:table-cell>
          <table:table-cell office:value-type="float" office:value="-0.000000128167236128648" calcext:value-type="float">
            <text:p>-1.28167236128648E-07</text:p>
          </table:table-cell>
          <table:table-cell office:value-type="float" office:value="0.000000134172959697201" calcext:value-type="float">
            <text:p>1.34172959697201E-07</text:p>
          </table:table-cell>
          <table:table-cell office:value-type="float" office:value="-0.0175588407058026" calcext:value-type="float">
            <text:p>-0.0175588407058026</text:p>
          </table:table-cell>
          <table:table-cell office:value-type="float" office:value="0.999991348415126" calcext:value-type="float">
            <text:p>0.999991348415126</text:p>
          </table:table-cell>
          <table:table-cell office:value-type="float" office:value="-36.8265292009913" calcext:value-type="float">
            <text:p>-36.8265292009913</text:p>
          </table:table-cell>
          <table:table-cell office:value-type="float" office:value="38.5521648708469" calcext:value-type="float">
            <text:p>38.5521648708469</text:p>
          </table:table-cell>
          <table:table-cell table:formula="of:=ABS([.F208]/[.E208])" office:value-type="float" office:value="36.8268478115908" calcext:value-type="float">
            <text:p>36.8268478115908</text:p>
          </table:table-cell>
          <table:table-cell table:formula="of:=ABS([.G208]/[.E208])" office:value-type="float" office:value="38.5524984110591" calcext:value-type="float">
            <text:p>38.5524984110591</text:p>
          </table:table-cell>
        </table:table-row>
        <table:table-row table:style-name="ro2">
          <table:table-cell office:value-type="string" calcext:value-type="string">
            <text:p>ptend_q0002_35</text:p>
          </table:table-cell>
          <table:table-cell office:value-type="float" office:value="-0.000000137354298423319" calcext:value-type="float">
            <text:p>-1.37354298423319E-07</text:p>
          </table:table-cell>
          <table:table-cell office:value-type="float" office:value="0.000000158236818322743" calcext:value-type="float">
            <text:p>1.58236818322743E-07</text:p>
          </table:table-cell>
          <table:table-cell office:value-type="float" office:value="-0.0109648785142109" calcext:value-type="float">
            <text:p>-0.0109648785142109</text:p>
          </table:table-cell>
          <table:table-cell office:value-type="float" office:value="1.00001252944084" calcext:value-type="float">
            <text:p>1.00001252944084</text:p>
          </table:table-cell>
          <table:table-cell office:value-type="float" office:value="-30.5893046453207" calcext:value-type="float">
            <text:p>-30.5893046453207</text:p>
          </table:table-cell>
          <table:table-cell office:value-type="float" office:value="35.2399182067306" calcext:value-type="float">
            <text:p>35.2399182067306</text:p>
          </table:table-cell>
          <table:table-cell table:formula="of:=ABS([.F209]/[.E209])" office:value-type="float" office:value="30.5889213832398" calcext:value-type="float">
            <text:p>30.5889213832398</text:p>
          </table:table-cell>
          <table:table-cell table:formula="of:=ABS([.G209]/[.E209])" office:value-type="float" office:value="35.2394766757923" calcext:value-type="float">
            <text:p>35.2394766757923</text:p>
          </table:table-cell>
        </table:table-row>
        <table:table-row table:style-name="ro2">
          <table:table-cell office:value-type="string" calcext:value-type="string">
            <text:p>ptend_q0002_36</text:p>
          </table:table-cell>
          <table:table-cell office:value-type="float" office:value="-0.000000169742054733213" calcext:value-type="float">
            <text:p>-1.69742054733213E-07</text:p>
          </table:table-cell>
          <table:table-cell office:value-type="float" office:value="0.000000202974153908217" calcext:value-type="float">
            <text:p>2.02974153908217E-07</text:p>
          </table:table-cell>
          <table:table-cell office:value-type="float" office:value="-0.00544298561905524" calcext:value-type="float">
            <text:p>-0.00544298561905524</text:p>
          </table:table-cell>
          <table:table-cell office:value-type="float" office:value="0.999978898596288" calcext:value-type="float">
            <text:p>0.999978898596288</text:p>
          </table:table-cell>
          <table:table-cell office:value-type="float" office:value="-30.7350647831715" calcext:value-type="float">
            <text:p>-30.7350647831715</text:p>
          </table:table-cell>
          <table:table-cell office:value-type="float" office:value="36.7523757119798" calcext:value-type="float">
            <text:p>36.7523757119798</text:p>
          </table:table-cell>
          <table:table-cell table:formula="of:=ABS([.F210]/[.E210])" office:value-type="float" office:value="30.7357133498673" calcext:value-type="float">
            <text:p>30.7357133498673</text:p>
          </table:table-cell>
          <table:table-cell table:formula="of:=ABS([.G210]/[.E210])" office:value-type="float" office:value="36.7531512550621" calcext:value-type="float">
            <text:p>36.7531512550621</text:p>
          </table:table-cell>
        </table:table-row>
        <table:table-row table:style-name="ro2">
          <table:table-cell office:value-type="string" calcext:value-type="string">
            <text:p>ptend_q0002_37</text:p>
          </table:table-cell>
          <table:table-cell office:value-type="float" office:value="-0.00000014873945965709" calcext:value-type="float">
            <text:p>-1.4873945965709E-07</text:p>
          </table:table-cell>
          <table:table-cell office:value-type="float" office:value="0.00000023428209958089" calcext:value-type="float">
            <text:p>2.3428209958089E-07</text:p>
          </table:table-cell>
          <table:table-cell office:value-type="float" office:value="-0.00269245503307814" calcext:value-type="float">
            <text:p>-0.00269245503307814</text:p>
          </table:table-cell>
          <table:table-cell office:value-type="float" office:value="0.999925885494928" calcext:value-type="float">
            <text:p>0.999925885494928</text:p>
          </table:table-cell>
          <table:table-cell office:value-type="float" office:value="-22.9982238101358" calcext:value-type="float">
            <text:p>-22.9982238101358</text:p>
          </table:table-cell>
          <table:table-cell office:value-type="float" office:value="36.2249007310614" calcext:value-type="float">
            <text:p>36.2249007310614</text:p>
          </table:table-cell>
          <table:table-cell table:formula="of:=ABS([.F211]/[.E211])" office:value-type="float" office:value="22.9999284384487" calcext:value-type="float">
            <text:p>22.9999284384487</text:p>
          </table:table-cell>
          <table:table-cell table:formula="of:=ABS([.G211]/[.E211])" office:value-type="float" office:value="36.2275857206471" calcext:value-type="float">
            <text:p>36.2275857206471</text:p>
          </table:table-cell>
        </table:table-row>
        <table:table-row table:style-name="ro2">
          <table:table-cell office:value-type="string" calcext:value-type="string">
            <text:p>ptend_q0002_38</text:p>
          </table:table-cell>
          <table:table-cell office:value-type="float" office:value="-0.0000001832691722705" calcext:value-type="float">
            <text:p>-1.832691722705E-07</text:p>
          </table:table-cell>
          <table:table-cell office:value-type="float" office:value="0.000000245802590932006" calcext:value-type="float">
            <text:p>2.45802590932006E-07</text:p>
          </table:table-cell>
          <table:table-cell office:value-type="float" office:value="-0.000956378974622963" calcext:value-type="float">
            <text:p>-0.000956378974622963</text:p>
          </table:table-cell>
          <table:table-cell office:value-type="float" office:value="0.999991451846527" calcext:value-type="float">
            <text:p>0.999991451846527</text:p>
          </table:table-cell>
          <table:table-cell office:value-type="float" office:value="-25.3083323169792" calcext:value-type="float">
            <text:p>-25.3083323169792</text:p>
          </table:table-cell>
          <table:table-cell office:value-type="float" office:value="33.9438083263666" calcext:value-type="float">
            <text:p>33.9438083263666</text:p>
          </table:table-cell>
          <table:table-cell table:formula="of:=ABS([.F212]/[.E212])" office:value-type="float" office:value="25.3085486583374" calcext:value-type="float">
            <text:p>25.3085486583374</text:p>
          </table:table-cell>
          <table:table-cell table:formula="of:=ABS([.G212]/[.E212])" office:value-type="float" office:value="33.94409848573" calcext:value-type="float">
            <text:p>33.94409848573</text:p>
          </table:table-cell>
        </table:table-row>
        <table:table-row table:style-name="ro2">
          <table:table-cell office:value-type="string" calcext:value-type="string">
            <text:p>ptend_q0002_39</text:p>
          </table:table-cell>
          <table:table-cell office:value-type="float" office:value="-0.00000015616940125195" calcext:value-type="float">
            <text:p>-1.5616940125195E-07</text:p>
          </table:table-cell>
          <table:table-cell office:value-type="float" office:value="0.000000241012993084592" calcext:value-type="float">
            <text:p>2.41012993084592E-07</text:p>
          </table:table-cell>
          <table:table-cell office:value-type="float" office:value="0.000393810805584126" calcext:value-type="float">
            <text:p>0.000393810805584126</text:p>
          </table:table-cell>
          <table:table-cell office:value-type="float" office:value="0.999979494367092" calcext:value-type="float">
            <text:p>0.999979494367092</text:p>
          </table:table-cell>
          <table:table-cell office:value-type="float" office:value="-19.7719564941253" calcext:value-type="float">
            <text:p>-19.7719564941253</text:p>
          </table:table-cell>
          <table:table-cell office:value-type="float" office:value="30.5136497648445" calcext:value-type="float">
            <text:p>30.5136497648445</text:p>
          </table:table-cell>
          <table:table-cell table:formula="of:=ABS([.F213]/[.E213])" office:value-type="float" office:value="19.7723619389209" calcext:value-type="float">
            <text:p>19.7723619389209</text:p>
          </table:table-cell>
          <table:table-cell table:formula="of:=ABS([.G213]/[.E213])" office:value-type="float" office:value="30.5142754793759" calcext:value-type="float">
            <text:p>30.5142754793759</text:p>
          </table:table-cell>
        </table:table-row>
        <table:table-row table:style-name="ro2">
          <table:table-cell office:value-type="string" calcext:value-type="string">
            <text:p>ptend_q0002_40</text:p>
          </table:table-cell>
          <table:table-cell office:value-type="float" office:value="-0.000000179215650382573" calcext:value-type="float">
            <text:p>-1.79215650382573E-07</text:p>
          </table:table-cell>
          <table:table-cell office:value-type="float" office:value="0.000000269297337319044" calcext:value-type="float">
            <text:p>2.69297337319044E-07</text:p>
          </table:table-cell>
          <table:table-cell office:value-type="float" office:value="0.001512578911354" calcext:value-type="float">
            <text:p>0.001512578911354</text:p>
          </table:table-cell>
          <table:table-cell office:value-type="float" office:value="0.999997088630895" calcext:value-type="float">
            <text:p>0.999997088630895</text:p>
          </table:table-cell>
          <table:table-cell office:value-type="float" office:value="-21.1416831744036" calcext:value-type="float">
            <text:p>-21.1416831744036</text:p>
          </table:table-cell>
          <table:table-cell office:value-type="float" office:value="31.7684252081556" calcext:value-type="float">
            <text:p>31.7684252081556</text:p>
          </table:table-cell>
          <table:table-cell table:formula="of:=ABS([.F214]/[.E214])" office:value-type="float" office:value="21.141744725826" calcext:value-type="float">
            <text:p>21.141744725826</text:p>
          </table:table-cell>
          <table:table-cell table:formula="of:=ABS([.G214]/[.E214])" office:value-type="float" office:value="31.7685176980366" calcext:value-type="float">
            <text:p>31.7685176980366</text:p>
          </table:table-cell>
        </table:table-row>
        <table:table-row table:style-name="ro2">
          <table:table-cell office:value-type="string" calcext:value-type="string">
            <text:p>ptend_q0002_41</text:p>
          </table:table-cell>
          <table:table-cell office:value-type="float" office:value="-0.000000156280193929388" calcext:value-type="float">
            <text:p>-1.56280193929388E-07</text:p>
          </table:table-cell>
          <table:table-cell office:value-type="float" office:value="0.000000260164287554399" calcext:value-type="float">
            <text:p>2.60164287554399E-07</text:p>
          </table:table-cell>
          <table:table-cell office:value-type="float" office:value="0.00347427783205752" calcext:value-type="float">
            <text:p>0.00347427783205752</text:p>
          </table:table-cell>
          <table:table-cell office:value-type="float" office:value="0.999958456951267" calcext:value-type="float">
            <text:p>0.999958456951267</text:p>
          </table:table-cell>
          <table:table-cell office:value-type="float" office:value="-17.3480102009689" calcext:value-type="float">
            <text:p>-17.3480102009689</text:p>
          </table:table-cell>
          <table:table-cell office:value-type="float" office:value="28.8797486165187" calcext:value-type="float">
            <text:p>28.8797486165187</text:p>
          </table:table-cell>
          <table:table-cell table:formula="of:=ABS([.F215]/[.E215])" office:value-type="float" office:value="17.3487309201429" calcext:value-type="float">
            <text:p>17.3487309201429</text:p>
          </table:table-cell>
          <table:table-cell table:formula="of:=ABS([.G215]/[.E215])" office:value-type="float" office:value="28.8809484191663" calcext:value-type="float">
            <text:p>28.8809484191663</text:p>
          </table:table-cell>
        </table:table-row>
        <table:table-row table:style-name="ro2">
          <table:table-cell office:value-type="string" calcext:value-type="string">
            <text:p>ptend_q0002_42</text:p>
          </table:table-cell>
          <table:table-cell office:value-type="float" office:value="-0.000000152027406918606" calcext:value-type="float">
            <text:p>-1.52027406918606E-07</text:p>
          </table:table-cell>
          <table:table-cell office:value-type="float" office:value="0.000000267893590932179" calcext:value-type="float">
            <text:p>2.67893590932179E-07</text:p>
          </table:table-cell>
          <table:table-cell office:value-type="float" office:value="0.00479961064847" calcext:value-type="float">
            <text:p>0.00479961064847</text:p>
          </table:table-cell>
          <table:table-cell office:value-type="float" office:value="0.999943978685993" calcext:value-type="float">
            <text:p>0.999943978685993</text:p>
          </table:table-cell>
          <table:table-cell office:value-type="float" office:value="-15.9912918322716" calcext:value-type="float">
            <text:p>-15.9912918322716</text:p>
          </table:table-cell>
          <table:table-cell office:value-type="float" office:value="28.178896683315" calcext:value-type="float">
            <text:p>28.178896683315</text:p>
          </table:table-cell>
          <table:table-cell table:formula="of:=ABS([.F216]/[.E216])" office:value-type="float" office:value="15.9921877356424" calcext:value-type="float">
            <text:p>15.9921877356424</text:p>
          </table:table-cell>
          <table:table-cell table:formula="of:=ABS([.G216]/[.E216])" office:value-type="float" office:value="28.1804753905757" calcext:value-type="float">
            <text:p>28.1804753905757</text:p>
          </table:table-cell>
        </table:table-row>
        <table:table-row table:style-name="ro2">
          <table:table-cell office:value-type="string" calcext:value-type="string">
            <text:p>ptend_q0002_43</text:p>
          </table:table-cell>
          <table:table-cell office:value-type="float" office:value="-0.000000191585747765004" calcext:value-type="float">
            <text:p>-1.91585747765004E-07</text:p>
          </table:table-cell>
          <table:table-cell office:value-type="float" office:value="0.000000255834146488935" calcext:value-type="float">
            <text:p>2.55834146488935E-07</text:p>
          </table:table-cell>
          <table:table-cell office:value-type="float" office:value="0.00630433739652486" calcext:value-type="float">
            <text:p>0.00630433739652486</text:p>
          </table:table-cell>
          <table:table-cell office:value-type="float" office:value="0.999937566278729" calcext:value-type="float">
            <text:p>0.999937566278729</text:p>
          </table:table-cell>
          <table:table-cell office:value-type="float" office:value="-19.1907866686904" calcext:value-type="float">
            <text:p>-19.1907866686904</text:p>
          </table:table-cell>
          <table:table-cell office:value-type="float" office:value="25.6264288190045" calcext:value-type="float">
            <text:p>25.6264288190045</text:p>
          </table:table-cell>
          <table:table-cell table:formula="of:=ABS([.F217]/[.E217])" office:value-type="float" office:value="19.191984895726" calcext:value-type="float">
            <text:p>19.191984895726</text:p>
          </table:table-cell>
          <table:table-cell table:formula="of:=ABS([.G217]/[.E217])" office:value-type="float" office:value="25.6280288722159" calcext:value-type="float">
            <text:p>25.6280288722159</text:p>
          </table:table-cell>
        </table:table-row>
        <table:table-row table:style-name="ro2">
          <table:table-cell office:value-type="string" calcext:value-type="string">
            <text:p>ptend_q0002_44</text:p>
          </table:table-cell>
          <table:table-cell office:value-type="float" office:value="-0.000000189239070182058" calcext:value-type="float">
            <text:p>-1.89239070182058E-07</text:p>
          </table:table-cell>
          <table:table-cell office:value-type="float" office:value="0.000000268517402392933" calcext:value-type="float">
            <text:p>2.68517402392933E-07</text:p>
          </table:table-cell>
          <table:table-cell office:value-type="float" office:value="0.00808599886630223" calcext:value-type="float">
            <text:p>0.00808599886630223</text:p>
          </table:table-cell>
          <table:table-cell office:value-type="float" office:value="0.999954047109973" calcext:value-type="float">
            <text:p>0.999954047109973</text:p>
          </table:table-cell>
          <table:table-cell office:value-type="float" office:value="-18.0853218351763" calcext:value-type="float">
            <text:p>-18.0853218351763</text:p>
          </table:table-cell>
          <table:table-cell office:value-type="float" office:value="25.6618447551543" calcext:value-type="float">
            <text:p>25.6618447551543</text:p>
          </table:table-cell>
          <table:table-cell table:formula="of:=ABS([.F218]/[.E218])" office:value-type="float" office:value="18.0861529461736" calcext:value-type="float">
            <text:p>18.0861529461736</text:p>
          </table:table-cell>
          <table:table-cell table:formula="of:=ABS([.G218]/[.E218])" office:value-type="float" office:value="25.6630240452761" calcext:value-type="float">
            <text:p>25.6630240452761</text:p>
          </table:table-cell>
        </table:table-row>
        <table:table-row table:style-name="ro2">
          <table:table-cell office:value-type="string" calcext:value-type="string">
            <text:p>ptend_q0002_45</text:p>
          </table:table-cell>
          <table:table-cell office:value-type="float" office:value="-0.000000136451811417435" calcext:value-type="float">
            <text:p>-1.36451811417435E-07</text:p>
          </table:table-cell>
          <table:table-cell office:value-type="float" office:value="0.000000225905099685141" calcext:value-type="float">
            <text:p>2.25905099685141E-07</text:p>
          </table:table-cell>
          <table:table-cell office:value-type="float" office:value="0.0097004303159788" calcext:value-type="float">
            <text:p>0.0097004303159788</text:p>
          </table:table-cell>
          <table:table-cell office:value-type="float" office:value="0.999942640784444" calcext:value-type="float">
            <text:p>0.999942640784444</text:p>
          </table:table-cell>
          <table:table-cell office:value-type="float" office:value="-12.4795324543583" calcext:value-type="float">
            <text:p>-12.4795324543583</text:p>
          </table:table-cell>
          <table:table-cell office:value-type="float" office:value="20.6607006080795" calcext:value-type="float">
            <text:p>20.6607006080795</text:p>
          </table:table-cell>
          <table:table-cell table:formula="of:=ABS([.F219]/[.E219])" office:value-type="float" office:value="12.4802483116113" calcext:value-type="float">
            <text:p>12.4802483116113</text:p>
          </table:table-cell>
          <table:table-cell table:formula="of:=ABS([.G219]/[.E219])" office:value-type="float" office:value="20.6618857576385" calcext:value-type="float">
            <text:p>20.6618857576385</text:p>
          </table:table-cell>
        </table:table-row>
        <table:table-row table:style-name="ro2">
          <table:table-cell office:value-type="string" calcext:value-type="string">
            <text:p>ptend_q0002_46</text:p>
          </table:table-cell>
          <table:table-cell office:value-type="float" office:value="-0.000000143890706373746" calcext:value-type="float">
            <text:p>-1.43890706373746E-07</text:p>
          </table:table-cell>
          <table:table-cell office:value-type="float" office:value="0.00000022251421817511" calcext:value-type="float">
            <text:p>2.2251421817511E-07</text:p>
          </table:table-cell>
          <table:table-cell office:value-type="float" office:value="0.0101972095577287" calcext:value-type="float">
            <text:p>0.0101972095577287</text:p>
          </table:table-cell>
          <table:table-cell office:value-type="float" office:value="0.99996140416013" calcext:value-type="float">
            <text:p>0.99996140416013</text:p>
          </table:table-cell>
          <table:table-cell office:value-type="float" office:value="-12.7877988046665" calcext:value-type="float">
            <text:p>-12.7877988046665</text:p>
          </table:table-cell>
          <table:table-cell office:value-type="float" office:value="19.7751969179307" calcext:value-type="float">
            <text:p>19.7751969179307</text:p>
          </table:table-cell>
          <table:table-cell table:formula="of:=ABS([.F220]/[.E220])" office:value-type="float" office:value="12.7882923795514" calcext:value-type="float">
            <text:p>12.7882923795514</text:p>
          </table:table-cell>
          <table:table-cell table:formula="of:=ABS([.G220]/[.E220])" office:value-type="float" office:value="19.7759601877234" calcext:value-type="float">
            <text:p>19.7759601877234</text:p>
          </table:table-cell>
        </table:table-row>
        <table:table-row table:style-name="ro2">
          <table:table-cell office:value-type="string" calcext:value-type="string">
            <text:p>ptend_q0002_47</text:p>
          </table:table-cell>
          <table:table-cell office:value-type="float" office:value="-0.000000121405798887043" calcext:value-type="float">
            <text:p>-1.21405798887043E-07</text:p>
          </table:table-cell>
          <table:table-cell office:value-type="float" office:value="0.000000267234838145213" calcext:value-type="float">
            <text:p>2.67234838145213E-07</text:p>
          </table:table-cell>
          <table:table-cell office:value-type="float" office:value="0.0100683830057349" calcext:value-type="float">
            <text:p>0.0100683830057349</text:p>
          </table:table-cell>
          <table:table-cell office:value-type="float" office:value="0.999903388049955" calcext:value-type="float">
            <text:p>0.999903388049955</text:p>
          </table:table-cell>
          <table:table-cell office:value-type="float" office:value="-10.7844523803729" calcext:value-type="float">
            <text:p>-10.7844523803729</text:p>
          </table:table-cell>
          <table:table-cell office:value-type="float" office:value="23.7384162270134" calcext:value-type="float">
            <text:p>23.7384162270134</text:p>
          </table:table-cell>
          <table:table-cell table:formula="of:=ABS([.F221]/[.E221])" office:value-type="float" office:value="10.7854943880179" calcext:value-type="float">
            <text:p>10.7854943880179</text:p>
          </table:table-cell>
          <table:table-cell table:formula="of:=ABS([.G221]/[.E221])" office:value-type="float" office:value="23.7407098632887" calcext:value-type="float">
            <text:p>23.7407098632887</text:p>
          </table:table-cell>
        </table:table-row>
        <table:table-row table:style-name="ro2">
          <table:table-cell office:value-type="string" calcext:value-type="string">
            <text:p>ptend_q0002_48</text:p>
          </table:table-cell>
          <table:table-cell office:value-type="float" office:value="-0.00000016184559419862" calcext:value-type="float">
            <text:p>-1.6184559419862E-07</text:p>
          </table:table-cell>
          <table:table-cell office:value-type="float" office:value="0.000000207927957143594" calcext:value-type="float">
            <text:p>2.07927957143594E-07</text:p>
          </table:table-cell>
          <table:table-cell office:value-type="float" office:value="0.0100343743015084" calcext:value-type="float">
            <text:p>0.0100343743015084</text:p>
          </table:table-cell>
          <table:table-cell office:value-type="float" office:value="0.999892755589162" calcext:value-type="float">
            <text:p>0.999892755589162</text:p>
          </table:table-cell>
          <table:table-cell office:value-type="float" office:value="-14.7923820257367" calcext:value-type="float">
            <text:p>-14.7923820257367</text:p>
          </table:table-cell>
          <table:table-cell office:value-type="float" office:value="19.0042230752628" calcext:value-type="float">
            <text:p>19.0042230752628</text:p>
          </table:table-cell>
          <table:table-cell table:formula="of:=ABS([.F222]/[.E222])" office:value-type="float" office:value="14.7939685961827" calcext:value-type="float">
            <text:p>14.7939685961827</text:p>
          </table:table-cell>
          <table:table-cell table:formula="of:=ABS([.G222]/[.E222])" office:value-type="float" office:value="19.0062613905679" calcext:value-type="float">
            <text:p>19.0062613905679</text:p>
          </table:table-cell>
        </table:table-row>
        <table:table-row table:style-name="ro2">
          <table:table-cell office:value-type="string" calcext:value-type="string">
            <text:p>ptend_q0002_49</text:p>
          </table:table-cell>
          <table:table-cell office:value-type="float" office:value="-0.000000113881675115265" calcext:value-type="float">
            <text:p>-1.13881675115265E-07</text:p>
          </table:table-cell>
          <table:table-cell office:value-type="float" office:value="0.000000210832847284577" calcext:value-type="float">
            <text:p>2.10832847284577E-07</text:p>
          </table:table-cell>
          <table:table-cell office:value-type="float" office:value="0.0105407190530228" calcext:value-type="float">
            <text:p>0.0105407190530228</text:p>
          </table:table-cell>
          <table:table-cell office:value-type="float" office:value="0.999972436174159" calcext:value-type="float">
            <text:p>0.999972436174159</text:p>
          </table:table-cell>
          <table:table-cell office:value-type="float" office:value="-10.9992765858088" calcext:value-type="float">
            <text:p>-10.9992765858088</text:p>
          </table:table-cell>
          <table:table-cell office:value-type="float" office:value="20.3633183153434" calcext:value-type="float">
            <text:p>20.3633183153434</text:p>
          </table:table-cell>
          <table:table-cell table:formula="of:=ABS([.F223]/[.E223])" office:value-type="float" office:value="10.9995797763101" calcext:value-type="float">
            <text:p>10.9995797763101</text:p>
          </table:table-cell>
          <table:table-cell table:formula="of:=ABS([.G223]/[.E223])" office:value-type="float" office:value="20.3638796217748" calcext:value-type="float">
            <text:p>20.3638796217748</text:p>
          </table:table-cell>
        </table:table-row>
        <table:table-row table:style-name="ro2">
          <table:table-cell office:value-type="string" calcext:value-type="string">
            <text:p>ptend_q0002_50</text:p>
          </table:table-cell>
          <table:table-cell office:value-type="float" office:value="-0.000000134810026249742" calcext:value-type="float">
            <text:p>-1.34810026249742E-07</text:p>
          </table:table-cell>
          <table:table-cell office:value-type="float" office:value="0.000000291606134679336" calcext:value-type="float">
            <text:p>2.91606134679336E-07</text:p>
          </table:table-cell>
          <table:table-cell office:value-type="float" office:value="0.0130720450358736" calcext:value-type="float">
            <text:p>0.0130720450358736</text:p>
          </table:table-cell>
          <table:table-cell office:value-type="float" office:value="0.999959111305525" calcext:value-type="float">
            <text:p>0.999959111305525</text:p>
          </table:table-cell>
          <table:table-cell office:value-type="float" office:value="-14.0886847037923" calcext:value-type="float">
            <text:p>-14.0886847037923</text:p>
          </table:table-cell>
          <table:table-cell office:value-type="float" office:value="30.475084112645" calcext:value-type="float">
            <text:p>30.475084112645</text:p>
          </table:table-cell>
          <table:table-cell table:formula="of:=ABS([.F224]/[.E224])" office:value-type="float" office:value="14.0892607952723" calcext:value-type="float">
            <text:p>14.0892607952723</text:p>
          </table:table-cell>
          <table:table-cell table:formula="of:=ABS([.G224]/[.E224])" office:value-type="float" office:value="30.4763302500013" calcext:value-type="float">
            <text:p>30.4763302500013</text:p>
          </table:table-cell>
        </table:table-row>
        <table:table-row table:style-name="ro2">
          <table:table-cell office:value-type="string" calcext:value-type="string">
            <text:p>ptend_q0002_51</text:p>
          </table:table-cell>
          <table:table-cell office:value-type="float" office:value="-0.000000101378550979529" calcext:value-type="float">
            <text:p>-1.01378550979529E-07</text:p>
          </table:table-cell>
          <table:table-cell office:value-type="float" office:value="0.000000234218253065599" calcext:value-type="float">
            <text:p>2.34218253065599E-07</text:p>
          </table:table-cell>
          <table:table-cell office:value-type="float" office:value="0.0160864930133293" calcext:value-type="float">
            <text:p>0.0160864930133293</text:p>
          </table:table-cell>
          <table:table-cell office:value-type="float" office:value="0.999940995568696" calcext:value-type="float">
            <text:p>0.999940995568696</text:p>
          </table:table-cell>
          <table:table-cell office:value-type="float" office:value="-11.7492793310397" calcext:value-type="float">
            <text:p>-11.7492793310397</text:p>
          </table:table-cell>
          <table:table-cell office:value-type="float" office:value="27.144752544861" calcext:value-type="float">
            <text:p>27.144752544861</text:p>
          </table:table-cell>
          <table:table-cell table:formula="of:=ABS([.F225]/[.E225])" office:value-type="float" office:value="11.7499726314927" calcext:value-type="float">
            <text:p>11.7499726314927</text:p>
          </table:table-cell>
          <table:table-cell table:formula="of:=ABS([.G225]/[.E225])" office:value-type="float" office:value="27.1463543000585" calcext:value-type="float">
            <text:p>27.1463543000585</text:p>
          </table:table-cell>
        </table:table-row>
        <table:table-row table:style-name="ro2">
          <table:table-cell office:value-type="string" calcext:value-type="string">
            <text:p>ptend_q0002_52</text:p>
          </table:table-cell>
          <table:table-cell office:value-type="float" office:value="-0.000000102358648627989" calcext:value-type="float">
            <text:p>-1.02358648627989E-07</text:p>
          </table:table-cell>
          <table:table-cell office:value-type="float" office:value="0.000000245224415521276" calcext:value-type="float">
            <text:p>2.45224415521276E-07</text:p>
          </table:table-cell>
          <table:table-cell office:value-type="float" office:value="0.0184019733834414" calcext:value-type="float">
            <text:p>0.0184019733834414</text:p>
          </table:table-cell>
          <table:table-cell office:value-type="float" office:value="0.999980598760393" calcext:value-type="float">
            <text:p>0.999980598760393</text:p>
          </table:table-cell>
          <table:table-cell office:value-type="float" office:value="-13.505169503148" calcext:value-type="float">
            <text:p>-13.505169503148</text:p>
          </table:table-cell>
          <table:table-cell office:value-type="float" office:value="32.3548360819182" calcext:value-type="float">
            <text:p>32.3548360819182</text:p>
          </table:table-cell>
          <table:table-cell table:formula="of:=ABS([.F226]/[.E226])" office:value-type="float" office:value="13.5054315252611" calcext:value-type="float">
            <text:p>13.5054315252611</text:p>
          </table:table-cell>
          <table:table-cell table:formula="of:=ABS([.G226]/[.E226])" office:value-type="float" office:value="32.3554638180243" calcext:value-type="float">
            <text:p>32.3554638180243</text:p>
          </table:table-cell>
        </table:table-row>
        <table:table-row table:style-name="ro2">
          <table:table-cell office:value-type="string" calcext:value-type="string">
            <text:p>ptend_q0002_53</text:p>
          </table:table-cell>
          <table:table-cell office:value-type="float" office:value="-0.0000000706136638838106" calcext:value-type="float">
            <text:p>-7.06136638838106E-08</text:p>
          </table:table-cell>
          <table:table-cell office:value-type="float" office:value="0.000000201623426313474" calcext:value-type="float">
            <text:p>2.01623426313474E-07</text:p>
          </table:table-cell>
          <table:table-cell office:value-type="float" office:value="0.0175418310734904" calcext:value-type="float">
            <text:p>0.0175418310734904</text:p>
          </table:table-cell>
          <table:table-cell office:value-type="float" office:value="0.999984550481381" calcext:value-type="float">
            <text:p>0.999984550481381</text:p>
          </table:table-cell>
          <table:table-cell office:value-type="float" office:value="-10.9093129617419" calcext:value-type="float">
            <text:p>-10.9093129617419</text:p>
          </table:table-cell>
          <table:table-cell office:value-type="float" office:value="31.1493971151478" calcext:value-type="float">
            <text:p>31.1493971151478</text:p>
          </table:table-cell>
          <table:table-cell table:formula="of:=ABS([.F227]/[.E227])" office:value-type="float" office:value="10.9094815079795" calcext:value-type="float">
            <text:p>10.9094815079795</text:p>
          </table:table-cell>
          <table:table-cell table:formula="of:=ABS([.G227]/[.E227])" office:value-type="float" office:value="31.1498783657736" calcext:value-type="float">
            <text:p>31.1498783657736</text:p>
          </table:table-cell>
        </table:table-row>
        <table:table-row table:style-name="ro2">
          <table:table-cell office:value-type="string" calcext:value-type="string">
            <text:p>ptend_q0002_54</text:p>
          </table:table-cell>
          <table:table-cell office:value-type="float" office:value="-0.0000000866714227958861" calcext:value-type="float">
            <text:p>-8.66714227958861E-08</text:p>
          </table:table-cell>
          <table:table-cell office:value-type="float" office:value="0.000000191816388124532" calcext:value-type="float">
            <text:p>1.91816388124532E-07</text:p>
          </table:table-cell>
          <table:table-cell office:value-type="float" office:value="0.0147661525460327" calcext:value-type="float">
            <text:p>0.0147661525460327</text:p>
          </table:table-cell>
          <table:table-cell office:value-type="float" office:value="1.00000086247615" calcext:value-type="float">
            <text:p>1.00000086247615</text:p>
          </table:table-cell>
          <table:table-cell office:value-type="float" office:value="-15.8736906499737" calcext:value-type="float">
            <text:p>-15.8736906499737</text:p>
          </table:table-cell>
          <table:table-cell office:value-type="float" office:value="35.1307721560634" calcext:value-type="float">
            <text:p>35.1307721560634</text:p>
          </table:table-cell>
          <table:table-cell table:formula="of:=ABS([.F228]/[.E228])" office:value-type="float" office:value="15.873676959306" calcext:value-type="float">
            <text:p>15.873676959306</text:p>
          </table:table-cell>
          <table:table-cell table:formula="of:=ABS([.G228]/[.E228])" office:value-type="float" office:value="35.1307418566366" calcext:value-type="float">
            <text:p>35.1307418566366</text:p>
          </table:table-cell>
        </table:table-row>
        <table:table-row table:style-name="ro2">
          <table:table-cell office:value-type="string" calcext:value-type="string">
            <text:p>ptend_q0002_55</text:p>
          </table:table-cell>
          <table:table-cell office:value-type="float" office:value="-0.0000000789399707140737" calcext:value-type="float">
            <text:p>-7.89399707140737E-08</text:p>
          </table:table-cell>
          <table:table-cell office:value-type="float" office:value="0.000000180975782948874" calcext:value-type="float">
            <text:p>1.80975782948874E-07</text:p>
          </table:table-cell>
          <table:table-cell office:value-type="float" office:value="0.0104429868192212" calcext:value-type="float">
            <text:p>0.0104429868192212</text:p>
          </table:table-cell>
          <table:table-cell office:value-type="float" office:value="0.999881899921794" calcext:value-type="float">
            <text:p>0.999881899921794</text:p>
          </table:table-cell>
          <table:table-cell office:value-type="float" office:value="-16.9840431802758" calcext:value-type="float">
            <text:p>-16.9840431802758</text:p>
          </table:table-cell>
          <table:table-cell office:value-type="float" office:value="38.9371884025782" calcext:value-type="float">
            <text:p>38.9371884025782</text:p>
          </table:table-cell>
          <table:table-cell table:formula="of:=ABS([.F229]/[.E229])" office:value-type="float" office:value="16.9860492340188" calcext:value-type="float">
            <text:p>16.9860492340188</text:p>
          </table:table-cell>
          <table:table-cell table:formula="of:=ABS([.G229]/[.E229])" office:value-type="float" office:value="38.9417874307193" calcext:value-type="float">
            <text:p>38.9417874307193</text:p>
          </table:table-cell>
        </table:table-row>
        <table:table-row table:style-name="ro2">
          <table:table-cell office:value-type="string" calcext:value-type="string">
            <text:p>ptend_q0002_56</text:p>
          </table:table-cell>
          <table:table-cell office:value-type="float" office:value="-0.0000000682928349889747" calcext:value-type="float">
            <text:p>-6.82928349889747E-08</text:p>
          </table:table-cell>
          <table:table-cell office:value-type="float" office:value="0.000000171534713643894" calcext:value-type="float">
            <text:p>1.71534713643894E-07</text:p>
          </table:table-cell>
          <table:table-cell office:value-type="float" office:value="0.00698342696392845" calcext:value-type="float">
            <text:p>0.00698342696392845</text:p>
          </table:table-cell>
          <table:table-cell office:value-type="float" office:value="0.999724317791239" calcext:value-type="float">
            <text:p>0.999724317791239</text:p>
          </table:table-cell>
          <table:table-cell office:value-type="float" office:value="-16.8791419974937" calcext:value-type="float">
            <text:p>-16.8791419974937</text:p>
          </table:table-cell>
          <table:table-cell office:value-type="float" office:value="42.3962307255532" calcext:value-type="float">
            <text:p>42.3962307255532</text:p>
          </table:table-cell>
          <table:table-cell table:formula="of:=ABS([.F230]/[.E230])" office:value-type="float" office:value="16.8837965598215" calcext:value-type="float">
            <text:p>16.8837965598215</text:p>
          </table:table-cell>
          <table:table-cell table:formula="of:=ABS([.G230]/[.E230])" office:value-type="float" office:value="42.4079218351136" calcext:value-type="float">
            <text:p>42.4079218351136</text:p>
          </table:table-cell>
        </table:table-row>
        <table:table-row table:style-name="ro2">
          <table:table-cell office:value-type="string" calcext:value-type="string">
            <text:p>ptend_q0002_57</text:p>
          </table:table-cell>
          <table:table-cell office:value-type="float" office:value="-0.0000000756127328724601" calcext:value-type="float">
            <text:p>-7.56127328724601E-08</text:p>
          </table:table-cell>
          <table:table-cell office:value-type="float" office:value="0.000000191476409135446" calcext:value-type="float">
            <text:p>1.91476409135446E-07</text:p>
          </table:table-cell>
          <table:table-cell office:value-type="float" office:value="0.00158578924760744" calcext:value-type="float">
            <text:p>0.00158578924760744</text:p>
          </table:table-cell>
          <table:table-cell office:value-type="float" office:value="0.999731512372327" calcext:value-type="float">
            <text:p>0.999731512372327</text:p>
          </table:table-cell>
          <table:table-cell office:value-type="float" office:value="-20.1729387240222" calcext:value-type="float">
            <text:p>-20.1729387240222</text:p>
          </table:table-cell>
          <table:table-cell office:value-type="float" office:value="51.0845425346611" calcext:value-type="float">
            <text:p>51.0845425346611</text:p>
          </table:table-cell>
          <table:table-cell table:formula="of:=ABS([.F231]/[.E231])" office:value-type="float" office:value="20.1783563630525" calcext:value-type="float">
            <text:p>20.1783563630525</text:p>
          </table:table-cell>
          <table:table-cell table:formula="of:=ABS([.G231]/[.E231])" office:value-type="float" office:value="51.0982617857462" calcext:value-type="float">
            <text:p>51.0982617857462</text:p>
          </table:table-cell>
        </table:table-row>
        <table:table-row table:style-name="ro2">
          <table:table-cell office:value-type="string" calcext:value-type="string">
            <text:p>ptend_q0002_58</text:p>
          </table:table-cell>
          <table:table-cell office:value-type="float" office:value="-0.0000000719708799427277" calcext:value-type="float">
            <text:p>-7.19708799427277E-08</text:p>
          </table:table-cell>
          <table:table-cell office:value-type="float" office:value="0.000000164992115033569" calcext:value-type="float">
            <text:p>1.64992115033569E-07</text:p>
          </table:table-cell>
          <table:table-cell office:value-type="float" office:value="-0.0163204061161889" calcext:value-type="float">
            <text:p>-0.0163204061161889</text:p>
          </table:table-cell>
          <table:table-cell office:value-type="float" office:value="0.999802847078851" calcext:value-type="float">
            <text:p>0.999802847078851</text:p>
          </table:table-cell>
          <table:table-cell office:value-type="float" office:value="-20.0881613884364" calcext:value-type="float">
            <text:p>-20.0881613884364</text:p>
          </table:table-cell>
          <table:table-cell office:value-type="float" office:value="46.0517953546113" calcext:value-type="float">
            <text:p>46.0517953546113</text:p>
          </table:table-cell>
          <table:table-cell table:formula="of:=ABS([.F232]/[.E232])" office:value-type="float" office:value="20.0921226091009" calcext:value-type="float">
            <text:p>20.0921226091009</text:p>
          </table:table-cell>
          <table:table-cell table:formula="of:=ABS([.G232]/[.E232])" office:value-type="float" office:value="46.0608763909424" calcext:value-type="float">
            <text:p>46.0608763909424</text:p>
          </table:table-cell>
        </table:table-row>
        <table:table-row table:style-name="ro2">
          <table:table-cell office:value-type="string" calcext:value-type="string">
            <text:p>ptend_q0002_59</text:p>
          </table:table-cell>
          <table:table-cell office:value-type="float" office:value="-0.0000000887953753258306" calcext:value-type="float">
            <text:p>-8.87953753258306E-08</text:p>
          </table:table-cell>
          <table:table-cell office:value-type="float" office:value="0.000000154039746181605" calcext:value-type="float">
            <text:p>1.54039746181605E-07</text:p>
          </table:table-cell>
          <table:table-cell office:value-type="float" office:value="-0.209854187384705" calcext:value-type="float">
            <text:p>-0.209854187384705</text:p>
          </table:table-cell>
          <table:table-cell office:value-type="float" office:value="0.999403891933773" calcext:value-type="float">
            <text:p>0.999403891933773</text:p>
          </table:table-cell>
          <table:table-cell office:value-type="float" office:value="-32.9023725315081" calcext:value-type="float">
            <text:p>-32.9023725315081</text:p>
          </table:table-cell>
          <table:table-cell office:value-type="float" office:value="57.078120284174" calcext:value-type="float">
            <text:p>57.078120284174</text:p>
          </table:table-cell>
          <table:table-cell table:formula="of:=ABS([.F233]/[.E233])" office:value-type="float" office:value="32.9219975998337" calcext:value-type="float">
            <text:p>32.9219975998337</text:p>
          </table:table-cell>
          <table:table-cell table:formula="of:=ABS([.G233]/[.E233])" office:value-type="float" office:value="57.1121653065929" calcext:value-type="float">
            <text:p>57.1121653065929</text:p>
          </table:table-cell>
        </table:table-row>
        <table:table-row table:style-name="ro2">
          <table:table-cell office:value-type="string" calcext:value-type="string">
            <text:p>ptend_q0003_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34]/[.E234])" office:value-type="float" office:value="0" calcext:value-type="float">
            <text:p>0</text:p>
          </table:table-cell>
          <table:table-cell table:formula="of:=ABS([.G234]/[.E23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3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35]/[.E235])" office:value-type="float" office:value="0" calcext:value-type="float">
            <text:p>0</text:p>
          </table:table-cell>
          <table:table-cell table:formula="of:=ABS([.G235]/[.E23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3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36]/[.E236])" office:value-type="float" office:value="0" calcext:value-type="float">
            <text:p>0</text:p>
          </table:table-cell>
          <table:table-cell table:formula="of:=ABS([.G236]/[.E23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3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37]/[.E237])" office:value-type="float" office:value="0" calcext:value-type="float">
            <text:p>0</text:p>
          </table:table-cell>
          <table:table-cell table:formula="of:=ABS([.G237]/[.E23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3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38]/[.E238])" office:value-type="float" office:value="0" calcext:value-type="float">
            <text:p>0</text:p>
          </table:table-cell>
          <table:table-cell table:formula="of:=ABS([.G238]/[.E23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3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39]/[.E239])" office:value-type="float" office:value="0" calcext:value-type="float">
            <text:p>0</text:p>
          </table:table-cell>
          <table:table-cell table:formula="of:=ABS([.G239]/[.E23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3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40]/[.E240])" office:value-type="float" office:value="0" calcext:value-type="float">
            <text:p>0</text:p>
          </table:table-cell>
          <table:table-cell table:formula="of:=ABS([.G240]/[.E24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3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41]/[.E241])" office:value-type="float" office:value="0" calcext:value-type="float">
            <text:p>0</text:p>
          </table:table-cell>
          <table:table-cell table:formula="of:=ABS([.G241]/[.E24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3_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42]/[.E242])" office:value-type="float" office:value="0" calcext:value-type="float">
            <text:p>0</text:p>
          </table:table-cell>
          <table:table-cell table:formula="of:=ABS([.G242]/[.E24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3_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43]/[.E243])" office:value-type="float" office:value="0" calcext:value-type="float">
            <text:p>0</text:p>
          </table:table-cell>
          <table:table-cell table:formula="of:=ABS([.G243]/[.E24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3_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44]/[.E244])" office:value-type="float" office:value="0" calcext:value-type="float">
            <text:p>0</text:p>
          </table:table-cell>
          <table:table-cell table:formula="of:=ABS([.G244]/[.E24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3_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45]/[.E245])" office:value-type="float" office:value="0" calcext:value-type="float">
            <text:p>0</text:p>
          </table:table-cell>
          <table:table-cell table:formula="of:=ABS([.G245]/[.E24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q0003_12</text:p>
          </table:table-cell>
          <table:table-cell office:value-type="float" office:value="-0.0000000000524371194526341" calcext:value-type="float">
            <text:p>-5.24371194526341E-11</text:p>
          </table:table-cell>
          <table:table-cell office:value-type="float" office:value="0.0000000000967122030485111" calcext:value-type="float">
            <text:p>9.67122030485111E-11</text:p>
          </table:table-cell>
          <table:table-cell office:value-type="float" office:value="-0.000751422336885696" calcext:value-type="float">
            <text:p>-0.000751422336885696</text:p>
          </table:table-cell>
          <table:table-cell office:value-type="float" office:value="1.00057121547937" calcext:value-type="float">
            <text:p>1.00057121547937</text:p>
          </table:table-cell>
          <table:table-cell office:value-type="float" office:value="-46.0225133569198" calcext:value-type="float">
            <text:p>-46.0225133569198</text:p>
          </table:table-cell>
          <table:table-cell office:value-type="float" office:value="84.8814485432925" calcext:value-type="float">
            <text:p>84.8814485432925</text:p>
          </table:table-cell>
          <table:table-cell table:formula="of:=ABS([.F246]/[.E246])" office:value-type="float" office:value="45.9962395928714" calcext:value-type="float">
            <text:p>45.9962395928714</text:p>
          </table:table-cell>
          <table:table-cell table:formula="of:=ABS([.G246]/[.E246])" office:value-type="float" office:value="84.8329906258854" calcext:value-type="float">
            <text:p>84.8329906258854</text:p>
          </table:table-cell>
        </table:table-row>
        <table:table-row table:style-name="ro2">
          <table:table-cell office:value-type="string" calcext:value-type="string">
            <text:p>ptend_q0003_13</text:p>
          </table:table-cell>
          <table:table-cell office:value-type="float" office:value="-0.0000000000356010517116229" calcext:value-type="float">
            <text:p>-3.56010517116229E-11</text:p>
          </table:table-cell>
          <table:table-cell office:value-type="float" office:value="0.0000000000745597056814176" calcext:value-type="float">
            <text:p>7.45597056814176E-11</text:p>
          </table:table-cell>
          <table:table-cell office:value-type="float" office:value="-0.000866441777915379" calcext:value-type="float">
            <text:p>-0.000866441777915379</text:p>
          </table:table-cell>
          <table:table-cell office:value-type="float" office:value="1.00057121543661" calcext:value-type="float">
            <text:p>1.00057121543661</text:p>
          </table:table-cell>
          <table:table-cell office:value-type="float" office:value="-41.8250747548222" calcext:value-type="float">
            <text:p>-41.8250747548222</text:p>
          </table:table-cell>
          <table:table-cell office:value-type="float" office:value="87.5947511068816" calcext:value-type="float">
            <text:p>87.5947511068816</text:p>
          </table:table-cell>
          <table:table-cell table:formula="of:=ABS([.F247]/[.E247])" office:value-type="float" office:value="41.8011972656752" calcext:value-type="float">
            <text:p>41.8011972656752</text:p>
          </table:table-cell>
          <table:table-cell table:formula="of:=ABS([.G247]/[.E247])" office:value-type="float" office:value="87.5447441976017" calcext:value-type="float">
            <text:p>87.5447441976017</text:p>
          </table:table-cell>
        </table:table-row>
        <table:table-row table:style-name="ro2">
          <table:table-cell office:value-type="string" calcext:value-type="string">
            <text:p>ptend_q0003_14</text:p>
          </table:table-cell>
          <table:table-cell office:value-type="float" office:value="-0.000000000325529917538537" calcext:value-type="float">
            <text:p>-3.25529917538537E-10</text:p>
          </table:table-cell>
          <table:table-cell office:value-type="float" office:value="0.000000000652627393255304" calcext:value-type="float">
            <text:p>6.52627393255304E-10</text:p>
          </table:table-cell>
          <table:table-cell office:value-type="float" office:value="-0.00104396939118192" calcext:value-type="float">
            <text:p>-0.00104396939118192</text:p>
          </table:table-cell>
          <table:table-cell office:value-type="float" office:value="1.0005712152347" calcext:value-type="float">
            <text:p>1.0005712152347</text:p>
          </table:table-cell>
          <table:table-cell office:value-type="float" office:value="-413.620126448579" calcext:value-type="float">
            <text:p>-413.620126448579</text:p>
          </table:table-cell>
          <table:table-cell office:value-type="float" office:value="829.232001049825" calcext:value-type="float">
            <text:p>829.232001049825</text:p>
          </table:table-cell>
          <table:table-cell table:formula="of:=ABS([.F248]/[.E248])" office:value-type="float" office:value="413.383995212732" calcext:value-type="float">
            <text:p>413.383995212732</text:p>
          </table:table-cell>
          <table:table-cell table:formula="of:=ABS([.G248]/[.E248])" office:value-type="float" office:value="828.758601510752" calcext:value-type="float">
            <text:p>828.758601510752</text:p>
          </table:table-cell>
        </table:table-row>
        <table:table-row table:style-name="ro2">
          <table:table-cell office:value-type="string" calcext:value-type="string">
            <text:p>ptend_q0003_15</text:p>
          </table:table-cell>
          <table:table-cell office:value-type="float" office:value="-0.0000000246550810062221" calcext:value-type="float">
            <text:p>-2.46550810062221E-08</text:p>
          </table:table-cell>
          <table:table-cell office:value-type="float" office:value="0.0000000584684604823011" calcext:value-type="float">
            <text:p>5.84684604823011E-08</text:p>
          </table:table-cell>
          <table:table-cell office:value-type="float" office:value="0.0000804665904169796" calcext:value-type="float">
            <text:p>8.04665904169796E-05</text:p>
          </table:table-cell>
          <table:table-cell office:value-type="float" office:value="1.00057121593291" calcext:value-type="float">
            <text:p>1.00057121593291</text:p>
          </table:table-cell>
          <table:table-cell office:value-type="float" office:value="-535.688722973432" calcext:value-type="float">
            <text:p>-535.688722973432</text:p>
          </table:table-cell>
          <table:table-cell office:value-type="float" office:value="1270.36268597463" calcext:value-type="float">
            <text:p>1270.36268597463</text:p>
          </table:table-cell>
          <table:table-cell table:formula="of:=ABS([.F249]/[.E249])" office:value-type="float" office:value="535.382903728615" calcext:value-type="float">
            <text:p>535.382903728615</text:p>
          </table:table-cell>
          <table:table-cell table:formula="of:=ABS([.G249]/[.E249])" office:value-type="float" office:value="1269.63744883484" calcext:value-type="float">
            <text:p>1269.63744883484</text:p>
          </table:table-cell>
        </table:table-row>
        <table:table-row table:style-name="ro2">
          <table:table-cell office:value-type="string" calcext:value-type="string">
            <text:p>ptend_q0003_16</text:p>
          </table:table-cell>
          <table:table-cell office:value-type="float" office:value="-0.0000000963802735115924" calcext:value-type="float">
            <text:p>-9.63802735115924E-08</text:p>
          </table:table-cell>
          <table:table-cell office:value-type="float" office:value="0.000000352953765744489" calcext:value-type="float">
            <text:p>3.52953765744489E-07</text:p>
          </table:table-cell>
          <table:table-cell office:value-type="float" office:value="-0.0000522368791309607" calcext:value-type="float">
            <text:p>-5.22368791309607E-05</text:p>
          </table:table-cell>
          <table:table-cell office:value-type="float" office:value="1.00057117692147" calcext:value-type="float">
            <text:p>1.00057117692147</text:p>
          </table:table-cell>
          <table:table-cell office:value-type="float" office:value="-304.509295741909" calcext:value-type="float">
            <text:p>-304.509295741909</text:p>
          </table:table-cell>
          <table:table-cell office:value-type="float" office:value="1115.14212110409" calcext:value-type="float">
            <text:p>1115.14212110409</text:p>
          </table:table-cell>
          <table:table-cell table:formula="of:=ABS([.F250]/[.E250])" office:value-type="float" office:value="304.335466347148" calcext:value-type="float">
            <text:p>304.335466347148</text:p>
          </table:table-cell>
          <table:table-cell table:formula="of:=ABS([.G250]/[.E250])" office:value-type="float" office:value="1114.50554126007" calcext:value-type="float">
            <text:p>1114.50554126007</text:p>
          </table:table-cell>
        </table:table-row>
        <table:table-row table:style-name="ro2">
          <table:table-cell office:value-type="string" calcext:value-type="string">
            <text:p>ptend_q0003_17</text:p>
          </table:table-cell>
          <table:table-cell office:value-type="float" office:value="-0.000000121869836564748" calcext:value-type="float">
            <text:p>-1.21869836564748E-07</text:p>
          </table:table-cell>
          <table:table-cell office:value-type="float" office:value="0.000000629311059606479" calcext:value-type="float">
            <text:p>6.29311059606479E-07</text:p>
          </table:table-cell>
          <table:table-cell office:value-type="float" office:value="-0.000757724849302252" calcext:value-type="float">
            <text:p>-0.000757724849302252</text:p>
          </table:table-cell>
          <table:table-cell office:value-type="float" office:value="1.00056927352941" calcext:value-type="float">
            <text:p>1.00056927352941</text:p>
          </table:table-cell>
          <table:table-cell office:value-type="float" office:value="-132.917751763051" calcext:value-type="float">
            <text:p>-132.917751763051</text:p>
          </table:table-cell>
          <table:table-cell office:value-type="float" office:value="686.360247624323" calcext:value-type="float">
            <text:p>686.360247624323</text:p>
          </table:table-cell>
          <table:table-cell table:formula="of:=ABS([.F251]/[.E251])" office:value-type="float" office:value="132.842128255844" calcext:value-type="float">
            <text:p>132.842128255844</text:p>
          </table:table-cell>
          <table:table-cell table:formula="of:=ABS([.G251]/[.E251])" office:value-type="float" office:value="685.969743207536" calcext:value-type="float">
            <text:p>685.969743207536</text:p>
          </table:table-cell>
        </table:table-row>
        <table:table-row table:style-name="ro2">
          <table:table-cell office:value-type="string" calcext:value-type="string">
            <text:p>ptend_q0003_18</text:p>
          </table:table-cell>
          <table:table-cell office:value-type="float" office:value="-0.000000187834904849357" calcext:value-type="float">
            <text:p>-1.87834904849357E-07</text:p>
          </table:table-cell>
          <table:table-cell office:value-type="float" office:value="0.000000507534713293334" calcext:value-type="float">
            <text:p>5.07534713293334E-07</text:p>
          </table:table-cell>
          <table:table-cell office:value-type="float" office:value="-0.00417017992931947" calcext:value-type="float">
            <text:p>-0.00417017992931947</text:p>
          </table:table-cell>
          <table:table-cell office:value-type="float" office:value="1.00055288053445" calcext:value-type="float">
            <text:p>1.00055288053445</text:p>
          </table:table-cell>
          <table:table-cell office:value-type="float" office:value="-136.73762905467" calcext:value-type="float">
            <text:p>-136.73762905467</text:p>
          </table:table-cell>
          <table:table-cell office:value-type="float" office:value="369.468568231927" calcext:value-type="float">
            <text:p>369.468568231927</text:p>
          </table:table-cell>
          <table:table-cell table:formula="of:=ABS([.F252]/[.E252])" office:value-type="float" office:value="136.662071255674" calcext:value-type="float">
            <text:p>136.662071255674</text:p>
          </table:table-cell>
          <table:table-cell table:formula="of:=ABS([.G252]/[.E252])" office:value-type="float" office:value="369.264409128054" calcext:value-type="float">
            <text:p>369.264409128054</text:p>
          </table:table-cell>
        </table:table-row>
        <table:table-row table:style-name="ro2">
          <table:table-cell office:value-type="string" calcext:value-type="string">
            <text:p>ptend_q0003_19</text:p>
          </table:table-cell>
          <table:table-cell office:value-type="float" office:value="-0.000000223064215423328" calcext:value-type="float">
            <text:p>-2.23064215423328E-07</text:p>
          </table:table-cell>
          <table:table-cell office:value-type="float" office:value="0.0000006334065723895" calcext:value-type="float">
            <text:p>6.334065723895E-07</text:p>
          </table:table-cell>
          <table:table-cell office:value-type="float" office:value="-0.00687279805053949" calcext:value-type="float">
            <text:p>-0.00687279805053949</text:p>
          </table:table-cell>
          <table:table-cell office:value-type="float" office:value="1.00041265941425" calcext:value-type="float">
            <text:p>1.00041265941425</text:p>
          </table:table-cell>
          <table:table-cell office:value-type="float" office:value="-85.7457837957627" calcext:value-type="float">
            <text:p>-85.7457837957627</text:p>
          </table:table-cell>
          <table:table-cell office:value-type="float" office:value="243.481200728914" calcext:value-type="float">
            <text:p>243.481200728914</text:p>
          </table:table-cell>
          <table:table-cell table:formula="of:=ABS([.F253]/[.E253])" office:value-type="float" office:value="85.7104145862845" calcext:value-type="float">
            <text:p>85.7104145862845</text:p>
          </table:table-cell>
          <table:table-cell table:formula="of:=ABS([.G253]/[.E253])" office:value-type="float" office:value="243.380767364014" calcext:value-type="float">
            <text:p>243.380767364014</text:p>
          </table:table-cell>
        </table:table-row>
        <table:table-row table:style-name="ro2">
          <table:table-cell office:value-type="string" calcext:value-type="string">
            <text:p>ptend_q0003_20</text:p>
          </table:table-cell>
          <table:table-cell office:value-type="float" office:value="-0.000000247843865168682" calcext:value-type="float">
            <text:p>-2.47843865168682E-07</text:p>
          </table:table-cell>
          <table:table-cell office:value-type="float" office:value="0.000000624402068171712" calcext:value-type="float">
            <text:p>6.24402068171712E-07</text:p>
          </table:table-cell>
          <table:table-cell office:value-type="float" office:value="-0.011316323251398" calcext:value-type="float">
            <text:p>-0.011316323251398</text:p>
          </table:table-cell>
          <table:table-cell office:value-type="float" office:value="1.00017883401843" calcext:value-type="float">
            <text:p>1.00017883401843</text:p>
          </table:table-cell>
          <table:table-cell office:value-type="float" office:value="-72.0698476168422" calcext:value-type="float">
            <text:p>-72.0698476168422</text:p>
          </table:table-cell>
          <table:table-cell office:value-type="float" office:value="181.568189610621" calcext:value-type="float">
            <text:p>181.568189610621</text:p>
          </table:table-cell>
          <table:table-cell table:formula="of:=ABS([.F254]/[.E254])" office:value-type="float" office:value="72.0569613808828" calcext:value-type="float">
            <text:p>72.0569613808828</text:p>
          </table:table-cell>
          <table:table-cell table:formula="of:=ABS([.G254]/[.E254])" office:value-type="float" office:value="181.535724847458" calcext:value-type="float">
            <text:p>181.535724847458</text:p>
          </table:table-cell>
        </table:table-row>
        <table:table-row table:style-name="ro2">
          <table:table-cell office:value-type="string" calcext:value-type="string">
            <text:p>ptend_q0003_21</text:p>
          </table:table-cell>
          <table:table-cell office:value-type="float" office:value="-0.000000288141448724274" calcext:value-type="float">
            <text:p>-2.88141448724274E-07</text:p>
          </table:table-cell>
          <table:table-cell office:value-type="float" office:value="0.00000054166905870663" calcext:value-type="float">
            <text:p>5.4166905870663E-07</text:p>
          </table:table-cell>
          <table:table-cell office:value-type="float" office:value="-0.0151037160677865" calcext:value-type="float">
            <text:p>-0.0151037160677865</text:p>
          </table:table-cell>
          <table:table-cell office:value-type="float" office:value="1.00039857949753" calcext:value-type="float">
            <text:p>1.00039857949753</text:p>
          </table:table-cell>
          <table:table-cell office:value-type="float" office:value="-67.0514424871251" calcext:value-type="float">
            <text:p>-67.0514424871251</text:p>
          </table:table-cell>
          <table:table-cell office:value-type="float" office:value="126.04813329608" calcext:value-type="float">
            <text:p>126.04813329608</text:p>
          </table:table-cell>
          <table:table-cell table:formula="of:=ABS([.F255]/[.E255])" office:value-type="float" office:value="67.0247278047943" calcext:value-type="float">
            <text:p>67.0247278047943</text:p>
          </table:table-cell>
          <table:table-cell table:formula="of:=ABS([.G255]/[.E255])" office:value-type="float" office:value="125.997913111181" calcext:value-type="float">
            <text:p>125.997913111181</text:p>
          </table:table-cell>
        </table:table-row>
        <table:table-row table:style-name="ro2">
          <table:table-cell office:value-type="string" calcext:value-type="string">
            <text:p>ptend_q0003_22</text:p>
          </table:table-cell>
          <table:table-cell office:value-type="float" office:value="-0.000000291122314359279" calcext:value-type="float">
            <text:p>-2.91122314359279E-07</text:p>
          </table:table-cell>
          <table:table-cell office:value-type="float" office:value="0.000000543430731371337" calcext:value-type="float">
            <text:p>5.43430731371337E-07</text:p>
          </table:table-cell>
          <table:table-cell office:value-type="float" office:value="-0.0170510208761761" calcext:value-type="float">
            <text:p>-0.0170510208761761</text:p>
          </table:table-cell>
          <table:table-cell office:value-type="float" office:value="1.00026548331216" calcext:value-type="float">
            <text:p>1.00026548331216</text:p>
          </table:table-cell>
          <table:table-cell office:value-type="float" office:value="-57.4871847686977" calcext:value-type="float">
            <text:p>-57.4871847686977</text:p>
          </table:table-cell>
          <table:table-cell office:value-type="float" office:value="107.309887708499" calcext:value-type="float">
            <text:p>107.309887708499</text:p>
          </table:table-cell>
          <table:table-cell table:formula="of:=ABS([.F256]/[.E256])" office:value-type="float" office:value="57.47192693118" calcext:value-type="float">
            <text:p>57.47192693118</text:p>
          </table:table-cell>
          <table:table-cell table:formula="of:=ABS([.G256]/[.E256])" office:value-type="float" office:value="107.281406285426" calcext:value-type="float">
            <text:p>107.281406285426</text:p>
          </table:table-cell>
        </table:table-row>
        <table:table-row table:style-name="ro2">
          <table:table-cell office:value-type="string" calcext:value-type="string">
            <text:p>ptend_q0003_23</text:p>
          </table:table-cell>
          <table:table-cell office:value-type="float" office:value="-0.000000240835815458097" calcext:value-type="float">
            <text:p>-2.40835815458097E-07</text:p>
          </table:table-cell>
          <table:table-cell office:value-type="float" office:value="0.000000549150493472552" calcext:value-type="float">
            <text:p>5.49150493472552E-07</text:p>
          </table:table-cell>
          <table:table-cell office:value-type="float" office:value="-0.0173831573023573" calcext:value-type="float">
            <text:p>-0.0173831573023573</text:p>
          </table:table-cell>
          <table:table-cell office:value-type="float" office:value="1.00020793870819" calcext:value-type="float">
            <text:p>1.00020793870819</text:p>
          </table:table-cell>
          <table:table-cell office:value-type="float" office:value="-41.9803055296712" calcext:value-type="float">
            <text:p>-41.9803055296712</text:p>
          </table:table-cell>
          <table:table-cell office:value-type="float" office:value="95.7229117018872" calcext:value-type="float">
            <text:p>95.7229117018872</text:p>
          </table:table-cell>
          <table:table-cell table:formula="of:=ABS([.F257]/[.E257])" office:value-type="float" office:value="41.9715780139582" calcext:value-type="float">
            <text:p>41.9715780139582</text:p>
          </table:table-cell>
          <table:table-cell table:formula="of:=ABS([.G257]/[.E257])" office:value-type="float" office:value="95.7030113413389" calcext:value-type="float">
            <text:p>95.7030113413389</text:p>
          </table:table-cell>
        </table:table-row>
        <table:table-row table:style-name="ro2">
          <table:table-cell office:value-type="string" calcext:value-type="string">
            <text:p>ptend_q0003_24</text:p>
          </table:table-cell>
          <table:table-cell office:value-type="float" office:value="-0.00000024477255045743" calcext:value-type="float">
            <text:p>-2.4477255045743E-07</text:p>
          </table:table-cell>
          <table:table-cell office:value-type="float" office:value="0.000000508785922942028" calcext:value-type="float">
            <text:p>5.08785922942028E-07</text:p>
          </table:table-cell>
          <table:table-cell office:value-type="float" office:value="-0.0180386461825795" calcext:value-type="float">
            <text:p>-0.0180386461825795</text:p>
          </table:table-cell>
          <table:table-cell office:value-type="float" office:value="1.00023558230869" calcext:value-type="float">
            <text:p>1.00023558230869</text:p>
          </table:table-cell>
          <table:table-cell office:value-type="float" office:value="-39.2949133052503" calcext:value-type="float">
            <text:p>-39.2949133052503</text:p>
          </table:table-cell>
          <table:table-cell office:value-type="float" office:value="81.6786796377963" calcext:value-type="float">
            <text:p>81.6786796377963</text:p>
          </table:table-cell>
          <table:table-cell table:formula="of:=ABS([.F258]/[.E258])" office:value-type="float" office:value="39.2856582991697" calcext:value-type="float">
            <text:p>39.2856582991697</text:p>
          </table:table-cell>
          <table:table-cell table:formula="of:=ABS([.G258]/[.E258])" office:value-type="float" office:value="81.6594421178957" calcext:value-type="float">
            <text:p>81.6594421178957</text:p>
          </table:table-cell>
        </table:table-row>
        <table:table-row table:style-name="ro2">
          <table:table-cell office:value-type="string" calcext:value-type="string">
            <text:p>ptend_q0003_25</text:p>
          </table:table-cell>
          <table:table-cell office:value-type="float" office:value="-0.000000231381575055192" calcext:value-type="float">
            <text:p>-2.31381575055192E-07</text:p>
          </table:table-cell>
          <table:table-cell office:value-type="float" office:value="0.00000048665165058873" calcext:value-type="float">
            <text:p>4.8665165058873E-07</text:p>
          </table:table-cell>
          <table:table-cell office:value-type="float" office:value="-0.0192464376106761" calcext:value-type="float">
            <text:p>-0.0192464376106761</text:p>
          </table:table-cell>
          <table:table-cell office:value-type="float" office:value="1.00018308562006" calcext:value-type="float">
            <text:p>1.00018308562006</text:p>
          </table:table-cell>
          <table:table-cell office:value-type="float" office:value="-35.5325971901711" calcext:value-type="float">
            <text:p>-35.5325971901711</text:p>
          </table:table-cell>
          <table:table-cell office:value-type="float" office:value="74.7336820927791" calcext:value-type="float">
            <text:p>74.7336820927791</text:p>
          </table:table-cell>
          <table:table-cell table:formula="of:=ABS([.F259]/[.E259])" office:value-type="float" office:value="35.5260928734291" calcext:value-type="float">
            <text:p>35.5260928734291</text:p>
          </table:table-cell>
          <table:table-cell table:formula="of:=ABS([.G259]/[.E259])" office:value-type="float" office:value="74.720001934894" calcext:value-type="float">
            <text:p>74.720001934894</text:p>
          </table:table-cell>
        </table:table-row>
        <table:table-row table:style-name="ro2">
          <table:table-cell office:value-type="string" calcext:value-type="string">
            <text:p>ptend_q0003_26</text:p>
          </table:table-cell>
          <table:table-cell office:value-type="float" office:value="-0.000000236183769528495" calcext:value-type="float">
            <text:p>-2.36183769528495E-07</text:p>
          </table:table-cell>
          <table:table-cell office:value-type="float" office:value="0.00000045589796697148" calcext:value-type="float">
            <text:p>4.5589796697148E-07</text:p>
          </table:table-cell>
          <table:table-cell office:value-type="float" office:value="-0.0198759742767163" calcext:value-type="float">
            <text:p>-0.0198759742767163</text:p>
          </table:table-cell>
          <table:table-cell office:value-type="float" office:value="1.00016372780202" calcext:value-type="float">
            <text:p>1.00016372780202</text:p>
          </table:table-cell>
          <table:table-cell office:value-type="float" office:value="-35.9283045307282" calcext:value-type="float">
            <text:p>-35.9283045307282</text:p>
          </table:table-cell>
          <table:table-cell office:value-type="float" office:value="69.3512556980129" calcext:value-type="float">
            <text:p>69.3512556980129</text:p>
          </table:table-cell>
          <table:table-cell table:formula="of:=ABS([.F260]/[.E260])" office:value-type="float" office:value="35.922423031362" calcext:value-type="float">
            <text:p>35.922423031362</text:p>
          </table:table-cell>
          <table:table-cell table:formula="of:=ABS([.G260]/[.E260])" office:value-type="float" office:value="69.3399028281303" calcext:value-type="float">
            <text:p>69.3399028281303</text:p>
          </table:table-cell>
        </table:table-row>
        <table:table-row table:style-name="ro2">
          <table:table-cell office:value-type="string" calcext:value-type="string">
            <text:p>ptend_q0003_27</text:p>
          </table:table-cell>
          <table:table-cell office:value-type="float" office:value="-0.000000212941910719826" calcext:value-type="float">
            <text:p>-2.12941910719826E-07</text:p>
          </table:table-cell>
          <table:table-cell office:value-type="float" office:value="0.000000560786055788335" calcext:value-type="float">
            <text:p>5.60786055788335E-07</text:p>
          </table:table-cell>
          <table:table-cell office:value-type="float" office:value="-0.0180580755127219" calcext:value-type="float">
            <text:p>-0.0180580755127219</text:p>
          </table:table-cell>
          <table:table-cell office:value-type="float" office:value="1.00017541277313" calcext:value-type="float">
            <text:p>1.00017541277313</text:p>
          </table:table-cell>
          <table:table-cell office:value-type="float" office:value="-32.604721328855" calcext:value-type="float">
            <text:p>-32.604721328855</text:p>
          </table:table-cell>
          <table:table-cell office:value-type="float" office:value="85.8650747158155" calcext:value-type="float">
            <text:p>85.8650747158155</text:p>
          </table:table-cell>
          <table:table-cell table:formula="of:=ABS([.F261]/[.E261])" office:value-type="float" office:value="32.5990030473291" calcext:value-type="float">
            <text:p>32.5990030473291</text:p>
          </table:table-cell>
          <table:table-cell table:formula="of:=ABS([.G261]/[.E261])" office:value-type="float" office:value="85.8500155265186" calcext:value-type="float">
            <text:p>85.8500155265186</text:p>
          </table:table-cell>
        </table:table-row>
        <table:table-row table:style-name="ro2">
          <table:table-cell office:value-type="string" calcext:value-type="string">
            <text:p>ptend_q0003_28</text:p>
          </table:table-cell>
          <table:table-cell office:value-type="float" office:value="-0.000000199211292898387" calcext:value-type="float">
            <text:p>-1.99211292898387E-07</text:p>
          </table:table-cell>
          <table:table-cell office:value-type="float" office:value="0.000000460103000037344" calcext:value-type="float">
            <text:p>4.60103000037344E-07</text:p>
          </table:table-cell>
          <table:table-cell office:value-type="float" office:value="-0.0139113283232131" calcext:value-type="float">
            <text:p>-0.0139113283232131</text:p>
          </table:table-cell>
          <table:table-cell office:value-type="float" office:value="1.00007278038101" calcext:value-type="float">
            <text:p>1.00007278038101</text:p>
          </table:table-cell>
          <table:table-cell office:value-type="float" office:value="-30.6696832531065" calcext:value-type="float">
            <text:p>-30.6696832531065</text:p>
          </table:table-cell>
          <table:table-cell office:value-type="float" office:value="70.8354083226959" calcext:value-type="float">
            <text:p>70.8354083226959</text:p>
          </table:table-cell>
          <table:table-cell table:formula="of:=ABS([.F262]/[.E262])" office:value-type="float" office:value="30.6674512643188" calcext:value-type="float">
            <text:p>30.6674512643188</text:p>
          </table:table-cell>
          <table:table-cell table:formula="of:=ABS([.G262]/[.E262])" office:value-type="float" office:value="70.8302532698756" calcext:value-type="float">
            <text:p>70.8302532698756</text:p>
          </table:table-cell>
        </table:table-row>
        <table:table-row table:style-name="ro2">
          <table:table-cell office:value-type="string" calcext:value-type="string">
            <text:p>ptend_q0003_29</text:p>
          </table:table-cell>
          <table:table-cell office:value-type="float" office:value="-0.000000177859422614949" calcext:value-type="float">
            <text:p>-1.77859422614949E-07</text:p>
          </table:table-cell>
          <table:table-cell office:value-type="float" office:value="0.000000378737350248" calcext:value-type="float">
            <text:p>3.78737350248E-07</text:p>
          </table:table-cell>
          <table:table-cell office:value-type="float" office:value="-0.00609352660640077" calcext:value-type="float">
            <text:p>-0.00609352660640077</text:p>
          </table:table-cell>
          <table:table-cell office:value-type="float" office:value="1.00006309292762" calcext:value-type="float">
            <text:p>1.00006309292762</text:p>
          </table:table-cell>
          <table:table-cell office:value-type="float" office:value="-27.3431605697536" calcext:value-type="float">
            <text:p>-27.3431605697536</text:p>
          </table:table-cell>
          <table:table-cell office:value-type="float" office:value="58.225063532415" calcext:value-type="float">
            <text:p>58.225063532415</text:p>
          </table:table-cell>
          <table:table-cell table:formula="of:=ABS([.F263]/[.E263])" office:value-type="float" office:value="27.3414355185413" calcext:value-type="float">
            <text:p>27.3414355185413</text:p>
          </table:table-cell>
          <table:table-cell table:formula="of:=ABS([.G263]/[.E263])" office:value-type="float" office:value="58.2213901744585" calcext:value-type="float">
            <text:p>58.2213901744585</text:p>
          </table:table-cell>
        </table:table-row>
        <table:table-row table:style-name="ro2">
          <table:table-cell office:value-type="string" calcext:value-type="string">
            <text:p>ptend_q0003_30</text:p>
          </table:table-cell>
          <table:table-cell office:value-type="float" office:value="-0.000000167471174146351" calcext:value-type="float">
            <text:p>-1.67471174146351E-07</text:p>
          </table:table-cell>
          <table:table-cell office:value-type="float" office:value="0.000000307443179900586" calcext:value-type="float">
            <text:p>3.07443179900586E-07</text:p>
          </table:table-cell>
          <table:table-cell office:value-type="float" office:value="0.00551651617372178" calcext:value-type="float">
            <text:p>0.00551651617372178</text:p>
          </table:table-cell>
          <table:table-cell office:value-type="float" office:value="1.00009240839215" calcext:value-type="float">
            <text:p>1.00009240839215</text:p>
          </table:table-cell>
          <table:table-cell office:value-type="float" office:value="-25.924314413115" calcext:value-type="float">
            <text:p>-25.924314413115</text:p>
          </table:table-cell>
          <table:table-cell office:value-type="float" office:value="47.5917942328724" calcext:value-type="float">
            <text:p>47.5917942328724</text:p>
          </table:table-cell>
          <table:table-cell table:formula="of:=ABS([.F264]/[.E264])" office:value-type="float" office:value="25.9219190102578" calcext:value-type="float">
            <text:p>25.9219190102578</text:p>
          </table:table-cell>
          <table:table-cell table:formula="of:=ABS([.G264]/[.E264])" office:value-type="float" office:value="47.5873967580514" calcext:value-type="float">
            <text:p>47.5873967580514</text:p>
          </table:table-cell>
        </table:table-row>
        <table:table-row table:style-name="ro2">
          <table:table-cell office:value-type="string" calcext:value-type="string">
            <text:p>ptend_q0003_31</text:p>
          </table:table-cell>
          <table:table-cell office:value-type="float" office:value="-0.000000140842575651918" calcext:value-type="float">
            <text:p>-1.40842575651918E-07</text:p>
          </table:table-cell>
          <table:table-cell office:value-type="float" office:value="0.000000291521333587617" calcext:value-type="float">
            <text:p>2.91521333587617E-07</text:p>
          </table:table-cell>
          <table:table-cell office:value-type="float" office:value="0.0150393745212381" calcext:value-type="float">
            <text:p>0.0150393745212381</text:p>
          </table:table-cell>
          <table:table-cell office:value-type="float" office:value="1.00008219606464" calcext:value-type="float">
            <text:p>1.00008219606464</text:p>
          </table:table-cell>
          <table:table-cell office:value-type="float" office:value="-23.0061014437556" calcext:value-type="float">
            <text:p>-23.0061014437556</text:p>
          </table:table-cell>
          <table:table-cell office:value-type="float" office:value="47.6189060196605" calcext:value-type="float">
            <text:p>47.6189060196605</text:p>
          </table:table-cell>
          <table:table-cell table:formula="of:=ABS([.F265]/[.E265])" office:value-type="float" office:value="23.0042105881751" calcext:value-type="float">
            <text:p>23.0042105881751</text:p>
          </table:table-cell>
          <table:table-cell table:formula="of:=ABS([.G265]/[.E265])" office:value-type="float" office:value="47.6149922546792" calcext:value-type="float">
            <text:p>47.6149922546792</text:p>
          </table:table-cell>
        </table:table-row>
        <table:table-row table:style-name="ro2">
          <table:table-cell office:value-type="string" calcext:value-type="string">
            <text:p>ptend_q0003_32</text:p>
          </table:table-cell>
          <table:table-cell office:value-type="float" office:value="-0.000000127003381385601" calcext:value-type="float">
            <text:p>-1.27003381385601E-07</text:p>
          </table:table-cell>
          <table:table-cell office:value-type="float" office:value="0.000000285721737323161" calcext:value-type="float">
            <text:p>2.85721737323161E-07</text:p>
          </table:table-cell>
          <table:table-cell office:value-type="float" office:value="0.0184655362125048" calcext:value-type="float">
            <text:p>0.0184655362125048</text:p>
          </table:table-cell>
          <table:table-cell office:value-type="float" office:value="1.00016007310199" calcext:value-type="float">
            <text:p>1.00016007310199</text:p>
          </table:table-cell>
          <table:table-cell office:value-type="float" office:value="-22.8622773939213" calcext:value-type="float">
            <text:p>-22.8622773939213</text:p>
          </table:table-cell>
          <table:table-cell office:value-type="float" office:value="51.4336669220037" calcext:value-type="float">
            <text:p>51.4336669220037</text:p>
          </table:table-cell>
          <table:table-cell table:formula="of:=ABS([.F266]/[.E266])" office:value-type="float" office:value="22.8586183439757" calcext:value-type="float">
            <text:p>22.8586183439757</text:p>
          </table:table-cell>
          <table:table-cell table:formula="of:=ABS([.G266]/[.E266])" office:value-type="float" office:value="51.4254350930871" calcext:value-type="float">
            <text:p>51.4254350930871</text:p>
          </table:table-cell>
        </table:table-row>
        <table:table-row table:style-name="ro2">
          <table:table-cell office:value-type="string" calcext:value-type="string">
            <text:p>ptend_q0003_33</text:p>
          </table:table-cell>
          <table:table-cell office:value-type="float" office:value="-0.000000118999822926929" calcext:value-type="float">
            <text:p>-1.18999822926929E-07</text:p>
          </table:table-cell>
          <table:table-cell office:value-type="float" office:value="0.000000224655027614695" calcext:value-type="float">
            <text:p>2.24655027614695E-07</text:p>
          </table:table-cell>
          <table:table-cell office:value-type="float" office:value="0.0185308084228993" calcext:value-type="float">
            <text:p>0.0185308084228993</text:p>
          </table:table-cell>
          <table:table-cell office:value-type="float" office:value="1.00016756733415" calcext:value-type="float">
            <text:p>1.00016756733415</text:p>
          </table:table-cell>
          <table:table-cell office:value-type="float" office:value="-23.8385632315165" calcext:value-type="float">
            <text:p>-23.8385632315165</text:p>
          </table:table-cell>
          <table:table-cell office:value-type="float" office:value="45.003874370128" calcext:value-type="float">
            <text:p>45.003874370128</text:p>
          </table:table-cell>
          <table:table-cell table:formula="of:=ABS([.F267]/[.E267])" office:value-type="float" office:value="23.8345693362722" calcext:value-type="float">
            <text:p>23.8345693362722</text:p>
          </table:table-cell>
          <table:table-cell table:formula="of:=ABS([.G267]/[.E267])" office:value-type="float" office:value="44.9963344543169" calcext:value-type="float">
            <text:p>44.9963344543169</text:p>
          </table:table-cell>
        </table:table-row>
        <table:table-row table:style-name="ro2">
          <table:table-cell office:value-type="string" calcext:value-type="string">
            <text:p>ptend_q0003_34</text:p>
          </table:table-cell>
          <table:table-cell office:value-type="float" office:value="-0.000000120342684535653" calcext:value-type="float">
            <text:p>-1.20342684535653E-07</text:p>
          </table:table-cell>
          <table:table-cell office:value-type="float" office:value="0.000000202498224113547" calcext:value-type="float">
            <text:p>2.02498224113547E-07</text:p>
          </table:table-cell>
          <table:table-cell office:value-type="float" office:value="0.0188365486377589" calcext:value-type="float">
            <text:p>0.0188365486377589</text:p>
          </table:table-cell>
          <table:table-cell office:value-type="float" office:value="1.00016615656737" calcext:value-type="float">
            <text:p>1.00016615656737</text:p>
          </table:table-cell>
          <table:table-cell office:value-type="float" office:value="-26.5662027718668" calcext:value-type="float">
            <text:p>-26.5662027718668</text:p>
          </table:table-cell>
          <table:table-cell office:value-type="float" office:value="44.7024171307201" calcext:value-type="float">
            <text:p>44.7024171307201</text:p>
          </table:table-cell>
          <table:table-cell table:formula="of:=ABS([.F268]/[.E268])" office:value-type="float" office:value="26.5617893561243" calcext:value-type="float">
            <text:p>26.5617893561243</text:p>
          </table:table-cell>
          <table:table-cell table:formula="of:=ABS([.G268]/[.E268])" office:value-type="float" office:value="44.6949907644762" calcext:value-type="float">
            <text:p>44.6949907644762</text:p>
          </table:table-cell>
        </table:table-row>
        <table:table-row table:style-name="ro2">
          <table:table-cell office:value-type="string" calcext:value-type="string">
            <text:p>ptend_q0003_35</text:p>
          </table:table-cell>
          <table:table-cell office:value-type="float" office:value="-0.000000126094045216337" calcext:value-type="float">
            <text:p>-1.26094045216337E-07</text:p>
          </table:table-cell>
          <table:table-cell office:value-type="float" office:value="0.000000227089505665233" calcext:value-type="float">
            <text:p>2.27089505665233E-07</text:p>
          </table:table-cell>
          <table:table-cell office:value-type="float" office:value="0.0199467606634941" calcext:value-type="float">
            <text:p>0.0199467606634941</text:p>
          </table:table-cell>
          <table:table-cell office:value-type="float" office:value="1.00019610275133" calcext:value-type="float">
            <text:p>1.00019610275133</text:p>
          </table:table-cell>
          <table:table-cell office:value-type="float" office:value="-30.4253501285297" calcext:value-type="float">
            <text:p>-30.4253501285297</text:p>
          </table:table-cell>
          <table:table-cell office:value-type="float" office:value="54.7946392593352" calcext:value-type="float">
            <text:p>54.7946392593352</text:p>
          </table:table-cell>
          <table:table-cell table:formula="of:=ABS([.F269]/[.E269])" office:value-type="float" office:value="30.4193848034762" calcext:value-type="float">
            <text:p>30.4193848034762</text:p>
          </table:table-cell>
          <table:table-cell table:formula="of:=ABS([.G269]/[.E269])" office:value-type="float" office:value="54.7838959866039" calcext:value-type="float">
            <text:p>54.7838959866039</text:p>
          </table:table-cell>
        </table:table-row>
        <table:table-row table:style-name="ro2">
          <table:table-cell office:value-type="string" calcext:value-type="string">
            <text:p>ptend_q0003_36</text:p>
          </table:table-cell>
          <table:table-cell office:value-type="float" office:value="-0.0000000924265669034296" calcext:value-type="float">
            <text:p>-9.24265669034296E-08</text:p>
          </table:table-cell>
          <table:table-cell office:value-type="float" office:value="0.000000211041550355188" calcext:value-type="float">
            <text:p>2.11041550355188E-07</text:p>
          </table:table-cell>
          <table:table-cell office:value-type="float" office:value="0.0192872688946112" calcext:value-type="float">
            <text:p>0.0192872688946112</text:p>
          </table:table-cell>
          <table:table-cell office:value-type="float" office:value="1.00015689706067" calcext:value-type="float">
            <text:p>1.00015689706067</text:p>
          </table:table-cell>
          <table:table-cell office:value-type="float" office:value="-24.2960729494293" calcext:value-type="float">
            <text:p>-24.2960729494293</text:p>
          </table:table-cell>
          <table:table-cell office:value-type="float" office:value="55.4762669931002" calcext:value-type="float">
            <text:p>55.4762669931002</text:p>
          </table:table-cell>
          <table:table-cell table:formula="of:=ABS([.F270]/[.E270])" office:value-type="float" office:value="24.2922615649927" calcext:value-type="float">
            <text:p>24.2922615649927</text:p>
          </table:table-cell>
          <table:table-cell table:formula="of:=ABS([.G270]/[.E270])" office:value-type="float" office:value="55.4675642952997" calcext:value-type="float">
            <text:p>55.4675642952997</text:p>
          </table:table-cell>
        </table:table-row>
        <table:table-row table:style-name="ro2">
          <table:table-cell office:value-type="string" calcext:value-type="string">
            <text:p>ptend_q0003_37</text:p>
          </table:table-cell>
          <table:table-cell office:value-type="float" office:value="-0.0000000889576696220668" calcext:value-type="float">
            <text:p>-8.89576696220668E-08</text:p>
          </table:table-cell>
          <table:table-cell office:value-type="float" office:value="0.000000179821991269021" calcext:value-type="float">
            <text:p>1.79821991269021E-07</text:p>
          </table:table-cell>
          <table:table-cell office:value-type="float" office:value="0.0166721582031161" calcext:value-type="float">
            <text:p>0.0166721582031161</text:p>
          </table:table-cell>
          <table:table-cell office:value-type="float" office:value="1.00011294886226" calcext:value-type="float">
            <text:p>1.00011294886226</text:p>
          </table:table-cell>
          <table:table-cell office:value-type="float" office:value="-25.3039121617808" calcext:value-type="float">
            <text:p>-25.3039121617808</text:p>
          </table:table-cell>
          <table:table-cell office:value-type="float" office:value="51.1501694138252" calcext:value-type="float">
            <text:p>51.1501694138252</text:p>
          </table:table-cell>
          <table:table-cell table:formula="of:=ABS([.F271]/[.E271])" office:value-type="float" office:value="25.3010544364681" calcext:value-type="float">
            <text:p>25.3010544364681</text:p>
          </table:table-cell>
          <table:table-cell table:formula="of:=ABS([.G271]/[.E271])" office:value-type="float" office:value="51.1443927128571" calcext:value-type="float">
            <text:p>51.1443927128571</text:p>
          </table:table-cell>
        </table:table-row>
        <table:table-row table:style-name="ro2">
          <table:table-cell office:value-type="string" calcext:value-type="string">
            <text:p>ptend_q0003_38</text:p>
          </table:table-cell>
          <table:table-cell office:value-type="float" office:value="-0.0000000738208484161063" calcext:value-type="float">
            <text:p>-7.38208484161063E-08</text:p>
          </table:table-cell>
          <table:table-cell office:value-type="float" office:value="0.000000141055202222561" calcext:value-type="float">
            <text:p>1.41055202222561E-07</text:p>
          </table:table-cell>
          <table:table-cell office:value-type="float" office:value="0.0150474302849276" calcext:value-type="float">
            <text:p>0.0150474302849276</text:p>
          </table:table-cell>
          <table:table-cell office:value-type="float" office:value="1.00010520678836" calcext:value-type="float">
            <text:p>1.00010520678836</text:p>
          </table:table-cell>
          <table:table-cell office:value-type="float" office:value="-22.565636996218" calcext:value-type="float">
            <text:p>-22.565636996218</text:p>
          </table:table-cell>
          <table:table-cell office:value-type="float" office:value="43.117907177669" calcext:value-type="float">
            <text:p>43.117907177669</text:p>
          </table:table-cell>
          <table:table-cell table:formula="of:=ABS([.F272]/[.E272])" office:value-type="float" office:value="22.5632631877632" calcext:value-type="float">
            <text:p>22.5632631877632</text:p>
          </table:table-cell>
          <table:table-cell table:formula="of:=ABS([.G272]/[.E272])" office:value-type="float" office:value="43.1133713583332" calcext:value-type="float">
            <text:p>43.1133713583332</text:p>
          </table:table-cell>
        </table:table-row>
        <table:table-row table:style-name="ro2">
          <table:table-cell office:value-type="string" calcext:value-type="string">
            <text:p>ptend_q0003_39</text:p>
          </table:table-cell>
          <table:table-cell office:value-type="float" office:value="-0.0000000711869663321324" calcext:value-type="float">
            <text:p>-7.11869663321324E-08</text:p>
          </table:table-cell>
          <table:table-cell office:value-type="float" office:value="0.000000145882508434434" calcext:value-type="float">
            <text:p>1.45882508434434E-07</text:p>
          </table:table-cell>
          <table:table-cell office:value-type="float" office:value="0.0146302573227349" calcext:value-type="float">
            <text:p>0.0146302573227349</text:p>
          </table:table-cell>
          <table:table-cell office:value-type="float" office:value="1.00009198626446" calcext:value-type="float">
            <text:p>1.00009198626446</text:p>
          </table:table-cell>
          <table:table-cell office:value-type="float" office:value="-23.3212124307349" calcext:value-type="float">
            <text:p>-23.3212124307349</text:p>
          </table:table-cell>
          <table:table-cell office:value-type="float" office:value="47.7918521384195" calcext:value-type="float">
            <text:p>47.7918521384195</text:p>
          </table:table-cell>
          <table:table-cell table:formula="of:=ABS([.F273]/[.E273])" office:value-type="float" office:value="23.3190673968345" calcext:value-type="float">
            <text:p>23.3190673968345</text:p>
          </table:table-cell>
          <table:table-cell table:formula="of:=ABS([.G273]/[.E273])" office:value-type="float" office:value="47.7874563488221" calcext:value-type="float">
            <text:p>47.7874563488221</text:p>
          </table:table-cell>
        </table:table-row>
        <table:table-row table:style-name="ro2">
          <table:table-cell office:value-type="string" calcext:value-type="string">
            <text:p>ptend_q0003_40</text:p>
          </table:table-cell>
          <table:table-cell office:value-type="float" office:value="-0.0000000682052889875104" calcext:value-type="float">
            <text:p>-6.82052889875104E-08</text:p>
          </table:table-cell>
          <table:table-cell office:value-type="float" office:value="0.000000122723843349458" calcext:value-type="float">
            <text:p>1.22723843349458E-07</text:p>
          </table:table-cell>
          <table:table-cell office:value-type="float" office:value="0.0138962047077463" calcext:value-type="float">
            <text:p>0.0138962047077463</text:p>
          </table:table-cell>
          <table:table-cell office:value-type="float" office:value="1.00005469925136" calcext:value-type="float">
            <text:p>1.00005469925136</text:p>
          </table:table-cell>
          <table:table-cell office:value-type="float" office:value="-23.9041324856264" calcext:value-type="float">
            <text:p>-23.9041324856264</text:p>
          </table:table-cell>
          <table:table-cell office:value-type="float" office:value="43.0114299656128" calcext:value-type="float">
            <text:p>43.0114299656128</text:p>
          </table:table-cell>
          <table:table-cell table:formula="of:=ABS([.F274]/[.E274])" office:value-type="float" office:value="23.9028250189923" calcext:value-type="float">
            <text:p>23.9028250189923</text:p>
          </table:table-cell>
          <table:table-cell table:formula="of:=ABS([.G274]/[.E274])" office:value-type="float" office:value="43.0090774012771" calcext:value-type="float">
            <text:p>43.0090774012771</text:p>
          </table:table-cell>
        </table:table-row>
        <table:table-row table:style-name="ro2">
          <table:table-cell office:value-type="string" calcext:value-type="string">
            <text:p>ptend_q0003_41</text:p>
          </table:table-cell>
          <table:table-cell office:value-type="float" office:value="-0.0000000739092009020867" calcext:value-type="float">
            <text:p>-7.39092009020867E-08</text:p>
          </table:table-cell>
          <table:table-cell office:value-type="float" office:value="0.000000114103410346296" calcext:value-type="float">
            <text:p>1.14103410346296E-07</text:p>
          </table:table-cell>
          <table:table-cell office:value-type="float" office:value="0.0126110838159485" calcext:value-type="float">
            <text:p>0.0126110838159485</text:p>
          </table:table-cell>
          <table:table-cell office:value-type="float" office:value="1.00003212838296" calcext:value-type="float">
            <text:p>1.00003212838296</text:p>
          </table:table-cell>
          <table:table-cell office:value-type="float" office:value="-27.6394243170542" calcext:value-type="float">
            <text:p>-27.6394243170542</text:p>
          </table:table-cell>
          <table:table-cell office:value-type="float" office:value="42.6706355378169" calcext:value-type="float">
            <text:p>42.6706355378169</text:p>
          </table:table-cell>
          <table:table-cell table:formula="of:=ABS([.F275]/[.E275])" office:value-type="float" office:value="27.6385363355744" calcext:value-type="float">
            <text:p>27.6385363355744</text:p>
          </table:table-cell>
          <table:table-cell table:formula="of:=ABS([.G275]/[.E275])" office:value-type="float" office:value="42.669264643342" calcext:value-type="float">
            <text:p>42.669264643342</text:p>
          </table:table-cell>
        </table:table-row>
        <table:table-row table:style-name="ro2">
          <table:table-cell office:value-type="string" calcext:value-type="string">
            <text:p>ptend_q0003_42</text:p>
          </table:table-cell>
          <table:table-cell office:value-type="float" office:value="-0.0000000735350384666868" calcext:value-type="float">
            <text:p>-7.35350384666868E-08</text:p>
          </table:table-cell>
          <table:table-cell office:value-type="float" office:value="0.0000000940880504660149" calcext:value-type="float">
            <text:p>9.40880504660149E-08</text:p>
          </table:table-cell>
          <table:table-cell office:value-type="float" office:value="0.0112721603930123" calcext:value-type="float">
            <text:p>0.0112721603930123</text:p>
          </table:table-cell>
          <table:table-cell office:value-type="float" office:value="1.00006617025081" calcext:value-type="float">
            <text:p>1.00006617025081</text:p>
          </table:table-cell>
          <table:table-cell office:value-type="float" office:value="-29.2961332649867" calcext:value-type="float">
            <text:p>-29.2961332649867</text:p>
          </table:table-cell>
          <table:table-cell office:value-type="float" office:value="37.4843900618056" calcext:value-type="float">
            <text:p>37.4843900618056</text:p>
          </table:table-cell>
          <table:table-cell table:formula="of:=ABS([.F276]/[.E276])" office:value-type="float" office:value="29.2941948607656" calcext:value-type="float">
            <text:p>29.2941948607656</text:p>
          </table:table-cell>
          <table:table-cell table:formula="of:=ABS([.G276]/[.E276])" office:value-type="float" office:value="37.4819098744285" calcext:value-type="float">
            <text:p>37.4819098744285</text:p>
          </table:table-cell>
        </table:table-row>
        <table:table-row table:style-name="ro2">
          <table:table-cell office:value-type="string" calcext:value-type="string">
            <text:p>ptend_q0003_43</text:p>
          </table:table-cell>
          <table:table-cell office:value-type="float" office:value="-0.000000065462601723249" calcext:value-type="float">
            <text:p>-6.5462601723249E-08</text:p>
          </table:table-cell>
          <table:table-cell office:value-type="float" office:value="0.000000105979953833588" calcext:value-type="float">
            <text:p>1.05979953833588E-07</text:p>
          </table:table-cell>
          <table:table-cell office:value-type="float" office:value="0.0105193734332527" calcext:value-type="float">
            <text:p>0.0105193734332527</text:p>
          </table:table-cell>
          <table:table-cell office:value-type="float" office:value="1.00004360080535" calcext:value-type="float">
            <text:p>1.00004360080535</text:p>
          </table:table-cell>
          <table:table-cell office:value-type="float" office:value="-27.7252680648873" calcext:value-type="float">
            <text:p>-27.7252680648873</text:p>
          </table:table-cell>
          <table:table-cell office:value-type="float" office:value="44.8855155797612" calcext:value-type="float">
            <text:p>44.8855155797612</text:p>
          </table:table-cell>
          <table:table-cell table:formula="of:=ABS([.F277]/[.E277])" office:value-type="float" office:value="27.7240592735753" calcext:value-type="float">
            <text:p>27.7240592735753</text:p>
          </table:table-cell>
          <table:table-cell table:formula="of:=ABS([.G277]/[.E277])" office:value-type="float" office:value="44.8835586204583" calcext:value-type="float">
            <text:p>44.8835586204583</text:p>
          </table:table-cell>
        </table:table-row>
        <table:table-row table:style-name="ro2">
          <table:table-cell office:value-type="string" calcext:value-type="string">
            <text:p>ptend_q0003_44</text:p>
          </table:table-cell>
          <table:table-cell office:value-type="float" office:value="-0.0000000481880180999446" calcext:value-type="float">
            <text:p>-4.81880180999446E-08</text:p>
          </table:table-cell>
          <table:table-cell office:value-type="float" office:value="0.00000010225338923609" calcext:value-type="float">
            <text:p>1.0225338923609E-07</text:p>
          </table:table-cell>
          <table:table-cell office:value-type="float" office:value="0.0101518772940657" calcext:value-type="float">
            <text:p>0.0101518772940657</text:p>
          </table:table-cell>
          <table:table-cell office:value-type="float" office:value="0.999994773384639" calcext:value-type="float">
            <text:p>0.999994773384639</text:p>
          </table:table-cell>
          <table:table-cell office:value-type="float" office:value="-21.7061508656397" calcext:value-type="float">
            <text:p>-21.7061508656397</text:p>
          </table:table-cell>
          <table:table-cell office:value-type="float" office:value="46.0597381008311" calcext:value-type="float">
            <text:p>46.0597381008311</text:p>
          </table:table-cell>
          <table:table-cell table:formula="of:=ABS([.F278]/[.E278])" office:value-type="float" office:value="21.7062643159342" calcext:value-type="float">
            <text:p>21.7062643159342</text:p>
          </table:table-cell>
          <table:table-cell table:formula="of:=ABS([.G278]/[.E278])" office:value-type="float" office:value="46.059978838624" calcext:value-type="float">
            <text:p>46.059978838624</text:p>
          </table:table-cell>
        </table:table-row>
        <table:table-row table:style-name="ro2">
          <table:table-cell office:value-type="string" calcext:value-type="string">
            <text:p>ptend_q0003_45</text:p>
          </table:table-cell>
          <table:table-cell office:value-type="float" office:value="-0.0000000442303946844803" calcext:value-type="float">
            <text:p>-4.42303946844803E-08</text:p>
          </table:table-cell>
          <table:table-cell office:value-type="float" office:value="0.0000000979018165984099" calcext:value-type="float">
            <text:p>9.79018165984099E-08</text:p>
          </table:table-cell>
          <table:table-cell office:value-type="float" office:value="0.00983556266528155" calcext:value-type="float">
            <text:p>0.00983556266528155</text:p>
          </table:table-cell>
          <table:table-cell office:value-type="float" office:value="0.999873670870222" calcext:value-type="float">
            <text:p>0.999873670870222</text:p>
          </table:table-cell>
          <table:table-cell office:value-type="float" office:value="-21.180034394805" calcext:value-type="float">
            <text:p>-21.180034394805</text:p>
          </table:table-cell>
          <table:table-cell office:value-type="float" office:value="46.8809708269638" calcext:value-type="float">
            <text:p>46.8809708269638</text:p>
          </table:table-cell>
          <table:table-cell table:formula="of:=ABS([.F279]/[.E279])" office:value-type="float" office:value="21.1827103881747" calcext:value-type="float">
            <text:p>21.1827103881747</text:p>
          </table:table-cell>
          <table:table-cell table:formula="of:=ABS([.G279]/[.E279])" office:value-type="float" office:value="46.8868940074818" calcext:value-type="float">
            <text:p>46.8868940074818</text:p>
          </table:table-cell>
        </table:table-row>
        <table:table-row table:style-name="ro2">
          <table:table-cell office:value-type="string" calcext:value-type="string">
            <text:p>ptend_q0003_46</text:p>
          </table:table-cell>
          <table:table-cell office:value-type="float" office:value="-0.0000000435454288863819" calcext:value-type="float">
            <text:p>-4.35454288863819E-08</text:p>
          </table:table-cell>
          <table:table-cell office:value-type="float" office:value="0.0000000682673969815197" calcext:value-type="float">
            <text:p>6.82673969815197E-08</text:p>
          </table:table-cell>
          <table:table-cell office:value-type="float" office:value="0.00968127254240658" calcext:value-type="float">
            <text:p>0.00968127254240658</text:p>
          </table:table-cell>
          <table:table-cell office:value-type="float" office:value="0.999732321033199" calcext:value-type="float">
            <text:p>0.999732321033199</text:p>
          </table:table-cell>
          <table:table-cell office:value-type="float" office:value="-22.1298015788092" calcext:value-type="float">
            <text:p>-22.1298015788092</text:p>
          </table:table-cell>
          <table:table-cell office:value-type="float" office:value="34.6935140642348" calcext:value-type="float">
            <text:p>34.6935140642348</text:p>
          </table:table-cell>
          <table:table-cell table:formula="of:=ABS([.F280]/[.E280])" office:value-type="float" office:value="22.135726847301" calcext:value-type="float">
            <text:p>22.135726847301</text:p>
          </table:table-cell>
          <table:table-cell table:formula="of:=ABS([.G280]/[.E280])" office:value-type="float" office:value="34.7028032747605" calcext:value-type="float">
            <text:p>34.7028032747605</text:p>
          </table:table-cell>
        </table:table-row>
        <table:table-row table:style-name="ro2">
          <table:table-cell office:value-type="string" calcext:value-type="string">
            <text:p>ptend_q0003_47</text:p>
          </table:table-cell>
          <table:table-cell office:value-type="float" office:value="-0.0000000423256221569693" calcext:value-type="float">
            <text:p>-4.23256221569693E-08</text:p>
          </table:table-cell>
          <table:table-cell office:value-type="float" office:value="0.000000071672938660561" calcext:value-type="float">
            <text:p>7.1672938660561E-08</text:p>
          </table:table-cell>
          <table:table-cell office:value-type="float" office:value="0.0113483619438241" calcext:value-type="float">
            <text:p>0.0113483619438241</text:p>
          </table:table-cell>
          <table:table-cell office:value-type="float" office:value="0.999680944452353" calcext:value-type="float">
            <text:p>0.999680944452353</text:p>
          </table:table-cell>
          <table:table-cell office:value-type="float" office:value="-22.741965547976" calcext:value-type="float">
            <text:p>-22.741965547976</text:p>
          </table:table-cell>
          <table:table-cell office:value-type="float" office:value="38.510562129381" calcext:value-type="float">
            <text:p>38.510562129381</text:p>
          </table:table-cell>
          <table:table-cell table:formula="of:=ABS([.F281]/[.E281])" office:value-type="float" office:value="22.7492238140385" calcext:value-type="float">
            <text:p>22.7492238140385</text:p>
          </table:table-cell>
          <table:table-cell table:formula="of:=ABS([.G281]/[.E281])" office:value-type="float" office:value="38.5228530593608" calcext:value-type="float">
            <text:p>38.5228530593608</text:p>
          </table:table-cell>
        </table:table-row>
        <table:table-row table:style-name="ro2">
          <table:table-cell office:value-type="string" calcext:value-type="string">
            <text:p>ptend_q0003_48</text:p>
          </table:table-cell>
          <table:table-cell office:value-type="float" office:value="-0.0000000383675591047261" calcext:value-type="float">
            <text:p>-3.83675591047261E-08</text:p>
          </table:table-cell>
          <table:table-cell office:value-type="float" office:value="0.0000000746429461970733" calcext:value-type="float">
            <text:p>7.46429461970733E-08</text:p>
          </table:table-cell>
          <table:table-cell office:value-type="float" office:value="0.0147146683878774" calcext:value-type="float">
            <text:p>0.0147146683878774</text:p>
          </table:table-cell>
          <table:table-cell office:value-type="float" office:value="0.999703117918847" calcext:value-type="float">
            <text:p>0.999703117918847</text:p>
          </table:table-cell>
          <table:table-cell office:value-type="float" office:value="-21.7488261526684" calcext:value-type="float">
            <text:p>-21.7488261526684</text:p>
          </table:table-cell>
          <table:table-cell office:value-type="float" office:value="42.3116950424704" calcext:value-type="float">
            <text:p>42.3116950424704</text:p>
          </table:table-cell>
          <table:table-cell table:formula="of:=ABS([.F282]/[.E282])" office:value-type="float" office:value="21.7552849069277" calcext:value-type="float">
            <text:p>21.7552849069277</text:p>
          </table:table-cell>
          <table:table-cell table:formula="of:=ABS([.G282]/[.E282])" office:value-type="float" office:value="42.3242603569685" calcext:value-type="float">
            <text:p>42.3242603569685</text:p>
          </table:table-cell>
        </table:table-row>
        <table:table-row table:style-name="ro2">
          <table:table-cell office:value-type="string" calcext:value-type="string">
            <text:p>ptend_q0003_49</text:p>
          </table:table-cell>
          <table:table-cell office:value-type="float" office:value="-0.000000028062753375913" calcext:value-type="float">
            <text:p>-2.8062753375913E-08</text:p>
          </table:table-cell>
          <table:table-cell office:value-type="float" office:value="0.000000070660827727404" calcext:value-type="float">
            <text:p>7.0660827727404E-08</text:p>
          </table:table-cell>
          <table:table-cell office:value-type="float" office:value="0.0193096522647081" calcext:value-type="float">
            <text:p>0.0193096522647081</text:p>
          </table:table-cell>
          <table:table-cell office:value-type="float" office:value="0.999762396585534" calcext:value-type="float">
            <text:p>0.999762396585534</text:p>
          </table:table-cell>
          <table:table-cell office:value-type="float" office:value="-16.6866419422515" calcext:value-type="float">
            <text:p>-16.6866419422515</text:p>
          </table:table-cell>
          <table:table-cell office:value-type="float" office:value="42.0162596248434" calcext:value-type="float">
            <text:p>42.0162596248434</text:p>
          </table:table-cell>
          <table:table-cell table:formula="of:=ABS([.F283]/[.E283])" office:value-type="float" office:value="16.6906076876276" calcext:value-type="float">
            <text:p>16.6906076876276</text:p>
          </table:table-cell>
          <table:table-cell table:formula="of:=ABS([.G283]/[.E283])" office:value-type="float" office:value="42.026245204201" calcext:value-type="float">
            <text:p>42.026245204201</text:p>
          </table:table-cell>
        </table:table-row>
        <table:table-row table:style-name="ro2">
          <table:table-cell office:value-type="string" calcext:value-type="string">
            <text:p>ptend_q0003_50</text:p>
          </table:table-cell>
          <table:table-cell office:value-type="float" office:value="-0.0000000330963937107638" calcext:value-type="float">
            <text:p>-3.30963937107638E-08</text:p>
          </table:table-cell>
          <table:table-cell office:value-type="float" office:value="0.000000063394539862912" calcext:value-type="float">
            <text:p>6.3394539862912E-08</text:p>
          </table:table-cell>
          <table:table-cell office:value-type="float" office:value="0.0227063952238045" calcext:value-type="float">
            <text:p>0.0227063952238045</text:p>
          </table:table-cell>
          <table:table-cell office:value-type="float" office:value="0.999764866121283" calcext:value-type="float">
            <text:p>0.999764866121283</text:p>
          </table:table-cell>
          <table:table-cell office:value-type="float" office:value="-20.5103623498336" calcext:value-type="float">
            <text:p>-20.5103623498336</text:p>
          </table:table-cell>
          <table:table-cell office:value-type="float" office:value="39.2866061164369" calcext:value-type="float">
            <text:p>39.2866061164369</text:p>
          </table:table-cell>
          <table:table-cell table:formula="of:=ABS([.F284]/[.E284])" office:value-type="float" office:value="20.5151861651292" calcext:value-type="float">
            <text:p>20.5151861651292</text:p>
          </table:table-cell>
          <table:table-cell table:formula="of:=ABS([.G284]/[.E284])" office:value-type="float" office:value="39.2958459011011" calcext:value-type="float">
            <text:p>39.2958459011011</text:p>
          </table:table-cell>
        </table:table-row>
        <table:table-row table:style-name="ro2">
          <table:table-cell office:value-type="string" calcext:value-type="string">
            <text:p>ptend_q0003_51</text:p>
          </table:table-cell>
          <table:table-cell office:value-type="float" office:value="-0.0000000416344083262295" calcext:value-type="float">
            <text:p>-4.16344083262295E-08</text:p>
          </table:table-cell>
          <table:table-cell office:value-type="float" office:value="0.0000000608191618625189" calcext:value-type="float">
            <text:p>6.08191618625189E-08</text:p>
          </table:table-cell>
          <table:table-cell office:value-type="float" office:value="0.0241234462506662" calcext:value-type="float">
            <text:p>0.0241234462506662</text:p>
          </table:table-cell>
          <table:table-cell office:value-type="float" office:value="0.999800870891904" calcext:value-type="float">
            <text:p>0.999800870891904</text:p>
          </table:table-cell>
          <table:table-cell office:value-type="float" office:value="-26.7041205152638" calcext:value-type="float">
            <text:p>-26.7041205152638</text:p>
          </table:table-cell>
          <table:table-cell office:value-type="float" office:value="39.009134350802" calcext:value-type="float">
            <text:p>39.009134350802</text:p>
          </table:table-cell>
          <table:table-cell table:formula="of:=ABS([.F285]/[.E285])" office:value-type="float" office:value="26.7094391420579" calcext:value-type="float">
            <text:p>26.7094391420579</text:p>
          </table:table-cell>
          <table:table-cell table:formula="of:=ABS([.G285]/[.E285])" office:value-type="float" office:value="39.0169037520468" calcext:value-type="float">
            <text:p>39.0169037520468</text:p>
          </table:table-cell>
        </table:table-row>
        <table:table-row table:style-name="ro2">
          <table:table-cell office:value-type="string" calcext:value-type="string">
            <text:p>ptend_q0003_52</text:p>
          </table:table-cell>
          <table:table-cell office:value-type="float" office:value="-0.0000000446046399721953" calcext:value-type="float">
            <text:p>-4.46046399721953E-08</text:p>
          </table:table-cell>
          <table:table-cell office:value-type="float" office:value="0.0000000678844260703074" calcext:value-type="float">
            <text:p>6.78844260703074E-08</text:p>
          </table:table-cell>
          <table:table-cell office:value-type="float" office:value="0.0226108867565025" calcext:value-type="float">
            <text:p>0.0226108867565025</text:p>
          </table:table-cell>
          <table:table-cell office:value-type="float" office:value="0.999745998200587" calcext:value-type="float">
            <text:p>0.999745998200587</text:p>
          </table:table-cell>
          <table:table-cell office:value-type="float" office:value="-29.5858134215767" calcext:value-type="float">
            <text:p>-29.5858134215767</text:p>
          </table:table-cell>
          <table:table-cell office:value-type="float" office:value="45.0270636686877" calcext:value-type="float">
            <text:p>45.0270636686877</text:p>
          </table:table-cell>
          <table:table-cell table:formula="of:=ABS([.F286]/[.E286])" office:value-type="float" office:value="29.5933301806932" calcext:value-type="float">
            <text:p>29.5933301806932</text:p>
          </table:table-cell>
          <table:table-cell table:formula="of:=ABS([.G286]/[.E286])" office:value-type="float" office:value="45.0385035296271" calcext:value-type="float">
            <text:p>45.0385035296271</text:p>
          </table:table-cell>
        </table:table-row>
        <table:table-row table:style-name="ro2">
          <table:table-cell office:value-type="string" calcext:value-type="string">
            <text:p>ptend_q0003_53</text:p>
          </table:table-cell>
          <table:table-cell office:value-type="float" office:value="-0.0000000468373054448514" calcext:value-type="float">
            <text:p>-4.68373054448514E-08</text:p>
          </table:table-cell>
          <table:table-cell office:value-type="float" office:value="0.0000000586456226814596" calcext:value-type="float">
            <text:p>5.86456226814596E-08</text:p>
          </table:table-cell>
          <table:table-cell office:value-type="float" office:value="0.0175354634909761" calcext:value-type="float">
            <text:p>0.0175354634909761</text:p>
          </table:table-cell>
          <table:table-cell office:value-type="float" office:value="0.999699046966447" calcext:value-type="float">
            <text:p>0.999699046966447</text:p>
          </table:table-cell>
          <table:table-cell office:value-type="float" office:value="-32.2837787753262" calcext:value-type="float">
            <text:p>-32.2837787753262</text:p>
          </table:table-cell>
          <table:table-cell office:value-type="float" office:value="40.4229553943654" calcext:value-type="float">
            <text:p>40.4229553943654</text:p>
          </table:table-cell>
          <table:table-cell table:formula="of:=ABS([.F287]/[.E287])" office:value-type="float" office:value="32.2934976013934" calcext:value-type="float">
            <text:p>32.2934976013934</text:p>
          </table:table-cell>
          <table:table-cell table:formula="of:=ABS([.G287]/[.E287])" office:value-type="float" office:value="40.435124467736" calcext:value-type="float">
            <text:p>40.435124467736</text:p>
          </table:table-cell>
        </table:table-row>
        <table:table-row table:style-name="ro2">
          <table:table-cell office:value-type="string" calcext:value-type="string">
            <text:p>ptend_q0003_54</text:p>
          </table:table-cell>
          <table:table-cell office:value-type="float" office:value="-0.000000047168153796254" calcext:value-type="float">
            <text:p>-4.7168153796254E-08</text:p>
          </table:table-cell>
          <table:table-cell office:value-type="float" office:value="0.0000000467045648139334" calcext:value-type="float">
            <text:p>4.67045648139334E-08</text:p>
          </table:table-cell>
          <table:table-cell office:value-type="float" office:value="0.00865508002909976" calcext:value-type="float">
            <text:p>0.00865508002909976</text:p>
          </table:table-cell>
          <table:table-cell office:value-type="float" office:value="0.999666467147471" calcext:value-type="float">
            <text:p>0.999666467147471</text:p>
          </table:table-cell>
          <table:table-cell office:value-type="float" office:value="-33.8765862653454" calcext:value-type="float">
            <text:p>-33.8765862653454</text:p>
          </table:table-cell>
          <table:table-cell office:value-type="float" office:value="33.5436325479054" calcext:value-type="float">
            <text:p>33.5436325479054</text:p>
          </table:table-cell>
          <table:table-cell table:formula="of:=ABS([.F288]/[.E288])" office:value-type="float" office:value="33.8878889896263" calcext:value-type="float">
            <text:p>33.8878889896263</text:p>
          </table:table-cell>
          <table:table-cell table:formula="of:=ABS([.G288]/[.E288])" office:value-type="float" office:value="33.5548241841316" calcext:value-type="float">
            <text:p>33.5548241841316</text:p>
          </table:table-cell>
        </table:table-row>
        <table:table-row table:style-name="ro2">
          <table:table-cell office:value-type="string" calcext:value-type="string">
            <text:p>ptend_q0003_55</text:p>
          </table:table-cell>
          <table:table-cell office:value-type="float" office:value="-0.0000000459622858674887" calcext:value-type="float">
            <text:p>-4.59622858674887E-08</text:p>
          </table:table-cell>
          <table:table-cell office:value-type="float" office:value="0.0000000469588584343698" calcext:value-type="float">
            <text:p>4.69588584343698E-08</text:p>
          </table:table-cell>
          <table:table-cell office:value-type="float" office:value="-0.00202194512677669" calcext:value-type="float">
            <text:p>-0.00202194512677669</text:p>
          </table:table-cell>
          <table:table-cell office:value-type="float" office:value="0.9996893086982" calcext:value-type="float">
            <text:p>0.9996893086982</text:p>
          </table:table-cell>
          <table:table-cell office:value-type="float" office:value="-34.193697762742" calcext:value-type="float">
            <text:p>-34.193697762742</text:p>
          </table:table-cell>
          <table:table-cell office:value-type="float" office:value="34.9350991205599" calcext:value-type="float">
            <text:p>34.9350991205599</text:p>
          </table:table-cell>
          <table:table-cell table:formula="of:=ABS([.F289]/[.E289])" office:value-type="float" office:value="34.2043247489254" calcext:value-type="float">
            <text:p>34.2043247489254</text:p>
          </table:table-cell>
          <table:table-cell table:formula="of:=ABS([.G289]/[.E289])" office:value-type="float" office:value="34.9459565252854" calcext:value-type="float">
            <text:p>34.9459565252854</text:p>
          </table:table-cell>
        </table:table-row>
        <table:table-row table:style-name="ro2">
          <table:table-cell office:value-type="string" calcext:value-type="string">
            <text:p>ptend_q0003_56</text:p>
          </table:table-cell>
          <table:table-cell office:value-type="float" office:value="-0.000000043766679155416" calcext:value-type="float">
            <text:p>-4.3766679155416E-08</text:p>
          </table:table-cell>
          <table:table-cell office:value-type="float" office:value="0.0000000375059072167815" calcext:value-type="float">
            <text:p>3.75059072167815E-08</text:p>
          </table:table-cell>
          <table:table-cell office:value-type="float" office:value="-0.0114920608699292" calcext:value-type="float">
            <text:p>-0.0114920608699292</text:p>
          </table:table-cell>
          <table:table-cell office:value-type="float" office:value="0.999558081089401" calcext:value-type="float">
            <text:p>0.999558081089401</text:p>
          </table:table-cell>
          <table:table-cell office:value-type="float" office:value="-33.3404103449243" calcext:value-type="float">
            <text:p>-33.3404103449243</text:p>
          </table:table-cell>
          <table:table-cell office:value-type="float" office:value="28.5711038876344" calcext:value-type="float">
            <text:p>28.5711038876344</text:p>
          </table:table-cell>
          <table:table-cell table:formula="of:=ABS([.F290]/[.E290])" office:value-type="float" office:value="33.3551506167478" calcext:value-type="float">
            <text:p>33.3551506167478</text:p>
          </table:table-cell>
          <table:table-cell table:formula="of:=ABS([.G290]/[.E290])" office:value-type="float" office:value="28.5837355809232" calcext:value-type="float">
            <text:p>28.5837355809232</text:p>
          </table:table-cell>
        </table:table-row>
        <table:table-row table:style-name="ro2">
          <table:table-cell office:value-type="string" calcext:value-type="string">
            <text:p>ptend_q0003_57</text:p>
          </table:table-cell>
          <table:table-cell office:value-type="float" office:value="-0.0000000419339691808325" calcext:value-type="float">
            <text:p>-4.19339691808325E-08</text:p>
          </table:table-cell>
          <table:table-cell office:value-type="float" office:value="0.0000000315869107015125" calcext:value-type="float">
            <text:p>3.15869107015125E-08</text:p>
          </table:table-cell>
          <table:table-cell office:value-type="float" office:value="-0.0166250216337834" calcext:value-type="float">
            <text:p>-0.0166250216337834</text:p>
          </table:table-cell>
          <table:table-cell office:value-type="float" office:value="0.999425375523065" calcext:value-type="float">
            <text:p>0.999425375523065</text:p>
          </table:table-cell>
          <table:table-cell office:value-type="float" office:value="-32.4112354596599" calcext:value-type="float">
            <text:p>-32.4112354596599</text:p>
          </table:table-cell>
          <table:table-cell office:value-type="float" office:value="24.41387782242" calcext:value-type="float">
            <text:p>24.41387782242</text:p>
          </table:table-cell>
          <table:table-cell table:formula="of:=ABS([.F291]/[.E291])" office:value-type="float" office:value="32.4298704570083" calcext:value-type="float">
            <text:p>32.4298704570083</text:p>
          </table:table-cell>
          <table:table-cell table:formula="of:=ABS([.G291]/[.E291])" office:value-type="float" office:value="24.4279147001272" calcext:value-type="float">
            <text:p>24.4279147001272</text:p>
          </table:table-cell>
        </table:table-row>
        <table:table-row table:style-name="ro2">
          <table:table-cell office:value-type="string" calcext:value-type="string">
            <text:p>ptend_q0003_58</text:p>
          </table:table-cell>
          <table:table-cell office:value-type="float" office:value="-0.0000000430956109763963" calcext:value-type="float">
            <text:p>-4.30956109763963E-08</text:p>
          </table:table-cell>
          <table:table-cell office:value-type="float" office:value="0.0000000280671830897469" calcext:value-type="float">
            <text:p>2.80671830897469E-08</text:p>
          </table:table-cell>
          <table:table-cell office:value-type="float" office:value="-0.0359649896645582" calcext:value-type="float">
            <text:p>-0.0359649896645582</text:p>
          </table:table-cell>
          <table:table-cell office:value-type="float" office:value="0.999639097749079" calcext:value-type="float">
            <text:p>0.999639097749079</text:p>
          </table:table-cell>
          <table:table-cell office:value-type="float" office:value="-34.6489205610799" calcext:value-type="float">
            <text:p>-34.6489205610799</text:p>
          </table:table-cell>
          <table:table-cell office:value-type="float" office:value="22.5660473355992" calcext:value-type="float">
            <text:p>22.5660473355992</text:p>
          </table:table-cell>
          <table:table-cell table:formula="of:=ABS([.F292]/[.E292])" office:value-type="float" office:value="34.6614299491686" calcext:value-type="float">
            <text:p>34.6614299491686</text:p>
          </table:table-cell>
          <table:table-cell table:formula="of:=ABS([.G292]/[.E292])" office:value-type="float" office:value="22.5741944131756" calcext:value-type="float">
            <text:p>22.5741944131756</text:p>
          </table:table-cell>
        </table:table-row>
        <table:table-row table:style-name="ro2">
          <table:table-cell office:value-type="string" calcext:value-type="string">
            <text:p>ptend_q0003_59</text:p>
          </table:table-cell>
          <table:table-cell office:value-type="float" office:value="-0.000000043220909434834" calcext:value-type="float">
            <text:p>-4.3220909434834E-08</text:p>
          </table:table-cell>
          <table:table-cell office:value-type="float" office:value="0.0000000311156275832884" calcext:value-type="float">
            <text:p>3.11156275832884E-08</text:p>
          </table:table-cell>
          <table:table-cell office:value-type="float" office:value="-0.160190739923194" calcext:value-type="float">
            <text:p>-0.160190739923194</text:p>
          </table:table-cell>
          <table:table-cell office:value-type="float" office:value="0.999604032492521" calcext:value-type="float">
            <text:p>0.999604032492521</text:p>
          </table:table-cell>
          <table:table-cell office:value-type="float" office:value="-33.385938537637" calcext:value-type="float">
            <text:p>-33.385938537637</text:p>
          </table:table-cell>
          <table:table-cell office:value-type="float" office:value="24.0352284030938" calcext:value-type="float">
            <text:p>24.0352284030938</text:p>
          </table:table-cell>
          <table:table-cell table:formula="of:=ABS([.F293]/[.E293])" office:value-type="float" office:value="33.3991635211684" calcext:value-type="float">
            <text:p>33.3991635211684</text:p>
          </table:table-cell>
          <table:table-cell table:formula="of:=ABS([.G293]/[.E293])" office:value-type="float" office:value="24.044749342559" calcext:value-type="float">
            <text:p>24.044749342559</text:p>
          </table:table-cell>
        </table:table-row>
        <table:table-row table:style-name="ro2">
          <table:table-cell office:value-type="string" calcext:value-type="string">
            <text:p>ptend_u_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94]/[.E294])" office:value-type="float" office:value="0" calcext:value-type="float">
            <text:p>0</text:p>
          </table:table-cell>
          <table:table-cell table:formula="of:=ABS([.G294]/[.E29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u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95]/[.E295])" office:value-type="float" office:value="0" calcext:value-type="float">
            <text:p>0</text:p>
          </table:table-cell>
          <table:table-cell table:formula="of:=ABS([.G295]/[.E29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u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96]/[.E296])" office:value-type="float" office:value="0" calcext:value-type="float">
            <text:p>0</text:p>
          </table:table-cell>
          <table:table-cell table:formula="of:=ABS([.G296]/[.E29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u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97]/[.E297])" office:value-type="float" office:value="0" calcext:value-type="float">
            <text:p>0</text:p>
          </table:table-cell>
          <table:table-cell table:formula="of:=ABS([.G297]/[.E29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u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98]/[.E298])" office:value-type="float" office:value="0" calcext:value-type="float">
            <text:p>0</text:p>
          </table:table-cell>
          <table:table-cell table:formula="of:=ABS([.G298]/[.E29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u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299]/[.E299])" office:value-type="float" office:value="0" calcext:value-type="float">
            <text:p>0</text:p>
          </table:table-cell>
          <table:table-cell table:formula="of:=ABS([.G299]/[.E29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u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00]/[.E300])" office:value-type="float" office:value="0" calcext:value-type="float">
            <text:p>0</text:p>
          </table:table-cell>
          <table:table-cell table:formula="of:=ABS([.G300]/[.E30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u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01]/[.E301])" office:value-type="float" office:value="0" calcext:value-type="float">
            <text:p>0</text:p>
          </table:table-cell>
          <table:table-cell table:formula="of:=ABS([.G301]/[.E30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u_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02]/[.E302])" office:value-type="float" office:value="0" calcext:value-type="float">
            <text:p>0</text:p>
          </table:table-cell>
          <table:table-cell table:formula="of:=ABS([.G302]/[.E30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u_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03]/[.E303])" office:value-type="float" office:value="0" calcext:value-type="float">
            <text:p>0</text:p>
          </table:table-cell>
          <table:table-cell table:formula="of:=ABS([.G303]/[.E30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u_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04]/[.E304])" office:value-type="float" office:value="0" calcext:value-type="float">
            <text:p>0</text:p>
          </table:table-cell>
          <table:table-cell table:formula="of:=ABS([.G304]/[.E30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u_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05]/[.E305])" office:value-type="float" office:value="0" calcext:value-type="float">
            <text:p>0</text:p>
          </table:table-cell>
          <table:table-cell table:formula="of:=ABS([.G305]/[.E30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u_12</text:p>
          </table:table-cell>
          <table:table-cell office:value-type="float" office:value="-0.0000172723936143456" calcext:value-type="float">
            <text:p>-1.72723936143456E-05</text:p>
          </table:table-cell>
          <table:table-cell office:value-type="float" office:value="0.0000167618211388791" calcext:value-type="float">
            <text:p>1.67618211388791E-05</text:p>
          </table:table-cell>
          <table:table-cell office:value-type="float" office:value="0.0330435133473443" calcext:value-type="float">
            <text:p>0.0330435133473443</text:p>
          </table:table-cell>
          <table:table-cell office:value-type="float" office:value="1.00030728310664" calcext:value-type="float">
            <text:p>1.00030728310664</text:p>
          </table:table-cell>
          <table:table-cell office:value-type="float" office:value="-79.6917767371868" calcext:value-type="float">
            <text:p>-79.6917767371868</text:p>
          </table:table-cell>
          <table:table-cell office:value-type="float" office:value="77.3360854166024" calcext:value-type="float">
            <text:p>77.3360854166024</text:p>
          </table:table-cell>
          <table:table-cell table:formula="of:=ABS([.F306]/[.E306])" office:value-type="float" office:value="79.6672963228751" calcext:value-type="float">
            <text:p>79.6672963228751</text:p>
          </table:table-cell>
          <table:table-cell table:formula="of:=ABS([.G306]/[.E306])" office:value-type="float" office:value="77.3123286440751" calcext:value-type="float">
            <text:p>77.3123286440751</text:p>
          </table:table-cell>
        </table:table-row>
        <table:table-row table:style-name="ro2">
          <table:table-cell office:value-type="string" calcext:value-type="string">
            <text:p>ptend_u_13</text:p>
          </table:table-cell>
          <table:table-cell office:value-type="float" office:value="-0.0000359516517900486" calcext:value-type="float">
            <text:p>-3.59516517900486E-05</text:p>
          </table:table-cell>
          <table:table-cell office:value-type="float" office:value="0.0000361104110526123" calcext:value-type="float">
            <text:p>3.61104110526123E-05</text:p>
          </table:table-cell>
          <table:table-cell office:value-type="float" office:value="0.00913464866340213" calcext:value-type="float">
            <text:p>0.00913464866340213</text:p>
          </table:table-cell>
          <table:table-cell office:value-type="float" office:value="1.00026355222947" calcext:value-type="float">
            <text:p>1.00026355222947</text:p>
          </table:table-cell>
          <table:table-cell office:value-type="float" office:value="-71.8784586295596" calcext:value-type="float">
            <text:p>-71.8784586295596</text:p>
          </table:table-cell>
          <table:table-cell office:value-type="float" office:value="72.1958674416187" calcext:value-type="float">
            <text:p>72.1958674416187</text:p>
          </table:table-cell>
          <table:table-cell table:formula="of:=ABS([.F307]/[.E307])" office:value-type="float" office:value="71.859519892883" calcext:value-type="float">
            <text:p>71.859519892883</text:p>
          </table:table-cell>
          <table:table-cell table:formula="of:=ABS([.G307]/[.E307])" office:value-type="float" office:value="72.1768450731834" calcext:value-type="float">
            <text:p>72.1768450731834</text:p>
          </table:table-cell>
        </table:table-row>
        <table:table-row table:style-name="ro2">
          <table:table-cell office:value-type="string" calcext:value-type="string">
            <text:p>ptend_u_14</text:p>
          </table:table-cell>
          <table:table-cell office:value-type="float" office:value="-0.0000987056338370144" calcext:value-type="float">
            <text:p>-9.87056338370144E-05</text:p>
          </table:table-cell>
          <table:table-cell office:value-type="float" office:value="0.000061929440451672" calcext:value-type="float">
            <text:p>6.1929440451672E-05</text:p>
          </table:table-cell>
          <table:table-cell office:value-type="float" office:value="0.0141745905915114" calcext:value-type="float">
            <text:p>0.0141745905915114</text:p>
          </table:table-cell>
          <table:table-cell office:value-type="float" office:value="1.00025822870404" calcext:value-type="float">
            <text:p>1.00025822870404</text:p>
          </table:table-cell>
          <table:table-cell office:value-type="float" office:value="-89.2926924347406" calcext:value-type="float">
            <text:p>-89.2926924347406</text:p>
          </table:table-cell>
          <table:table-cell office:value-type="float" office:value="56.0236155115297" calcext:value-type="float">
            <text:p>56.0236155115297</text:p>
          </table:table-cell>
          <table:table-cell table:formula="of:=ABS([.F308]/[.E308])" office:value-type="float" office:value="89.2696404511767" calcext:value-type="float">
            <text:p>89.2696404511767</text:p>
          </table:table-cell>
          <table:table-cell table:formula="of:=ABS([.G308]/[.E308])" office:value-type="float" office:value="56.0091523407064" calcext:value-type="float">
            <text:p>56.0091523407064</text:p>
          </table:table-cell>
        </table:table-row>
        <table:table-row table:style-name="ro2">
          <table:table-cell office:value-type="string" calcext:value-type="string">
            <text:p>ptend_u_15</text:p>
          </table:table-cell>
          <table:table-cell office:value-type="float" office:value="-0.00033992167110943" calcext:value-type="float">
            <text:p>-0.00033992167110943</text:p>
          </table:table-cell>
          <table:table-cell office:value-type="float" office:value="0.000102286774008551" calcext:value-type="float">
            <text:p>0.000102286774008551</text:p>
          </table:table-cell>
          <table:table-cell office:value-type="float" office:value="0.00886362905548054" calcext:value-type="float">
            <text:p>0.00886362905548054</text:p>
          </table:table-cell>
          <table:table-cell office:value-type="float" office:value="1.00011783095976" calcext:value-type="float">
            <text:p>1.00011783095976</text:p>
          </table:table-cell>
          <table:table-cell office:value-type="float" office:value="-147.466047288384" calcext:value-type="float">
            <text:p>-147.466047288384</text:p>
          </table:table-cell>
          <table:table-cell office:value-type="float" office:value="44.3744177995211" calcext:value-type="float">
            <text:p>44.3744177995211</text:p>
          </table:table-cell>
          <table:table-cell table:formula="of:=ABS([.F309]/[.E309])" office:value-type="float" office:value="147.448673269697" calcext:value-type="float">
            <text:p>147.448673269697</text:p>
          </table:table-cell>
          <table:table-cell table:formula="of:=ABS([.G309]/[.E309])" office:value-type="float" office:value="44.3691897353106" calcext:value-type="float">
            <text:p>44.3691897353106</text:p>
          </table:table-cell>
        </table:table-row>
        <table:table-row table:style-name="ro2">
          <table:table-cell office:value-type="string" calcext:value-type="string">
            <text:p>ptend_u_16</text:p>
          </table:table-cell>
          <table:table-cell office:value-type="float" office:value="-0.000441820026716797" calcext:value-type="float">
            <text:p>-0.000441820026716797</text:p>
          </table:table-cell>
          <table:table-cell office:value-type="float" office:value="0.00101516466780145" calcext:value-type="float">
            <text:p>0.00101516466780145</text:p>
          </table:table-cell>
          <table:table-cell office:value-type="float" office:value="0.0151801120280181" calcext:value-type="float">
            <text:p>0.0151801120280181</text:p>
          </table:table-cell>
          <table:table-cell office:value-type="float" office:value="1.00030580009494" calcext:value-type="float">
            <text:p>1.00030580009494</text:p>
          </table:table-cell>
          <table:table-cell office:value-type="float" office:value="-91.5457239102008" calcext:value-type="float">
            <text:p>-91.5457239102008</text:p>
          </table:table-cell>
          <table:table-cell office:value-type="float" office:value="210.343530809463" calcext:value-type="float">
            <text:p>210.343530809463</text:p>
          </table:table-cell>
          <table:table-cell table:formula="of:=ABS([.F310]/[.E310])" office:value-type="float" office:value="91.5177377772996" calcext:value-type="float">
            <text:p>91.5177377772996</text:p>
          </table:table-cell>
          <table:table-cell table:formula="of:=ABS([.G310]/[.E310])" office:value-type="float" office:value="210.27922740176" calcext:value-type="float">
            <text:p>210.27922740176</text:p>
          </table:table-cell>
        </table:table-row>
        <table:table-row table:style-name="ro2">
          <table:table-cell office:value-type="string" calcext:value-type="string">
            <text:p>ptend_u_17</text:p>
          </table:table-cell>
          <table:table-cell office:value-type="float" office:value="-0.000508007451311237" calcext:value-type="float">
            <text:p>-0.000508007451311237</text:p>
          </table:table-cell>
          <table:table-cell office:value-type="float" office:value="0.00276772985452477" calcext:value-type="float">
            <text:p>0.00276772985452477</text:p>
          </table:table-cell>
          <table:table-cell office:value-type="float" office:value="0.0561119954624854" calcext:value-type="float">
            <text:p>0.0561119954624854</text:p>
          </table:table-cell>
          <table:table-cell office:value-type="float" office:value="1.00007515724883" calcext:value-type="float">
            <text:p>1.00007515724883</text:p>
          </table:table-cell>
          <table:table-cell office:value-type="float" office:value="-54.7815380770599" calcext:value-type="float">
            <text:p>-54.7815380770599</text:p>
          </table:table-cell>
          <table:table-cell office:value-type="float" office:value="298.46117024723" calcext:value-type="float">
            <text:p>298.46117024723</text:p>
          </table:table-cell>
          <table:table-cell table:formula="of:=ABS([.F311]/[.E311])" office:value-type="float" office:value="54.7774211567879" calcext:value-type="float">
            <text:p>54.7774211567879</text:p>
          </table:table-cell>
          <table:table-cell table:formula="of:=ABS([.G311]/[.E311])" office:value-type="float" office:value="298.438740412557" calcext:value-type="float">
            <text:p>298.438740412557</text:p>
          </table:table-cell>
        </table:table-row>
        <table:table-row table:style-name="ro2">
          <table:table-cell office:value-type="string" calcext:value-type="string">
            <text:p>ptend_u_18</text:p>
          </table:table-cell>
          <table:table-cell office:value-type="float" office:value="-0.000915666138917066" calcext:value-type="float">
            <text:p>-0.000915666138917066</text:p>
          </table:table-cell>
          <table:table-cell office:value-type="float" office:value="0.00821759465483773" calcext:value-type="float">
            <text:p>0.00821759465483773</text:p>
          </table:table-cell>
          <table:table-cell office:value-type="float" office:value="0.0816539881504537" calcext:value-type="float">
            <text:p>0.0816539881504537</text:p>
          </table:table-cell>
          <table:table-cell office:value-type="float" office:value="1.00032315694557" calcext:value-type="float">
            <text:p>1.00032315694557</text:p>
          </table:table-cell>
          <table:table-cell office:value-type="float" office:value="-52.7862439454022" calcext:value-type="float">
            <text:p>-52.7862439454022</text:p>
          </table:table-cell>
          <table:table-cell office:value-type="float" office:value="473.727199968007" calcext:value-type="float">
            <text:p>473.727199968007</text:p>
          </table:table-cell>
          <table:table-cell table:formula="of:=ABS([.F312]/[.E312])" office:value-type="float" office:value="52.769191214749" calcext:value-type="float">
            <text:p>52.769191214749</text:p>
          </table:table-cell>
          <table:table-cell table:formula="of:=ABS([.G312]/[.E312])" office:value-type="float" office:value="473.574161188576" calcext:value-type="float">
            <text:p>473.574161188576</text:p>
          </table:table-cell>
        </table:table-row>
        <table:table-row table:style-name="ro2">
          <table:table-cell office:value-type="string" calcext:value-type="string">
            <text:p>ptend_u_19</text:p>
          </table:table-cell>
          <table:table-cell office:value-type="float" office:value="-0.00129579928845131" calcext:value-type="float">
            <text:p>-0.00129579928845131</text:p>
          </table:table-cell>
          <table:table-cell office:value-type="float" office:value="0.00763920563749411" calcext:value-type="float">
            <text:p>0.00763920563749411</text:p>
          </table:table-cell>
          <table:table-cell office:value-type="float" office:value="0.0753721272664184" calcext:value-type="float">
            <text:p>0.0753721272664184</text:p>
          </table:table-cell>
          <table:table-cell office:value-type="float" office:value="1.00009072739026" calcext:value-type="float">
            <text:p>1.00009072739026</text:p>
          </table:table-cell>
          <table:table-cell office:value-type="float" office:value="-52.6179036751877" calcext:value-type="float">
            <text:p>-52.6179036751877</text:p>
          </table:table-cell>
          <table:table-cell office:value-type="float" office:value="310.201579805636" calcext:value-type="float">
            <text:p>310.201579805636</text:p>
          </table:table-cell>
          <table:table-cell table:formula="of:=ABS([.F313]/[.E313])" office:value-type="float" office:value="52.6131302231893" calcext:value-type="float">
            <text:p>52.6131302231893</text:p>
          </table:table-cell>
          <table:table-cell table:formula="of:=ABS([.G313]/[.E313])" office:value-type="float" office:value="310.173438579027" calcext:value-type="float">
            <text:p>310.173438579027</text:p>
          </table:table-cell>
        </table:table-row>
        <table:table-row table:style-name="ro2">
          <table:table-cell office:value-type="string" calcext:value-type="string">
            <text:p>ptend_u_20</text:p>
          </table:table-cell>
          <table:table-cell office:value-type="float" office:value="-0.00173677282077074" calcext:value-type="float">
            <text:p>-0.00173677282077074</text:p>
          </table:table-cell>
          <table:table-cell office:value-type="float" office:value="0.00337212417742492" calcext:value-type="float">
            <text:p>0.00337212417742492</text:p>
          </table:table-cell>
          <table:table-cell office:value-type="float" office:value="0.0340383124732349" calcext:value-type="float">
            <text:p>0.0340383124732349</text:p>
          </table:table-cell>
          <table:table-cell office:value-type="float" office:value="1.00000088496593" calcext:value-type="float">
            <text:p>1.00000088496593</text:p>
          </table:table-cell>
          <table:table-cell office:value-type="float" office:value="-82.9133025683467" calcext:value-type="float">
            <text:p>-82.9133025683467</text:p>
          </table:table-cell>
          <table:table-cell office:value-type="float" office:value="160.984757981642" calcext:value-type="float">
            <text:p>160.984757981642</text:p>
          </table:table-cell>
          <table:table-cell table:formula="of:=ABS([.F314]/[.E314])" office:value-type="float" office:value="82.9132291929639" calcext:value-type="float">
            <text:p>82.9132291929639</text:p>
          </table:table-cell>
          <table:table-cell table:formula="of:=ABS([.G314]/[.E314])" office:value-type="float" office:value="160.984615515742" calcext:value-type="float">
            <text:p>160.984615515742</text:p>
          </table:table-cell>
        </table:table-row>
        <table:table-row table:style-name="ro2">
          <table:table-cell office:value-type="string" calcext:value-type="string">
            <text:p>ptend_u_21</text:p>
          </table:table-cell>
          <table:table-cell office:value-type="float" office:value="-0.00186236841462238" calcext:value-type="float">
            <text:p>-0.00186236841462238</text:p>
          </table:table-cell>
          <table:table-cell office:value-type="float" office:value="0.00174744872660697" calcext:value-type="float">
            <text:p>0.00174744872660697</text:p>
          </table:table-cell>
          <table:table-cell office:value-type="float" office:value="0.00130792976632326" calcext:value-type="float">
            <text:p>0.00130792976632326</text:p>
          </table:table-cell>
          <table:table-cell office:value-type="float" office:value="1.00003965753634" calcext:value-type="float">
            <text:p>1.00003965753634</text:p>
          </table:table-cell>
          <table:table-cell office:value-type="float" office:value="-96.2273746428784" calcext:value-type="float">
            <text:p>-96.2273746428784</text:p>
          </table:table-cell>
          <table:table-cell office:value-type="float" office:value="90.2895484932956" calcext:value-type="float">
            <text:p>90.2895484932956</text:p>
          </table:table-cell>
          <table:table-cell table:formula="of:=ABS([.F315]/[.E315])" office:value-type="float" office:value="96.2235586536046" calcext:value-type="float">
            <text:p>96.2235586536046</text:p>
          </table:table-cell>
          <table:table-cell table:formula="of:=ABS([.G315]/[.E315])" office:value-type="float" office:value="90.2859679742399" calcext:value-type="float">
            <text:p>90.2859679742399</text:p>
          </table:table-cell>
        </table:table-row>
        <table:table-row table:style-name="ro2">
          <table:table-cell office:value-type="string" calcext:value-type="string">
            <text:p>ptend_u_22</text:p>
          </table:table-cell>
          <table:table-cell office:value-type="float" office:value="-0.00150771769820052" calcext:value-type="float">
            <text:p>-0.00150771769820052</text:p>
          </table:table-cell>
          <table:table-cell office:value-type="float" office:value="0.00156484024713631" calcext:value-type="float">
            <text:p>0.00156484024713631</text:p>
          </table:table-cell>
          <table:table-cell office:value-type="float" office:value="-0.033932521149867" calcext:value-type="float">
            <text:p>-0.033932521149867</text:p>
          </table:table-cell>
          <table:table-cell office:value-type="float" office:value="0.999912967810584" calcext:value-type="float">
            <text:p>0.999912967810584</text:p>
          </table:table-cell>
          <table:table-cell office:value-type="float" office:value="-85.0928695026371" calcext:value-type="float">
            <text:p>-85.0928695026371</text:p>
          </table:table-cell>
          <table:table-cell office:value-type="float" office:value="88.3167632116868" calcext:value-type="float">
            <text:p>88.3167632116868</text:p>
          </table:table-cell>
          <table:table-cell table:formula="of:=ABS([.F316]/[.E316])" office:value-type="float" office:value="85.1002759659744" calcext:value-type="float">
            <text:p>85.1002759659744</text:p>
          </table:table-cell>
          <table:table-cell table:formula="of:=ABS([.G316]/[.E316])" office:value-type="float" office:value="88.3244502819738" calcext:value-type="float">
            <text:p>88.3244502819738</text:p>
          </table:table-cell>
        </table:table-row>
        <table:table-row table:style-name="ro2">
          <table:table-cell office:value-type="string" calcext:value-type="string">
            <text:p>ptend_u_23</text:p>
          </table:table-cell>
          <table:table-cell office:value-type="float" office:value="-0.00152761939525303" calcext:value-type="float">
            <text:p>-0.00152761939525303</text:p>
          </table:table-cell>
          <table:table-cell office:value-type="float" office:value="0.00152919532270542" calcext:value-type="float">
            <text:p>0.00152919532270542</text:p>
          </table:table-cell>
          <table:table-cell office:value-type="float" office:value="-0.0585369332394716" calcext:value-type="float">
            <text:p>-0.0585369332394716</text:p>
          </table:table-cell>
          <table:table-cell office:value-type="float" office:value="0.999929859188322" calcext:value-type="float">
            <text:p>0.999929859188322</text:p>
          </table:table-cell>
          <table:table-cell office:value-type="float" office:value="-92.3407071753135" calcext:value-type="float">
            <text:p>-92.3407071753135</text:p>
          </table:table-cell>
          <table:table-cell office:value-type="float" office:value="92.4359679816785" calcext:value-type="float">
            <text:p>92.4359679816785</text:p>
          </table:table-cell>
          <table:table-cell table:formula="of:=ABS([.F317]/[.E317])" office:value-type="float" office:value="92.3471844817892" calcext:value-type="float">
            <text:p>92.3471844817892</text:p>
          </table:table-cell>
          <table:table-cell table:formula="of:=ABS([.G317]/[.E317])" office:value-type="float" office:value="92.4424519702931" calcext:value-type="float">
            <text:p>92.4424519702931</text:p>
          </table:table-cell>
        </table:table-row>
        <table:table-row table:style-name="ro2">
          <table:table-cell office:value-type="string" calcext:value-type="string">
            <text:p>ptend_u_24</text:p>
          </table:table-cell>
          <table:table-cell office:value-type="float" office:value="-0.00146014893591277" calcext:value-type="float">
            <text:p>-0.00146014893591277</text:p>
          </table:table-cell>
          <table:table-cell office:value-type="float" office:value="0.00176230003229107" calcext:value-type="float">
            <text:p>0.00176230003229107</text:p>
          </table:table-cell>
          <table:table-cell office:value-type="float" office:value="-0.0900074952617526" calcext:value-type="float">
            <text:p>-0.0900074952617526</text:p>
          </table:table-cell>
          <table:table-cell office:value-type="float" office:value="1.00002801970383" calcext:value-type="float">
            <text:p>1.00002801970383</text:p>
          </table:table-cell>
          <table:table-cell office:value-type="float" office:value="-95.2767847565818" calcext:value-type="float">
            <text:p>-95.2767847565818</text:p>
          </table:table-cell>
          <table:table-cell office:value-type="float" office:value="114.992571458576" calcext:value-type="float">
            <text:p>114.992571458576</text:p>
          </table:table-cell>
          <table:table-cell table:formula="of:=ABS([.F318]/[.E318])" office:value-type="float" office:value="95.2741152040912" calcext:value-type="float">
            <text:p>95.2741152040912</text:p>
          </table:table-cell>
          <table:table-cell table:formula="of:=ABS([.G318]/[.E318])" office:value-type="float" office:value="114.98934949106" calcext:value-type="float">
            <text:p>114.98934949106</text:p>
          </table:table-cell>
        </table:table-row>
        <table:table-row table:style-name="ro2">
          <table:table-cell office:value-type="string" calcext:value-type="string">
            <text:p>ptend_u_25</text:p>
          </table:table-cell>
          <table:table-cell office:value-type="float" office:value="-0.00141152697666431" calcext:value-type="float">
            <text:p>-0.00141152697666431</text:p>
          </table:table-cell>
          <table:table-cell office:value-type="float" office:value="0.00149746256573249" calcext:value-type="float">
            <text:p>0.00149746256573249</text:p>
          </table:table-cell>
          <table:table-cell office:value-type="float" office:value="-0.118241596886144" calcext:value-type="float">
            <text:p>-0.118241596886144</text:p>
          </table:table-cell>
          <table:table-cell office:value-type="float" office:value="1.00005997976352" calcext:value-type="float">
            <text:p>1.00005997976352</text:p>
          </table:table-cell>
          <table:table-cell office:value-type="float" office:value="-101.518270605378" calcext:value-type="float">
            <text:p>-101.518270605378</text:p>
          </table:table-cell>
          <table:table-cell office:value-type="float" office:value="107.698834299791" calcext:value-type="float">
            <text:p>107.698834299791</text:p>
          </table:table-cell>
          <table:table-cell table:formula="of:=ABS([.F319]/[.E319])" office:value-type="float" office:value="101.512181928712" calcext:value-type="float">
            <text:p>101.512181928712</text:p>
          </table:table-cell>
          <table:table-cell table:formula="of:=ABS([.G319]/[.E319])" office:value-type="float" office:value="107.692374936609" calcext:value-type="float">
            <text:p>107.692374936609</text:p>
          </table:table-cell>
        </table:table-row>
        <table:table-row table:style-name="ro2">
          <table:table-cell office:value-type="string" calcext:value-type="string">
            <text:p>ptend_u_26</text:p>
          </table:table-cell>
          <table:table-cell office:value-type="float" office:value="-0.00116918993547524" calcext:value-type="float">
            <text:p>-0.00116918993547524</text:p>
          </table:table-cell>
          <table:table-cell office:value-type="float" office:value="0.000852388922908914" calcext:value-type="float">
            <text:p>0.000852388922908914</text:p>
          </table:table-cell>
          <table:table-cell office:value-type="float" office:value="-0.12641932634352" calcext:value-type="float">
            <text:p>-0.12641932634352</text:p>
          </table:table-cell>
          <table:table-cell office:value-type="float" office:value="1.00012298967032" calcext:value-type="float">
            <text:p>1.00012298967032</text:p>
          </table:table-cell>
          <table:table-cell office:value-type="float" office:value="-91.8159959200568" calcext:value-type="float">
            <text:p>-91.8159959200568</text:p>
          </table:table-cell>
          <table:table-cell office:value-type="float" office:value="66.9377450946793" calcext:value-type="float">
            <text:p>66.9377450946793</text:p>
          </table:table-cell>
          <table:table-cell table:formula="of:=ABS([.F320]/[.E320])" office:value-type="float" office:value="91.8047048896685" calcext:value-type="float">
            <text:p>91.8047048896685</text:p>
          </table:table-cell>
          <table:table-cell table:formula="of:=ABS([.G320]/[.E320])" office:value-type="float" office:value="66.9295134558847" calcext:value-type="float">
            <text:p>66.9295134558847</text:p>
          </table:table-cell>
        </table:table-row>
        <table:table-row table:style-name="ro2">
          <table:table-cell office:value-type="string" calcext:value-type="string">
            <text:p>ptend_u_27</text:p>
          </table:table-cell>
          <table:table-cell office:value-type="float" office:value="-0.00108678128457977" calcext:value-type="float">
            <text:p>-0.00108678128457977</text:p>
          </table:table-cell>
          <table:table-cell office:value-type="float" office:value="0.000756275605753212" calcext:value-type="float">
            <text:p>0.000756275605753212</text:p>
          </table:table-cell>
          <table:table-cell office:value-type="float" office:value="-0.123769345938947" calcext:value-type="float">
            <text:p>-0.123769345938947</text:p>
          </table:table-cell>
          <table:table-cell office:value-type="float" office:value="1.00025279389022" calcext:value-type="float">
            <text:p>1.00025279389022</text:p>
          </table:table-cell>
          <table:table-cell office:value-type="float" office:value="-90.6617967246665" calcext:value-type="float">
            <text:p>-90.6617967246665</text:p>
          </table:table-cell>
          <table:table-cell office:value-type="float" office:value="63.0902521137305" calcext:value-type="float">
            <text:p>63.0902521137305</text:p>
          </table:table-cell>
          <table:table-cell table:formula="of:=ABS([.F321]/[.E321])" office:value-type="float" office:value="90.6388837686338" calcext:value-type="float">
            <text:p>90.6388837686338</text:p>
          </table:table-cell>
          <table:table-cell table:formula="of:=ABS([.G321]/[.E321])" office:value-type="float" office:value="63.0743073142118" calcext:value-type="float">
            <text:p>63.0743073142118</text:p>
          </table:table-cell>
        </table:table-row>
        <table:table-row table:style-name="ro2">
          <table:table-cell office:value-type="string" calcext:value-type="string">
            <text:p>ptend_u_28</text:p>
          </table:table-cell>
          <table:table-cell office:value-type="float" office:value="-0.000968251821598543" calcext:value-type="float">
            <text:p>-0.000968251821598543</text:p>
          </table:table-cell>
          <table:table-cell office:value-type="float" office:value="0.00100621478616205" calcext:value-type="float">
            <text:p>0.00100621478616205</text:p>
          </table:table-cell>
          <table:table-cell office:value-type="float" office:value="-0.11606139242656" calcext:value-type="float">
            <text:p>-0.11606139242656</text:p>
          </table:table-cell>
          <table:table-cell office:value-type="float" office:value="1.00012439992867" calcext:value-type="float">
            <text:p>1.00012439992867</text:p>
          </table:table-cell>
          <table:table-cell office:value-type="float" office:value="-84.273719780793" calcext:value-type="float">
            <text:p>-84.273719780793</text:p>
          </table:table-cell>
          <table:table-cell office:value-type="float" office:value="87.5779017779835" calcext:value-type="float">
            <text:p>87.5779017779835</text:p>
          </table:table-cell>
          <table:table-cell table:formula="of:=ABS([.F322]/[.E322])" office:value-type="float" office:value="84.2632374400659" calcext:value-type="float">
            <text:p>84.2632374400659</text:p>
          </table:table-cell>
          <table:table-cell table:formula="of:=ABS([.G322]/[.E322])" office:value-type="float" office:value="87.5670084483787" calcext:value-type="float">
            <text:p>87.5670084483787</text:p>
          </table:table-cell>
        </table:table-row>
        <table:table-row table:style-name="ro2">
          <table:table-cell office:value-type="string" calcext:value-type="string">
            <text:p>ptend_u_29</text:p>
          </table:table-cell>
          <table:table-cell office:value-type="float" office:value="-0.00105592256106804" calcext:value-type="float">
            <text:p>-0.00105592256106804</text:p>
          </table:table-cell>
          <table:table-cell office:value-type="float" office:value="0.000936095911139185" calcext:value-type="float">
            <text:p>0.000936095911139185</text:p>
          </table:table-cell>
          <table:table-cell office:value-type="float" office:value="-0.107345703299606" calcext:value-type="float">
            <text:p>-0.107345703299606</text:p>
          </table:table-cell>
          <table:table-cell office:value-type="float" office:value="1.00013717613953" calcext:value-type="float">
            <text:p>1.00013717613953</text:p>
          </table:table-cell>
          <table:table-cell office:value-type="float" office:value="-95.4445513076677" calcext:value-type="float">
            <text:p>-95.4445513076677</text:p>
          </table:table-cell>
          <table:table-cell office:value-type="float" office:value="84.6134532150266" calcext:value-type="float">
            <text:p>84.6134532150266</text:p>
          </table:table-cell>
          <table:table-cell table:formula="of:=ABS([.F323]/[.E323])" office:value-type="float" office:value="95.431460388342" calcext:value-type="float">
            <text:p>95.431460388342</text:p>
          </table:table-cell>
          <table:table-cell table:formula="of:=ABS([.G323]/[.E323])" office:value-type="float" office:value="84.6018478601402" calcext:value-type="float">
            <text:p>84.6018478601402</text:p>
          </table:table-cell>
        </table:table-row>
        <table:table-row table:style-name="ro2">
          <table:table-cell office:value-type="string" calcext:value-type="string">
            <text:p>ptend_u_30</text:p>
          </table:table-cell>
          <table:table-cell office:value-type="float" office:value="-0.00103879898053931" calcext:value-type="float">
            <text:p>-0.00103879898053931</text:p>
          </table:table-cell>
          <table:table-cell office:value-type="float" office:value="0.000952469133412183" calcext:value-type="float">
            <text:p>0.000952469133412183</text:p>
          </table:table-cell>
          <table:table-cell office:value-type="float" office:value="-0.0996652089222101" calcext:value-type="float">
            <text:p>-0.0996652089222101</text:p>
          </table:table-cell>
          <table:table-cell office:value-type="float" office:value="1.00020675708985" calcext:value-type="float">
            <text:p>1.00020675708985</text:p>
          </table:table-cell>
          <table:table-cell office:value-type="float" office:value="-97.6288126416684" calcext:value-type="float">
            <text:p>-97.6288126416684</text:p>
          </table:table-cell>
          <table:table-cell office:value-type="float" office:value="89.5153271373004" calcext:value-type="float">
            <text:p>89.5153271373004</text:p>
          </table:table-cell>
          <table:table-cell table:formula="of:=ABS([.F324]/[.E324])" office:value-type="float" office:value="97.6086313651031" calcext:value-type="float">
            <text:p>97.6086313651031</text:p>
          </table:table-cell>
          <table:table-cell table:formula="of:=ABS([.G324]/[.E324])" office:value-type="float" office:value="89.4968230346189" calcext:value-type="float">
            <text:p>89.4968230346189</text:p>
          </table:table-cell>
        </table:table-row>
        <table:table-row table:style-name="ro2">
          <table:table-cell office:value-type="string" calcext:value-type="string">
            <text:p>ptend_u_31</text:p>
          </table:table-cell>
          <table:table-cell office:value-type="float" office:value="-0.000719833613868422" calcext:value-type="float">
            <text:p>-0.000719833613868422</text:p>
          </table:table-cell>
          <table:table-cell office:value-type="float" office:value="0.00096497586660744" calcext:value-type="float">
            <text:p>0.00096497586660744</text:p>
          </table:table-cell>
          <table:table-cell office:value-type="float" office:value="-0.0904473897744512" calcext:value-type="float">
            <text:p>-0.0904473897744512</text:p>
          </table:table-cell>
          <table:table-cell office:value-type="float" office:value="1.0002507498403" calcext:value-type="float">
            <text:p>1.0002507498403</text:p>
          </table:table-cell>
          <table:table-cell office:value-type="float" office:value="-70.2399315257778" calcext:value-type="float">
            <text:p>-70.2399315257778</text:p>
          </table:table-cell>
          <table:table-cell office:value-type="float" office:value="94.1604246990945" calcext:value-type="float">
            <text:p>94.1604246990945</text:p>
          </table:table-cell>
          <table:table-cell table:formula="of:=ABS([.F325]/[.E325])" office:value-type="float" office:value="70.2223232894275" calcext:value-type="float">
            <text:p>70.2223232894275</text:p>
          </table:table-cell>
          <table:table-cell table:formula="of:=ABS([.G325]/[.E325])" office:value-type="float" office:value="94.1368199065366" calcext:value-type="float">
            <text:p>94.1368199065366</text:p>
          </table:table-cell>
        </table:table-row>
        <table:table-row table:style-name="ro2">
          <table:table-cell office:value-type="string" calcext:value-type="string">
            <text:p>ptend_u_32</text:p>
          </table:table-cell>
          <table:table-cell office:value-type="float" office:value="-0.000605271440149897" calcext:value-type="float">
            <text:p>-0.000605271440149897</text:p>
          </table:table-cell>
          <table:table-cell office:value-type="float" office:value="0.000834401886131257" calcext:value-type="float">
            <text:p>0.000834401886131257</text:p>
          </table:table-cell>
          <table:table-cell office:value-type="float" office:value="-0.07948105988729" calcext:value-type="float">
            <text:p>-0.07948105988729</text:p>
          </table:table-cell>
          <table:table-cell office:value-type="float" office:value="1.00026205214775" calcext:value-type="float">
            <text:p>1.00026205214775</text:p>
          </table:table-cell>
          <table:table-cell office:value-type="float" office:value="-61.3916009542007" calcext:value-type="float">
            <text:p>-61.3916009542007</text:p>
          </table:table-cell>
          <table:table-cell office:value-type="float" office:value="84.6318927853533" calcext:value-type="float">
            <text:p>84.6318927853533</text:p>
          </table:table-cell>
          <table:table-cell table:formula="of:=ABS([.F326]/[.E326])" office:value-type="float" office:value="61.3755173680552" calcext:value-type="float">
            <text:p>61.3755173680552</text:p>
          </table:table-cell>
          <table:table-cell table:formula="of:=ABS([.G326]/[.E326])" office:value-type="float" office:value="84.6097206263428" calcext:value-type="float">
            <text:p>84.6097206263428</text:p>
          </table:table-cell>
        </table:table-row>
        <table:table-row table:style-name="ro2">
          <table:table-cell office:value-type="string" calcext:value-type="string">
            <text:p>ptend_u_33</text:p>
          </table:table-cell>
          <table:table-cell office:value-type="float" office:value="-0.000705314033898157" calcext:value-type="float">
            <text:p>-0.000705314033898157</text:p>
          </table:table-cell>
          <table:table-cell office:value-type="float" office:value="0.000687965200457417" calcext:value-type="float">
            <text:p>0.000687965200457417</text:p>
          </table:table-cell>
          <table:table-cell office:value-type="float" office:value="-0.0641626293070638" calcext:value-type="float">
            <text:p>-0.0641626293070638</text:p>
          </table:table-cell>
          <table:table-cell office:value-type="float" office:value="1.00031285075905" calcext:value-type="float">
            <text:p>1.00031285075905</text:p>
          </table:table-cell>
          <table:table-cell office:value-type="float" office:value="-73.7974954449967" calcext:value-type="float">
            <text:p>-73.7974954449967</text:p>
          </table:table-cell>
          <table:table-cell office:value-type="float" office:value="71.9822749966766" calcext:value-type="float">
            <text:p>71.9822749966766</text:p>
          </table:table-cell>
          <table:table-cell table:formula="of:=ABS([.F327]/[.E327])" office:value-type="float" office:value="73.7744150632454" calcext:value-type="float">
            <text:p>73.7744150632454</text:p>
          </table:table-cell>
          <table:table-cell table:formula="of:=ABS([.G327]/[.E327])" office:value-type="float" office:value="71.9597623304102" calcext:value-type="float">
            <text:p>71.9597623304102</text:p>
          </table:table-cell>
        </table:table-row>
        <table:table-row table:style-name="ro2">
          <table:table-cell office:value-type="string" calcext:value-type="string">
            <text:p>ptend_u_34</text:p>
          </table:table-cell>
          <table:table-cell office:value-type="float" office:value="-0.000522207105588504" calcext:value-type="float">
            <text:p>-0.000522207105588504</text:p>
          </table:table-cell>
          <table:table-cell office:value-type="float" office:value="0.000879664139036778" calcext:value-type="float">
            <text:p>0.000879664139036778</text:p>
          </table:table-cell>
          <table:table-cell office:value-type="float" office:value="-0.0503508867188973" calcext:value-type="float">
            <text:p>-0.0503508867188973</text:p>
          </table:table-cell>
          <table:table-cell office:value-type="float" office:value="1.00031188311166" calcext:value-type="float">
            <text:p>1.00031188311166</text:p>
          </table:table-cell>
          <table:table-cell office:value-type="float" office:value="-55.1894805271819" calcext:value-type="float">
            <text:p>-55.1894805271819</text:p>
          </table:table-cell>
          <table:table-cell office:value-type="float" office:value="92.9673425586938" calcext:value-type="float">
            <text:p>92.9673425586938</text:p>
          </table:table-cell>
          <table:table-cell table:formula="of:=ABS([.F328]/[.E328])" office:value-type="float" office:value="55.1722732269305" calcext:value-type="float">
            <text:p>55.1722732269305</text:p>
          </table:table-cell>
          <table:table-cell table:formula="of:=ABS([.G328]/[.E328])" office:value-type="float" office:value="92.9383566548278" calcext:value-type="float">
            <text:p>92.9383566548278</text:p>
          </table:table-cell>
        </table:table-row>
        <table:table-row table:style-name="ro2">
          <table:table-cell office:value-type="string" calcext:value-type="string">
            <text:p>ptend_u_35</text:p>
          </table:table-cell>
          <table:table-cell office:value-type="float" office:value="-0.000490623748799341" calcext:value-type="float">
            <text:p>-0.000490623748799341</text:p>
          </table:table-cell>
          <table:table-cell office:value-type="float" office:value="0.000505944935753162" calcext:value-type="float">
            <text:p>0.000505944935753162</text:p>
          </table:table-cell>
          <table:table-cell office:value-type="float" office:value="-0.0427283582164831" calcext:value-type="float">
            <text:p>-0.0427283582164831</text:p>
          </table:table-cell>
          <table:table-cell office:value-type="float" office:value="1.00032303089163" calcext:value-type="float">
            <text:p>1.00032303089163</text:p>
          </table:table-cell>
          <table:table-cell office:value-type="float" office:value="-51.0065128111067" calcext:value-type="float">
            <text:p>-51.0065128111067</text:p>
          </table:table-cell>
          <table:table-cell office:value-type="float" office:value="52.5993430003381" calcext:value-type="float">
            <text:p>52.5993430003381</text:p>
          </table:table-cell>
          <table:table-cell table:formula="of:=ABS([.F329]/[.E329])" office:value-type="float" office:value="50.9900414525518" calcext:value-type="float">
            <text:p>50.9900414525518</text:p>
          </table:table-cell>
          <table:table-cell table:formula="of:=ABS([.G329]/[.E329])" office:value-type="float" office:value="52.5823572745835" calcext:value-type="float">
            <text:p>52.5823572745835</text:p>
          </table:table-cell>
        </table:table-row>
        <table:table-row table:style-name="ro2">
          <table:table-cell office:value-type="string" calcext:value-type="string">
            <text:p>ptend_u_36</text:p>
          </table:table-cell>
          <table:table-cell office:value-type="float" office:value="-0.000568341482549144" calcext:value-type="float">
            <text:p>-0.000568341482549144</text:p>
          </table:table-cell>
          <table:table-cell office:value-type="float" office:value="0.000621553632234105" calcext:value-type="float">
            <text:p>0.000621553632234105</text:p>
          </table:table-cell>
          <table:table-cell office:value-type="float" office:value="-0.0434511979873682" calcext:value-type="float">
            <text:p>-0.0434511979873682</text:p>
          </table:table-cell>
          <table:table-cell office:value-type="float" office:value="1.00028742914288" calcext:value-type="float">
            <text:p>1.00028742914288</text:p>
          </table:table-cell>
          <table:table-cell office:value-type="float" office:value="-56.6354087333622" calcext:value-type="float">
            <text:p>-56.6354087333622</text:p>
          </table:table-cell>
          <table:table-cell office:value-type="float" office:value="61.9380163020927" calcext:value-type="float">
            <text:p>61.9380163020927</text:p>
          </table:table-cell>
          <table:table-cell table:formula="of:=ABS([.F330]/[.E330])" office:value-type="float" office:value="56.619134743992" calcext:value-type="float">
            <text:p>56.619134743992</text:p>
          </table:table-cell>
          <table:table-cell table:formula="of:=ABS([.G330]/[.E330])" office:value-type="float" office:value="61.9202186267258" calcext:value-type="float">
            <text:p>61.9202186267258</text:p>
          </table:table-cell>
        </table:table-row>
        <table:table-row table:style-name="ro2">
          <table:table-cell office:value-type="string" calcext:value-type="string">
            <text:p>ptend_u_37</text:p>
          </table:table-cell>
          <table:table-cell office:value-type="float" office:value="-0.00048598864262126" calcext:value-type="float">
            <text:p>-0.00048598864262126</text:p>
          </table:table-cell>
          <table:table-cell office:value-type="float" office:value="0.000593013181920391" calcext:value-type="float">
            <text:p>0.000593013181920391</text:p>
          </table:table-cell>
          <table:table-cell office:value-type="float" office:value="-0.0464704545769835" calcext:value-type="float">
            <text:p>-0.0464704545769835</text:p>
          </table:table-cell>
          <table:table-cell office:value-type="float" office:value="1.00034443973994" calcext:value-type="float">
            <text:p>1.00034443973994</text:p>
          </table:table-cell>
          <table:table-cell office:value-type="float" office:value="-45.8241120400455" calcext:value-type="float">
            <text:p>-45.8241120400455</text:p>
          </table:table-cell>
          <table:table-cell office:value-type="float" office:value="55.9155093480679" calcext:value-type="float">
            <text:p>55.9155093480679</text:p>
          </table:table-cell>
          <table:table-cell table:formula="of:=ABS([.F331]/[.E331])" office:value-type="float" office:value="45.8083338294543" calcext:value-type="float">
            <text:p>45.8083338294543</text:p>
          </table:table-cell>
          <table:table-cell table:formula="of:=ABS([.G331]/[.E331])" office:value-type="float" office:value="55.8962564560307" calcext:value-type="float">
            <text:p>55.8962564560307</text:p>
          </table:table-cell>
        </table:table-row>
        <table:table-row table:style-name="ro2">
          <table:table-cell office:value-type="string" calcext:value-type="string">
            <text:p>ptend_u_38</text:p>
          </table:table-cell>
          <table:table-cell office:value-type="float" office:value="-0.000539418348360812" calcext:value-type="float">
            <text:p>-0.000539418348360812</text:p>
          </table:table-cell>
          <table:table-cell office:value-type="float" office:value="0.000540467796654494" calcext:value-type="float">
            <text:p>0.000540467796654494</text:p>
          </table:table-cell>
          <table:table-cell office:value-type="float" office:value="-0.0502642140220526" calcext:value-type="float">
            <text:p>-0.0502642140220526</text:p>
          </table:table-cell>
          <table:table-cell office:value-type="float" office:value="1.00033118526687" calcext:value-type="float">
            <text:p>1.00033118526687</text:p>
          </table:table-cell>
          <table:table-cell office:value-type="float" office:value="-48.285980290352" calcext:value-type="float">
            <text:p>-48.285980290352</text:p>
          </table:table-cell>
          <table:table-cell office:value-type="float" office:value="48.3799215509311" calcext:value-type="float">
            <text:p>48.3799215509311</text:p>
          </table:table-cell>
          <table:table-cell table:formula="of:=ABS([.F332]/[.E332])" office:value-type="float" office:value="48.269993979514" calcext:value-type="float">
            <text:p>48.269993979514</text:p>
          </table:table-cell>
          <table:table-cell table:formula="of:=ABS([.G332]/[.E332])" office:value-type="float" office:value="48.363904138432" calcext:value-type="float">
            <text:p>48.363904138432</text:p>
          </table:table-cell>
        </table:table-row>
        <table:table-row table:style-name="ro2">
          <table:table-cell office:value-type="string" calcext:value-type="string">
            <text:p>ptend_u_39</text:p>
          </table:table-cell>
          <table:table-cell office:value-type="float" office:value="-0.000535118668853272" calcext:value-type="float">
            <text:p>-0.000535118668853272</text:p>
          </table:table-cell>
          <table:table-cell office:value-type="float" office:value="0.00072057613137534" calcext:value-type="float">
            <text:p>0.00072057613137534</text:p>
          </table:table-cell>
          <table:table-cell office:value-type="float" office:value="-0.0555211379147426" calcext:value-type="float">
            <text:p>-0.0555211379147426</text:p>
          </table:table-cell>
          <table:table-cell office:value-type="float" office:value="1.00031823763987" calcext:value-type="float">
            <text:p>1.00031823763987</text:p>
          </table:table-cell>
          <table:table-cell office:value-type="float" office:value="-45.9696138673169" calcext:value-type="float">
            <text:p>-45.9696138673169</text:p>
          </table:table-cell>
          <table:table-cell office:value-type="float" office:value="61.9014219636805" calcext:value-type="float">
            <text:p>61.9014219636805</text:p>
          </table:table-cell>
          <table:table-cell table:formula="of:=ABS([.F333]/[.E333])" office:value-type="float" office:value="45.9549892599947" calcext:value-type="float">
            <text:p>45.9549892599947</text:p>
          </table:table-cell>
          <table:table-cell table:formula="of:=ABS([.G333]/[.E333])" office:value-type="float" office:value="61.8817288683345" calcext:value-type="float">
            <text:p>61.8817288683345</text:p>
          </table:table-cell>
        </table:table-row>
        <table:table-row table:style-name="ro2">
          <table:table-cell office:value-type="string" calcext:value-type="string">
            <text:p>ptend_u_40</text:p>
          </table:table-cell>
          <table:table-cell office:value-type="float" office:value="-0.000566877967828746" calcext:value-type="float">
            <text:p>-0.000566877967828746</text:p>
          </table:table-cell>
          <table:table-cell office:value-type="float" office:value="0.00067408454256371" calcext:value-type="float">
            <text:p>0.00067408454256371</text:p>
          </table:table-cell>
          <table:table-cell office:value-type="float" office:value="-0.065608351515991" calcext:value-type="float">
            <text:p>-0.065608351515991</text:p>
          </table:table-cell>
          <table:table-cell office:value-type="float" office:value="1.00026283341117" calcext:value-type="float">
            <text:p>1.00026283341117</text:p>
          </table:table-cell>
          <table:table-cell office:value-type="float" office:value="-46.9289844972069" calcext:value-type="float">
            <text:p>-46.9289844972069</text:p>
          </table:table-cell>
          <table:table-cell office:value-type="float" office:value="55.8040792605575" calcext:value-type="float">
            <text:p>55.8040792605575</text:p>
          </table:table-cell>
          <table:table-cell table:formula="of:=ABS([.F334]/[.E334])" office:value-type="float" office:value="46.916653233197" calcext:value-type="float">
            <text:p>46.916653233197</text:p>
          </table:table-cell>
          <table:table-cell table:formula="of:=ABS([.G334]/[.E334])" office:value-type="float" office:value="55.7894159380593" calcext:value-type="float">
            <text:p>55.7894159380593</text:p>
          </table:table-cell>
        </table:table-row>
        <table:table-row table:style-name="ro2">
          <table:table-cell office:value-type="string" calcext:value-type="string">
            <text:p>ptend_u_41</text:p>
          </table:table-cell>
          <table:table-cell office:value-type="float" office:value="-0.000607581310767431" calcext:value-type="float">
            <text:p>-0.000607581310767431</text:p>
          </table:table-cell>
          <table:table-cell office:value-type="float" office:value="0.000568955768090914" calcext:value-type="float">
            <text:p>0.000568955768090914</text:p>
          </table:table-cell>
          <table:table-cell office:value-type="float" office:value="-0.0813659371582453" calcext:value-type="float">
            <text:p>-0.0813659371582453</text:p>
          </table:table-cell>
          <table:table-cell office:value-type="float" office:value="1.00022141203513" calcext:value-type="float">
            <text:p>1.00022141203513</text:p>
          </table:table-cell>
          <table:table-cell office:value-type="float" office:value="-48.0914503283178" calcext:value-type="float">
            <text:p>-48.0914503283178</text:p>
          </table:table-cell>
          <table:table-cell office:value-type="float" office:value="45.034150286146" calcext:value-type="float">
            <text:p>45.034150286146</text:p>
          </table:table-cell>
          <table:table-cell table:formula="of:=ABS([.F335]/[.E335])" office:value-type="float" office:value="48.0808046595075" calcext:value-type="float">
            <text:p>48.0808046595075</text:p>
          </table:table-cell>
          <table:table-cell table:formula="of:=ABS([.G335]/[.E335])" office:value-type="float" office:value="45.0241813905143" calcext:value-type="float">
            <text:p>45.0241813905143</text:p>
          </table:table-cell>
        </table:table-row>
        <table:table-row table:style-name="ro2">
          <table:table-cell office:value-type="string" calcext:value-type="string">
            <text:p>ptend_u_42</text:p>
          </table:table-cell>
          <table:table-cell office:value-type="float" office:value="-0.000590459532642312" calcext:value-type="float">
            <text:p>-0.000590459532642312</text:p>
          </table:table-cell>
          <table:table-cell office:value-type="float" office:value="0.000501491407620033" calcext:value-type="float">
            <text:p>0.000501491407620033</text:p>
          </table:table-cell>
          <table:table-cell office:value-type="float" office:value="-0.102274269433796" calcext:value-type="float">
            <text:p>-0.102274269433796</text:p>
          </table:table-cell>
          <table:table-cell office:value-type="float" office:value="1.00021280308154" calcext:value-type="float">
            <text:p>1.00021280308154</text:p>
          </table:table-cell>
          <table:table-cell office:value-type="float" office:value="-44.1946030143637" calcext:value-type="float">
            <text:p>-44.1946030143637</text:p>
          </table:table-cell>
          <table:table-cell office:value-type="float" office:value="37.5355336812012" calcext:value-type="float">
            <text:p>37.5355336812012</text:p>
          </table:table-cell>
          <table:table-cell table:formula="of:=ABS([.F336]/[.E336])" office:value-type="float" office:value="44.1852002675884" calcext:value-type="float">
            <text:p>44.1852002675884</text:p>
          </table:table-cell>
          <table:table-cell table:formula="of:=ABS([.G336]/[.E336])" office:value-type="float" office:value="37.5275477034073" calcext:value-type="float">
            <text:p>37.5275477034073</text:p>
          </table:table-cell>
        </table:table-row>
        <table:table-row table:style-name="ro2">
          <table:table-cell office:value-type="string" calcext:value-type="string">
            <text:p>ptend_u_43</text:p>
          </table:table-cell>
          <table:table-cell office:value-type="float" office:value="-0.000534742283224882" calcext:value-type="float">
            <text:p>-0.000534742283224882</text:p>
          </table:table-cell>
          <table:table-cell office:value-type="float" office:value="0.00086755414787288" calcext:value-type="float">
            <text:p>0.00086755414787288</text:p>
          </table:table-cell>
          <table:table-cell office:value-type="float" office:value="-0.127272146580386" calcext:value-type="float">
            <text:p>-0.127272146580386</text:p>
          </table:table-cell>
          <table:table-cell office:value-type="float" office:value="1.0001899089386" calcext:value-type="float">
            <text:p>1.0001899089386</text:p>
          </table:table-cell>
          <table:table-cell office:value-type="float" office:value="-37.6345301467498" calcext:value-type="float">
            <text:p>-37.6345301467498</text:p>
          </table:table-cell>
          <table:table-cell office:value-type="float" office:value="61.0574359954419" calcext:value-type="float">
            <text:p>61.0574359954419</text:p>
          </table:table-cell>
          <table:table-cell table:formula="of:=ABS([.F337]/[.E337])" office:value-type="float" office:value="37.6273843701216" calcext:value-type="float">
            <text:p>37.6273843701216</text:p>
          </table:table-cell>
          <table:table-cell table:formula="of:=ABS([.G337]/[.E337])" office:value-type="float" office:value="61.0458428442212" calcext:value-type="float">
            <text:p>61.0458428442212</text:p>
          </table:table-cell>
        </table:table-row>
        <table:table-row table:style-name="ro2">
          <table:table-cell office:value-type="string" calcext:value-type="string">
            <text:p>ptend_u_44</text:p>
          </table:table-cell>
          <table:table-cell office:value-type="float" office:value="-0.000693696337347639" calcext:value-type="float">
            <text:p>-0.000693696337347639</text:p>
          </table:table-cell>
          <table:table-cell office:value-type="float" office:value="0.000594897680636501" calcext:value-type="float">
            <text:p>0.000594897680636501</text:p>
          </table:table-cell>
          <table:table-cell office:value-type="float" office:value="-0.153645651087038" calcext:value-type="float">
            <text:p>-0.153645651087038</text:p>
          </table:table-cell>
          <table:table-cell office:value-type="float" office:value="1.00014615804758" calcext:value-type="float">
            <text:p>1.00014615804758</text:p>
          </table:table-cell>
          <table:table-cell office:value-type="float" office:value="-45.3816466031001" calcext:value-type="float">
            <text:p>-45.3816466031001</text:p>
          </table:table-cell>
          <table:table-cell office:value-type="float" office:value="38.9182338930529" calcext:value-type="float">
            <text:p>38.9182338930529</text:p>
          </table:table-cell>
          <table:table-cell table:formula="of:=ABS([.F338]/[.E338])" office:value-type="float" office:value="45.3750146795456" calcext:value-type="float">
            <text:p>45.3750146795456</text:p>
          </table:table-cell>
          <table:table-cell table:formula="of:=ABS([.G338]/[.E338])" office:value-type="float" office:value="38.9125465112285" calcext:value-type="float">
            <text:p>38.9125465112285</text:p>
          </table:table-cell>
        </table:table-row>
        <table:table-row table:style-name="ro2">
          <table:table-cell office:value-type="string" calcext:value-type="string">
            <text:p>ptend_u_45</text:p>
          </table:table-cell>
          <table:table-cell office:value-type="float" office:value="-0.000765972961251977" calcext:value-type="float">
            <text:p>-0.000765972961251977</text:p>
          </table:table-cell>
          <table:table-cell office:value-type="float" office:value="0.000609691072878822" calcext:value-type="float">
            <text:p>0.000609691072878822</text:p>
          </table:table-cell>
          <table:table-cell office:value-type="float" office:value="-0.173512498659646" calcext:value-type="float">
            <text:p>-0.173512498659646</text:p>
          </table:table-cell>
          <table:table-cell office:value-type="float" office:value="1.00012742891529" calcext:value-type="float">
            <text:p>1.00012742891529</text:p>
          </table:table-cell>
          <table:table-cell office:value-type="float" office:value="-45.9229528396788" calcext:value-type="float">
            <text:p>-45.9229528396788</text:p>
          </table:table-cell>
          <table:table-cell office:value-type="float" office:value="36.5532672861239" calcext:value-type="float">
            <text:p>36.5532672861239</text:p>
          </table:table-cell>
          <table:table-cell table:formula="of:=ABS([.F339]/[.E339])" office:value-type="float" office:value="45.9171016732192" calcext:value-type="float">
            <text:p>45.9171016732192</text:p>
          </table:table-cell>
          <table:table-cell table:formula="of:=ABS([.G339]/[.E339])" office:value-type="float" office:value="36.5486099364042" calcext:value-type="float">
            <text:p>36.5486099364042</text:p>
          </table:table-cell>
        </table:table-row>
        <table:table-row table:style-name="ro2">
          <table:table-cell office:value-type="string" calcext:value-type="string">
            <text:p>ptend_u_46</text:p>
          </table:table-cell>
          <table:table-cell office:value-type="float" office:value="-0.000721430821856579" calcext:value-type="float">
            <text:p>-0.000721430821856579</text:p>
          </table:table-cell>
          <table:table-cell office:value-type="float" office:value="0.000506686320412364" calcext:value-type="float">
            <text:p>0.000506686320412364</text:p>
          </table:table-cell>
          <table:table-cell office:value-type="float" office:value="-0.17392859359271" calcext:value-type="float">
            <text:p>-0.17392859359271</text:p>
          </table:table-cell>
          <table:table-cell office:value-type="float" office:value="1.00006678284495" calcext:value-type="float">
            <text:p>1.00006678284495</text:p>
          </table:table-cell>
          <table:table-cell office:value-type="float" office:value="-39.5086415570362" calcext:value-type="float">
            <text:p>-39.5086415570362</text:p>
          </table:table-cell>
          <table:table-cell office:value-type="float" office:value="27.7483129477456" calcext:value-type="float">
            <text:p>27.7483129477456</text:p>
          </table:table-cell>
          <table:table-cell table:formula="of:=ABS([.F340]/[.E340])" office:value-type="float" office:value="39.5060032337478" calcext:value-type="float">
            <text:p>39.5060032337478</text:p>
          </table:table-cell>
          <table:table-cell table:formula="of:=ABS([.G340]/[.E340])" office:value-type="float" office:value="27.7464599602123" calcext:value-type="float">
            <text:p>27.7464599602123</text:p>
          </table:table-cell>
        </table:table-row>
        <table:table-row table:style-name="ro2">
          <table:table-cell office:value-type="string" calcext:value-type="string">
            <text:p>ptend_u_47</text:p>
          </table:table-cell>
          <table:table-cell office:value-type="float" office:value="-0.0008051748843149" calcext:value-type="float">
            <text:p>-0.0008051748843149</text:p>
          </table:table-cell>
          <table:table-cell office:value-type="float" office:value="0.000614993250390558" calcext:value-type="float">
            <text:p>0.000614993250390558</text:p>
          </table:table-cell>
          <table:table-cell office:value-type="float" office:value="-0.149170339685236" calcext:value-type="float">
            <text:p>-0.149170339685236</text:p>
          </table:table-cell>
          <table:table-cell office:value-type="float" office:value="1.00012728552972" calcext:value-type="float">
            <text:p>1.00012728552972</text:p>
          </table:table-cell>
          <table:table-cell office:value-type="float" office:value="-40.550630484807" calcext:value-type="float">
            <text:p>-40.550630484807</text:p>
          </table:table-cell>
          <table:table-cell office:value-type="float" office:value="30.9726054960808" calcext:value-type="float">
            <text:p>30.9726054960808</text:p>
          </table:table-cell>
          <table:table-cell table:formula="of:=ABS([.F341]/[.E341])" office:value-type="float" office:value="40.5454696332271" calcext:value-type="float">
            <text:p>40.5454696332271</text:p>
          </table:table-cell>
          <table:table-cell table:formula="of:=ABS([.G341]/[.E341])" office:value-type="float" office:value="30.9686636333256" calcext:value-type="float">
            <text:p>30.9686636333256</text:p>
          </table:table-cell>
        </table:table-row>
        <table:table-row table:style-name="ro2">
          <table:table-cell office:value-type="string" calcext:value-type="string">
            <text:p>ptend_u_48</text:p>
          </table:table-cell>
          <table:table-cell office:value-type="float" office:value="-0.000950451089045584" calcext:value-type="float">
            <text:p>-0.000950451089045584</text:p>
          </table:table-cell>
          <table:table-cell office:value-type="float" office:value="0.000581457356722819" calcext:value-type="float">
            <text:p>0.000581457356722819</text:p>
          </table:table-cell>
          <table:table-cell office:value-type="float" office:value="-0.103422920860278" calcext:value-type="float">
            <text:p>-0.103422920860278</text:p>
          </table:table-cell>
          <table:table-cell office:value-type="float" office:value="1.00018737518148" calcext:value-type="float">
            <text:p>1.00018737518148</text:p>
          </table:table-cell>
          <table:table-cell office:value-type="float" office:value="-43.9227884646997" calcext:value-type="float">
            <text:p>-43.9227884646997</text:p>
          </table:table-cell>
          <table:table-cell office:value-type="float" office:value="26.8706393994725" calcext:value-type="float">
            <text:p>26.8706393994725</text:p>
          </table:table-cell>
          <table:table-cell table:formula="of:=ABS([.F342]/[.E342])" office:value-type="float" office:value="43.9145599660563" calcext:value-type="float">
            <text:p>43.9145599660563</text:p>
          </table:table-cell>
          <table:table-cell table:formula="of:=ABS([.G342]/[.E342])" office:value-type="float" office:value="26.8656054517753" calcext:value-type="float">
            <text:p>26.8656054517753</text:p>
          </table:table-cell>
        </table:table-row>
        <table:table-row table:style-name="ro2">
          <table:table-cell office:value-type="string" calcext:value-type="string">
            <text:p>ptend_u_49</text:p>
          </table:table-cell>
          <table:table-cell office:value-type="float" office:value="-0.00108213294860282" calcext:value-type="float">
            <text:p>-0.00108213294860282</text:p>
          </table:table-cell>
          <table:table-cell office:value-type="float" office:value="0.000568271928506502" calcext:value-type="float">
            <text:p>0.000568271928506502</text:p>
          </table:table-cell>
          <table:table-cell office:value-type="float" office:value="-0.0390516101590162" calcext:value-type="float">
            <text:p>-0.0390516101590162</text:p>
          </table:table-cell>
          <table:table-cell office:value-type="float" office:value="1.00017082624755" calcext:value-type="float">
            <text:p>1.00017082624755</text:p>
          </table:table-cell>
          <table:table-cell office:value-type="float" office:value="-45.4469085823826" calcext:value-type="float">
            <text:p>-45.4469085823826</text:p>
          </table:table-cell>
          <table:table-cell office:value-type="float" office:value="23.8660161102334" calcext:value-type="float">
            <text:p>23.8660161102334</text:p>
          </table:table-cell>
          <table:table-cell table:formula="of:=ABS([.F343]/[.E343])" office:value-type="float" office:value="45.4391463835141" calcext:value-type="float">
            <text:p>45.4391463835141</text:p>
          </table:table-cell>
          <table:table-cell table:formula="of:=ABS([.G343]/[.E343])" office:value-type="float" office:value="23.8619398645871" calcext:value-type="float">
            <text:p>23.8619398645871</text:p>
          </table:table-cell>
        </table:table-row>
        <table:table-row table:style-name="ro2">
          <table:table-cell office:value-type="string" calcext:value-type="string">
            <text:p>ptend_u_50</text:p>
          </table:table-cell>
          <table:table-cell office:value-type="float" office:value="-0.00105423729997818" calcext:value-type="float">
            <text:p>-0.00105423729997818</text:p>
          </table:table-cell>
          <table:table-cell office:value-type="float" office:value="0.000674415397608111" calcext:value-type="float">
            <text:p>0.000674415397608111</text:p>
          </table:table-cell>
          <table:table-cell office:value-type="float" office:value="0.0343471714543177" calcext:value-type="float">
            <text:p>0.0343471714543177</text:p>
          </table:table-cell>
          <table:table-cell office:value-type="float" office:value="1.0001126207629" calcext:value-type="float">
            <text:p>1.0001126207629</text:p>
          </table:table-cell>
          <table:table-cell office:value-type="float" office:value="-39.7363665840784" calcext:value-type="float">
            <text:p>-39.7363665840784</text:p>
          </table:table-cell>
          <table:table-cell office:value-type="float" office:value="25.4200998862947" calcext:value-type="float">
            <text:p>25.4200998862947</text:p>
          </table:table-cell>
          <table:table-cell table:formula="of:=ABS([.F344]/[.E344])" office:value-type="float" office:value="39.7318919480956" calcext:value-type="float">
            <text:p>39.7318919480956</text:p>
          </table:table-cell>
          <table:table-cell table:formula="of:=ABS([.G344]/[.E344])" office:value-type="float" office:value="25.4172373776303" calcext:value-type="float">
            <text:p>25.4172373776303</text:p>
          </table:table-cell>
        </table:table-row>
        <table:table-row table:style-name="ro2">
          <table:table-cell office:value-type="string" calcext:value-type="string">
            <text:p>ptend_u_51</text:p>
          </table:table-cell>
          <table:table-cell office:value-type="float" office:value="-0.00100572913800125" calcext:value-type="float">
            <text:p>-0.00100572913800125</text:p>
          </table:table-cell>
          <table:table-cell office:value-type="float" office:value="0.000639964779319318" calcext:value-type="float">
            <text:p>0.000639964779319318</text:p>
          </table:table-cell>
          <table:table-cell office:value-type="float" office:value="0.105389932201336" calcext:value-type="float">
            <text:p>0.105389932201336</text:p>
          </table:table-cell>
          <table:table-cell office:value-type="float" office:value="1.00013565745137" calcext:value-type="float">
            <text:p>1.00013565745137</text:p>
          </table:table-cell>
          <table:table-cell office:value-type="float" office:value="-34.0285784737725" calcext:value-type="float">
            <text:p>-34.0285784737725</text:p>
          </table:table-cell>
          <table:table-cell office:value-type="float" office:value="21.6530384679885" calcext:value-type="float">
            <text:p>21.6530384679885</text:p>
          </table:table-cell>
          <table:table-cell table:formula="of:=ABS([.F345]/[.E345])" office:value-type="float" office:value="34.0239628696841" calcext:value-type="float">
            <text:p>34.0239628696841</text:p>
          </table:table-cell>
          <table:table-cell table:formula="of:=ABS([.G345]/[.E345])" office:value-type="float" office:value="21.6501014704011" calcext:value-type="float">
            <text:p>21.6501014704011</text:p>
          </table:table-cell>
        </table:table-row>
        <table:table-row table:style-name="ro2">
          <table:table-cell office:value-type="string" calcext:value-type="string">
            <text:p>ptend_u_52</text:p>
          </table:table-cell>
          <table:table-cell office:value-type="float" office:value="-0.0011575500679556" calcext:value-type="float">
            <text:p>-0.0011575500679556</text:p>
          </table:table-cell>
          <table:table-cell office:value-type="float" office:value="0.000819930161682422" calcext:value-type="float">
            <text:p>0.000819930161682422</text:p>
          </table:table-cell>
          <table:table-cell office:value-type="float" office:value="0.163818620076686" calcext:value-type="float">
            <text:p>0.163818620076686</text:p>
          </table:table-cell>
          <table:table-cell office:value-type="float" office:value="1.00016212097414" calcext:value-type="float">
            <text:p>1.00016212097414</text:p>
          </table:table-cell>
          <table:table-cell office:value-type="float" office:value="-36.8634524915225" calcext:value-type="float">
            <text:p>-36.8634524915225</text:p>
          </table:table-cell>
          <table:table-cell office:value-type="float" office:value="26.1115759899084" calcext:value-type="float">
            <text:p>26.1115759899084</text:p>
          </table:table-cell>
          <table:table-cell table:formula="of:=ABS([.F346]/[.E346])" office:value-type="float" office:value="36.8574771214271" calcext:value-type="float">
            <text:p>36.8574771214271</text:p>
          </table:table-cell>
          <table:table-cell table:formula="of:=ABS([.G346]/[.E346])" office:value-type="float" office:value="26.1073434419572" calcext:value-type="float">
            <text:p>26.1073434419572</text:p>
          </table:table-cell>
        </table:table-row>
        <table:table-row table:style-name="ro2">
          <table:table-cell office:value-type="string" calcext:value-type="string">
            <text:p>ptend_u_53</text:p>
          </table:table-cell>
          <table:table-cell office:value-type="float" office:value="-0.000884895244802602" calcext:value-type="float">
            <text:p>-0.000884895244802602</text:p>
          </table:table-cell>
          <table:table-cell office:value-type="float" office:value="0.000811984483205297" calcext:value-type="float">
            <text:p>0.000811984483205297</text:p>
          </table:table-cell>
          <table:table-cell office:value-type="float" office:value="0.202460218761359" calcext:value-type="float">
            <text:p>0.202460218761359</text:p>
          </table:table-cell>
          <table:table-cell office:value-type="float" office:value="1.00009875828747" calcext:value-type="float">
            <text:p>1.00009875828747</text:p>
          </table:table-cell>
          <table:table-cell office:value-type="float" office:value="-28.2583736372949" calcext:value-type="float">
            <text:p>-28.2583736372949</text:p>
          </table:table-cell>
          <table:table-cell office:value-type="float" office:value="25.9300307566006" calcext:value-type="float">
            <text:p>25.9300307566006</text:p>
          </table:table-cell>
          <table:table-cell table:formula="of:=ABS([.F347]/[.E347])" office:value-type="float" office:value="28.2555831642901" calcext:value-type="float">
            <text:p>28.2555831642901</text:p>
          </table:table-cell>
          <table:table-cell table:formula="of:=ABS([.G347]/[.E347])" office:value-type="float" office:value="25.9274702040449" calcext:value-type="float">
            <text:p>25.9274702040449</text:p>
          </table:table-cell>
        </table:table-row>
        <table:table-row table:style-name="ro2">
          <table:table-cell office:value-type="string" calcext:value-type="string">
            <text:p>ptend_u_54</text:p>
          </table:table-cell>
          <table:table-cell office:value-type="float" office:value="-0.000847687304958997" calcext:value-type="float">
            <text:p>-0.000847687304958997</text:p>
          </table:table-cell>
          <table:table-cell office:value-type="float" office:value="0.00177644332739335" calcext:value-type="float">
            <text:p>0.00177644332739335</text:p>
          </table:table-cell>
          <table:table-cell office:value-type="float" office:value="0.19597884186152" calcext:value-type="float">
            <text:p>0.19597884186152</text:p>
          </table:table-cell>
          <table:table-cell office:value-type="float" office:value="1.00001977668444" calcext:value-type="float">
            <text:p>1.00001977668444</text:p>
          </table:table-cell>
          <table:table-cell office:value-type="float" office:value="-26.6638452144835" calcext:value-type="float">
            <text:p>-26.6638452144835</text:p>
          </table:table-cell>
          <table:table-cell office:value-type="float" office:value="55.8776917347009" calcext:value-type="float">
            <text:p>55.8776917347009</text:p>
          </table:table-cell>
          <table:table-cell table:formula="of:=ABS([.F348]/[.E348])" office:value-type="float" office:value="26.6633179024593" calcext:value-type="float">
            <text:p>26.6633179024593</text:p>
          </table:table-cell>
          <table:table-cell table:formula="of:=ABS([.G348]/[.E348])" office:value-type="float" office:value="55.8765866810787" calcext:value-type="float">
            <text:p>55.8765866810787</text:p>
          </table:table-cell>
        </table:table-row>
        <table:table-row table:style-name="ro2">
          <table:table-cell office:value-type="string" calcext:value-type="string">
            <text:p>ptend_u_55</text:p>
          </table:table-cell>
          <table:table-cell office:value-type="float" office:value="-0.000543015914915426" calcext:value-type="float">
            <text:p>-0.000543015914915426</text:p>
          </table:table-cell>
          <table:table-cell office:value-type="float" office:value="0.00128600915276736" calcext:value-type="float">
            <text:p>0.00128600915276736</text:p>
          </table:table-cell>
          <table:table-cell office:value-type="float" office:value="0.165646256977604" calcext:value-type="float">
            <text:p>0.165646256977604</text:p>
          </table:table-cell>
          <table:table-cell office:value-type="float" office:value="1.00006454604063" calcext:value-type="float">
            <text:p>1.00006454604063</text:p>
          </table:table-cell>
          <table:table-cell office:value-type="float" office:value="-16.3477152928469" calcext:value-type="float">
            <text:p>-16.3477152928469</text:p>
          </table:table-cell>
          <table:table-cell office:value-type="float" office:value="38.7158293449105" calcext:value-type="float">
            <text:p>38.7158293449105</text:p>
          </table:table-cell>
          <table:table-cell table:formula="of:=ABS([.F349]/[.E349])" office:value-type="float" office:value="16.3466601806547" calcext:value-type="float">
            <text:p>16.3466601806547</text:p>
          </table:table-cell>
          <table:table-cell table:formula="of:=ABS([.G349]/[.E349])" office:value-type="float" office:value="38.7133305527039" calcext:value-type="float">
            <text:p>38.7133305527039</text:p>
          </table:table-cell>
        </table:table-row>
        <table:table-row table:style-name="ro2">
          <table:table-cell office:value-type="string" calcext:value-type="string">
            <text:p>ptend_u_56</text:p>
          </table:table-cell>
          <table:table-cell office:value-type="float" office:value="-0.00055179196097704" calcext:value-type="float">
            <text:p>-0.00055179196097704</text:p>
          </table:table-cell>
          <table:table-cell office:value-type="float" office:value="0.00136299797071417" calcext:value-type="float">
            <text:p>0.00136299797071417</text:p>
          </table:table-cell>
          <table:table-cell office:value-type="float" office:value="0.159262822044529" calcext:value-type="float">
            <text:p>0.159262822044529</text:p>
          </table:table-cell>
          <table:table-cell office:value-type="float" office:value="1.00020893309779" calcext:value-type="float">
            <text:p>1.00020893309779</text:p>
          </table:table-cell>
          <table:table-cell office:value-type="float" office:value="-14.8751140358803" calcext:value-type="float">
            <text:p>-14.8751140358803</text:p>
          </table:table-cell>
          <table:table-cell office:value-type="float" office:value="36.7434679714196" calcext:value-type="float">
            <text:p>36.7434679714196</text:p>
          </table:table-cell>
          <table:table-cell table:formula="of:=ABS([.F350]/[.E350])" office:value-type="float" office:value="14.8720067814331" calcext:value-type="float">
            <text:p>14.8720067814331</text:p>
          </table:table-cell>
          <table:table-cell table:formula="of:=ABS([.G350]/[.E350])" office:value-type="float" office:value="36.7357926484618" calcext:value-type="float">
            <text:p>36.7357926484618</text:p>
          </table:table-cell>
        </table:table-row>
        <table:table-row table:style-name="ro2">
          <table:table-cell office:value-type="string" calcext:value-type="string">
            <text:p>ptend_u_57</text:p>
          </table:table-cell>
          <table:table-cell office:value-type="float" office:value="-0.000574953171016677" calcext:value-type="float">
            <text:p>-0.000574953171016677</text:p>
          </table:table-cell>
          <table:table-cell office:value-type="float" office:value="0.00102800063278004" calcext:value-type="float">
            <text:p>0.00102800063278004</text:p>
          </table:table-cell>
          <table:table-cell office:value-type="float" office:value="0.178242239484033" calcext:value-type="float">
            <text:p>0.178242239484033</text:p>
          </table:table-cell>
          <table:table-cell office:value-type="float" office:value="1.00019095011881" calcext:value-type="float">
            <text:p>1.00019095011881</text:p>
          </table:table-cell>
          <table:table-cell office:value-type="float" office:value="-15.960725780788" calcext:value-type="float">
            <text:p>-15.960725780788</text:p>
          </table:table-cell>
          <table:table-cell office:value-type="float" office:value="28.5373436122901" calcext:value-type="float">
            <text:p>28.5373436122901</text:p>
          </table:table-cell>
          <table:table-cell table:formula="of:=ABS([.F351]/[.E351])" office:value-type="float" office:value="15.9576786601519" calcext:value-type="float">
            <text:p>15.9576786601519</text:p>
          </table:table-cell>
          <table:table-cell table:formula="of:=ABS([.G351]/[.E351])" office:value-type="float" office:value="28.5318954434653" calcext:value-type="float">
            <text:p>28.5318954434653</text:p>
          </table:table-cell>
        </table:table-row>
        <table:table-row table:style-name="ro2">
          <table:table-cell office:value-type="string" calcext:value-type="string">
            <text:p>ptend_u_58</text:p>
          </table:table-cell>
          <table:table-cell office:value-type="float" office:value="-0.000608345773264301" calcext:value-type="float">
            <text:p>-0.000608345773264301</text:p>
          </table:table-cell>
          <table:table-cell office:value-type="float" office:value="0.00085046625839477" calcext:value-type="float">
            <text:p>0.00085046625839477</text:p>
          </table:table-cell>
          <table:table-cell office:value-type="float" office:value="0.169223566309046" calcext:value-type="float">
            <text:p>0.169223566309046</text:p>
          </table:table-cell>
          <table:table-cell office:value-type="float" office:value="1.00017676705381" calcext:value-type="float">
            <text:p>1.00017676705381</text:p>
          </table:table-cell>
          <table:table-cell office:value-type="float" office:value="-18.161174095262" calcext:value-type="float">
            <text:p>-18.161174095262</text:p>
          </table:table-cell>
          <table:table-cell office:value-type="float" office:value="25.389287572387" calcext:value-type="float">
            <text:p>25.389287572387</text:p>
          </table:table-cell>
          <table:table-cell table:formula="of:=ABS([.F352]/[.E352])" office:value-type="float" office:value="18.1579643653979" calcext:value-type="float">
            <text:p>18.1579643653979</text:p>
          </table:table-cell>
          <table:table-cell table:formula="of:=ABS([.G352]/[.E352])" office:value-type="float" office:value="25.384800376013" calcext:value-type="float">
            <text:p>25.384800376013</text:p>
          </table:table-cell>
        </table:table-row>
        <table:table-row table:style-name="ro2">
          <table:table-cell office:value-type="string" calcext:value-type="string">
            <text:p>ptend_u_59</text:p>
          </table:table-cell>
          <table:table-cell office:value-type="float" office:value="-0.000790844536679677" calcext:value-type="float">
            <text:p>-0.000790844536679677</text:p>
          </table:table-cell>
          <table:table-cell office:value-type="float" office:value="0.00111449164113481" calcext:value-type="float">
            <text:p>0.00111449164113481</text:p>
          </table:table-cell>
          <table:table-cell office:value-type="float" office:value="0.14906707850055" calcext:value-type="float">
            <text:p>0.14906707850055</text:p>
          </table:table-cell>
          <table:table-cell office:value-type="float" office:value="1.00009927804287" calcext:value-type="float">
            <text:p>1.00009927804287</text:p>
          </table:table-cell>
          <table:table-cell office:value-type="float" office:value="-15.131567589917" calcext:value-type="float">
            <text:p>-15.131567589917</text:p>
          </table:table-cell>
          <table:table-cell office:value-type="float" office:value="21.324046401119" calcext:value-type="float">
            <text:p>21.324046401119</text:p>
          </table:table-cell>
          <table:table-cell table:formula="of:=ABS([.F353]/[.E353])" office:value-type="float" office:value="15.1300655066249" calcext:value-type="float">
            <text:p>15.1300655066249</text:p>
          </table:table-cell>
          <table:table-cell table:formula="of:=ABS([.G353]/[.E353])" office:value-type="float" office:value="21.3219296016779" calcext:value-type="float">
            <text:p>21.3219296016779</text:p>
          </table:table-cell>
        </table:table-row>
        <table:table-row table:style-name="ro2">
          <table:table-cell office:value-type="string" calcext:value-type="string">
            <text:p>ptend_v_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54]/[.E354])" office:value-type="float" office:value="0" calcext:value-type="float">
            <text:p>0</text:p>
          </table:table-cell>
          <table:table-cell table:formula="of:=ABS([.G354]/[.E35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v_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55]/[.E355])" office:value-type="float" office:value="0" calcext:value-type="float">
            <text:p>0</text:p>
          </table:table-cell>
          <table:table-cell table:formula="of:=ABS([.G355]/[.E35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v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56]/[.E356])" office:value-type="float" office:value="0" calcext:value-type="float">
            <text:p>0</text:p>
          </table:table-cell>
          <table:table-cell table:formula="of:=ABS([.G356]/[.E35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v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57]/[.E357])" office:value-type="float" office:value="0" calcext:value-type="float">
            <text:p>0</text:p>
          </table:table-cell>
          <table:table-cell table:formula="of:=ABS([.G357]/[.E35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v_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58]/[.E358])" office:value-type="float" office:value="0" calcext:value-type="float">
            <text:p>0</text:p>
          </table:table-cell>
          <table:table-cell table:formula="of:=ABS([.G358]/[.E35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v_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59]/[.E359])" office:value-type="float" office:value="0" calcext:value-type="float">
            <text:p>0</text:p>
          </table:table-cell>
          <table:table-cell table:formula="of:=ABS([.G359]/[.E35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v_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60]/[.E360])" office:value-type="float" office:value="0" calcext:value-type="float">
            <text:p>0</text:p>
          </table:table-cell>
          <table:table-cell table:formula="of:=ABS([.G360]/[.E36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v_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61]/[.E361])" office:value-type="float" office:value="0" calcext:value-type="float">
            <text:p>0</text:p>
          </table:table-cell>
          <table:table-cell table:formula="of:=ABS([.G361]/[.E36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v_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62]/[.E362])" office:value-type="float" office:value="0" calcext:value-type="float">
            <text:p>0</text:p>
          </table:table-cell>
          <table:table-cell table:formula="of:=ABS([.G362]/[.E36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v_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63]/[.E363])" office:value-type="float" office:value="0" calcext:value-type="float">
            <text:p>0</text:p>
          </table:table-cell>
          <table:table-cell table:formula="of:=ABS([.G363]/[.E36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v_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64]/[.E364])" office:value-type="float" office:value="0" calcext:value-type="float">
            <text:p>0</text:p>
          </table:table-cell>
          <table:table-cell table:formula="of:=ABS([.G364]/[.E36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v_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E-030" calcext:value-type="float">
            <text:p>1E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F365]/[.E365])" office:value-type="float" office:value="0" calcext:value-type="float">
            <text:p>0</text:p>
          </table:table-cell>
          <table:table-cell table:formula="of:=ABS([.G365]/[.E36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tend_v_12</text:p>
          </table:table-cell>
          <table:table-cell office:value-type="float" office:value="-0.0000112665946843955" calcext:value-type="float">
            <text:p>-1.12665946843955E-05</text:p>
          </table:table-cell>
          <table:table-cell office:value-type="float" office:value="0.00000940125559506733" calcext:value-type="float">
            <text:p>9.40125559506733E-06</text:p>
          </table:table-cell>
          <table:table-cell office:value-type="float" office:value="0.00127633023593743" calcext:value-type="float">
            <text:p>0.00127633023593743</text:p>
          </table:table-cell>
          <table:table-cell office:value-type="float" office:value="1.00026585907449" calcext:value-type="float">
            <text:p>1.00026585907449</text:p>
          </table:table-cell>
          <table:table-cell office:value-type="float" office:value="-85.850782085087" calcext:value-type="float">
            <text:p>-85.850782085087</text:p>
          </table:table-cell>
          <table:table-cell office:value-type="float" office:value="71.6370090544032" calcext:value-type="float">
            <text:p>71.6370090544032</text:p>
          </table:table-cell>
          <table:table-cell table:formula="of:=ABS([.F366]/[.E366])" office:value-type="float" office:value="85.8279639420281" calcext:value-type="float">
            <text:p>85.8279639420281</text:p>
          </table:table-cell>
          <table:table-cell table:formula="of:=ABS([.G366]/[.E366])" office:value-type="float" office:value="71.6179687675099" calcext:value-type="float">
            <text:p>71.6179687675099</text:p>
          </table:table-cell>
        </table:table-row>
        <table:table-row table:style-name="ro2">
          <table:table-cell office:value-type="string" calcext:value-type="string">
            <text:p>ptend_v_13</text:p>
          </table:table-cell>
          <table:table-cell office:value-type="float" office:value="-0.0000277181780300369" calcext:value-type="float">
            <text:p>-2.77181780300369E-05</text:p>
          </table:table-cell>
          <table:table-cell office:value-type="float" office:value="0.0000217102077019745" calcext:value-type="float">
            <text:p>2.17102077019745E-05</text:p>
          </table:table-cell>
          <table:table-cell office:value-type="float" office:value="0.000243755131608541" calcext:value-type="float">
            <text:p>0.000243755131608541</text:p>
          </table:table-cell>
          <table:table-cell office:value-type="float" office:value="1.00016601464363" calcext:value-type="float">
            <text:p>1.00016601464363</text:p>
          </table:table-cell>
          <table:table-cell office:value-type="float" office:value="-87.2677585042566" calcext:value-type="float">
            <text:p>-87.2677585042566</text:p>
          </table:table-cell>
          <table:table-cell office:value-type="float" office:value="68.3522979309848" calcext:value-type="float">
            <text:p>68.3522979309848</text:p>
          </table:table-cell>
          <table:table-cell table:formula="of:=ABS([.F367]/[.E367])" office:value-type="float" office:value="87.2532731832039" calcext:value-type="float">
            <text:p>87.2532731832039</text:p>
          </table:table-cell>
          <table:table-cell table:formula="of:=ABS([.G367]/[.E367])" office:value-type="float" office:value="68.3409523321383" calcext:value-type="float">
            <text:p>68.3409523321383</text:p>
          </table:table-cell>
        </table:table-row>
        <table:table-row table:style-name="ro2">
          <table:table-cell office:value-type="string" calcext:value-type="string">
            <text:p>ptend_v_14</text:p>
          </table:table-cell>
          <table:table-cell office:value-type="float" office:value="-0.0000387891531543253" calcext:value-type="float">
            <text:p>-3.87891531543253E-05</text:p>
          </table:table-cell>
          <table:table-cell office:value-type="float" office:value="0.0000400193133634756" calcext:value-type="float">
            <text:p>4.00193133634756E-05</text:p>
          </table:table-cell>
          <table:table-cell office:value-type="float" office:value="0.00143394209207768" calcext:value-type="float">
            <text:p>0.00143394209207768</text:p>
          </table:table-cell>
          <table:table-cell office:value-type="float" office:value="1.00019130193775" calcext:value-type="float">
            <text:p>1.00019130193775</text:p>
          </table:table-cell>
          <table:table-cell office:value-type="float" office:value="-50.7523099104437" calcext:value-type="float">
            <text:p>-50.7523099104437</text:p>
          </table:table-cell>
          <table:table-cell office:value-type="float" office:value="52.3618699832273" calcext:value-type="float">
            <text:p>52.3618699832273</text:p>
          </table:table-cell>
          <table:table-cell table:formula="of:=ABS([.F368]/[.E368])" office:value-type="float" office:value="50.7426027522107" calcext:value-type="float">
            <text:p>50.7426027522107</text:p>
          </table:table-cell>
          <table:table-cell table:formula="of:=ABS([.G368]/[.E368])" office:value-type="float" office:value="52.3518549719263" calcext:value-type="float">
            <text:p>52.3518549719263</text:p>
          </table:table-cell>
        </table:table-row>
        <table:table-row table:style-name="ro2">
          <table:table-cell office:value-type="string" calcext:value-type="string">
            <text:p>ptend_v_15</text:p>
          </table:table-cell>
          <table:table-cell office:value-type="float" office:value="-0.0000987688928945694" calcext:value-type="float">
            <text:p>-9.87688928945694E-05</text:p>
          </table:table-cell>
          <table:table-cell office:value-type="float" office:value="0.000217005693343104" calcext:value-type="float">
            <text:p>0.000217005693343104</text:p>
          </table:table-cell>
          <table:table-cell office:value-type="float" office:value="0.00613921280583471" calcext:value-type="float">
            <text:p>0.00613921280583471</text:p>
          </table:table-cell>
          <table:table-cell office:value-type="float" office:value="1.00022101446883" calcext:value-type="float">
            <text:p>1.00022101446883</text:p>
          </table:table-cell>
          <table:table-cell office:value-type="float" office:value="-53.386144399852" calcext:value-type="float">
            <text:p>-53.386144399852</text:p>
          </table:table-cell>
          <table:table-cell office:value-type="float" office:value="117.29499988191" calcext:value-type="float">
            <text:p>117.29499988191</text:p>
          </table:table-cell>
          <table:table-cell table:formula="of:=ABS([.F369]/[.E369])" office:value-type="float" office:value="53.3743478967022" calcext:value-type="float">
            <text:p>53.3743478967022</text:p>
          </table:table-cell>
          <table:table-cell table:formula="of:=ABS([.G369]/[.E369])" office:value-type="float" office:value="117.269081718104" calcext:value-type="float">
            <text:p>117.269081718104</text:p>
          </table:table-cell>
        </table:table-row>
        <table:table-row table:style-name="ro2">
          <table:table-cell office:value-type="string" calcext:value-type="string">
            <text:p>ptend_v_16</text:p>
          </table:table-cell>
          <table:table-cell office:value-type="float" office:value="-0.000461469005222405" calcext:value-type="float">
            <text:p>-0.000461469005222405</text:p>
          </table:table-cell>
          <table:table-cell office:value-type="float" office:value="0.000347444208393571" calcext:value-type="float">
            <text:p>0.000347444208393571</text:p>
          </table:table-cell>
          <table:table-cell office:value-type="float" office:value="0.00169080079945417" calcext:value-type="float">
            <text:p>0.00169080079945417</text:p>
          </table:table-cell>
          <table:table-cell office:value-type="float" office:value="1.00030376187758" calcext:value-type="float">
            <text:p>1.00030376187758</text:p>
          </table:table-cell>
          <table:table-cell office:value-type="float" office:value="-99.3252528976083" calcext:value-type="float">
            <text:p>-99.3252528976083</text:p>
          </table:table-cell>
          <table:table-cell office:value-type="float" office:value="74.7828856888636" calcext:value-type="float">
            <text:p>74.7828856888636</text:p>
          </table:table-cell>
          <table:table-cell table:formula="of:=ABS([.F370]/[.E370])" office:value-type="float" office:value="99.2950908343817" calcext:value-type="float">
            <text:p>99.2950908343817</text:p>
          </table:table-cell>
          <table:table-cell table:formula="of:=ABS([.G370]/[.E370])" office:value-type="float" office:value="74.7601763973128" calcext:value-type="float">
            <text:p>74.7601763973128</text:p>
          </table:table-cell>
        </table:table-row>
        <table:table-row table:style-name="ro2">
          <table:table-cell office:value-type="string" calcext:value-type="string">
            <text:p>ptend_v_17</text:p>
          </table:table-cell>
          <table:table-cell office:value-type="float" office:value="-0.00103422584450202" calcext:value-type="float">
            <text:p>-0.00103422584450202</text:p>
          </table:table-cell>
          <table:table-cell office:value-type="float" office:value="0.000908503872037908" calcext:value-type="float">
            <text:p>0.000908503872037908</text:p>
          </table:table-cell>
          <table:table-cell office:value-type="float" office:value="-0.0101492064665285" calcext:value-type="float">
            <text:p>-0.0101492064665285</text:p>
          </table:table-cell>
          <table:table-cell office:value-type="float" office:value="1.00021122403729" calcext:value-type="float">
            <text:p>1.00021122403729</text:p>
          </table:table-cell>
          <table:table-cell office:value-type="float" office:value="-106.056475991586" calcext:value-type="float">
            <text:p>-106.056475991586</text:p>
          </table:table-cell>
          <table:table-cell office:value-type="float" office:value="93.164099123287" calcext:value-type="float">
            <text:p>93.164099123287</text:p>
          </table:table-cell>
          <table:table-cell table:formula="of:=ABS([.F371]/[.E371])" office:value-type="float" office:value="106.03407904532" calcext:value-type="float">
            <text:p>106.03407904532</text:p>
          </table:table-cell>
          <table:table-cell table:formula="of:=ABS([.G371]/[.E371])" office:value-type="float" office:value="93.1444247818339" calcext:value-type="float">
            <text:p>93.1444247818339</text:p>
          </table:table-cell>
        </table:table-row>
        <table:table-row table:style-name="ro2">
          <table:table-cell office:value-type="string" calcext:value-type="string">
            <text:p>ptend_v_18</text:p>
          </table:table-cell>
          <table:table-cell office:value-type="float" office:value="-0.00127033555540533" calcext:value-type="float">
            <text:p>-0.00127033555540533</text:p>
          </table:table-cell>
          <table:table-cell office:value-type="float" office:value="0.00140171387383912" calcext:value-type="float">
            <text:p>0.00140171387383912</text:p>
          </table:table-cell>
          <table:table-cell office:value-type="float" office:value="-0.00606107180524674" calcext:value-type="float">
            <text:p>-0.00606107180524674</text:p>
          </table:table-cell>
          <table:table-cell office:value-type="float" office:value="1.00016727787977" calcext:value-type="float">
            <text:p>1.00016727787977</text:p>
          </table:table-cell>
          <table:table-cell office:value-type="float" office:value="-86.9591324569344" calcext:value-type="float">
            <text:p>-86.9591324569344</text:p>
          </table:table-cell>
          <table:table-cell office:value-type="float" office:value="95.9524606732793" calcext:value-type="float">
            <text:p>95.9524606732793</text:p>
          </table:table-cell>
          <table:table-cell table:formula="of:=ABS([.F372]/[.E372])" office:value-type="float" office:value="86.9445885505046" calcext:value-type="float">
            <text:p>86.9445885505046</text:p>
          </table:table-cell>
          <table:table-cell table:formula="of:=ABS([.G372]/[.E372])" office:value-type="float" office:value="95.9364126335817" calcext:value-type="float">
            <text:p>95.9364126335817</text:p>
          </table:table-cell>
        </table:table-row>
        <table:table-row table:style-name="ro2">
          <table:table-cell office:value-type="string" calcext:value-type="string">
            <text:p>ptend_v_19</text:p>
          </table:table-cell>
          <table:table-cell office:value-type="float" office:value="-0.00236893854768751" calcext:value-type="float">
            <text:p>-0.00236893854768751</text:p>
          </table:table-cell>
          <table:table-cell office:value-type="float" office:value="0.0035202392958" calcext:value-type="float">
            <text:p>0.0035202392958</text:p>
          </table:table-cell>
          <table:table-cell office:value-type="float" office:value="0.00881547873625056" calcext:value-type="float">
            <text:p>0.00881547873625056</text:p>
          </table:table-cell>
          <table:table-cell office:value-type="float" office:value="1.00019770996924" calcext:value-type="float">
            <text:p>1.00019770996924</text:p>
          </table:table-cell>
          <table:table-cell office:value-type="float" office:value="-120.087631803073" calcext:value-type="float">
            <text:p>-120.087631803073</text:p>
          </table:table-cell>
          <table:table-cell office:value-type="float" office:value="178.450049211029" calcext:value-type="float">
            <text:p>178.450049211029</text:p>
          </table:table-cell>
          <table:table-cell table:formula="of:=ABS([.F373]/[.E373])" office:value-type="float" office:value="120.063893974289" calcext:value-type="float">
            <text:p>120.063893974289</text:p>
          </table:table-cell>
          <table:table-cell table:formula="of:=ABS([.G373]/[.E373])" office:value-type="float" office:value="178.414774831386" calcext:value-type="float">
            <text:p>178.414774831386</text:p>
          </table:table-cell>
        </table:table-row>
        <table:table-row table:style-name="ro2">
          <table:table-cell office:value-type="string" calcext:value-type="string">
            <text:p>ptend_v_20</text:p>
          </table:table-cell>
          <table:table-cell office:value-type="float" office:value="-0.00137589389524478" calcext:value-type="float">
            <text:p>-0.00137589389524478</text:p>
          </table:table-cell>
          <table:table-cell office:value-type="float" office:value="0.00256765230023881" calcext:value-type="float">
            <text:p>0.00256765230023881</text:p>
          </table:table-cell>
          <table:table-cell office:value-type="float" office:value="0.0170541284584081" calcext:value-type="float">
            <text:p>0.0170541284584081</text:p>
          </table:table-cell>
          <table:table-cell office:value-type="float" office:value="1.00011732399696" calcext:value-type="float">
            <text:p>1.00011732399696</text:p>
          </table:table-cell>
          <table:table-cell office:value-type="float" office:value="-70.8413650428519" calcext:value-type="float">
            <text:p>-70.8413650428519</text:p>
          </table:table-cell>
          <table:table-cell office:value-type="float" office:value="132.202050269273" calcext:value-type="float">
            <text:p>132.202050269273</text:p>
          </table:table-cell>
          <table:table-cell table:formula="of:=ABS([.F374]/[.E374])" office:value-type="float" office:value="70.8330546257663" calcext:value-type="float">
            <text:p>70.8330546257663</text:p>
          </table:table-cell>
          <table:table-cell table:formula="of:=ABS([.G374]/[.E374])" office:value-type="float" office:value="132.186541615866" calcext:value-type="float">
            <text:p>132.186541615866</text:p>
          </table:table-cell>
        </table:table-row>
        <table:table-row table:style-name="ro2">
          <table:table-cell office:value-type="string" calcext:value-type="string">
            <text:p>ptend_v_21</text:p>
          </table:table-cell>
          <table:table-cell office:value-type="float" office:value="-0.00325214716101923" calcext:value-type="float">
            <text:p>-0.00325214716101923</text:p>
          </table:table-cell>
          <table:table-cell office:value-type="float" office:value="0.00221663053609902" calcext:value-type="float">
            <text:p>0.00221663053609902</text:p>
          </table:table-cell>
          <table:table-cell office:value-type="float" office:value="0.0168260955690535" calcext:value-type="float">
            <text:p>0.0168260955690535</text:p>
          </table:table-cell>
          <table:table-cell office:value-type="float" office:value="1.0001233393611" calcext:value-type="float">
            <text:p>1.0001233393611</text:p>
          </table:table-cell>
          <table:table-cell office:value-type="float" office:value="-169.452374575594" calcext:value-type="float">
            <text:p>-169.452374575594</text:p>
          </table:table-cell>
          <table:table-cell office:value-type="float" office:value="115.497020676344" calcext:value-type="float">
            <text:p>115.497020676344</text:p>
          </table:table-cell>
          <table:table-cell table:formula="of:=ABS([.F375]/[.E375])" office:value-type="float" office:value="169.43147700547" calcext:value-type="float">
            <text:p>169.43147700547</text:p>
          </table:table-cell>
          <table:table-cell table:formula="of:=ABS([.G375]/[.E375])" office:value-type="float" office:value="115.482777104398" calcext:value-type="float">
            <text:p>115.482777104398</text:p>
          </table:table-cell>
        </table:table-row>
        <table:table-row table:style-name="ro2">
          <table:table-cell office:value-type="string" calcext:value-type="string">
            <text:p>ptend_v_22</text:p>
          </table:table-cell>
          <table:table-cell office:value-type="float" office:value="-0.00274405442763302" calcext:value-type="float">
            <text:p>-0.00274405442763302</text:p>
          </table:table-cell>
          <table:table-cell office:value-type="float" office:value="0.00136603581800243" calcext:value-type="float">
            <text:p>0.00136603581800243</text:p>
          </table:table-cell>
          <table:table-cell office:value-type="float" office:value="0.0133284266738141" calcext:value-type="float">
            <text:p>0.0133284266738141</text:p>
          </table:table-cell>
          <table:table-cell office:value-type="float" office:value="0.999895962752482" calcext:value-type="float">
            <text:p>0.999895962752482</text:p>
          </table:table-cell>
          <table:table-cell office:value-type="float" office:value="-148.23215047624" calcext:value-type="float">
            <text:p>-148.23215047624</text:p>
          </table:table-cell>
          <table:table-cell office:value-type="float" office:value="73.7924236818929" calcext:value-type="float">
            <text:p>73.7924236818929</text:p>
          </table:table-cell>
          <table:table-cell table:formula="of:=ABS([.F376]/[.E376])" office:value-type="float" office:value="148.247573745763" calcext:value-type="float">
            <text:p>148.247573745763</text:p>
          </table:table-cell>
          <table:table-cell table:formula="of:=ABS([.G376]/[.E376])" office:value-type="float" office:value="73.8001016413342" calcext:value-type="float">
            <text:p>73.8001016413342</text:p>
          </table:table-cell>
        </table:table-row>
        <table:table-row table:style-name="ro2">
          <table:table-cell office:value-type="string" calcext:value-type="string">
            <text:p>ptend_v_23</text:p>
          </table:table-cell>
          <table:table-cell office:value-type="float" office:value="-0.00210452555135238" calcext:value-type="float">
            <text:p>-0.00210452555135238</text:p>
          </table:table-cell>
          <table:table-cell office:value-type="float" office:value="0.00232442640035064" calcext:value-type="float">
            <text:p>0.00232442640035064</text:p>
          </table:table-cell>
          <table:table-cell office:value-type="float" office:value="-0.00151708511337132" calcext:value-type="float">
            <text:p>-0.00151708511337132</text:p>
          </table:table-cell>
          <table:table-cell office:value-type="float" office:value="0.999843774542598" calcext:value-type="float">
            <text:p>0.999843774542598</text:p>
          </table:table-cell>
          <table:table-cell office:value-type="float" office:value="-117.550424839033" calcext:value-type="float">
            <text:p>-117.550424839033</text:p>
          </table:table-cell>
          <table:table-cell office:value-type="float" office:value="129.833211429863" calcext:value-type="float">
            <text:p>129.833211429863</text:p>
          </table:table-cell>
          <table:table-cell table:formula="of:=ABS([.F377]/[.E377])" office:value-type="float" office:value="117.568792077352" calcext:value-type="float">
            <text:p>117.568792077352</text:p>
          </table:table-cell>
          <table:table-cell table:formula="of:=ABS([.G377]/[.E377])" office:value-type="float" office:value="129.85349785196" calcext:value-type="float">
            <text:p>129.85349785196</text:p>
          </table:table-cell>
        </table:table-row>
        <table:table-row table:style-name="ro2">
          <table:table-cell office:value-type="string" calcext:value-type="string">
            <text:p>ptend_v_24</text:p>
          </table:table-cell>
          <table:table-cell office:value-type="float" office:value="-0.00176931521617927" calcext:value-type="float">
            <text:p>-0.00176931521617927</text:p>
          </table:table-cell>
          <table:table-cell office:value-type="float" office:value="0.00293561089459787" calcext:value-type="float">
            <text:p>0.00293561089459787</text:p>
          </table:table-cell>
          <table:table-cell office:value-type="float" office:value="-0.0075914264437242" calcext:value-type="float">
            <text:p>-0.0075914264437242</text:p>
          </table:table-cell>
          <table:table-cell office:value-type="float" office:value="1.00019460410501" calcext:value-type="float">
            <text:p>1.00019460410501</text:p>
          </table:table-cell>
          <table:table-cell office:value-type="float" office:value="-106.773400396473" calcext:value-type="float">
            <text:p>-106.773400396473</text:p>
          </table:table-cell>
          <table:table-cell office:value-type="float" office:value="177.156198392964" calcext:value-type="float">
            <text:p>177.156198392964</text:p>
          </table:table-cell>
          <table:table-cell table:formula="of:=ABS([.F378]/[.E378])" office:value-type="float" office:value="106.752625897252" calcext:value-type="float">
            <text:p>106.752625897252</text:p>
          </table:table-cell>
          <table:table-cell table:formula="of:=ABS([.G378]/[.E378])" office:value-type="float" office:value="177.121729777262" calcext:value-type="float">
            <text:p>177.121729777262</text:p>
          </table:table-cell>
        </table:table-row>
        <table:table-row table:style-name="ro2">
          <table:table-cell office:value-type="string" calcext:value-type="string">
            <text:p>ptend_v_25</text:p>
          </table:table-cell>
          <table:table-cell office:value-type="float" office:value="-0.00167667295466661" calcext:value-type="float">
            <text:p>-0.00167667295466661</text:p>
          </table:table-cell>
          <table:table-cell office:value-type="float" office:value="0.00161437442842715" calcext:value-type="float">
            <text:p>0.00161437442842715</text:p>
          </table:table-cell>
          <table:table-cell office:value-type="float" office:value="-0.0115542043488318" calcext:value-type="float">
            <text:p>-0.0115542043488318</text:p>
          </table:table-cell>
          <table:table-cell office:value-type="float" office:value="0.999997318641114" calcext:value-type="float">
            <text:p>0.999997318641114</text:p>
          </table:table-cell>
          <table:table-cell office:value-type="float" office:value="-115.67527706735" calcext:value-type="float">
            <text:p>-115.67527706735</text:p>
          </table:table-cell>
          <table:table-cell office:value-type="float" office:value="111.377241923657" calcext:value-type="float">
            <text:p>111.377241923657</text:p>
          </table:table-cell>
          <table:table-cell table:formula="of:=ABS([.F379]/[.E379])" office:value-type="float" office:value="115.675587235114" calcext:value-type="float">
            <text:p>115.675587235114</text:p>
          </table:table-cell>
          <table:table-cell table:formula="of:=ABS([.G379]/[.E379])" office:value-type="float" office:value="111.377540566815" calcext:value-type="float">
            <text:p>111.377540566815</text:p>
          </table:table-cell>
        </table:table-row>
        <table:table-row table:style-name="ro2">
          <table:table-cell office:value-type="string" calcext:value-type="string">
            <text:p>ptend_v_26</text:p>
          </table:table-cell>
          <table:table-cell office:value-type="float" office:value="-0.0012667733128399" calcext:value-type="float">
            <text:p>-0.0012667733128399</text:p>
          </table:table-cell>
          <table:table-cell office:value-type="float" office:value="0.00131615834428882" calcext:value-type="float">
            <text:p>0.00131615834428882</text:p>
          </table:table-cell>
          <table:table-cell office:value-type="float" office:value="-0.0119245609618169" calcext:value-type="float">
            <text:p>-0.0119245609618169</text:p>
          </table:table-cell>
          <table:table-cell office:value-type="float" office:value="0.999661180732558" calcext:value-type="float">
            <text:p>0.999661180732558</text:p>
          </table:table-cell>
          <table:table-cell office:value-type="float" office:value="-100.197826448861" calcext:value-type="float">
            <text:p>-100.197826448861</text:p>
          </table:table-cell>
          <table:table-cell office:value-type="float" office:value="104.104028734728" calcext:value-type="float">
            <text:p>104.104028734728</text:p>
          </table:table-cell>
          <table:table-cell table:formula="of:=ABS([.F380]/[.E380])" office:value-type="float" office:value="100.231786909476" calcext:value-type="float">
            <text:p>100.231786909476</text:p>
          </table:table-cell>
          <table:table-cell table:formula="of:=ABS([.G380]/[.E380])" office:value-type="float" office:value="104.139313140519" calcext:value-type="float">
            <text:p>104.139313140519</text:p>
          </table:table-cell>
        </table:table-row>
        <table:table-row table:style-name="ro2">
          <table:table-cell office:value-type="string" calcext:value-type="string">
            <text:p>ptend_v_27</text:p>
          </table:table-cell>
          <table:table-cell office:value-type="float" office:value="-0.0013775396465638" calcext:value-type="float">
            <text:p>-0.0013775396465638</text:p>
          </table:table-cell>
          <table:table-cell office:value-type="float" office:value="0.00113942873246807" calcext:value-type="float">
            <text:p>0.00113942873246807</text:p>
          </table:table-cell>
          <table:table-cell office:value-type="float" office:value="-0.00978288340306751" calcext:value-type="float">
            <text:p>-0.00978288340306751</text:p>
          </table:table-cell>
          <table:table-cell office:value-type="float" office:value="0.999959188466494" calcext:value-type="float">
            <text:p>0.999959188466494</text:p>
          </table:table-cell>
          <table:table-cell office:value-type="float" office:value="-120.637117846026" calcext:value-type="float">
            <text:p>-120.637117846026</text:p>
          </table:table-cell>
          <table:table-cell office:value-type="float" office:value="99.7847129981187" calcext:value-type="float">
            <text:p>99.7847129981187</text:p>
          </table:table-cell>
          <table:table-cell table:formula="of:=ABS([.F381]/[.E381])" office:value-type="float" office:value="120.642041432742" calcext:value-type="float">
            <text:p>120.642041432742</text:p>
          </table:table-cell>
          <table:table-cell table:formula="of:=ABS([.G381]/[.E381])" office:value-type="float" office:value="99.7887855314829" calcext:value-type="float">
            <text:p>99.7887855314829</text:p>
          </table:table-cell>
        </table:table-row>
        <table:table-row table:style-name="ro2">
          <table:table-cell office:value-type="string" calcext:value-type="string">
            <text:p>ptend_v_28</text:p>
          </table:table-cell>
          <table:table-cell office:value-type="float" office:value="-0.00133564899711684" calcext:value-type="float">
            <text:p>-0.00133564899711684</text:p>
          </table:table-cell>
          <table:table-cell office:value-type="float" office:value="0.000957834606185261" calcext:value-type="float">
            <text:p>0.000957834606185261</text:p>
          </table:table-cell>
          <table:table-cell office:value-type="float" office:value="-0.00638855075438504" calcext:value-type="float">
            <text:p>-0.00638855075438504</text:p>
          </table:table-cell>
          <table:table-cell office:value-type="float" office:value="1.0001628502317" calcext:value-type="float">
            <text:p>1.0001628502317</text:p>
          </table:table-cell>
          <table:table-cell office:value-type="float" office:value="-125.762786934865" calcext:value-type="float">
            <text:p>-125.762786934865</text:p>
          </table:table-cell>
          <table:table-cell office:value-type="float" office:value="90.1883277392071" calcext:value-type="float">
            <text:p>90.1883277392071</text:p>
          </table:table-cell>
          <table:table-cell table:formula="of:=ABS([.F382]/[.E382])" office:value-type="float" office:value="125.742309770584" calcext:value-type="float">
            <text:p>125.742309770584</text:p>
          </table:table-cell>
          <table:table-cell table:formula="of:=ABS([.G382]/[.E382])" office:value-type="float" office:value="90.1736429405609" calcext:value-type="float">
            <text:p>90.1736429405609</text:p>
          </table:table-cell>
        </table:table-row>
        <table:table-row table:style-name="ro2">
          <table:table-cell office:value-type="string" calcext:value-type="string">
            <text:p>ptend_v_29</text:p>
          </table:table-cell>
          <table:table-cell office:value-type="float" office:value="-0.000760723738508981" calcext:value-type="float">
            <text:p>-0.000760723738508981</text:p>
          </table:table-cell>
          <table:table-cell office:value-type="float" office:value="0.000953944629166024" calcext:value-type="float">
            <text:p>0.000953944629166024</text:p>
          </table:table-cell>
          <table:table-cell office:value-type="float" office:value="-0.00453860437780634" calcext:value-type="float">
            <text:p>-0.00453860437780634</text:p>
          </table:table-cell>
          <table:table-cell office:value-type="float" office:value="1.00015815431813" calcext:value-type="float">
            <text:p>1.00015815431813</text:p>
          </table:table-cell>
          <table:table-cell office:value-type="float" office:value="-77.5205154821297" calcext:value-type="float">
            <text:p>-77.5205154821297</text:p>
          </table:table-cell>
          <table:table-cell office:value-type="float" office:value="97.2104269275228" calcext:value-type="float">
            <text:p>97.2104269275228</text:p>
          </table:table-cell>
          <table:table-cell table:formula="of:=ABS([.F383]/[.E383])" office:value-type="float" office:value="77.5082572165599" calcext:value-type="float">
            <text:p>77.5082572165599</text:p>
          </table:table-cell>
          <table:table-cell table:formula="of:=ABS([.G383]/[.E383])" office:value-type="float" office:value="97.1950551098559" calcext:value-type="float">
            <text:p>97.1950551098559</text:p>
          </table:table-cell>
        </table:table-row>
        <table:table-row table:style-name="ro2">
          <table:table-cell office:value-type="string" calcext:value-type="string">
            <text:p>ptend_v_30</text:p>
          </table:table-cell>
          <table:table-cell office:value-type="float" office:value="-0.000867705878564274" calcext:value-type="float">
            <text:p>-0.000867705878564274</text:p>
          </table:table-cell>
          <table:table-cell office:value-type="float" office:value="0.000812194735848169" calcext:value-type="float">
            <text:p>0.000812194735848169</text:p>
          </table:table-cell>
          <table:table-cell office:value-type="float" office:value="-0.00298023872520353" calcext:value-type="float">
            <text:p>-0.00298023872520353</text:p>
          </table:table-cell>
          <table:table-cell office:value-type="float" office:value="1.00015143869628" calcext:value-type="float">
            <text:p>1.00015143869628</text:p>
          </table:table-cell>
          <table:table-cell office:value-type="float" office:value="-96.9635074520206" calcext:value-type="float">
            <text:p>-96.9635074520206</text:p>
          </table:table-cell>
          <table:table-cell office:value-type="float" office:value="90.7603051534153" calcext:value-type="float">
            <text:p>90.7603051534153</text:p>
          </table:table-cell>
          <table:table-cell table:formula="of:=ABS([.F384]/[.E384])" office:value-type="float" office:value="96.9488256482581" calcext:value-type="float">
            <text:p>96.9488256482581</text:p>
          </table:table-cell>
          <table:table-cell table:formula="of:=ABS([.G384]/[.E384])" office:value-type="float" office:value="90.746562612281" calcext:value-type="float">
            <text:p>90.746562612281</text:p>
          </table:table-cell>
        </table:table-row>
        <table:table-row table:style-name="ro2">
          <table:table-cell office:value-type="string" calcext:value-type="string">
            <text:p>ptend_v_31</text:p>
          </table:table-cell>
          <table:table-cell office:value-type="float" office:value="-0.00066552781282919" calcext:value-type="float">
            <text:p>-0.00066552781282919</text:p>
          </table:table-cell>
          <table:table-cell office:value-type="float" office:value="0.000723188478255055" calcext:value-type="float">
            <text:p>0.000723188478255055</text:p>
          </table:table-cell>
          <table:table-cell office:value-type="float" office:value="-0.000313879196698795" calcext:value-type="float">
            <text:p>-0.000313879196698795</text:p>
          </table:table-cell>
          <table:table-cell office:value-type="float" office:value="1.00014342835887" calcext:value-type="float">
            <text:p>1.00014342835887</text:p>
          </table:table-cell>
          <table:table-cell office:value-type="float" office:value="-81.5009712091713" calcext:value-type="float">
            <text:p>-81.5009712091713</text:p>
          </table:table-cell>
          <table:table-cell office:value-type="float" office:value="88.5621340068576" calcext:value-type="float">
            <text:p>88.5621340068576</text:p>
          </table:table-cell>
          <table:table-cell table:formula="of:=ABS([.F385]/[.E385])" office:value-type="float" office:value="81.489283334997" calcext:value-type="float">
            <text:p>81.489283334997</text:p>
          </table:table-cell>
          <table:table-cell table:formula="of:=ABS([.G385]/[.E385])" office:value-type="float" office:value="88.5494335069307" calcext:value-type="float">
            <text:p>88.5494335069307</text:p>
          </table:table-cell>
        </table:table-row>
        <table:table-row table:style-name="ro2">
          <table:table-cell office:value-type="string" calcext:value-type="string">
            <text:p>ptend_v_32</text:p>
          </table:table-cell>
          <table:table-cell office:value-type="float" office:value="-0.000480207124655282" calcext:value-type="float">
            <text:p>-0.000480207124655282</text:p>
          </table:table-cell>
          <table:table-cell office:value-type="float" office:value="0.000525731382529783" calcext:value-type="float">
            <text:p>0.000525731382529783</text:p>
          </table:table-cell>
          <table:table-cell office:value-type="float" office:value="0.00264614761409178" calcext:value-type="float">
            <text:p>0.00264614761409178</text:p>
          </table:table-cell>
          <table:table-cell office:value-type="float" office:value="1.00028899470304" calcext:value-type="float">
            <text:p>1.00028899470304</text:p>
          </table:table-cell>
          <table:table-cell office:value-type="float" office:value="-63.4289714708131" calcext:value-type="float">
            <text:p>-63.4289714708131</text:p>
          </table:table-cell>
          <table:table-cell office:value-type="float" office:value="69.4421201845571" calcext:value-type="float">
            <text:p>69.4421201845571</text:p>
          </table:table-cell>
          <table:table-cell table:formula="of:=ABS([.F386]/[.E386])" office:value-type="float" office:value="63.4106461299651" calcext:value-type="float">
            <text:p>63.4106461299651</text:p>
          </table:table-cell>
          <table:table-cell table:formula="of:=ABS([.G386]/[.E386])" office:value-type="float" office:value="69.4220575776429" calcext:value-type="float">
            <text:p>69.4220575776429</text:p>
          </table:table-cell>
        </table:table-row>
        <table:table-row table:style-name="ro2">
          <table:table-cell office:value-type="string" calcext:value-type="string">
            <text:p>ptend_v_33</text:p>
          </table:table-cell>
          <table:table-cell office:value-type="float" office:value="-0.000454407552824089" calcext:value-type="float">
            <text:p>-0.000454407552824089</text:p>
          </table:table-cell>
          <table:table-cell office:value-type="float" office:value="0.00043063442305541" calcext:value-type="float">
            <text:p>0.00043063442305541</text:p>
          </table:table-cell>
          <table:table-cell office:value-type="float" office:value="0.00463638172400023" calcext:value-type="float">
            <text:p>0.00463638172400023</text:p>
          </table:table-cell>
          <table:table-cell office:value-type="float" office:value="1.00034959371672" calcext:value-type="float">
            <text:p>1.00034959371672</text:p>
          </table:table-cell>
          <table:table-cell office:value-type="float" office:value="-64.0903163682838" calcext:value-type="float">
            <text:p>-64.0903163682838</text:p>
          </table:table-cell>
          <table:table-cell office:value-type="float" office:value="60.7373188257259" calcext:value-type="float">
            <text:p>60.7373188257259</text:p>
          </table:table-cell>
          <table:table-cell table:formula="of:=ABS([.F387]/[.E387])" office:value-type="float" office:value="64.0679186264886" calcext:value-type="float">
            <text:p>64.0679186264886</text:p>
          </table:table-cell>
          <table:table-cell table:formula="of:=ABS([.G387]/[.E387])" office:value-type="float" office:value="60.7160928611579" calcext:value-type="float">
            <text:p>60.7160928611579</text:p>
          </table:table-cell>
        </table:table-row>
        <table:table-row table:style-name="ro2">
          <table:table-cell office:value-type="string" calcext:value-type="string">
            <text:p>ptend_v_34</text:p>
          </table:table-cell>
          <table:table-cell office:value-type="float" office:value="-0.000623450226369604" calcext:value-type="float">
            <text:p>-0.000623450226369604</text:p>
          </table:table-cell>
          <table:table-cell office:value-type="float" office:value="0.000438080441154186" calcext:value-type="float">
            <text:p>0.000438080441154186</text:p>
          </table:table-cell>
          <table:table-cell office:value-type="float" office:value="0.00433342396413341" calcext:value-type="float">
            <text:p>0.00433342396413341</text:p>
          </table:table-cell>
          <table:table-cell office:value-type="float" office:value="1.00031964111771" calcext:value-type="float">
            <text:p>1.00031964111771</text:p>
          </table:table-cell>
          <table:table-cell office:value-type="float" office:value="-91.244493291824" calcext:value-type="float">
            <text:p>-91.244493291824</text:p>
          </table:table-cell>
          <table:table-cell office:value-type="float" office:value="64.1148662451127" calcext:value-type="float">
            <text:p>64.1148662451127</text:p>
          </table:table-cell>
          <table:table-cell table:formula="of:=ABS([.F388]/[.E388])" office:value-type="float" office:value="91.215337119515" calcext:value-type="float">
            <text:p>91.215337119515</text:p>
          </table:table-cell>
          <table:table-cell table:formula="of:=ABS([.G388]/[.E388])" office:value-type="float" office:value="64.0943790461556" calcext:value-type="float">
            <text:p>64.0943790461556</text:p>
          </table:table-cell>
        </table:table-row>
        <table:table-row table:style-name="ro2">
          <table:table-cell office:value-type="string" calcext:value-type="string">
            <text:p>ptend_v_35</text:p>
          </table:table-cell>
          <table:table-cell office:value-type="float" office:value="-0.000573851915174671" calcext:value-type="float">
            <text:p>-0.000573851915174671</text:p>
          </table:table-cell>
          <table:table-cell office:value-type="float" office:value="0.000429413350453181" calcext:value-type="float">
            <text:p>0.000429413350453181</text:p>
          </table:table-cell>
          <table:table-cell office:value-type="float" office:value="0.000694182252906462" calcext:value-type="float">
            <text:p>0.000694182252906462</text:p>
          </table:table-cell>
          <table:table-cell office:value-type="float" office:value="1.00025744643783" calcext:value-type="float">
            <text:p>1.00025744643783</text:p>
          </table:table-cell>
          <table:table-cell office:value-type="float" office:value="-83.7554636082264" calcext:value-type="float">
            <text:p>-83.7554636082264</text:p>
          </table:table-cell>
          <table:table-cell office:value-type="float" office:value="62.6742079196871" calcext:value-type="float">
            <text:p>62.6742079196871</text:p>
          </table:table-cell>
          <table:table-cell table:formula="of:=ABS([.F389]/[.E389])" office:value-type="float" office:value="83.7339066122436" calcext:value-type="float">
            <text:p>83.7339066122436</text:p>
          </table:table-cell>
          <table:table-cell table:formula="of:=ABS([.G389]/[.E389])" office:value-type="float" office:value="62.6580768210084" calcext:value-type="float">
            <text:p>62.6580768210084</text:p>
          </table:table-cell>
        </table:table-row>
        <table:table-row table:style-name="ro2">
          <table:table-cell office:value-type="string" calcext:value-type="string">
            <text:p>ptend_v_36</text:p>
          </table:table-cell>
          <table:table-cell office:value-type="float" office:value="-0.000645400520319818" calcext:value-type="float">
            <text:p>-0.000645400520319818</text:p>
          </table:table-cell>
          <table:table-cell office:value-type="float" office:value="0.000559032471746881" calcext:value-type="float">
            <text:p>0.000559032471746881</text:p>
          </table:table-cell>
          <table:table-cell office:value-type="float" office:value="-0.00912179568151991" calcext:value-type="float">
            <text:p>-0.00912179568151991</text:p>
          </table:table-cell>
          <table:table-cell office:value-type="float" office:value="1.0002595364059" calcext:value-type="float">
            <text:p>1.0002595364059</text:p>
          </table:table-cell>
          <table:table-cell office:value-type="float" office:value="-90.0313078120674" calcext:value-type="float">
            <text:p>-90.0313078120674</text:p>
          </table:table-cell>
          <table:table-cell office:value-type="float" office:value="77.9832413457675" calcext:value-type="float">
            <text:p>77.9832413457675</text:p>
          </table:table-cell>
          <table:table-cell table:formula="of:=ABS([.F390]/[.E390])" office:value-type="float" office:value="90.0079474728775" calcext:value-type="float">
            <text:p>90.0079474728775</text:p>
          </table:table-cell>
          <table:table-cell table:formula="of:=ABS([.G390]/[.E390])" office:value-type="float" office:value="77.9630071071095" calcext:value-type="float">
            <text:p>77.9630071071095</text:p>
          </table:table-cell>
        </table:table-row>
        <table:table-row table:style-name="ro2">
          <table:table-cell office:value-type="string" calcext:value-type="string">
            <text:p>ptend_v_37</text:p>
          </table:table-cell>
          <table:table-cell office:value-type="float" office:value="-0.000565017741087535" calcext:value-type="float">
            <text:p>-0.000565017741087535</text:p>
          </table:table-cell>
          <table:table-cell office:value-type="float" office:value="0.000527726998367973" calcext:value-type="float">
            <text:p>0.000527726998367973</text:p>
          </table:table-cell>
          <table:table-cell office:value-type="float" office:value="-0.0206204269617845" calcext:value-type="float">
            <text:p>-0.0206204269617845</text:p>
          </table:table-cell>
          <table:table-cell office:value-type="float" office:value="1.0003309128636" calcext:value-type="float">
            <text:p>1.0003309128636</text:p>
          </table:table-cell>
          <table:table-cell office:value-type="float" office:value="-72.6097807482047" calcext:value-type="float">
            <text:p>-72.6097807482047</text:p>
          </table:table-cell>
          <table:table-cell office:value-type="float" office:value="67.8175902453128" calcext:value-type="float">
            <text:p>67.8175902453128</text:p>
          </table:table-cell>
          <table:table-cell table:formula="of:=ABS([.F391]/[.E391])" office:value-type="float" office:value="72.5857611861137" calcext:value-type="float">
            <text:p>72.5857611861137</text:p>
          </table:table-cell>
          <table:table-cell table:formula="of:=ABS([.G391]/[.E391])" office:value-type="float" office:value="67.7951559561168" calcext:value-type="float">
            <text:p>67.7951559561168</text:p>
          </table:table-cell>
        </table:table-row>
        <table:table-row table:style-name="ro2">
          <table:table-cell office:value-type="string" calcext:value-type="string">
            <text:p>ptend_v_38</text:p>
          </table:table-cell>
          <table:table-cell office:value-type="float" office:value="-0.000521728476896066" calcext:value-type="float">
            <text:p>-0.000521728476896066</text:p>
          </table:table-cell>
          <table:table-cell office:value-type="float" office:value="0.000530758272251305" calcext:value-type="float">
            <text:p>0.000530758272251305</text:p>
          </table:table-cell>
          <table:table-cell office:value-type="float" office:value="-0.0291140738380119" calcext:value-type="float">
            <text:p>-0.0291140738380119</text:p>
          </table:table-cell>
          <table:table-cell office:value-type="float" office:value="1.00030579435583" calcext:value-type="float">
            <text:p>1.00030579435583</text:p>
          </table:table-cell>
          <table:table-cell office:value-type="float" office:value="-60.8677228541793" calcext:value-type="float">
            <text:p>-60.8677228541793</text:p>
          </table:table-cell>
          <table:table-cell office:value-type="float" office:value="61.9211886039933" calcext:value-type="float">
            <text:p>61.9211886039933</text:p>
          </table:table-cell>
          <table:table-cell table:formula="of:=ABS([.F392]/[.E392])" office:value-type="float" office:value="60.8491155380905" calcext:value-type="float">
            <text:p>60.8491155380905</text:p>
          </table:table-cell>
          <table:table-cell table:formula="of:=ABS([.G392]/[.E392])" office:value-type="float" office:value="61.9022592425038" calcext:value-type="float">
            <text:p>61.9022592425038</text:p>
          </table:table-cell>
        </table:table-row>
        <table:table-row table:style-name="ro2">
          <table:table-cell office:value-type="string" calcext:value-type="string">
            <text:p>ptend_v_39</text:p>
          </table:table-cell>
          <table:table-cell office:value-type="float" office:value="-0.000550665648297754" calcext:value-type="float">
            <text:p>-0.000550665648297754</text:p>
          </table:table-cell>
          <table:table-cell office:value-type="float" office:value="0.000478582386077666" calcext:value-type="float">
            <text:p>0.000478582386077666</text:p>
          </table:table-cell>
          <table:table-cell office:value-type="float" office:value="-0.0328030118153077" calcext:value-type="float">
            <text:p>-0.0328030118153077</text:p>
          </table:table-cell>
          <table:table-cell office:value-type="float" office:value="1.00023358907236" calcext:value-type="float">
            <text:p>1.00023358907236</text:p>
          </table:table-cell>
          <table:table-cell office:value-type="float" office:value="-59.1736478837846" calcext:value-type="float">
            <text:p>-59.1736478837846</text:p>
          </table:table-cell>
          <table:table-cell office:value-type="float" office:value="51.4276960705355" calcext:value-type="float">
            <text:p>51.4276960705355</text:p>
          </table:table-cell>
          <table:table-cell table:formula="of:=ABS([.F393]/[.E393])" office:value-type="float" office:value="59.1598287942558" calcext:value-type="float">
            <text:p>59.1598287942558</text:p>
          </table:table-cell>
          <table:table-cell table:formula="of:=ABS([.G393]/[.E393])" office:value-type="float" office:value="51.415685928155" calcext:value-type="float">
            <text:p>51.415685928155</text:p>
          </table:table-cell>
        </table:table-row>
        <table:table-row table:style-name="ro2">
          <table:table-cell office:value-type="string" calcext:value-type="string">
            <text:p>ptend_v_40</text:p>
          </table:table-cell>
          <table:table-cell office:value-type="float" office:value="-0.000553603328613234" calcext:value-type="float">
            <text:p>-0.000553603328613234</text:p>
          </table:table-cell>
          <table:table-cell office:value-type="float" office:value="0.000436642716401826" calcext:value-type="float">
            <text:p>0.000436642716401826</text:p>
          </table:table-cell>
          <table:table-cell office:value-type="float" office:value="-0.0308015153148964" calcext:value-type="float">
            <text:p>-0.0308015153148964</text:p>
          </table:table-cell>
          <table:table-cell office:value-type="float" office:value="1.00016994983692" calcext:value-type="float">
            <text:p>1.00016994983692</text:p>
          </table:table-cell>
          <table:table-cell office:value-type="float" office:value="-55.5042544290141" calcext:value-type="float">
            <text:p>-55.5042544290141</text:p>
          </table:table-cell>
          <table:table-cell office:value-type="float" office:value="43.7777866806769" calcext:value-type="float">
            <text:p>43.7777866806769</text:p>
          </table:table-cell>
          <table:table-cell table:formula="of:=ABS([.F394]/[.E394])" office:value-type="float" office:value="55.4948230928794" calcext:value-type="float">
            <text:p>55.4948230928794</text:p>
          </table:table-cell>
          <table:table-cell table:formula="of:=ABS([.G394]/[.E394])" office:value-type="float" office:value="43.7703479171863" calcext:value-type="float">
            <text:p>43.7703479171863</text:p>
          </table:table-cell>
        </table:table-row>
        <table:table-row table:style-name="ro2">
          <table:table-cell office:value-type="string" calcext:value-type="string">
            <text:p>ptend_v_41</text:p>
          </table:table-cell>
          <table:table-cell office:value-type="float" office:value="-0.000538780528059506" calcext:value-type="float">
            <text:p>-0.000538780528059506</text:p>
          </table:table-cell>
          <table:table-cell office:value-type="float" office:value="0.000518586937536497" calcext:value-type="float">
            <text:p>0.000518586937536497</text:p>
          </table:table-cell>
          <table:table-cell office:value-type="float" office:value="-0.0216002913810429" calcext:value-type="float">
            <text:p>-0.0216002913810429</text:p>
          </table:table-cell>
          <table:table-cell office:value-type="float" office:value="1.00011322204766" calcext:value-type="float">
            <text:p>1.00011322204766</text:p>
          </table:table-cell>
          <table:table-cell office:value-type="float" office:value="-50.7040886605427" calcext:value-type="float">
            <text:p>-50.7040886605427</text:p>
          </table:table-cell>
          <table:table-cell office:value-type="float" office:value="48.8036903519011" calcext:value-type="float">
            <text:p>48.8036903519011</text:p>
          </table:table-cell>
          <table:table-cell table:formula="of:=ABS([.F395]/[.E395])" office:value-type="float" office:value="50.6983484897136" calcext:value-type="float">
            <text:p>50.6983484897136</text:p>
          </table:table-cell>
          <table:table-cell table:formula="of:=ABS([.G395]/[.E395])" office:value-type="float" office:value="48.7981653237009" calcext:value-type="float">
            <text:p>48.7981653237009</text:p>
          </table:table-cell>
        </table:table-row>
        <table:table-row table:style-name="ro2">
          <table:table-cell office:value-type="string" calcext:value-type="string">
            <text:p>ptend_v_42</text:p>
          </table:table-cell>
          <table:table-cell office:value-type="float" office:value="-0.000619052335270567" calcext:value-type="float">
            <text:p>-0.000619052335270567</text:p>
          </table:table-cell>
          <table:table-cell office:value-type="float" office:value="0.00061272810295931" calcext:value-type="float">
            <text:p>0.00061272810295931</text:p>
          </table:table-cell>
          <table:table-cell office:value-type="float" office:value="-0.00756219674760538" calcext:value-type="float">
            <text:p>-0.00756219674760538</text:p>
          </table:table-cell>
          <table:table-cell office:value-type="float" office:value="1.00006463047666" calcext:value-type="float">
            <text:p>1.00006463047666</text:p>
          </table:table-cell>
          <table:table-cell office:value-type="float" office:value="-54.7489232599241" calcext:value-type="float">
            <text:p>-54.7489232599241</text:p>
          </table:table-cell>
          <table:table-cell office:value-type="float" office:value="54.1896088211286" calcext:value-type="float">
            <text:p>54.1896088211286</text:p>
          </table:table-cell>
          <table:table-cell table:formula="of:=ABS([.F396]/[.E396])" office:value-type="float" office:value="54.7453850395939" calcext:value-type="float">
            <text:p>54.7453850395939</text:p>
          </table:table-cell>
          <table:table-cell table:formula="of:=ABS([.G396]/[.E396])" office:value-type="float" office:value="54.186106747221" calcext:value-type="float">
            <text:p>54.186106747221</text:p>
          </table:table-cell>
        </table:table-row>
        <table:table-row table:style-name="ro2">
          <table:table-cell office:value-type="string" calcext:value-type="string">
            <text:p>ptend_v_43</text:p>
          </table:table-cell>
          <table:table-cell office:value-type="float" office:value="-0.000504063350549789" calcext:value-type="float">
            <text:p>-0.000504063350549789</text:p>
          </table:table-cell>
          <table:table-cell office:value-type="float" office:value="0.000630526083273337" calcext:value-type="float">
            <text:p>0.000630526083273337</text:p>
          </table:table-cell>
          <table:table-cell office:value-type="float" office:value="0.00881183363320013" calcext:value-type="float">
            <text:p>0.00881183363320013</text:p>
          </table:table-cell>
          <table:table-cell office:value-type="float" office:value="0.999985399392408" calcext:value-type="float">
            <text:p>0.999985399392408</text:p>
          </table:table-cell>
          <table:table-cell office:value-type="float" office:value="-41.7036322956314" calcext:value-type="float">
            <text:p>-41.7036322956314</text:p>
          </table:table-cell>
          <table:table-cell office:value-type="float" office:value="52.1665141910343" calcext:value-type="float">
            <text:p>52.1665141910343</text:p>
          </table:table-cell>
          <table:table-cell table:formula="of:=ABS([.F397]/[.E397])" office:value-type="float" office:value="41.7042412028921" calcext:value-type="float">
            <text:p>41.7042412028921</text:p>
          </table:table-cell>
          <table:table-cell table:formula="of:=ABS([.G397]/[.E397])" office:value-type="float" office:value="52.1672758649583" calcext:value-type="float">
            <text:p>52.1672758649583</text:p>
          </table:table-cell>
        </table:table-row>
        <table:table-row table:style-name="ro2">
          <table:table-cell office:value-type="string" calcext:value-type="string">
            <text:p>ptend_v_44</text:p>
          </table:table-cell>
          <table:table-cell office:value-type="float" office:value="-0.000572234783133189" calcext:value-type="float">
            <text:p>-0.000572234783133189</text:p>
          </table:table-cell>
          <table:table-cell office:value-type="float" office:value="0.000755158712686087" calcext:value-type="float">
            <text:p>0.000755158712686087</text:p>
          </table:table-cell>
          <table:table-cell office:value-type="float" office:value="0.0239156948061388" calcext:value-type="float">
            <text:p>0.0239156948061388</text:p>
          </table:table-cell>
          <table:table-cell office:value-type="float" office:value="1.00000076216685" calcext:value-type="float">
            <text:p>1.00000076216685</text:p>
          </table:table-cell>
          <table:table-cell office:value-type="float" office:value="-44.0970339575109" calcext:value-type="float">
            <text:p>-44.0970339575109</text:p>
          </table:table-cell>
          <table:table-cell office:value-type="float" office:value="58.1933506633376" calcext:value-type="float">
            <text:p>58.1933506633376</text:p>
          </table:table-cell>
          <table:table-cell table:formula="of:=ABS([.F398]/[.E398])" office:value-type="float" office:value="44.0970003482391" calcext:value-type="float">
            <text:p>44.0970003482391</text:p>
          </table:table-cell>
          <table:table-cell table:formula="of:=ABS([.G398]/[.E398])" office:value-type="float" office:value="58.1933063103286" calcext:value-type="float">
            <text:p>58.1933063103286</text:p>
          </table:table-cell>
        </table:table-row>
        <table:table-row table:style-name="ro2">
          <table:table-cell office:value-type="string" calcext:value-type="string">
            <text:p>ptend_v_45</text:p>
          </table:table-cell>
          <table:table-cell office:value-type="float" office:value="-0.000558464127126723" calcext:value-type="float">
            <text:p>-0.000558464127126723</text:p>
          </table:table-cell>
          <table:table-cell office:value-type="float" office:value="0.000556779918388579" calcext:value-type="float">
            <text:p>0.000556779918388579</text:p>
          </table:table-cell>
          <table:table-cell office:value-type="float" office:value="0.0342437480396602" calcext:value-type="float">
            <text:p>0.0342437480396602</text:p>
          </table:table-cell>
          <table:table-cell office:value-type="float" office:value="0.999931024485324" calcext:value-type="float">
            <text:p>0.999931024485324</text:p>
          </table:table-cell>
          <table:table-cell office:value-type="float" office:value="-39.8372186409776" calcext:value-type="float">
            <text:p>-39.8372186409776</text:p>
          </table:table-cell>
          <table:table-cell office:value-type="float" office:value="39.717078083188" calcext:value-type="float">
            <text:p>39.717078083188</text:p>
          </table:table-cell>
          <table:table-cell table:formula="of:=ABS([.F399]/[.E399])" office:value-type="float" office:value="39.8399666231801" calcext:value-type="float">
            <text:p>39.8399666231801</text:p>
          </table:table-cell>
          <table:table-cell table:formula="of:=ABS([.G399]/[.E399])" office:value-type="float" office:value="39.719817778062" calcext:value-type="float">
            <text:p>39.719817778062</text:p>
          </table:table-cell>
        </table:table-row>
        <table:table-row table:style-name="ro2">
          <table:table-cell office:value-type="string" calcext:value-type="string">
            <text:p>ptend_v_46</text:p>
          </table:table-cell>
          <table:table-cell office:value-type="float" office:value="-0.000435399431696917" calcext:value-type="float">
            <text:p>-0.000435399431696917</text:p>
          </table:table-cell>
          <table:table-cell office:value-type="float" office:value="0.000746330655750392" calcext:value-type="float">
            <text:p>0.000746330655750392</text:p>
          </table:table-cell>
          <table:table-cell office:value-type="float" office:value="0.0396529800510628" calcext:value-type="float">
            <text:p>0.0396529800510628</text:p>
          </table:table-cell>
          <table:table-cell office:value-type="float" office:value="0.999943000946385" calcext:value-type="float">
            <text:p>0.999943000946385</text:p>
          </table:table-cell>
          <table:table-cell office:value-type="float" office:value="-28.7362428970496" calcext:value-type="float">
            <text:p>-28.7362428970496</text:p>
          </table:table-cell>
          <table:table-cell office:value-type="float" office:value="49.2576182783966" calcext:value-type="float">
            <text:p>49.2576182783966</text:p>
          </table:table-cell>
          <table:table-cell table:formula="of:=ABS([.F400]/[.E400])" office:value-type="float" office:value="28.7378809290654" calcext:value-type="float">
            <text:p>28.7378809290654</text:p>
          </table:table-cell>
          <table:table-cell table:formula="of:=ABS([.G400]/[.E400])" office:value-type="float" office:value="49.2604260760636" calcext:value-type="float">
            <text:p>49.2604260760636</text:p>
          </table:table-cell>
        </table:table-row>
        <table:table-row table:style-name="ro2">
          <table:table-cell office:value-type="string" calcext:value-type="string">
            <text:p>ptend_v_47</text:p>
          </table:table-cell>
          <table:table-cell office:value-type="float" office:value="-0.00045267648466756" calcext:value-type="float">
            <text:p>-0.00045267648466756</text:p>
          </table:table-cell>
          <table:table-cell office:value-type="float" office:value="0.000628926196340487" calcext:value-type="float">
            <text:p>0.000628926196340487</text:p>
          </table:table-cell>
          <table:table-cell office:value-type="float" office:value="0.0381696792197826" calcext:value-type="float">
            <text:p>0.0381696792197826</text:p>
          </table:table-cell>
          <table:table-cell office:value-type="float" office:value="0.999872972174678" calcext:value-type="float">
            <text:p>0.999872972174678</text:p>
          </table:table-cell>
          <table:table-cell office:value-type="float" office:value="-27.9749528111183" calcext:value-type="float">
            <text:p>-27.9749528111183</text:p>
          </table:table-cell>
          <table:table-cell office:value-type="float" office:value="38.8670082503229" calcext:value-type="float">
            <text:p>38.8670082503229</text:p>
          </table:table-cell>
          <table:table-cell table:formula="of:=ABS([.F401]/[.E401])" office:value-type="float" office:value="27.9785068600005" calcext:value-type="float">
            <text:p>27.9785068600005</text:p>
          </table:table-cell>
          <table:table-cell table:formula="of:=ABS([.G401]/[.E401])" office:value-type="float" office:value="38.8719460690981" calcext:value-type="float">
            <text:p>38.8719460690981</text:p>
          </table:table-cell>
        </table:table-row>
        <table:table-row table:style-name="ro2">
          <table:table-cell office:value-type="string" calcext:value-type="string">
            <text:p>ptend_v_48</text:p>
          </table:table-cell>
          <table:table-cell office:value-type="float" office:value="-0.000456991781925272" calcext:value-type="float">
            <text:p>-0.000456991781925272</text:p>
          </table:table-cell>
          <table:table-cell office:value-type="float" office:value="0.000671728771845227" calcext:value-type="float">
            <text:p>0.000671728771845227</text:p>
          </table:table-cell>
          <table:table-cell office:value-type="float" office:value="0.0305258216837217" calcext:value-type="float">
            <text:p>0.0305258216837217</text:p>
          </table:table-cell>
          <table:table-cell office:value-type="float" office:value="0.999739250281516" calcext:value-type="float">
            <text:p>0.999739250281516</text:p>
          </table:table-cell>
          <table:table-cell office:value-type="float" office:value="-26.613993284818" calcext:value-type="float">
            <text:p>-26.613993284818</text:p>
          </table:table-cell>
          <table:table-cell office:value-type="float" office:value="39.1197079032622" calcext:value-type="float">
            <text:p>39.1197079032622</text:p>
          </table:table-cell>
          <table:table-cell table:formula="of:=ABS([.F402]/[.E402])" office:value-type="float" office:value="26.6209346860432" calcext:value-type="float">
            <text:p>26.6209346860432</text:p>
          </table:table-cell>
          <table:table-cell table:formula="of:=ABS([.G402]/[.E402])" office:value-type="float" office:value="39.1299110165441" calcext:value-type="float">
            <text:p>39.1299110165441</text:p>
          </table:table-cell>
        </table:table-row>
        <table:table-row table:style-name="ro2">
          <table:table-cell office:value-type="string" calcext:value-type="string">
            <text:p>ptend_v_49</text:p>
          </table:table-cell>
          <table:table-cell office:value-type="float" office:value="-0.000512151938261147" calcext:value-type="float">
            <text:p>-0.000512151938261147</text:p>
          </table:table-cell>
          <table:table-cell office:value-type="float" office:value="0.000758997852434051" calcext:value-type="float">
            <text:p>0.000758997852434051</text:p>
          </table:table-cell>
          <table:table-cell office:value-type="float" office:value="0.0183785846663911" calcext:value-type="float">
            <text:p>0.0183785846663911</text:p>
          </table:table-cell>
          <table:table-cell office:value-type="float" office:value="0.999845019536978" calcext:value-type="float">
            <text:p>0.999845019536978</text:p>
          </table:table-cell>
          <table:table-cell office:value-type="float" office:value="-28.0224458812243" calcext:value-type="float">
            <text:p>-28.0224458812243</text:p>
          </table:table-cell>
          <table:table-cell office:value-type="float" office:value="41.5286454172387" calcext:value-type="float">
            <text:p>41.5286454172387</text:p>
          </table:table-cell>
          <table:table-cell table:formula="of:=ABS([.F403]/[.E403])" office:value-type="float" office:value="28.0267894860359" calcext:value-type="float">
            <text:p>28.0267894860359</text:p>
          </table:table-cell>
          <table:table-cell table:formula="of:=ABS([.G403]/[.E403])" office:value-type="float" office:value="41.535082543563" calcext:value-type="float">
            <text:p>41.535082543563</text:p>
          </table:table-cell>
        </table:table-row>
        <table:table-row table:style-name="ro2">
          <table:table-cell office:value-type="string" calcext:value-type="string">
            <text:p>ptend_v_50</text:p>
          </table:table-cell>
          <table:table-cell office:value-type="float" office:value="-0.000545167694557912" calcext:value-type="float">
            <text:p>-0.000545167694557912</text:p>
          </table:table-cell>
          <table:table-cell office:value-type="float" office:value="0.000663863942878882" calcext:value-type="float">
            <text:p>0.000663863942878882</text:p>
          </table:table-cell>
          <table:table-cell office:value-type="float" office:value="0.00465530371343971" calcext:value-type="float">
            <text:p>0.00465530371343971</text:p>
          </table:table-cell>
          <table:table-cell office:value-type="float" office:value="0.999971358356691" calcext:value-type="float">
            <text:p>0.999971358356691</text:p>
          </table:table-cell>
          <table:table-cell office:value-type="float" office:value="-27.7086083702743" calcext:value-type="float">
            <text:p>-27.7086083702743</text:p>
          </table:table-cell>
          <table:table-cell office:value-type="float" office:value="33.7414454084513" calcext:value-type="float">
            <text:p>33.7414454084513</text:p>
          </table:table-cell>
          <table:table-cell table:formula="of:=ABS([.F404]/[.E404])" office:value-type="float" office:value="27.709402013083" calcext:value-type="float">
            <text:p>27.709402013083</text:p>
          </table:table-cell>
          <table:table-cell table:formula="of:=ABS([.G404]/[.E404])" office:value-type="float" office:value="33.7424118465758" calcext:value-type="float">
            <text:p>33.7424118465758</text:p>
          </table:table-cell>
        </table:table-row>
        <table:table-row table:style-name="ro2">
          <table:table-cell office:value-type="string" calcext:value-type="string">
            <text:p>ptend_v_51</text:p>
          </table:table-cell>
          <table:table-cell office:value-type="float" office:value="-0.000750763706940605" calcext:value-type="float">
            <text:p>-0.000750763706940605</text:p>
          </table:table-cell>
          <table:table-cell office:value-type="float" office:value="0.000759207231728657" calcext:value-type="float">
            <text:p>0.000759207231728657</text:p>
          </table:table-cell>
          <table:table-cell office:value-type="float" office:value="-0.00969962143957187" calcext:value-type="float">
            <text:p>-0.00969962143957187</text:p>
          </table:table-cell>
          <table:table-cell office:value-type="float" office:value="0.999910909032005" calcext:value-type="float">
            <text:p>0.999910909032005</text:p>
          </table:table-cell>
          <table:table-cell office:value-type="float" office:value="-34.5795583782414" calcext:value-type="float">
            <text:p>-34.5795583782414</text:p>
          </table:table-cell>
          <table:table-cell office:value-type="float" office:value="34.9684601800032" calcext:value-type="float">
            <text:p>34.9684601800032</text:p>
          </table:table-cell>
          <table:table-cell table:formula="of:=ABS([.F405]/[.E405])" office:value-type="float" office:value="34.5826393790595" calcext:value-type="float">
            <text:p>34.5826393790595</text:p>
          </table:table-cell>
          <table:table-cell table:formula="of:=ABS([.G405]/[.E405])" office:value-type="float" office:value="34.9715758315464" calcext:value-type="float">
            <text:p>34.9715758315464</text:p>
          </table:table-cell>
        </table:table-row>
        <table:table-row table:style-name="ro2">
          <table:table-cell office:value-type="string" calcext:value-type="string">
            <text:p>ptend_v_52</text:p>
          </table:table-cell>
          <table:table-cell office:value-type="float" office:value="-0.000942986104490601" calcext:value-type="float">
            <text:p>-0.000942986104490601</text:p>
          </table:table-cell>
          <table:table-cell office:value-type="float" office:value="0.000508471385346381" calcext:value-type="float">
            <text:p>0.000508471385346381</text:p>
          </table:table-cell>
          <table:table-cell office:value-type="float" office:value="-0.0261249223780219" calcext:value-type="float">
            <text:p>-0.0261249223780219</text:p>
          </table:table-cell>
          <table:table-cell office:value-type="float" office:value="0.999915233188027" calcext:value-type="float">
            <text:p>0.999915233188027</text:p>
          </table:table-cell>
          <table:table-cell office:value-type="float" office:value="-38.4174995486122" calcext:value-type="float">
            <text:p>-38.4174995486122</text:p>
          </table:table-cell>
          <table:table-cell office:value-type="float" office:value="20.7152566978483" calcext:value-type="float">
            <text:p>20.7152566978483</text:p>
          </table:table-cell>
          <table:table-cell table:formula="of:=ABS([.F406]/[.E406])" office:value-type="float" office:value="38.4207563536419" calcext:value-type="float">
            <text:p>38.4207563536419</text:p>
          </table:table-cell>
          <table:table-cell table:formula="of:=ABS([.G406]/[.E406])" office:value-type="float" office:value="20.7170128129781" calcext:value-type="float">
            <text:p>20.7170128129781</text:p>
          </table:table-cell>
        </table:table-row>
        <table:table-row table:style-name="ro2">
          <table:table-cell office:value-type="string" calcext:value-type="string">
            <text:p>ptend_v_53</text:p>
          </table:table-cell>
          <table:table-cell office:value-type="float" office:value="-0.00110956868769282" calcext:value-type="float">
            <text:p>-0.00110956868769282</text:p>
          </table:table-cell>
          <table:table-cell office:value-type="float" office:value="0.000666506239206521" calcext:value-type="float">
            <text:p>0.000666506239206521</text:p>
          </table:table-cell>
          <table:table-cell office:value-type="float" office:value="-0.0360882994992046" calcext:value-type="float">
            <text:p>-0.0360882994992046</text:p>
          </table:table-cell>
          <table:table-cell office:value-type="float" office:value="0.99997769379646" calcext:value-type="float">
            <text:p>0.99997769379646</text:p>
          </table:table-cell>
          <table:table-cell office:value-type="float" office:value="-40.3170684554679" calcext:value-type="float">
            <text:p>-40.3170684554679</text:p>
          </table:table-cell>
          <table:table-cell office:value-type="float" office:value="24.2180389282265" calcext:value-type="float">
            <text:p>24.2180389282265</text:p>
          </table:table-cell>
          <table:table-cell table:formula="of:=ABS([.F407]/[.E407])" office:value-type="float" office:value="40.3179677962638" calcext:value-type="float">
            <text:p>40.3179677962638</text:p>
          </table:table-cell>
          <table:table-cell table:formula="of:=ABS([.G407]/[.E407])" office:value-type="float" office:value="24.2185791527825" calcext:value-type="float">
            <text:p>24.2185791527825</text:p>
          </table:table-cell>
        </table:table-row>
        <table:table-row table:style-name="ro2">
          <table:table-cell office:value-type="string" calcext:value-type="string">
            <text:p>ptend_v_54</text:p>
          </table:table-cell>
          <table:table-cell office:value-type="float" office:value="-0.00114796389022426" calcext:value-type="float">
            <text:p>-0.00114796389022426</text:p>
          </table:table-cell>
          <table:table-cell office:value-type="float" office:value="0.000607485625984095" calcext:value-type="float">
            <text:p>0.000607485625984095</text:p>
          </table:table-cell>
          <table:table-cell office:value-type="float" office:value="-0.037595464117909" calcext:value-type="float">
            <text:p>-0.037595464117909</text:p>
          </table:table-cell>
          <table:table-cell office:value-type="float" office:value="1.00008438809549" calcext:value-type="float">
            <text:p>1.00008438809549</text:p>
          </table:table-cell>
          <table:table-cell office:value-type="float" office:value="-39.0096218205092" calcext:value-type="float">
            <text:p>-39.0096218205092</text:p>
          </table:table-cell>
          <table:table-cell office:value-type="float" office:value="20.6433187775665" calcext:value-type="float">
            <text:p>20.6433187775665</text:p>
          </table:table-cell>
          <table:table-cell table:formula="of:=ABS([.F408]/[.E408])" office:value-type="float" office:value="39.0063301505959" calcext:value-type="float">
            <text:p>39.0063301505959</text:p>
          </table:table-cell>
          <table:table-cell table:formula="of:=ABS([.G408]/[.E408])" office:value-type="float" office:value="20.6415768742063" calcext:value-type="float">
            <text:p>20.6415768742063</text:p>
          </table:table-cell>
        </table:table-row>
        <table:table-row table:style-name="ro2">
          <table:table-cell office:value-type="string" calcext:value-type="string">
            <text:p>ptend_v_55</text:p>
          </table:table-cell>
          <table:table-cell office:value-type="float" office:value="-0.000679537390227805" calcext:value-type="float">
            <text:p>-0.000679537390227805</text:p>
          </table:table-cell>
          <table:table-cell office:value-type="float" office:value="0.000614204731693537" calcext:value-type="float">
            <text:p>0.000614204731693537</text:p>
          </table:table-cell>
          <table:table-cell office:value-type="float" office:value="-0.0336080365936609" calcext:value-type="float">
            <text:p>-0.0336080365936609</text:p>
          </table:table-cell>
          <table:table-cell office:value-type="float" office:value="1.00003891847293" calcext:value-type="float">
            <text:p>1.00003891847293</text:p>
          </table:table-cell>
          <table:table-cell office:value-type="float" office:value="-22.8254668204792" calcext:value-type="float">
            <text:p>-22.8254668204792</text:p>
          </table:table-cell>
          <table:table-cell office:value-type="float" office:value="20.6309614833002" calcext:value-type="float">
            <text:p>20.6309614833002</text:p>
          </table:table-cell>
          <table:table-cell table:formula="of:=ABS([.F409]/[.E409])" office:value-type="float" office:value="22.824578522738" calcext:value-type="float">
            <text:p>22.824578522738</text:p>
          </table:table-cell>
          <table:table-cell table:formula="of:=ABS([.G409]/[.E409])" office:value-type="float" office:value="20.6301585890317" calcext:value-type="float">
            <text:p>20.6301585890317</text:p>
          </table:table-cell>
        </table:table-row>
        <table:table-row table:style-name="ro2">
          <table:table-cell office:value-type="string" calcext:value-type="string">
            <text:p>ptend_v_56</text:p>
          </table:table-cell>
          <table:table-cell office:value-type="float" office:value="-0.00058765169226582" calcext:value-type="float">
            <text:p>-0.00058765169226582</text:p>
          </table:table-cell>
          <table:table-cell office:value-type="float" office:value="0.00057798611432388" calcext:value-type="float">
            <text:p>0.00057798611432388</text:p>
          </table:table-cell>
          <table:table-cell office:value-type="float" office:value="-0.01733394372678" calcext:value-type="float">
            <text:p>-0.01733394372678</text:p>
          </table:table-cell>
          <table:table-cell office:value-type="float" office:value="0.999985595674334" calcext:value-type="float">
            <text:p>0.999985595674334</text:p>
          </table:table-cell>
          <table:table-cell office:value-type="float" office:value="-19.9736259301772" calcext:value-type="float">
            <text:p>-19.9736259301772</text:p>
          </table:table-cell>
          <table:table-cell office:value-type="float" office:value="19.6451037107195" calcext:value-type="float">
            <text:p>19.6451037107195</text:p>
          </table:table-cell>
          <table:table-cell table:formula="of:=ABS([.F410]/[.E410])" office:value-type="float" office:value="19.9739136409341" calcext:value-type="float">
            <text:p>19.9739136409341</text:p>
          </table:table-cell>
          <table:table-cell table:formula="of:=ABS([.G410]/[.E410])" office:value-type="float" office:value="19.6453866892672" calcext:value-type="float">
            <text:p>19.6453866892672</text:p>
          </table:table-cell>
        </table:table-row>
        <table:table-row table:style-name="ro2">
          <table:table-cell office:value-type="string" calcext:value-type="string">
            <text:p>ptend_v_57</text:p>
          </table:table-cell>
          <table:table-cell office:value-type="float" office:value="-0.000486013803374415" calcext:value-type="float">
            <text:p>-0.000486013803374415</text:p>
          </table:table-cell>
          <table:table-cell office:value-type="float" office:value="0.000485904962259936" calcext:value-type="float">
            <text:p>0.000485904962259936</text:p>
          </table:table-cell>
          <table:table-cell office:value-type="float" office:value="0.0226473971980598" calcext:value-type="float">
            <text:p>0.0226473971980598</text:p>
          </table:table-cell>
          <table:table-cell office:value-type="float" office:value="1.0000409706635" calcext:value-type="float">
            <text:p>1.0000409706635</text:p>
          </table:table-cell>
          <table:table-cell office:value-type="float" office:value="-17.6291478039676" calcext:value-type="float">
            <text:p>-17.6291478039676</text:p>
          </table:table-cell>
          <table:table-cell office:value-type="float" office:value="17.6251998171389" calcext:value-type="float">
            <text:p>17.6251998171389</text:p>
          </table:table-cell>
          <table:table-cell table:formula="of:=ABS([.F411]/[.E411])" office:value-type="float" office:value="17.6284255556761" calcext:value-type="float">
            <text:p>17.6284255556761</text:p>
          </table:table-cell>
          <table:table-cell table:formula="of:=ABS([.G411]/[.E411])" office:value-type="float" office:value="17.6244777305924" calcext:value-type="float">
            <text:p>17.6244777305924</text:p>
          </table:table-cell>
        </table:table-row>
        <table:table-row table:style-name="ro2">
          <table:table-cell office:value-type="string" calcext:value-type="string">
            <text:p>ptend_v_58</text:p>
          </table:table-cell>
          <table:table-cell office:value-type="float" office:value="-0.000550844198290088" calcext:value-type="float">
            <text:p>-0.000550844198290088</text:p>
          </table:table-cell>
          <table:table-cell office:value-type="float" office:value="0.000501514404534489" calcext:value-type="float">
            <text:p>0.000501514404534489</text:p>
          </table:table-cell>
          <table:table-cell office:value-type="float" office:value="0.0575731998297185" calcext:value-type="float">
            <text:p>0.0575731998297185</text:p>
          </table:table-cell>
          <table:table-cell office:value-type="float" office:value="1.00011747564049" calcext:value-type="float">
            <text:p>1.00011747564049</text:p>
          </table:table-cell>
          <table:table-cell office:value-type="float" office:value="-22.6856061841494" calcext:value-type="float">
            <text:p>-22.6856061841494</text:p>
          </table:table-cell>
          <table:table-cell office:value-type="float" office:value="20.6540403116965" calcext:value-type="float">
            <text:p>20.6540403116965</text:p>
          </table:table-cell>
          <table:table-cell table:formula="of:=ABS([.F412]/[.E412])" office:value-type="float" office:value="22.6829414910695" calcext:value-type="float">
            <text:p>22.6829414910695</text:p>
          </table:table-cell>
          <table:table-cell table:formula="of:=ABS([.G412]/[.E412])" office:value-type="float" office:value="20.6516142500852" calcext:value-type="float">
            <text:p>20.6516142500852</text:p>
          </table:table-cell>
        </table:table-row>
        <table:table-row table:style-name="ro2">
          <table:table-cell office:value-type="string" calcext:value-type="string">
            <text:p>ptend_v_59</text:p>
          </table:table-cell>
          <table:table-cell office:value-type="float" office:value="-0.000770930490413334" calcext:value-type="float">
            <text:p>-0.000770930490413334</text:p>
          </table:table-cell>
          <table:table-cell office:value-type="float" office:value="0.00073062964941407" calcext:value-type="float">
            <text:p>0.00073062964941407</text:p>
          </table:table-cell>
          <table:table-cell office:value-type="float" office:value="0.0185160581280325" calcext:value-type="float">
            <text:p>0.0185160581280325</text:p>
          </table:table-cell>
          <table:table-cell office:value-type="float" office:value="0.999993034652668" calcext:value-type="float">
            <text:p>0.999993034652668</text:p>
          </table:table-cell>
          <table:table-cell office:value-type="float" office:value="-22.5066400956674" calcext:value-type="float">
            <text:p>-22.5066400956674</text:p>
          </table:table-cell>
          <table:table-cell office:value-type="float" office:value="21.3300923586116" calcext:value-type="float">
            <text:p>21.3300923586116</text:p>
          </table:table-cell>
          <table:table-cell table:formula="of:=ABS([.F413]/[.E413])" office:value-type="float" office:value="22.5067968633249" calcext:value-type="float">
            <text:p>22.5067968633249</text:p>
          </table:table-cell>
          <table:table-cell table:formula="of:=ABS([.G413]/[.E413])" office:value-type="float" office:value="21.3302409311483" calcext:value-type="float">
            <text:p>21.3302409311483</text:p>
          </table:table-cell>
        </table:table-row>
        <table:table-row table:style-name="ro2">
          <table:table-cell office:value-type="string" calcext:value-type="string">
            <text:p>cam_out_NETSW</text:p>
          </table:table-cell>
          <table:table-cell office:value-type="float" office:value="0" calcext:value-type="float">
            <text:p>0</text:p>
          </table:table-cell>
          <table:table-cell office:value-type="float" office:value="1106.68175594839" calcext:value-type="float">
            <text:p>1106.68175594839</text:p>
          </table:table-cell>
          <table:table-cell office:value-type="float" office:value="0.641696848678776" calcext:value-type="float">
            <text:p>0.641696848678776</text:p>
          </table:table-cell>
          <table:table-cell office:value-type="float" office:value="0.999981465987785" calcext:value-type="float">
            <text:p>0.999981465987785</text:p>
          </table:table-cell>
          <table:table-cell office:value-type="float" office:value="0" calcext:value-type="float">
            <text:p>0</text:p>
          </table:table-cell>
          <table:table-cell office:value-type="float" office:value="4.48606009169892" calcext:value-type="float">
            <text:p>4.48606009169892</text:p>
          </table:table-cell>
          <table:table-cell table:formula="of:=ABS([.F414]/[.E414])" office:value-type="float" office:value="0" calcext:value-type="float">
            <text:p>0</text:p>
          </table:table-cell>
          <table:table-cell table:formula="of:=ABS([.G414]/[.E414])" office:value-type="float" office:value="4.48614323793249" calcext:value-type="float">
            <text:p>4.48614323793249</text:p>
          </table:table-cell>
        </table:table-row>
        <table:table-row table:style-name="ro2">
          <table:table-cell office:value-type="string" calcext:value-type="string">
            <text:p>cam_out_FLWDS</text:p>
          </table:table-cell>
          <table:table-cell office:value-type="float" office:value="57.217558703262" calcext:value-type="float">
            <text:p>57.217558703262</text:p>
          </table:table-cell>
          <table:table-cell office:value-type="float" office:value="528.098066158456" calcext:value-type="float">
            <text:p>528.098066158456</text:p>
          </table:table-cell>
          <table:table-cell office:value-type="float" office:value="4.87568913339053" calcext:value-type="float">
            <text:p>4.87568913339053</text:p>
          </table:table-cell>
          <table:table-cell office:value-type="float" office:value="0.99990483293326" calcext:value-type="float">
            <text:p>0.99990483293326</text:p>
          </table:table-cell>
          <table:table-cell office:value-type="float" office:value="0.794318399052335" calcext:value-type="float">
            <text:p>0.794318399052335</text:p>
          </table:table-cell>
          <table:table-cell office:value-type="float" office:value="7.3312811654389" calcext:value-type="float">
            <text:p>7.3312811654389</text:p>
          </table:table-cell>
          <table:table-cell table:formula="of:=ABS([.F415]/[.E415])" office:value-type="float" office:value="0.794393999199074" calcext:value-type="float">
            <text:p>0.794393999199074</text:p>
          </table:table-cell>
          <table:table-cell table:formula="of:=ABS([.G415]/[.E415])" office:value-type="float" office:value="7.33197892836691" calcext:value-type="float">
            <text:p>7.33197892836691</text:p>
          </table:table-cell>
        </table:table-row>
        <table:table-row table:style-name="ro2">
          <table:table-cell office:value-type="string" calcext:value-type="string">
            <text:p>cam_out_PRECSC</text:p>
          </table:table-cell>
          <table:table-cell office:value-type="float" office:value="0" calcext:value-type="float">
            <text:p>0</text:p>
          </table:table-cell>
          <table:table-cell office:value-type="float" office:value="0.000000293507745289262" calcext:value-type="float">
            <text:p>2.93507745289262E-07</text:p>
          </table:table-cell>
          <table:table-cell office:value-type="float" office:value="0.369979982988804" calcext:value-type="float">
            <text:p>0.369979982988804</text:p>
          </table:table-cell>
          <table:table-cell office:value-type="float" office:value="0.99972659697521" calcext:value-type="float">
            <text:p>0.99972659697521</text:p>
          </table:table-cell>
          <table:table-cell office:value-type="float" office:value="0" calcext:value-type="float">
            <text:p>0</text:p>
          </table:table-cell>
          <table:table-cell office:value-type="float" office:value="39.6616677232745" calcext:value-type="float">
            <text:p>39.6616677232745</text:p>
          </table:table-cell>
          <table:table-cell table:formula="of:=ABS([.F416]/[.E416])" office:value-type="float" office:value="0" calcext:value-type="float">
            <text:p>0</text:p>
          </table:table-cell>
          <table:table-cell table:formula="of:=ABS([.G416]/[.E416])" office:value-type="float" office:value="39.6725143086875" calcext:value-type="float">
            <text:p>39.6725143086875</text:p>
          </table:table-cell>
        </table:table-row>
        <table:table-row table:style-name="ro2">
          <table:table-cell office:value-type="string" calcext:value-type="string">
            <text:p>cam_out_PRECC</text:p>
          </table:table-cell>
          <table:table-cell office:value-type="float" office:value="0" calcext:value-type="float">
            <text:p>0</text:p>
          </table:table-cell>
          <table:table-cell office:value-type="float" office:value="0.00000220068389189312" calcext:value-type="float">
            <text:p>2.20068389189312E-06</text:p>
          </table:table-cell>
          <table:table-cell office:value-type="float" office:value="0.356711723993603" calcext:value-type="float">
            <text:p>0.356711723993603</text:p>
          </table:table-cell>
          <table:table-cell office:value-type="float" office:value="1.00009783878568" calcext:value-type="float">
            <text:p>1.00009783878568</text:p>
          </table:table-cell>
          <table:table-cell office:value-type="float" office:value="0" calcext:value-type="float">
            <text:p>0</text:p>
          </table:table-cell>
          <table:table-cell office:value-type="float" office:value="26.8917355410992" calcext:value-type="float">
            <text:p>26.8917355410992</text:p>
          </table:table-cell>
          <table:table-cell table:formula="of:=ABS([.F417]/[.E417])" office:value-type="float" office:value="0" calcext:value-type="float">
            <text:p>0</text:p>
          </table:table-cell>
          <table:table-cell table:formula="of:=ABS([.G417]/[.E417])" office:value-type="float" office:value="26.8891047437432" calcext:value-type="float">
            <text:p>26.8891047437432</text:p>
          </table:table-cell>
        </table:table-row>
        <table:table-row table:style-name="ro2">
          <table:table-cell office:value-type="string" calcext:value-type="string">
            <text:p>cam_out_SOLS</text:p>
          </table:table-cell>
          <table:table-cell office:value-type="float" office:value="0" calcext:value-type="float">
            <text:p>0</text:p>
          </table:table-cell>
          <table:table-cell office:value-type="float" office:value="518.902765744935" calcext:value-type="float">
            <text:p>518.902765744935</text:p>
          </table:table-cell>
          <table:table-cell office:value-type="float" office:value="0.560475163897375" calcext:value-type="float">
            <text:p>0.560475163897375</text:p>
          </table:table-cell>
          <table:table-cell office:value-type="float" office:value="1.00000986741491" calcext:value-type="float">
            <text:p>1.00000986741491</text:p>
          </table:table-cell>
          <table:table-cell office:value-type="float" office:value="0" calcext:value-type="float">
            <text:p>0</text:p>
          </table:table-cell>
          <table:table-cell office:value-type="float" office:value="4.70672171999738" calcext:value-type="float">
            <text:p>4.70672171999738</text:p>
          </table:table-cell>
          <table:table-cell table:formula="of:=ABS([.F418]/[.E418])" office:value-type="float" office:value="0" calcext:value-type="float">
            <text:p>0</text:p>
          </table:table-cell>
          <table:table-cell table:formula="of:=ABS([.G418]/[.E418])" office:value-type="float" office:value="4.70667527727955" calcext:value-type="float">
            <text:p>4.70667527727955</text:p>
          </table:table-cell>
        </table:table-row>
        <table:table-row table:style-name="ro2">
          <table:table-cell office:value-type="string" calcext:value-type="string">
            <text:p>cam_out_SOLL</text:p>
          </table:table-cell>
          <table:table-cell office:value-type="float" office:value="0" calcext:value-type="float">
            <text:p>0</text:p>
          </table:table-cell>
          <table:table-cell office:value-type="float" office:value="575.257308245052" calcext:value-type="float">
            <text:p>575.257308245052</text:p>
          </table:table-cell>
          <table:table-cell office:value-type="float" office:value="0.578194606302983" calcext:value-type="float">
            <text:p>0.578194606302983</text:p>
          </table:table-cell>
          <table:table-cell office:value-type="float" office:value="1.00000626219574" calcext:value-type="float">
            <text:p>1.00000626219574</text:p>
          </table:table-cell>
          <table:table-cell office:value-type="float" office:value="0" calcext:value-type="float">
            <text:p>0</text:p>
          </table:table-cell>
          <table:table-cell office:value-type="float" office:value="4.94139421989026" calcext:value-type="float">
            <text:p>4.94139421989026</text:p>
          </table:table-cell>
          <table:table-cell table:formula="of:=ABS([.F419]/[.E419])" office:value-type="float" office:value="0" calcext:value-type="float">
            <text:p>0</text:p>
          </table:table-cell>
          <table:table-cell table:formula="of:=ABS([.G419]/[.E419])" office:value-type="float" office:value="4.94136327610622" calcext:value-type="float">
            <text:p>4.94136327610622</text:p>
          </table:table-cell>
        </table:table-row>
        <table:table-row table:style-name="ro2">
          <table:table-cell office:value-type="string" calcext:value-type="string">
            <text:p>cam_out_SOLSD</text:p>
          </table:table-cell>
          <table:table-cell office:value-type="float" office:value="0" calcext:value-type="float">
            <text:p>0</text:p>
          </table:table-cell>
          <table:table-cell office:value-type="float" office:value="425.175774855084" calcext:value-type="float">
            <text:p>425.175774855084</text:p>
          </table:table-cell>
          <table:table-cell office:value-type="float" office:value="0.720870043030706" calcext:value-type="float">
            <text:p>0.720870043030706</text:p>
          </table:table-cell>
          <table:table-cell office:value-type="float" office:value="0.999938284971496" calcext:value-type="float">
            <text:p>0.999938284971496</text:p>
          </table:table-cell>
          <table:table-cell office:value-type="float" office:value="0" calcext:value-type="float">
            <text:p>0</text:p>
          </table:table-cell>
          <table:table-cell office:value-type="float" office:value="9.15693365414901" calcext:value-type="float">
            <text:p>9.15693365414901</text:p>
          </table:table-cell>
          <table:table-cell table:formula="of:=ABS([.F420]/[.E420])" office:value-type="float" office:value="0" calcext:value-type="float">
            <text:p>0</text:p>
          </table:table-cell>
          <table:table-cell table:formula="of:=ABS([.G420]/[.E420])" office:value-type="float" office:value="9.15749880944906" calcext:value-type="float">
            <text:p>9.15749880944906</text:p>
          </table:table-cell>
        </table:table-row>
        <table:table-row table:style-name="ro2">
          <table:table-cell office:value-type="string" calcext:value-type="string">
            <text:p>cam_out_SOLLD</text:p>
          </table:table-cell>
          <table:table-cell office:value-type="float" office:value="0" calcext:value-type="float">
            <text:p>0</text:p>
          </table:table-cell>
          <table:table-cell office:value-type="float" office:value="271.069631760328" calcext:value-type="float">
            <text:p>271.069631760328</text:p>
          </table:table-cell>
          <table:table-cell office:value-type="float" office:value="0.595005527033778" calcext:value-type="float">
            <text:p>0.595005527033778</text:p>
          </table:table-cell>
          <table:table-cell office:value-type="float" office:value="0.999914384961434" calcext:value-type="float">
            <text:p>0.999914384961434</text:p>
          </table:table-cell>
          <table:table-cell office:value-type="float" office:value="0" calcext:value-type="float">
            <text:p>0</text:p>
          </table:table-cell>
          <table:table-cell office:value-type="float" office:value="9.11664933682225" calcext:value-type="float">
            <text:p>9.11664933682225</text:p>
          </table:table-cell>
          <table:table-cell table:formula="of:=ABS([.F421]/[.E421])" office:value-type="float" office:value="0" calcext:value-type="float">
            <text:p>0</text:p>
          </table:table-cell>
          <table:table-cell table:formula="of:=ABS([.G421]/[.E421])" office:value-type="float" office:value="9.11742992593698" calcext:value-type="float">
            <text:p>9.117429925936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0T17:15:18.797000000</dc:date>
    <meta:editing-duration>PT31M1S</meta:editing-duration>
    <meta:editing-cycles>3</meta:editing-cycles>
    <meta:generator>LibreOffice/24.2.5.2$Windows_X86_64 LibreOffice_project/bffef4ea93e59bebbeaf7f431bb02b1a39ee8a59</meta:generator>
    <meta:document-statistic meta:table-count="1" meta:cell-count="3685" meta:object-count="0"/>
  </office:meta>
</office:document-meta>
</file>